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LiSong Pro Light" fo:font-size="12.0pt" fo:background-color="#ececec"/>
    </style:style>
    <style:style style:name="P3" style:family="paragraph" style:parent-style-name="Standard">
      <style:paragraph-properties fo:margin-bottom="0.1667in"/>
      <style:text-properties style:font-name="STSong"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LiSong Pro Light" fo:font-size="12.0pt" fo:background-color="#e0e0e0"/>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fo:margin-bottom="0.1667in"/>
      <style:text-properties style:font-name="STSong" fo:font-size="12.0pt" fo:background-color="#ececec"/>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STSong"/>
    </style:style>
    <style:style style:name="T5"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text:span text:style-name="T1">鄭豐遠</text:span><text:s/>  |  2019.05.31 11:29   |   <text:a xlink:type="simple" xlink:href="http://palinfo.habago.org/Entry?Command=Information_PrintForum&amp;iPage=11#FORUM37499"><text:span text:style-name="T2">#</text:span></text:a></text:p>
      <text:p text:style-name="P2">火鍋大王<text:span text:style-name="T3"><text:s/>(Nathan Rich) </text:span>是聰明正直的人。這影片不錯，下方我有去留言，寫英文<text:span text:style-name="T3"><text:s/>(</text:span>怕他看不懂中文<text:span text:style-name="T3">)</text:span>，大意是說身為華人，在各種節骨眼上你別妄想用英文去跟對方進行什麼討論或辨論，別自取其辱，我們認為在言行上的良好美德比如謙讓和禮貌，在西方人眼中看來往往是一種自我貶低和自信不足的表現，一般人除非你在西方文化長大，否則你別妄想用英文去贏得對方的心或取得勝利，這就像哪個老外若想用中文和我辨論，我吃安眠藥講夢話都能贏他的道理一樣。</text:p>
      <text:p text:style-name="P1"><text:span text:style-name="T1">洋洋</text:span><text:s/>  |  2019.05.31 11:08   |   <text:a xlink:type="simple" xlink:href="http://palinfo.habago.org/Entry?Command=Information_PrintForum&amp;iPage=11#FORUM37498"><text:span text:style-name="T2">#</text:span></text:a></text:p>
      <text:p text:style-name="P3"><text:span text:style-name="T1">火鍋大王</text:span><text:span text:style-name="T3"><text:s/><text:line-break/>TRADE WAR DEBATE: Trish Regan (FOX) vs Liu Xin (CGTN) <text:line-break/>https://youtu.be/VS5cpXpw_9c <text:line-break/>' <text:line-break/></text:span><text:span text:style-name="T1">我覺得劉欣氣勢好弱沒有反擊，我喜歡火鍋大王的回答方式。</text:span><text:span text:style-name="T3"><text:s/><text:line-break/><text:line-break/></text:span><text:span text:style-name="T1">白岩松</text:span>连线刘欣：为什么全程都在回答没有提问？<text:span text:style-name="T3"><text:s/><text:line-break/></text:span><text:span text:style-name="T1">刘欣：我可以提</text:span>问，但我选择不提问。<text:span text:style-name="T3">FOX</text:span><text:span text:style-name="T1">电视台的</text:span>观众，很多对中国有很大的不满和误解，如果我再咄咄逼人，不断地想要求胜，那么我在他们眼中的形象一定是非常负面的，对中美两国人民间的沟通完全没有好处。</text:p>
      <text:p text:style-name="P1"><text:span text:style-name="T1">鄭豐遠</text:span><text:s/>  |  2019.05.31 10:26   |   <text:a xlink:type="simple" xlink:href="http://palinfo.habago.org/Entry?Command=Information_PrintForum&amp;iPage=11#FORUM37497"><text:span text:style-name="T2">#</text:span></text:a></text:p>
      <text:p text:style-name="P2">我才在說中國軟體，上一篇留言發出後就偶然看到這個影片。<text:span text:style-name="T3"><text:s/><text:line-break/><text:line-break/></text:span>她說的小演員就是烏克蘭的新總統澤連斯基（<text:span text:style-name="T3">Volodymyr Zelensky</text:span>），商人指的自然就是川普。<text:span text:style-name="T3"><text:s/><text:line-break/><text:line-break/></text:span>華為被圍剿<text:span text:style-name="T4">让我重新審視防火牆制度，中國政府在下一盤很大的棋？</text:span><text:span text:style-name="T3"><text:s/><text:line-break/>https://youtu.be/lxxO0Xnwm-o</text:span></text:p>
      <text:p text:style-name="P4"/>
      <text:p text:style-name="P1"><text:span text:style-name="T1">鄭豐遠</text:span><text:s/>  |  2019.05.31 09:40   |   <text:a xlink:type="simple" xlink:href="http://palinfo.habago.org/Entry?Command=Information_PrintForum&amp;iPage=12#FORUM37496"><text:span text:style-name="T2">#</text:span></text:a></text:p>
      <text:p text:style-name="P2">我過去認為，消費抉擇應該完全以理性為主，買一個東西應以需要及品質為考量，而不是看品牌或看生產者來自何方。因此一直以來對所謂忠實客戶這種心態很感冒<text:span text:style-name="T3"><text:s/>(</text:span>很感冒就是很不以為然的意思，和大陸相反，大陸說很感冒是很喜歡之意<text:span text:style-name="T3">)</text:span>，是以常聽到什麼果粉或軟飯<text:span text:style-name="T3"><text:s/>(</text:span>蘋果和微軟的忠實粉絲<text:span text:style-name="T3">)</text:span>，我都常覺得很蠢很可笑。<text:span text:style-name="T3"><text:s/><text:line-break/><text:line-break/></text:span>但隨著我慢慢長大，我發現商品不只是商品，商品是商業活動的媒介，而商業或金融<text:span text:style-name="T3">(</text:span>特別在西方思維下<text:span text:style-name="T3">) </text:span>其實不折不扣就是戰爭或侵略的一個武器。換句話說，支持或購買了某件商品，其實某種意義上也就支持了戰爭或侵略行為的某一方。<text:span text:style-name="T3"><text:s/><text:line-break/><text:line-break/></text:span>當然，如果什麼事都要這樣一談，那我們將會寸步難行。而且人人都有不同處境，你沒法對任何他人進行任何指導。要買什麼不買什麼其實應該自己決定。有些購買或使用的行為涉及面很廣，非個人意志可以任意定奪，否則生活將會崩毀。<text:span text:style-name="T3"><text:s/><text:line-break/><text:line-break/></text:span>我只是要說，別人怎麼想我不知道，對我來說如果不爽美國而想支持華為，最好的方法就是買華為的產品。我們自己就是用華為的手機，我也從不擔心什麼將來不能在手機上使用<text:span text:style-name="T3"><text:s/>Google </text:span>的服務，如果<text:span text:style-name="T3"><text:s/>Google </text:span>執意這麼做，那我就從此不使用<text:span text:style-name="T3"><text:s/>Google </text:span>的任何產品。<text:span text:style-name="T3"><text:s/><text:line-break/><text:line-break/></text:span>我自己工作的大大小小設備幾乎全是從中國買來，當初一個很大動機是比較便宜，但我很高興我這麼做了。我現在也準備花上台幣七八萬甚至十多萬購買正版的軟體，都以中國軟體為優先。這會讓你聽起很奇怪很偏激嗎<text:span text:style-name="T3">? </text:span>如果會，那請問一下許多台灣人買東西非日本製或德國製不買，買了以後來沾沾自喜向人炫耀<text:span text:style-name="T3"><text:s/>(</text:span>以示自己有眼光或有財力<text:span text:style-name="T3">)</text:span>，那又是怎麼一回事呢<text:span text:style-name="T3">? <text:line-break/><text:line-break/></text:span>我只是想說，隨著長大，我不可避免看到了許多事物的本質，而任何一件事物都避免不了有某種道義屬性在上頭，哪怕是多麼微小。小到買顆雞蛋，大到舉家移民，恐怕你都不能說是那僅僅是一種理性活動。<text:span text:style-name="T3"><text:s/></text:span></text:p>
      <text:p text:style-name="P1"><text:span text:style-name="T1">洋洋</text:span><text:s/>  |  2019.05.31 07:58   |   <text:a xlink:type="simple" xlink:href="http://palinfo.habago.org/Entry?Command=Information_PrintForum&amp;iPage=12#FORUM37495"><text:span text:style-name="T2">#</text:span></text:a></text:p>
      <text:p text:style-name="P3"><text:span text:style-name="T1">台灣的選戰，中美的貿易戰。這世界何時能沒硝煙好好說話</text:span><text:span text:style-name="T3"><text:s/><text:line-break/><text:line-break/></text:span><text:span text:style-name="T1">我關心華為，常上他們的社區看看華為人的想法作法，他們很團結士氣很高，華為應該能挺得過這場風暴。</text:span><text:span text:style-name="T3"><text:s/><text:line-break/>' <text:line-break/></text:span><text:span text:style-name="T1">作</text:span>为华为家属，我想说我的话<text:span text:style-name="T3">... <text:line-break/>2019-05-30 08:50 <text:line-break/></text:span>贸易战开打，华为被推到风口浪尖，此时，作为华为家属，我要写点什么，似乎有蹭热点的嫌疑。但是，当昨夜和远在深圳的倪先生打电话，我问他何时会返沪，他说：<text:span text:style-name="T3">“</text:span>现在是战时状态，吾辈有责，归期无望。<text:span text:style-name="T3">” <text:line-break/><text:line-break/></text:span><text:span text:style-name="T1">一句吾</text:span>辈有责，归期无望，我瞬间眼泪就流下来了。<text:span text:style-name="T3"><text:s/><text:line-break/><text:line-break/></text:span><text:span text:style-name="T1">我初</text:span>识老倪的时候，当然那时还只能叫小倪，他是华为终端的一名普通码农。彼时，我还在用着诺基亚，我们谈恋爱还是发短信，智能手机的时代还未到来。那时的华为终端算是华为的边缘部门。<text:span text:style-name="T3"><text:s/><text:line-break/><text:line-break/></text:span><text:span text:style-name="T1">老倪从四川大学</text:span>计算机系毕业之后，就跨越了小半个中国，直接来了华东地区，在苏州某台企工作了短暂的一段时间以后，就进入了华为。我曾经问他，为什么千里迢迢，背井离乡，来到上海呢？他玩笑说：这不是为了遇见你嘛。<text:span text:style-name="T3"><text:s/><text:line-break/><text:line-break/></text:span><text:span text:style-name="T1">我当然知道他这是</text:span>热恋时期的甜言蜜语，不能作数。和他在一起久了，我发觉他是真心热爱软件工作，热爱华为。<text:span text:style-name="T3"><text:s/><text:line-break/><text:line-break/></text:span><text:span text:style-name="T1">哪怕是</text:span>热恋期间，他的时间也是更多地扑在工作上。我们俩约会的次数并不频繁，因为他要加班，加班到晚上十点也是家常便饭，还怎么约会？<text:span text:style-name="T3"><text:s/><text:line-break/><text:line-break/></text:span>妈妈对我说：<text:span text:style-name="T3">“</text:span><text:span text:style-name="T1">男生要有三心，孝心，</text:span>爱心，责任心，只有三心都具备的男人，你才能嫁。<text:span text:style-name="T3">”</text:span><text:span text:style-name="T1">他孝</text:span>顺父母，心地善良。他兢兢业业地工作，是有责任心的男人。<text:span text:style-name="T3"><text:s/><text:line-break/><text:line-break/></text:span><text:span text:style-name="T1">婚后，他一如既往的忙碌。工作日的时候，几乎只有周五的晚上，我</text:span>们可以一起吃个晚餐；周末去公司加个班，在外地出个差，也是常事。不是没有埋怨过恼怒过，尤其是在有了孩子以后，当然希望他能够抽更多的时间在亲子陪伴上。<text:span text:style-name="T3"><text:s/><text:line-break/><text:line-break/></text:span><text:span text:style-name="T1">好在他</text:span>热爱运动，有限的时间高质量陪伴，带着孩子各种户外活动做起来；好在他也心灵手巧，带着孩子也能做手工玩橡皮泥；好在他也勤勤恳恳，周末给我们做个司机，也是任劳任怨。<text:span text:style-name="T3"><text:s/><text:line-break/><text:line-break/></text:span><text:span text:style-name="T1">埋怨过后，再冷静理智地想一想，其实他的生活是多么的单</text:span>调啊，公司和家，两点一线。工作以外的时间，他几乎都献给我和孩子了，还有什么可抱怨的。<text:span text:style-name="T3"><text:s/><text:line-break/><text:line-break/></text:span><text:span text:style-name="T1">但是我也不可能永</text:span>远理智冷静，同样的矛盾再度出现的时候，我还是会忍不住埋怨他也是太不顾家了。从埋怨到冷静，再埋怨再冷静<text:span text:style-name="T3">......</text:span><text:span text:style-name="T1">我想这大概是很多华</text:span>为家属的心理常态。工作是真的忙，家是真的不太顾不上。<text:span text:style-name="T3"><text:s/><text:line-break/><text:line-break/></text:span><text:span text:style-name="T1">老倪是个居安思危的人，奋斗是他经常挂在嘴边的</text:span>话。我记得很清楚，有一次我们聊天，他说：<text:span text:style-name="T3">“</text:span><text:span text:style-name="T1">华</text:span>为现在是很好，我们手机出货量大，品质也越来越好了。但是谁知道以后呢？我们这个行业日新月异的，所以像任老板讲的那样，我们还是不能停止奋斗啊，要有奋斗者精神。<text:span text:style-name="T3">” <text:line-break/><text:line-break/></text:span><text:span text:style-name="T1">老倪参与手机</text:span>软件的研发，华为手机在市场上占有一席之地，作为家属，我也是非常为他感到骄傲，甚至是有些膨胀了。听到他讲了这样的话，我一来觉得不能理解，已经做得这么好了，还有什么可担心的；二来我觉得现在社会浮躁，挣快钱似乎才是社会主流价值观了，还讲什么奋斗精神，过时了（当然我内心并不认同）。<text:span text:style-name="T3"><text:s/><text:line-break/><text:line-break/></text:span><text:span text:style-name="T1">于是我故意嗤之以鼻，对他</text:span>说：<text:span text:style-name="T3">“</text:span><text:span text:style-name="T1">你是从</text:span><text:span text:style-name="T3">50</text:span><text:span text:style-name="T1">年代</text:span>来的人吧，还在讲奋斗。<text:span text:style-name="T3">” <text:line-break/><text:line-break/></text:span><text:span text:style-name="T1">当时，他对我心里大概翻了</text:span><text:span text:style-name="T3">100</text:span><text:span text:style-name="T1">个白眼吧，孺子不可教也。</text:span><text:span text:style-name="T3"><text:s/><text:line-break/><text:line-break/></text:span><text:span text:style-name="T1">还有你</text:span>们知道他睡前喜欢看什么吗？他看行业内专业论文；有时，他还会看任老板讲话，跟我说：<text:span text:style-name="T3">“</text:span><text:span text:style-name="T1">我</text:span>们老板是个哲学家，讲话值得学习。你也来学习一下。<text:span text:style-name="T3">”</text:span><text:span text:style-name="T1">我想这是什么上古时代</text:span>来的人，这有什么好看好学习的。<text:span text:style-name="T3"><text:s/><text:line-break/><text:line-break/></text:span><text:span text:style-name="T1">直到这次华</text:span>为危机，任正非接受媒体采访，我认认真真看过以后，才知道这是一个有着何其大格局、大视野、大胸怀的企业家。怪不得在平时的茶余饭后，老倪会学习其讲话精神，为自己的梦想保驾护航。<text:span text:style-name="T3"><text:s/><text:line-break/><text:line-break/></text:span><text:span text:style-name="T1">和老倪也无数次</text:span>谈论过梦想。我的梦想很接地气，在老倪未开口说他的梦想的时候，我以为他要说我希望我年薪多少，我可以去环游世界，我可以买套大房子这样和我一样接地气的梦想，可是，他说：<text:span text:style-name="T3">“</text:span><text:span text:style-name="T1">我的梦想是做出世界上最棒的华</text:span>为手机！<text:span text:style-name="T3">” <text:line-break/><text:line-break/></text:span><text:span text:style-name="T1">华</text:span>为，手机，已经融入了他的血脉，这不仅仅是一份养家糊口的工作，他为之奋斗，和它荣辱与共。为了梦想而奋斗，永不过时。奋斗这个词，永远需要有人承载。<text:span text:style-name="T3"><text:s/><text:line-break/><text:line-break/>5</text:span><text:span text:style-name="T1">月</text:span><text:span text:style-name="T3">21</text:span><text:span text:style-name="T1">日任正非接受采</text:span>访，我也看了这段采访。他说：<text:span text:style-name="T3">“</text:span><text:span text:style-name="T1">我</text:span>们牺牲了个人、家庭，是我们为了一个理想，为了站在世界高点上，为了这个理想，跟美国迟早就是会有冲突的。<text:span text:style-name="T3">” <text:line-break/><text:line-break/></text:span><text:span text:style-name="T1">听完任总的</text:span>话，我也是明白了，老倪为什么会有这样的梦想了。俗话说，虎父无犬子，虎老板之下，也无犬员工。<text:span text:style-name="T3"><text:s/><text:line-break/><text:line-break/></text:span><text:span text:style-name="T1">老倪是个非常成熟睿智的男人，我</text:span>们结婚多年，他几乎从来不把他工作上的情绪带回家中。贸易战以后，虽然他不说太多，但是我能感觉到他的沉重。这个危难的关头，作为华为员工，感到不沉重是不可能的。可是，吾辈有责啊，梦想在召唤，哪怕刀光剑影，哪怕荆棘遍地，也依旧要冲上去。<text:span text:style-name="T3"><text:s/><text:line-break/><text:line-break/></text:span>现在的我，作为家属，更能理解他的梦想，他的奋斗精神。<text:span text:style-name="T3"><text:s/><text:line-break/><text:line-break/></text:span><text:span text:style-name="T1">华</text:span>为被美国列入实体名单的那天，老倪紧急奔赴深圳出差，看着他拎着只有寥寥几件换洗衣服的行李箱，送他出门，颇有种送战士上前线的味道。老倪说，我们进入战时状态了，这是一场没有硝烟的战争，他们要去挑战世界上最强大的力量，多么悲壮又恢弘。<text:span text:style-name="T3"><text:s/><text:line-break/><text:line-break/></text:span><text:span text:style-name="T1">老倪在深圳打仗的这几日，我</text:span>们只有到晚上<text:span text:style-name="T3">11</text:span><text:span text:style-name="T1">点以后才会短</text:span>暂的视频通话一下，看着他略疲惫的脸庞，说不心疼那是骗人的。打仗听起来悲壮又恢弘，但是也只有亲身经历，才知道这是多大的挑战和磨难吧。家有战士，勇往无前。作为家属，全力支持。在战场的后方，我会照顾好我们的小家我们的孩子我们的父母。无论这场战争论多么艰辛，无论未来结果如何，我无条件站在你这边！<text:span text:style-name="T3"><text:s/><text:line-break/><text:line-break/></text:span><text:span text:style-name="T1">我</text:span>们都坚信：任何不能被打败的，只会变得更加强大。<text:span text:style-name="T3"><text:s/><text:line-break/></text:span><text:span text:style-name="T1">投稿：上研</text:span>终端分部<text:span text:style-name="T3"><text:s/><text:line-break/>' <text:line-break/></text:span><text:span text:style-name="T1">《</text:span>给老公的一封信》<text:span text:style-name="T3"><text:s/><text:line-break/><text:line-break/></text:span><text:span text:style-name="T1">玉英（</text:span>员工家属）<text:span text:style-name="T3"><text:s/><text:line-break/><text:line-break/></text:span><text:span text:style-name="T1">亲</text:span>爱的老公：<text:span text:style-name="T3"><text:s/><text:line-break/><text:line-break/></text:span><text:span text:style-name="T1">近</text:span>来一切都好吧？近期你给家里打电话的次数比之前少了，是不是工作很忙？怕你担心家里的事情，所以给你写这封信，给你念叨下家里的情况。最近看到华为所处的国际环境，我作为华为家属，心情久久不能平静，义愤填膺又心潮澎湃。<text:span text:style-name="T3"><text:s/><text:line-break/><text:line-break/></text:span><text:span text:style-name="T1">我是一个普通</text:span>妇女，不会用专业的理论来评论政治。我只知道这场战役已经打响了，我们没有退路，我们必须奋力拼搏，坚决打赢这场战争，向世界第一前进。作为华为家属，作为你的大后方，在战争面前，在生死存亡之际，我唯一能做的就是自己咬牙扛下你后方这面大旗，让你没有任何后顾之忧的全力投入工作，投入这场没有硝烟的战争。<text:span text:style-name="T3"><text:s/><text:line-break/><text:line-break/></text:span><text:span text:style-name="T1">今年老大要要上初中了，我</text:span>费尽周折，联系好了一所重点中学，离家也比较近；老二也快要上幼儿园了，我也已经联系好了市里最好的幼儿园，我会尽最大能力让孩子在一个安全、优越、高质量的环境中成长。<text:span text:style-name="T3"><text:s/><text:line-break/><text:line-break/></text:span><text:span text:style-name="T1">咱爸</text:span>妈的身体虽然都有些毛病，但我会督促他们正常用药，该检查的时候带他们去医院检查。前几天母亲节我还带妈去商场买了件品牌衣服，她一个劲地说好看，喜欢，就是太贵了，我说：妈，只要您喜欢就不贵。老妈像个孩子一样乐的合不拢嘴，逢人就高兴地说这是母亲节儿媳妇给买的，一块儿跳舞的老太太们都羡慕她。<text:span text:style-name="T3"><text:s/><text:line-break/><text:line-break/></text:span><text:span text:style-name="T1">这一刻我</text:span>觉得自己是幸福的、是富有的，能把老的、小的都照顾的周到、开心，就是我最大的成就。而且我在工作上也不认输，工作兢兢业业，踏实肯干，连续多年被市里评为优秀工作者。我是一名妇联干部，我深知一个女人在一个家庭中的重要作用，所以我不断要求自己加强学习，与时俱进，这样才能跟得上前进的步伐，才能让一个家庭和谐、幸福。<text:span text:style-name="T3"><text:s/><text:line-break/><text:line-break/></text:span><text:span text:style-name="T1">所以，老公</text:span>请你放心，我虽然工作、生活一肩挑，但我向你保证，我一定、也必须要扛起这面大旗，保你后方无忧，助你一臂之力，拿下这场硬仗。<text:span text:style-name="T3"><text:s/><text:line-break/><text:line-break/></text:span><text:span text:style-name="T1">我相信我老公是最棒的，你永</text:span>远是我心中崇拜的偶像，你聪明、勤奋，在我的头脑里没有你解决不了的问题，哈哈。你从咱们老大呱呱落地就去了华为，现在整整十二年了。十二年里你基本奋战在海外，我为我老公在华为工作而骄傲，能在华为战斗的都是好样的，老公我崇拜你。<text:span text:style-name="T3"><text:s/><text:line-break/><text:line-break/></text:span><text:span text:style-name="T1">你的每一个成</text:span>绩，每一块奖牌我都当宝贝一样收藏着。你总是说军功章上有你的一半也有我的一半，我想说，这是应该的，我爱你，更欣赏你和你们这一群艰苦奋斗、以客户为中心的华为人。正是有你们的辛苦付出，<text:span text:style-name="T3">“</text:span><text:span text:style-name="T1">华</text:span>为致力于把数字世界带入每个人、每个家庭、每个组织，构建万物互联的智能世界<text:span text:style-name="T3">”</text:span><text:span text:style-name="T1">的</text:span>伟大愿景才能得以实现。是华为改变了我们小家庭的生活条件，每当身边有人问起你在华为工作，他们都投来羡慕的眼光。作为华为家属我感到无比自豪，所以我感恩有你，感恩我们与华为同在。<text:span text:style-name="T3"><text:s/><text:line-break/><text:line-break/></text:span><text:span text:style-name="T1">今天我</text:span>们的华为遇到了这场硬仗，我们不做孬种、不做逃兵，用青春、用热血打赢这场战役，铸就华为美好的明天。<text:span text:style-name="T3"><text:s/><text:line-break/><text:line-break/></text:span><text:span text:style-name="T1">想</text:span>说的话还有很多，老公你们不是一个人在作战，千千万万个大后方都在支持你们，今天在此我想由衷的向奋战在一线的科研工作者和其他华为员工，送上我最深深的敬意。过去战争年代大后方向战争前线送军粮、送衣裳，今天我作为战争后方家属，也特别想献上自己的一份心意，表达一份对华为战士的谢意。<text:span text:style-name="T3"><text:s/><text:line-break/><text:line-break/></text:span><text:span text:style-name="T1">家里老人、孩子都挺好的，在中东</text:span>热土炎热干燥的工作环境里，请一定保重身体，兢兢业业做好本职工作，为公司贡献更大的价值，也期待你们捷报频传、再创新辉煌！<text:span text:style-name="T3"><text:s/><text:line-break/><text:line-break/><text:line-break/></text:span><text:span text:style-name="T1">勿念。</text:span><text:span text:style-name="T3"><text:s/><text:line-break/><text:line-break/><text:line-break/></text:span><text:span text:style-name="T1">永</text:span>远爱你的妻子<text:span text:style-name="T3"><text:s/><text:line-break/><text:line-break/>2019.5.20 <text:line-break/><text:line-break/><text:line-break/></text:span><text:span text:style-name="T1">投稿：中东地区部</text:span></text:p>
      <text:p text:style-name="P1"><text:span text:style-name="T1">陳真</text:span><text:s/>  |  2019.05.31 01:05   |   <text:a xlink:type="simple" xlink:href="http://palinfo.habago.org/Entry?Command=Information_PrintForum&amp;iPage=12#FORUM37494"><text:span text:style-name="T2">#</text:span></text:a></text:p>
      <text:p text:style-name="P2">卡韓政變<text:span text:style-name="T3"><text:s/>(63)</text:span>：他媽的大家的家教真的都這麼好嗎？<text:span text:style-name="T3"><text:s/><text:line-break/><text:line-break/></text:span>陳真<text:span text:style-name="T3"><text:s/>2019. 05. 31. <text:line-break/><text:line-break/><text:line-break/></text:span>我是國際特赦組織<text:span text:style-name="T3"><text:s/>(AI) </text:span>台灣分會的創會者<text:span text:style-name="T3"><text:s/>(</text:span>之一<text:span text:style-name="T3">)</text:span>，但我參與國際<text:span text:style-name="T3"><text:s/>AI </text:span>組織比創立台灣分會還要早了很多很多年，前後<text:span text:style-name="T3">30</text:span>幾年的時間。<text:span text:style-name="T3"><text:s/><text:line-break/><text:line-break/></text:span>這個台灣分會，後來很快就被綠營的人篡奪，成為掛人權羊頭賣政治狗肉的下三濫組織，但我對於<text:span text:style-name="T3"><text:s/>AI</text:span>總會在大部份國家的運作，仍然還是維持一定的信心，雖然我也知道美國<text:span text:style-name="T3"><text:s/>CIA</text:span>全面滲透、掌控各種國際人權團體與社運組織，但是<text:span text:style-name="T3"><text:s/>AI </text:span>至今基本上還是保有一定的可信任度與中立性。<text:span text:style-name="T3"><text:s/><text:line-break/><text:line-break/></text:span>我之所以提到<text:span text:style-name="T3"><text:s/>AI</text:span>是想說，<text:span text:style-name="T3">AI</text:span>有一些基本宗旨，其中一個就是反死刑。很多年以前，我是反對死刑的，並且從八零年代到九零年代，寫了很多相關文章，呼籲廢除死刑，算是反死刑的先驅。但是，後來我的信念卻慢慢開始動搖，因為看了太多戰爭的殘酷、無恥與血腥，完全就是泯滅人性。<text:span text:style-name="T3"><text:s/><text:line-break/><text:line-break/></text:span>這些戰爭的死亡人數，高達數千萬人，而且，姦，殺，擄，掠，無所不用其極，婦孺嬰兒小孩老人統統不放過，我實在看不出這裏頭還有絲毫人性可言。這樣的一些戰爭發動者，值得活在世上嗎？<text:span text:style-name="T3"><text:s/><text:line-break/><text:line-break/></text:span>這些戰爭，絕大部份是由美國所直接發動或透過代理人發動。這個所謂美國政府的主其事者，根本就是一大群喪心病狂的殺人魔，就算每一個全部抓起來槍斃一千萬次也一點都不為過，我還有什麼道德理由說應該廢除死刑呢？槍斃這些人，根本都還太便宜了他們。<text:span text:style-name="T3"><text:s/><text:line-break/><text:line-break/></text:span>這是我放棄<text:span text:style-name="T3"><text:s/>"</text:span>反對死刑<text:span text:style-name="T3">" </text:span>的一個主要原因。至於次要原因，當然就是出於長年以來近身的感受。做為一個黨外人士，當然是因為對於過去那個無惡不作的國民黨的憎恨，但我真的沒想到，我所參與創立的一個滿口進步理想的反對黨，居然會變成一個比過去國民黨還更加卑劣無恥完全肆無忌憚貪婪無度的人渣黨。這些人渣罄竹難書的惡行、貪婪、腐敗與惡毒，同樣也打破了我原本對於人性之惡的想像。<text:span text:style-name="T3"><text:s/><text:line-break/><text:line-break/></text:span>雖然人渣們並不是透過飛彈殺戮，也不是透過槍炮黑牢殺人關人，但是他們在道德上的齷齪程度卻同樣令人髮指，令人難以想像；為了個人一點私利，幾乎什麼事都幹得出來。而且，所有所謂<text:span text:style-name="T3"><text:s/>"</text:span>理想<text:span text:style-name="T3">" </text:span>及一切政治主張，完完全全毫無例外，一切的一切，全部統統<text:span text:style-name="T3">100%</text:span>都是謊言，全部都是斂財奪權、傷害異己的藉口與手段。<text:span text:style-name="T3"><text:s/><text:line-break/><text:line-break/></text:span>我對過去那個無惡不作的國民黨的憎恨如果是<text:span text:style-name="T3">1</text:span>，那麼，我對人渣黨的憎恨就是<text:span text:style-name="T3">100</text:span>，因為前者表裏一致，後者卻完全就是好話說盡，壞事做絕，心眼真是壞透了，並且貪婪到極點。<text:span text:style-name="T3"><text:s/><text:line-break/><text:line-break/></text:span>當我們見識了這麼多可怕人性，你還會想要反對死刑嗎？也許哪天倘若真有那麼一天，人渣們終於被繩之以法，準備抓去槍斃，說不定我會心軟。但是，在那一天到來之前，我只要想到人渣們的貪婪與惡毒，我就沒有任何意願想去反對死刑。<text:span text:style-name="T3"><text:s/><text:line-break/><text:line-break/></text:span>我不是甘地信徒，也不是托爾斯泰的信徒，不過維根斯坦是，他甚至在第一次世界大戰時自願上戰場充當炮灰，並揚言即使敵人來到他面前，他也不願傷害敵人。我沒有這麼高貴的情操。我相信人應該寬恕為惡者，但是，當為惡者依然張揚跋扈時，我根本不會想到寬恕。<text:span text:style-name="T3"><text:s/><text:line-break/><text:line-break/></text:span>我也相信，即使面對一個惡棍，也不應該使用卑鄙的手段去以眼還眼，以牙還牙；比方說日本罪惡深重，傷害中國如此之深，但我一點都不會希日本人民也遭到同樣的痛苦。但是，在惡人肆無忌憚為惡的當下，我也根本不會想到什麼寬恕，我只會想到哪天人渣惡棍們如果被抓去槍斃，我應該會想要去買些鞭炮來慶祝才對。<text:span text:style-name="T3"><text:s/><text:line-break/><text:line-break/></text:span>我講這些自然是有原因。打從韓國瑜被視為總統候選人之可能人選開始，整個台灣，整個媒體，四面八方，無日無之，每分每秒就是抹黑、造謠、醜化、栽贓，打擊韓國瑜，消滅韓流；好好一個百年罕見的良善政治人物，心懷憐憫，戮力從公，卻居然每天被各種下三濫的手段攻擊抹黑得幾乎不像個人。<text:span text:style-name="T3"><text:s/><text:line-break/><text:line-break/></text:span>比起郭台銘的卑劣，我跟各位保證，人渣黨的卑劣程度絕對是百倍、千倍以上，目前這些什麼收賄、貪污、酗酒、上酒家、金屋藏嬌外面偷偷養私生子等等等，絕對都只是小菜一碟。這個人渣黨及其走狗們的心眼之壞，不是我們一般正常人所能想像。<text:span text:style-name="T3"><text:s/><text:line-break/><text:line-break/>1993</text:span>年，當我當上主治醫師之後，終於才有錢買了生平第一台電視，但我只拿來看影片，並沒有電視節目。<text:span text:style-name="T3">1994</text:span>年，我當上沙鹿童綜合醫院的主任，生活水平提昇，才安裝了有線電視，才終於有電視節目可看。不看還好，一看真是氣得爆炸。<text:span text:style-name="T3"><text:s/><text:line-break/><text:line-break/></text:span>記得有一天，居然看到電視新聞報導說：一群宜蘭漁民來到宜蘭縣政府抗議，說什麼陳定南縣長貪污濫權云云。那時候的媒體是國民黨控制的，跟陳定南競爭省長的宋楚瑜拿這個假新聞大肆炒作，影射陳定南不乾不淨，罵說他讓宜蘭鄉親都憤怒了。<text:span text:style-name="T3"><text:s/><text:line-break/><text:line-break/></text:span>我看到這個刻意製造且大肆渲染的假新聞之後，就決定等選舉結束，待大家都冷靜之後，我就找一位同班同學，兩人一起到華視門口打地舖，禁食三天<text:span text:style-name="T3"><text:s/>(</text:span>只喝水<text:span text:style-name="T3">)</text:span>，活動名稱叫做<text:span text:style-name="T3"><text:s/>"</text:span>禁食呼籲，改造媒體<text:span text:style-name="T3">"</text:span>，引起各方很大的熱烈響應，連林義雄也來了。<text:span text:style-name="T3"><text:s/><text:line-break/><text:line-break/></text:span>我當時的心情，就跟現在差不多。宋楚瑜才是個大貪官，陳定南卻是乾淨得像一顆水晶球，一塵不染，一介不取。但是，大貪官卻反而透過其掌控的媒體，鋪天蓋地指控一個廉潔賢能之士貪污濫權。這樣的醜事，你能忍嗎？<text:span text:style-name="T3"><text:s/><text:line-break/><text:line-break/></text:span>現在的狀況也一樣，一大堆骯髒齷齪的各方人馬以及無所不貪的人渣黨，居然把一個乾淨良善之士韓國瑜給抹黑得臭不可聞。他媽的大家的家教真的都這麼好嗎？連這樣也不會生氣？我真服了你們，太有修養了。</text:p>
      <text:p text:style-name="P1"><text:span text:style-name="T1">鄭豐遠</text:span><text:s/>  |  2019.05.30 09:54   |   <text:a xlink:type="simple" xlink:href="http://palinfo.habago.org/Entry?Command=Information_PrintForum&amp;iPage=12#FORUM37493"><text:span text:style-name="T2">#</text:span></text:a></text:p>
      <text:p text:style-name="P5">前幾天無意間重看了一部電影<text:span text:style-name="T3"><text:s/>Bridge to Terabithia (</text:span>台譯<text:span text:style-name="T3">”</text:span>尋找夢奇地<text:span text:style-name="T3">”)</text:span>，上次看是<text:span text:style-name="T3"><text:s/>12 </text:span>年前，不過短短<text:span text:style-name="T3"><text:s/>12 </text:span>年，個人生命經歷的翻轉波折卻超乎自己的想像，同一部電影，看來心境大不同。劇中主角是一對兩小無猜的孩子，小男生傾慕學校音樂課的女老師，一場意外的悲劇，卻帶給男孩終身的自責和悔憾。電影裡的那個女老師，讓我想起了自己國中時偶然出現在課堂上的一個人和一首歌。<text:span text:style-name="T3"><text:s/><text:line-break/><text:line-break/></text:span>我國中讀的是高雄的道明中學，當時是出了名的嚴格私校，課堂上的各種體罰和辱罵是家常便飯，特別是英文課。學些什麼忘了，但只要有錯，男老師不是用木條抽打，就是罰跳操場，因此多數同學對英文老師都非常痛恨。<text:span text:style-name="T3"><text:s/><text:line-break/><text:line-break/></text:span>英文老師身體不好，常常說著退休或調職。有一天，老師病了，校方臨時找來一位外校英文女老師代課。老師長得很漂亮，談吐溫柔大方，一點也不兇，就像電影裡那個女老師那樣。最不可思議的是她竟然帶了一把吉他來教室。在那個年代<text:span text:style-name="T3"><text:s/>(</text:span>差不多三十年前<text:span text:style-name="T3">)</text:span>，她的打扮和一言一行顯得十分特別，我還記得隨行的是學校的教務主任，從介紹她進入教室，到課堂結束時引她出門時臉上的表情，有著一種三條線和驚恐、類似看到女巫的那種感覺。<text:span text:style-name="T3"><text:s/><text:line-break/><text:line-break/></text:span>我已經完全忘了她在這唯一的一堂課上究竟教了什麼，只記得她最後說了些鼓勵的話，說大家可能都不喜歡英文，那我唱首英文歌給你們聽吧，希望以後你們會慢慢愛上英文<text:span text:style-name="T3"><text:s/>(</text:span>顯然我讓她失望了<text:span text:style-name="T3">)</text:span>。我還隱約記得她說也許等你們長大，就會慢慢明白這首歌的意思。<text:span text:style-name="T3"><text:s/><text:line-break/><text:line-break/></text:span>那首歌就是<text:span text:style-name="T3"><text:s/>Joan Baez </text:span>的<text:span text:style-name="T3"><text:s/>Donna Donna</text:span>，據說起源於二戰反納粹的猶太歌曲。<text:span text:style-name="T3">Donna </text:span>是歌詞裡一隻小牛的名字，就像所有的小牛一樣，<text:span text:style-name="T3">Donna </text:span>註定要被送上屠宰場。但就像歌詞說的那樣，如果<text:span text:style-name="T3"><text:s/>Donna </text:span>會說話，她一定會對你說<text:span text:style-name="T3">:</text:span>「<text:span text:style-name="T3">Why? </text:span>」<text:span text:style-name="T3"><text:s/><text:line-break/><text:line-break/>Donna Donna ~ Joan Baez: <text:line-break/>https://youtu.be/gQ5Jl4wGNG4 <text:line-break/><text:line-break/></text:span>女老師的這首歌，顯然有著極度可怕蠱惑人心的作用，那時是男女分班，全班的男生立刻就瘋狂地愛上了她，進而引發了一場聯署運動，希望學校能留下她，代替原本那位可怕的男老師。校方本來真的在評估請她接任，結果這樣一鬧，反而不敢留她了。於是我們從此再也沒見過這位女老師，她就這樣憑空出現，又憑空消失在我們的生命中，至今連她的名字都不曉得。但我好奇的是，和我同班的同學們，如今也全都是中年大叔了，有多少人還記得那首<text:span text:style-name="T3"><text:s/>Donna Donna? <text:line-break/><text:line-break/></text:span>我無意抬舉動物或貶低肉食或屠夫，講這樣一首歌不是那樣一種動物權式的思維抒發，在生命的痛苦之前，其實每個靈魂都是無辜的受害者。有個澳洲朋友，雖無深交，但一見如故，他的工作就是屠夫。體型魁武的他從事的是這樣一種手起刀落的工作，但這個人卻是我在澳洲認識的所有人中最安靜、也最善良的一個。人究竟是怎麼一回事，生命和痛苦又是怎麼一回事，我經常為此思索，經常充滿驚奇和疑惑。<text:span text:style-name="T3"><text:s/><text:line-break/><text:line-break/></text:span>多數人都喜歡音樂，但如果可以選擇，我實在希望自己和音樂不要有那麼多瓜葛，也許我的人生會過得輕鬆一點。出於某種可悲的原因，三十多年來，<text:span text:style-name="T3">”</text:span>家破人亡<text:span text:style-name="T3">”</text:span>彷彿就就成為我人生的劇本，一路在上演著。隨著親友一一離世，五年前踏上了遠漂的路，兩個人到了澳洲。許多人問我究竟為什麼要移民到澳洲，我給出各種答案，但主要就想到天涯海角一個人靜一靜，<text:span text:style-name="T3"><text:s/><text:line-break/><text:line-break/></text:span>我很小就發現，耳機是一種神奇的東西，一個錄音機，一張卡帶，再加上一副耳機，瞬間就可以讓你進入另一個世界。出國前為了學習雕塑，經常騎機車往返板橋的台藝大，停好機車，我往往就帶上耳機，放上音樂，一路穿過校園操場，進入雕塑系的大樓。那時經常聽電影<text:span text:style-name="T3"><text:s/>Let the right one in (</text:span>血色入侵<text:span text:style-name="T3">) </text:span>的原聲帶，特別是那首<text:span text:style-name="T3"><text:s/>Eli’s Theme</text:span>。夏天時，豔陽高照，學子們在操場上歡聲笑語、打球嘻鬧，而我卻在處在另一個世界，冰冷、憂傷，充滿了美麗和憐憫。<text:span text:style-name="T3"><text:s/><text:line-break/><text:line-break/></text:span>選擇澳洲的一個原因，是聽說澳洲陽光充足，有益身心，可以促進什麼腎上腺素分泌，增加男子氣概，讓性格更開朗活潑，但我發現陽光對我來說就像殺菌的紫外光一樣，而我就是那隻細菌，避之唯恐不及，四處逃竄，深怕傷了眼睛或得皮膚癌。夏天時開車，一放上音樂，似乎才回到了我所屬的世界。<text:span text:style-name="T3"><text:s/><text:line-break/><text:line-break/></text:span>西方的古典樂，多數都十分難聽<text:span text:style-name="T3"><text:s/>(</text:span>當然也許只是我不懂欣賞<text:span text:style-name="T3">)</text:span>，唯有幾個作曲家值得你浪費生命，莫札特就不用說了，我發現更老一輩有三個人的音樂真的令人欲罷不能，一是巴哈，二是韋瓦第，三就是師公級的帕海貝爾<text:span text:style-name="T3"><text:s/>(Johann Pachelbel)</text:span>。帕海貝爾就是那首舉世聞名的<text:span text:style-name="T3">”</text:span>卡農<text:span text:style-name="T3">”</text:span>的作者。他有一首<text:span text:style-name="T3"><text:s/>”f</text:span>小調夏康<text:span text:style-name="T3"><text:s/>(Ciacona in f minor)”</text:span>，據說是為因瘟疫逝去的妻女而作。這首歌，差不就是我們澳洲這段生命的主題曲了，除了睡覺，也許我清醒的所有時間都拿它作背景音樂。帕海貝爾的另一首<text:span text:style-name="T3">”</text:span>阿波羅的里拉琴<text:span text:style-name="T3"><text:s/>(Hexachordum Apollinis)”</text:span>也是令人無法忘懷的曲子，相較之下比較沒有那麼憂鬱。<text:span text:style-name="T3"><text:s/><text:line-break/><text:line-break/></text:span>帕海貝爾<text:span text:style-name="T3"><text:s/>Ciacona in f minor </text:span>弦樂版<text:span text:style-name="T3">: <text:line-break/>https://youtu.be/WpBKQoN08vM <text:line-break/><text:line-break/></text:span>帕海貝爾<text:span text:style-name="T3"><text:s/>Ciacona in f minor </text:span>管風琴原版<text:span text:style-name="T3">: <text:line-break/>https://en.wikipedia.org/wiki/File:Johann_Pachelbel_Ciacona_in_f-Moll.ogg <text:line-break/><text:line-break/></text:span>帕海貝爾<text:span text:style-name="T3"><text:s/>Hexachordum Apollinis: Aria quinta in A Minor </text:span>管風琴版<text:span text:style-name="T3">: <text:line-break/>https://youtu.be/Thke591Gzf8 <text:line-break/><text:line-break/></text:span>帕海貝爾<text:span text:style-name="T3"><text:s/>Hexachordum Apollinis: Aria quinta in A Minor </text:span>小鍵琴版<text:span text:style-name="T3"><text:s/>(0:00 – 6:30): <text:line-break/>https://youtu.be/uccNjmB0KAE <text:line-break/><text:line-break/></text:span>但如果真的要說，我感覺和我性格上某方面最投合的是愛爾蘭的盲人吟遊詩人<text:span text:style-name="T3"><text:s/>Turlough O'Carolan (</text:span>不會念<text:span text:style-name="T3">)</text:span>。<text:span text:style-name="T3">Turlough </text:span>小時因為天花而失明，後半生近五十年間，帶著一匹馬和一把竪琴，遍遊愛爾蘭，譜下了許多旋律。<text:span text:style-name="T3">Turlough </text:span>生於<text:span text:style-name="T3"><text:s/>350 </text:span>年前，比韋瓦第還大上八歲，但聽他的音樂，你也許會以為這是什麼現代鄉村民謠。<text:span text:style-name="T3"><text:s/><text:line-break/><text:line-break/>Eleanor Plunkett: <text:line-break/>https://youtu.be/cfHqoJict3o <text:line-break/><text:line-break/>Carolan's Cup (0:00 –2:23) <text:line-break/>https://youtu.be/AwJrONkTi-E <text:line-break/><text:line-break/>Carolan's Welcome: <text:line-break/>https://youtu.be/cQBENzHolns <text:line-break/><text:line-break/></text:span>貼這些並無他意，而且人的喜好無法勉強，就像我無法勉強自己不受這些音樂吸引一樣。你喜歡就算了，不喜歡也算了，都是你的事。音樂是種私事，就像房事那樣，純屬個人私密體驗。我若有所選擇，我也希望音樂不要老是陰魂不散般纏著我，一方面給了我極大的安慰，一方面卻又侵蝕著我的靈魂，就像毒藥那樣，阻礙著我的人生發展。<text:span text:style-name="T3"><text:s/><text:line-break/><text:line-break/></text:span>下個月準備回台一趟，得南奔北跑，完成一連串任務。也不過短短幾年，台灣已經讓我覺得有些陌生和害怕<text:span text:style-name="T3"><text:s/>(</text:span>開車一定是再也不敢開了<text:span text:style-name="T3">)</text:span>，來澳三年，關注的大都是大陸的消息，至今不曉得誰是韓國瑜<text:span text:style-name="T3"><text:s/>(</text:span>但我知道誰是郭台銘<text:span text:style-name="T3">)</text:span>。台灣似乎不明白，對於美日等殖民勢力而言，自己就如一隻細菌<text:span text:style-name="T3"><text:s/>(</text:span>比動物還不如<text:span text:style-name="T3">)</text:span>，你的死活它是完全不在乎的，更不存在任何憐憫和同情。台灣似乎不明白，自己的命運掌握在中國的手裡，或者說其實就掌握在自己的手裡。敵視中國，其實就是敵視自己，毀掉自己的前程。大陸人在短短幾年內，對台灣的態度一百八十度轉變，如今對台灣和台灣人非常敵視和反感。這一切都是我們自己造成，而這個荒唐的夢該醒了，誤入歧途的孩子該回家了，否則，否則如何<text:span text:style-name="T3">? <text:line-break/><text:line-break/></text:span>也許你會以為我是在說什麼經濟發展或國防保障之類的現實利害，但我說的並不是這些，而是另一些更重要的東西。<text:span text:style-name="T3"><text:s/><text:line-break/><text:line-break/></text:span>作為這一代的台灣人，也許這就是我們的宿命和考驗，註定在充斥著謊言的空氣中，掙扎浮沉於各種錯亂和盲目的價值，什麼時候我們才能呼吸到那一口真正新鮮的空氣，踏上原鄉，成為一個頂天立地的<text:span text:style-name="T3">”</text:span>人<text:span text:style-name="T3">”?</text:span></text:p>
      <text:p text:style-name="P1"><text:span text:style-name="T1">陳真</text:span><text:s/>  |  2019.05.30 01:15   |   <text:a xlink:type="simple" xlink:href="http://palinfo.habago.org/Entry?Command=Information_PrintForum&amp;iPage=12#FORUM37492"><text:span text:style-name="T2">#</text:span></text:a></text:p>
      <text:p text:style-name="P2">卡韓政變<text:span text:style-name="T3"><text:s/>(62)</text:span>：韓流從哪來？往何處去？<text:span text:style-name="T3"><text:s/><text:line-break/><text:line-break/></text:span>陳真<text:span text:style-name="T3"><text:s/>2019. 05. 30. <text:line-break/><text:line-break/><text:line-break/></text:span>這個月靜站<text:span text:style-name="T3"><text:s/>(</text:span>也就是上周六<text:span text:style-name="T3">)</text:span>，只有我和阿忠兩人，創下站樁十一年以來最少人數的記錄。不過，大安分局揪感心ㄟ，照樣派了兩名警察到場<text:span text:style-name="T3"><text:s/>"</text:span>關心<text:span text:style-name="T3">"</text:span>，各自拍照存證。<text:span text:style-name="T3"><text:s/><text:line-break/><text:line-break/></text:span>我問其中一名警察說：<text:span text:style-name="T3">"</text:span>我們只有兩個人，這樣也要拍照？<text:span text:style-name="T3">" </text:span>他尷尬地笑笑。我說，<text:span text:style-name="T3">"</text:span>是上面交待的嗎？<text:span text:style-name="T3">" </text:span>他說：<text:span text:style-name="T3">"</text:span>也不是說要來蒐證啦，主要是想說你們要注意安全，因為我們擔心可能會有些不認同你們的人，如果跑來對你們做出一些不好的舉動，你們就趕緊打電話來，我們馬上就會趕過來。<text:span text:style-name="T3">" <text:line-break/><text:line-break/></text:span>說完，就給了名片，彎腰致意離去，留下一句祝福：<text:span text:style-name="T3">"</text:span>祝你們順利<text:span text:style-name="T3">"</text:span>。我也趕緊鞠躬回禮。但我看著警察名片，心裏想：要是真有<text:span text:style-name="T3"><text:s/>"</text:span>愛台灣<text:span text:style-name="T3">" </text:span>的勇士們來砸場子，我還有時間打電話給警察杯杯嗎？應該是請路人叫救護車才對吧。<text:span text:style-name="T3"><text:s/><text:line-break/><text:line-break/></text:span>我拿著牌子，繼續站著，牌子上寫著甘地的話：<text:span text:style-name="T3">"</text:span>以眼還眼，舉世皆盲<text:span text:style-name="T3">"</text:span>。因為眼睛最近出了點問題，弄不好隨時會瞎掉，只能戴著墨鏡，減少不適。靜站剛開始時，我尋找牌子，隨手往袋子裏一抽，就像在廟裏抽籤那樣，竟然就抽到甘地這張牌。我驚呼一聲，告訴阿忠說，<text:span text:style-name="T3">"</text:span>哇！好巧，剛好抽到這張<text:span text:style-name="T3"><text:s/>(</text:span>眼睛會瞎掉的<text:span text:style-name="T3">) </text:span>牌子＂。<text:span text:style-name="T3"><text:s/><text:line-break/><text:line-break/></text:span>靜站那天，天氣陰陰涼涼，就夏天來講，算是不錯的天氣，往來路人還不少。因為我戴著墨鏡<text:span text:style-name="T3"><text:s/>(</text:span>阿遠送的<text:span text:style-name="T3">)</text:span>，人們比較敢看我，但他們不知道我也能看到他們。我從路人的眼神就能明白他們心裏想些什麼。大多數人是連看一眼也不看的，直接把我們當成消防栓。至於那些多瞧了我們一眼的少數人心意，就不用多說了，大家應該也能想像，簡單說就是無感；有些優雅一點的，嘴角帶著一抹詭異的微笑。我能明白那種詭笑的含意。<text:span text:style-name="T3"><text:s/><text:line-break/><text:line-break/></text:span>於是，常有人教我們如何建立影響力，如何提高能見度與知名度，應該去找哪個名人背書，甚至還勸我們在報紙上登廣告，提出訴求與控訴，控訴美國，控訴戰爭，控訴以色列。我知道人們的好意，但什麼是影響力、知名度與能見度呢？那似乎從來都不是我或我們所需要的東西。我不明白影響力究竟是什麼？即便全世界都能聽見我的聲音、看見我的文字，又有什麼意義？<text:span text:style-name="T3"><text:s/><text:line-break/><text:line-break/></text:span>懷軒曾送我一本小小的筆記簿，我捨不得使用，一直像人們保存珠寶那樣珍藏著。筆記本扉頁寫著<text:span text:style-name="T3">Oscar Wilde </text:span>的一句話：<text:span text:style-name="T3">"</text:span>文字只是雕蟲小技，生活才是我的天才所在<text:span text:style-name="T3">"</text:span>。當我人生越形沉重，越來越沉淪，我就似乎越能體會<text:span text:style-name="T3">Wilde</text:span>這句話。<text:span text:style-name="T3"><text:s/><text:line-break/><text:line-break/></text:span>你想，把自己關在一個小房間裏，打開大腦天線，瞬間就像個宇宙，而你就是這個宇宙的王，任憑日月星辰，世上還會有什麼學問是你所無法駕輕就熟的呢？<text:span text:style-name="T3">"</text:span>理性<text:span text:style-name="T3">" </text:span>是這樣一種東西，純粹，單純，找到鑰匙便能長驅直入，但是<text:span text:style-name="T3"><text:s/>"</text:span>生活<text:span text:style-name="T3">" </text:span>卻無比艱難，太辛苦太可悲了，許多時候，難免渴望那最後一刻的快快到來。<text:span text:style-name="T3"><text:s/><text:line-break/><text:line-break/></text:span>很多朋友應該知道，我對某篇小說有一股著迷。每隔幾年，我就會重貼一次，當成一種祝福。那就是托爾斯泰寫的<text:span text:style-name="T3"><text:s/>"</text:span>三隱士<text:span text:style-name="T3">"</text:span>，據說也是維根斯坦最喜歡的小說之一。維根斯坦曾經稱讚<text:span text:style-name="T3"><text:s/>"</text:span>三隱士<text:span text:style-name="T3">"</text:span>，說這篇小說<text:span text:style-name="T3"><text:s/>"</text:span>觸及了哲學最深沉之處<text:span text:style-name="T3">"</text:span>。<text:span text:style-name="T3"><text:s/><text:line-break/><text:line-break/></text:span>維根斯坦有憂鬱症的家族遺傳，兩位哥哥自殺死去。他自己在年少時也曾打算自殺，連繩子都準備好了，打算搭火車去森林僻靜處上吊。可是，有一本書卻救了他，讓維根斯坦放棄自殺的決定，那書就是托爾斯泰的<text:span text:style-name="T3"><text:s/>"</text:span>天國就在你心中<text:span text:style-name="T3">"</text:span>。決定繼續活下來之後，維根斯坦逢人就推薦這本書。<text:span text:style-name="T3"><text:s/><text:line-break/><text:line-break/></text:span>我讀了<text:span text:style-name="T3"><text:s/>"</text:span>天國就在你心中<text:span text:style-name="T3">"</text:span>，但沒啥感覺。不過，托爾斯泰卻經常以一種很難描述的方式深深感動我，就如同<text:span text:style-name="T3"><text:s/>"</text:span>三隱士<text:span text:style-name="T3">" </text:span>以及<text:span text:style-name="T3"><text:s/>"</text:span>戰爭與和平<text:span text:style-name="T3">"</text:span>，還有其它很多片語隻字。我不知道那是一種什麼力量，為何這個人平實無華的一點文字，卻能讓我心碎？<text:span text:style-name="T3"><text:s/><text:line-break/><text:line-break/></text:span>比方說，目前還貼在<text:span text:style-name="T3"><text:s/>"</text:span>生命親系譜<text:span text:style-name="T3">" </text:span>裏的一段話，也是托爾斯泰寫的，經常浮現我心，長夜痛哭，惆悵不已。他是這麼寫的：<text:span text:style-name="T3"><text:s/><text:line-break/><text:line-break/>"</text:span>不久前，我跟一個退役士兵和屠夫聊天，我說屠宰是件憾事，他對此大為驚訝，他說動物本來就該死，但後來他認同了我的觀點。他說：「特別是那些安閒、溫馴的牛隻；牠們向著你走來，可憐的動物啊！牠們竟然如此信任你。我實在很卑鄙！」<text:span text:style-name="T3">" <text:line-break/><text:line-break/></text:span>我這篇原先是要寫韓流的，但是，就這類淺白文字來說，在我以一分鐘一百個字的速度下筆之前，我其實從來不知道自己將會寫出一些什麼內容，彷彿我不是一個作者，而只是一個書記官，如是我聞，便把腦中見聞記錄下來。<text:span text:style-name="T3"><text:s/><text:line-break/><text:line-break/></text:span>關於韓流，我想寫的，一定是跟托爾斯泰寫的這些東西有著某種重要關係，只是我沒法表達清楚。<text:span text:style-name="T3"><text:s/><text:line-break/><text:line-break/></text:span>文章寫得快其實毫無意義，重點是要寫得好。但我很大程度上對於自己的表達能力早已放棄希望。另一方面，也許有些東西原本就<text:span text:style-name="T3"><text:s/>"</text:span>無從表達<text:span text:style-name="T3">"</text:span>、<text:span text:style-name="T3">"</text:span>難以言喻<text:span text:style-name="T3">"</text:span>，就如維根斯坦所說：<text:span text:style-name="T3">"</text:span>如果我無法表達出音樂對我的重要性，我如何還能期望自己寫出什麼好的東西？<text:span text:style-name="T3">" <text:line-break/><text:line-break/></text:span>韓流究竟從哪來？它又將往何處去？我彷彿知道答案，卻又說不上來。我若真要說，恐怕就得被迫以一種訴諸純粹抽象理性的學術語言去談了，只是談到後來，恐怕也還是一樣沒能說出個究竟，而且只會越談卻離真實越遠。<text:span text:style-name="T3"><text:s/><text:line-break/><text:line-break/></text:span>托爾斯泰在<text:span text:style-name="T3"><text:s/>"</text:span>戰爭與和平<text:span text:style-name="T3">" </text:span>中，對<text:span text:style-name="T3"><text:s/>"</text:span>歷史<text:span text:style-name="T3">" </text:span>這東西有一些描述，很微妙，很動人，從中我便能明白為何維根斯坦那麼推崇托爾斯泰和他的文字，只是不管是托爾斯泰也好，維根斯坦也罷，終究得在那<text:span text:style-name="T3"><text:s/>"</text:span>無可言喻<text:span text:style-name="T3">" </text:span>的神祕不可說的事物上止步、停筆、噤聲，讓沉默掌管一切話語。<text:span text:style-name="T3"><text:s/><text:line-break/><text:line-break/></text:span>托爾斯泰的想法，散落<text:span text:style-name="T3"><text:s/>"</text:span>戰爭與和平<text:span text:style-name="T3">" </text:span>的每一頁、每一個段落，但是意思大約是這樣。他說：<text:span text:style-name="T3"><text:s/><text:line-break/><text:line-break/></text:span>事物的因果現象之複雜，不是人類心靈所能企及，但我們卻又拼了命總想了解事物的來龍去脈；這樣一股慾望，深植靈魂之中。早些時候，我們於是就把一切歸諸於神的旨意，說它彰顯在歷史上每個英雄身上。然而，當代歷史卻又是另一種看法。面對同一歷史事件，眾說紛紜，有的說這樣，有的說那樣，各自根據某種篩選，拼湊出一套說法。每個說法彼此之間往往牴觸且互相刻意貶抑。托爾斯泰說，<text:span text:style-name="T3">"</text:span>所謂當代歷史，無非就像是個聾子，自行回答一些根本沒有人發問的問題<text:span text:style-name="T3">"</text:span>。到頭來，誰也沒法回答歷史的基本問題，究竟是何種法則，主導了這一切？<text:span text:style-name="T3"><text:s/><text:line-break/><text:line-break/></text:span>托爾斯泰還說：<text:span text:style-name="T3"><text:s/><text:line-break/><text:line-break/>"</text:span>歷史事件的原因究竟是什麼呢？是力量<text:span text:style-name="T3"><text:s/>(power)</text:span>！可是，力量又是什麼呢？力量就是眾人意志的總和，集中在某個人身上。但是，究竟又是什麼樣的條件，使得眾人的意志得以集中在那個人身上呢？那個人又為何能表達眾人的意志？答案還是力量。這意思是說，力量就是力量。換句話說，力量是一個我們根本無從了解的字眼<text:span text:style-name="T3"><text:s/>("Power is a word the meaning of which we do not understand. ”)</text:span>。<text:span text:style-name="T3"><text:s/><text:line-break/><text:line-break/></text:span>我對最後這句話十分感動，但我自己其實也不知道究竟是被什麼感動？為什麼我們會對一個自己根本一無所知的東西感動？其實，也許我們心知肚明，只是說不上來，因為就如維根斯坦所說，<text:span text:style-name="T3">"</text:span>我們還沒找到那樣一種表達式<text:span text:style-name="T3">"</text:span>。<text:span text:style-name="T3"><text:s/><text:line-break/><text:line-break/></text:span>我相信托爾斯泰一定也知道那個<text:span text:style-name="T3"><text:s/>"</text:span>無從言喻<text:span text:style-name="T3">" </text:span>的那個東西是什麼，維根斯坦當然也知道，要不然他們沒必要花那麼大精神寫出一本一百二十多萬字的小說，更沒必要花一輩子寫出一千多萬字生前從未出版的哲學筆記，難道就只是為了說<text:span text:style-name="T3"><text:s/>"</text:span>我什麼也不知道<text:span text:style-name="T3">"</text:span>？<text:span text:style-name="T3"><text:s/><text:line-break/><text:line-break/></text:span>其實，他們都知道，只是說不上來。正因為說不上來，於是我們才需要音樂、文學與哲學等等這樣一些像<text:span text:style-name="T3"><text:s/>"</text:span>詩<text:span text:style-name="T3">" </text:span>的東西，企圖說那不可說的。但是，任憑你如何訴說，真實之為物依舊遙遠。我常常很想把它講白了，但我知道，對於這樣一些東西，不說比說好。你不說它，它還在；你一說，它就跑了，消失了，遠離了，越說離生命越遠。<text:span text:style-name="T3"><text:s/><text:line-break/><text:line-break/></text:span>韓流從哪來？往何處去？這些問題我就不作答了，也許答案就在每一個韓粉心中。在無數的所謂大事件、大歷史、大戰爭、大發現、乃至宇宙大爆炸之中，我似乎越發能明白什麼才是真正的<text:span text:style-name="T3"><text:s/>"</text:span>大<text:span text:style-name="T3">"</text:span>，而這也許才是歷史的真相；我們從中受益、受害、成長與沉淪，每個人都得到了屬於他自己的一份愛恨悲歡。許多時候，我能感覺，生命確實就是上天的禮物，但在更多時候，我也同樣能感覺到它就像一種永無止盡的試煉與痛苦折磨，直到死亡來解救。<text:span text:style-name="T3"><text:s/><text:line-break/><text:line-break/></text:span>這世上，說書者眾，誰能說出這個不是秘密的秘密，那他就是一個真正的說書人；這也是為什麼我那麼喜歡陳曉楠的<text:span text:style-name="T3"><text:s/>"</text:span>冷暖人生<text:span text:style-name="T3">" </text:span>這個節目的原因。這節目，被我給<text:span text:style-name="T3"><text:s/>"</text:span>借花獻佛<text:span text:style-name="T3">" </text:span>借來當成我的<text:span text:style-name="T3"><text:s/>"</text:span>遺產<text:span text:style-name="T3">"</text:span>。我不知道說書人會把故事帶向何方，但我知道他說出了歷史，說出了真相。<text:span text:style-name="T3"><text:s/><text:line-break/><text:line-break/></text:span>我已經很久沒有看電影了。前些日子，趁著小孩去上學，跑去看了波蘭導演<text:span text:style-name="T3"><text:s/>Wojciech Smarzowski </text:span>的<text:span text:style-name="T3"><text:s/>"Wołyń" (</text:span>沃倫<text:span text:style-name="T3">)</text:span>，台灣翻譯做<text:span text:style-name="T3"><text:s/>"</text:span>仇恨<text:span text:style-name="T3">"</text:span>。片頭一開始，從一個小屋子裏頭冒出一個很可愛的小女孩<text:span text:style-name="T3"><text:s/>(</text:span>女主角<text:span text:style-name="T3">)</text:span>，美麗燦爛的笑容讓我頓時憂愁起來，因為我知道美麗總會消失，成為記憶；我更知道，現實就是這麼回事，悲劇總會來臨，不是天災，就是人禍，不是明天來，就是後天，要不就是下個星期。為何上天如此慈愛，卻又如此殘酷？我無法明白。<text:span text:style-name="T3"><text:s/><text:line-break/><text:line-break/></text:span>我們身處海峽一隅，窩居一個小島上，每天搞些茶壺裏的無聊風暴，孰者為大？何者為小？許多時候，我真不知道要如何安置這顆心。島是一整個世界嗎？差太遠了。這島上發生的所有事情的總和，比不上真實血腥世界的一粒沙，但<text:span text:style-name="T3"><text:s/>"</text:span>能容下至大者，卻可容於至小<text:span text:style-name="T3">" (</text:span>耶穌會創始人<text:span text:style-name="T3">Saint Ignatius of Loyola</text:span>墓誌銘<text:span text:style-name="T3">)</text:span>；大者不是真的大，小者也並非真的小。<text:span text:style-name="T3"><text:s/><text:line-break/><text:line-break/></text:span>我並不想談這電影，因為它沒什麼好談，只能請你自己去看；看看人怎麼活，怎麼死去；看看哪些是你所渴望，哪些是你所畏懼；看看世上種種過往與當下，數不清的悲歡，究竟能在你我心中留下多少傷痕？</text:p>
      <text:p text:style-name="P1"><text:span text:style-name="T1">李念淨</text:span><text:s/>  |  2019.05.29 22:06   |   <text:a xlink:type="simple" xlink:href="http://palinfo.habago.org/Entry?Command=Information_PrintForum&amp;iPage=12#FORUM37491"><text:span text:style-name="T2">#</text:span></text:a></text:p>
      <text:p text:style-name="P5">我記得柏楊在書中常常說到兩個詞，「誣以謀反」跟「搖尾系統」<text:span text:style-name="T3"><text:s/><text:line-break/></text:span>但是人渣黨也太誇張了吧，討論時事也叫謀反嗎？<text:span text:style-name="T3"><text:s/><text:line-break/><text:line-break/>=== <text:line-break/><text:line-break/>2019-05-29 13:11 <text:line-break/></text:span>聯合報<text:span text:style-name="T3"><text:s/></text:span>記者王聖藜╱即時報導<text:span text:style-name="T3"><text:s/><text:line-break/><text:line-break/></text:span>陸生共諜周泓旭被控與新黨青年軍王炳忠等發展組織，依違反國安法追加起訴，台北地院今天開庭，檢方論告播放<text:span text:style-name="T3">3</text:span>段影片，出現周泓旭、王炳忠在會議室談話的畫面，周泓旭認為檢方刻意操作，到庭旁聽的王炳忠則批檢方突襲爆料。<text:span text:style-name="T3"><text:s/><text:line-break/><text:line-break/></text:span>周泓旭開庭之後說，檢方播放的影片「是一個正常的活動」，卻被剪接後刻意操作。<text:span text:style-name="T3"><text:s/><text:line-break/><text:line-break/></text:span>王炳忠說，他和侯漢廷、林明正的另一件國安法案審理期間，從沒看過這些影片，「同案周泓旭被追加起訴，突然蹦了出來」，檢方刻意製造爆料的效果。<text:span text:style-name="T3"><text:s/><text:line-break/><text:line-break/></text:span>王炳忠表示，檢察官指影片是違法的會議記錄，「但根本就不是」，也不是什麼「諜報會議」，那是<text:span text:style-name="T3">2</text:span>年前在新黨黨部開的一場讀書會，現場還有影片拍攝者以及大約<text:span text:style-name="T3">3</text:span>、<text:span text:style-name="T3">4</text:span>人未入鏡，王說，「如果在搞秘密勾當，幹嘛自己錄影錄下來？」<text:span text:style-name="T3"><text:s/><text:line-break/><text:line-break/></text:span>事實上，公訴檢察官播放的影片，內容可聽到「習主席」、「反對任何形式的台獨」等對話，對此，王炳忠說，那是大家在討論時事、在討論為何習近平說反對任何形式的分裂，「為什麼我們不行討論？」<text:span text:style-name="T3"><text:s/><text:line-break/><text:line-break/></text:span>王炳忠還說，檢方說要維護周泓旭的權益才放影片，而周泓旭當時是在台的留學生，加入讀書會參與公開討論，「怎麼可以推論成周泓旭吸收新黨呢？」<text:span text:style-name="T3"><text:s/><text:line-break/><text:line-break/></text:span>周泓旭被控利用在台留學生身分，吸收外交部人員發展組織未遂，本案周被判刑<text:span text:style-name="T3">1</text:span>年<text:span text:style-name="T3">2</text:span>月定讞，台北地檢署另就周吸收新黨青年軍成員王炳忠、侯漢庭等人部分案情，另追加起訴周泓旭，法院今天首次開庭。<text:span text:style-name="T3"><text:s/><text:line-break/><text:line-break/>https://udn.com/news/story/7321/3840763</text:span></text:p>
      <text:p text:style-name="P1"><text:span text:style-name="T1">愛自己</text:span><text:s/>  |  2019.05.29 07:42   |   <text:a xlink:type="simple" xlink:href="http://palinfo.habago.org/Entry?Command=Information_PrintForum&amp;iPage=12#FORUM37490"><text:span text:style-name="T2">#</text:span></text:a></text:p>
      <text:p text:style-name="P2">這個擋<text:span text:style-name="T3"><text:s/><text:line-break/></text:span>幾個夕陽跟陰狠的太監一般<text:span text:style-name="T3"><text:s/><text:line-break/></text:span>擋內互打很會<text:span text:style-name="T3">,</text:span>擋外就軟了<text:span text:style-name="T3"><text:s/><text:line-break/><text:line-break/></text:span>另一個敗類擋更是壞到骨子裡<text:span text:style-name="T3"><text:s/><text:line-break/></text:span>敗類的隨附自己貼個白貼紙在門牌就以為能改住中壢<text:span text:style-name="T3">?</text:span>當大家白癡<text:span text:style-name="T3">? <text:line-break/><text:line-break/></text:span>台灣人到底造了什麼孽要被這群噁心的東西戲弄<text:span text:style-name="T3">? <text:line-break/></text:span>還是吃了什麼導致腦殘<text:span text:style-name="T3">? <text:line-break/><text:line-break/></text:span>支持他退擋再組新的擋參選<text:span text:style-name="T3">,</text:span>同時再帶動一批人選立委<text:span text:style-name="T3"><text:s/><text:line-break/></text:span>說不定票更高<text:span text:style-name="T3">,</text:span>未來也更好做事</text:p>
      <text:p text:style-name="P1"><text:span text:style-name="T1">陳真</text:span><text:s/>  |  2019.05.28 20:22   |   <text:a xlink:type="simple" xlink:href="http://palinfo.habago.org/Entry?Command=Information_PrintForum&amp;iPage=12#FORUM37489"><text:span text:style-name="T2">#</text:span></text:a></text:p>
      <text:p text:style-name="P5">卡韓政變<text:span text:style-name="T3"><text:s/>(61)</text:span>：送給韓粉一句話<text:span text:style-name="T3"><text:s/><text:line-break/><text:line-break/></text:span>陳真<text:span text:style-name="T3"><text:s/>2019. 05. 28. <text:line-break/><text:line-break/><text:line-break/></text:span>謝謝阿海。<text:span text:style-name="T3"><text:s/><text:line-break/><text:line-break/></text:span>標題雖是這麼寫的：<text:span text:style-name="T3">"</text:span>送給韓粉一句話<text:span text:style-name="T3">"</text:span>，但實際上這話送給任何人都合適。<text:span text:style-name="T3"><text:s/><text:line-break/><text:line-break/></text:span>哪句話呢？這話是甘地說的，：<text:span text:style-name="T3"><text:s/><text:line-break/><text:line-break/>“Anger is good. I get angry all the time. I have learned to use my anger for good. Anger is like gas in the automobile—it fuels you to move forward.” <text:line-break/><text:line-break/></text:span>這話有上下文，是甘地和他的一位孫子之間的一段對話。甘地對孫子說，在阿公很小的時候，就明白了一項道理，那就是我很高興我擁有<text:span text:style-name="T3"><text:s/>"</text:span>生氣<text:span text:style-name="T3">" </text:span>這個上天的禮物。<text:span text:style-name="T3"><text:s/><text:line-break/><text:line-break/></text:span>孫子叫做阿倫<text:span text:style-name="T3"><text:s/>(Arun)</text:span>，聽了很訝異，阿公會生氣？阿公不是和陳真叔叔一樣平常幾乎都不會生氣的嗎？甘地說：傻孩子，這你就不懂了，阿公不但會生氣，而且<text:span text:style-name="T3"><text:s/>"</text:span>總是在生氣<text:span text:style-name="T3">"</text:span>，有時氣到歸卵泡火<text:span text:style-name="T3"><text:s/>(</text:span>原文沒有這一句，是我自己加的<text:span text:style-name="T3">)</text:span>。但是阿公跟你說，<text:span text:style-name="T3">"</text:span>生氣是好事，重點是你得把它用在好的事情上<text:span text:style-name="T3">"</text:span>。生氣也好，憤怒也罷，<text:span text:style-name="T3">"</text:span>它就像車子的汽油，把你帶向遠方<text:span text:style-name="T3">"</text:span>；只要憤怒還在，奔向希望的前程就永不止息。<text:span text:style-name="T3"><text:s/><text:line-break/><text:line-break/></text:span>雖然我寫東西志在<text:span text:style-name="T3"><text:s/>"</text:span>不要<text:span text:style-name="T3">" </text:span>影響人，但我常覺得，事實也確實如此，除了阿憨疑似受我影響，平常喜歡長時間躺著不動之外，我還沒見過有誰被我影響。當你寫著<text:span text:style-name="T3">3 </text:span>加<text:span text:style-name="T3">5 </text:span>等於<text:span text:style-name="T3">8</text:span>，人們往往只記住這個<text:span text:style-name="T3">8</text:span>，可是<text:span text:style-name="T3">8 </text:span>有什麼意義呢？<text:span text:style-name="T3">64 </text:span>開根號也是<text:span text:style-name="T3">8 </text:span>啊。<text:span text:style-name="T3">8</text:span>不<text:span text:style-name="T3">8 </text:span>的，一點意義都沒有，它只是某種運算所得到的答案。式子不同，變項不同，答案自然也就不一樣。因此，你的眼光應該放在運算過程及其方法，而非關注某個答案。懂我意思吧？重點是運算，各自根據不同的式子，透過某種方法，找到屬於自己的答案。<text:span text:style-name="T3"><text:s/><text:line-break/><text:line-break/></text:span>總之，影響不是好事，事實上也相當罕見，倘若有的話，也許那比較像是一種臭味相投。就如同我從不覺得我被維根斯坦和沈從文所影響，我只是在他們身上彷彿看見了自己。<text:span text:style-name="T3"><text:s/><text:line-break/><text:line-break/></text:span>各種運算，或許各自言之成理，但總有高下之分，一如智能理性之高低。但是運算之外，卻有個理當人皆有之的東西，比方說熱情或感性，包括憤怒，一如<text:span text:style-name="T3"><text:s/>David Hume</text:span>所說，那才是理性的主人。<text:span text:style-name="T3"><text:s/><text:line-break/><text:line-break/></text:span>在一片抹黑韓流、企圖妖魔化的政治操弄中，往往把韓流描述成一種<text:span text:style-name="T3"><text:s/>"</text:span>不理性<text:span text:style-name="T3">" </text:span>的力量，真是很可笑，哪一點不理性了？韓流並沒有缺少理性，而是多了一種自發的義憤與熱情<text:span text:style-name="T3"><text:s/>(</text:span>這跟網軍或公關公司之計畫性操作不一樣<text:span text:style-name="T3">)</text:span>，那是因為韓國瑜由下而上打動人心<text:span text:style-name="T3"><text:s/>(</text:span>至少打動我的心<text:span text:style-name="T3">)</text:span>，讓韓粉們相信他不同於一般政治人物之唯利是圖。<text:span text:style-name="T3"><text:s/><text:line-break/><text:line-break/></text:span>維根斯坦說，<text:span text:style-name="T3">"</text:span>智慧蒼白而冰冷，唯有熱情賦與它生命<text:span text:style-name="T3">"</text:span>。運算也好，理性或智慧也罷，不過就只是得到一堆乾冷的事實或概念，唯有熱情使之具有血肉。<text:span text:style-name="T3"><text:s/><text:line-break/><text:line-break/></text:span>郭台銘就算給我他的全部財產，我也不會因此幫他講一句睜眼瞎話。但是，韓國瑜不用花一毛錢我就願意幫他，就算要我倒貼都行，光看到各方妖魔鬼怪那樣子抹黑他，我就歸卵泡火，想說<text:span text:style-name="T3"><text:s/>"</text:span>人渣們！要打我跟你打。就算根本打不贏，我也還是要打<text:span text:style-name="T3">"</text:span>。為什麼呢？套句甘地的話，因為我很生氣。<text:span text:style-name="T3"><text:s/><text:line-break/><text:line-break/></text:span>正所謂人心厭惡不義，看到不義的事，你不一定要做些什麼或能做些什麼，但你總不能說我沒感覺啊，不干我的事啊。政治<text:span text:style-name="T3"><text:s/>"</text:span>本身<text:span text:style-name="T3">" </text:span>不一定干我們的事，但是面對基本的善惡是非，總有我們的一份，因為那是人性的基礎。<text:span text:style-name="T3"><text:s/><text:line-break/><text:line-break/></text:span>韓國瑜六月一號聽說要在台北總統府前舉辦群眾大會。郭台銘聽了，竟然表示：「拚一場選舉不是拚造勢，是拼經濟，我現在到每個鄉下去，握每一雙勞工的手，握每一雙攤販的手，握每一雙從事最基層行業人民的手，我就曉得他們需要什麼，所以我認為我是拼經濟，不是拚造勢」。<text:span text:style-name="T3"><text:s/><text:line-break/><text:line-break/></text:span>我不知道郭台銘是怎麼了？他周遭沒有一個腦子清楚的人能提醒他嗎？他真以為胡扯一些與之為人處世完全相反的鳥話，就能騙倒大家？他是真以為大家全是腦殘隨便他瞎掰嗎？他應該做的是：先把他的員工該得的薪水與福利全吐出來才對。</text:p>
      <text:p text:style-name="P1"><text:span text:style-name="T1">阿海</text:span><text:s/>  |  2019.05.28 18:34   |   <text:a xlink:type="simple" xlink:href="http://palinfo.habago.org/Entry?Command=Information_PrintForum&amp;iPage=12#FORUM37488"><text:span text:style-name="T2">#</text:span></text:a></text:p>
      <text:p text:style-name="P2">謝謝陳醫師翻譯摘要。我要多多宣傳。</text:p>
      <text:p text:style-name="P1"><text:span text:style-name="T1">陳真</text:span><text:s/>  |  2019.05.28 00:52   |   <text:a xlink:type="simple" xlink:href="http://palinfo.habago.org/Entry?Command=Information_PrintForum&amp;iPage=12#FORUM37487"><text:span text:style-name="T2">#</text:span></text:a></text:p>
      <text:p text:style-name="P5">卡韓政變<text:span text:style-name="T3"><text:s/>(60)</text:span>：假如我是郭台銘<text:span text:style-name="T3"><text:s/><text:line-break/><text:line-break/></text:span>陳真<text:span text:style-name="T3"><text:s/>2019. 05. 26. <text:line-break/><text:line-break/><text:line-break/></text:span>假如我是郭台銘，做為一個人，出於某種良知，出於某種正直的緣故，我只有兩條路可走：一是跳樓自殺，以表懺悔；一是洗心革面，把自己的公司弄好，切實改進種種黑心行徑，在尊重基本人權與相關法律的前提下，追求合理利潤，而非貪圖最大非法暴利。<text:span text:style-name="T3"><text:s/><text:line-break/><text:line-break/></text:span>香港有個非政府組織叫做<text:span text:style-name="T3"><text:s/>Students and Scholars Against Corporate Misbehaviour (</text:span>簡稱<text:span text:style-name="T3">SACOM)</text:span>，中文叫做<text:span text:style-name="T3"><text:s/>"</text:span>大學師生監察無良企業行動<text:span text:style-name="T3">"</text:span>，成立於<text:span text:style-name="T3">2005</text:span>年，是郭台銘口中的垃圾、走狗，曾提名郭董的富士康角逐<text:span text:style-name="T3">2011</text:span>年《<text:span text:style-name="T3">Public Eye Award</text:span>》（世界無良黑心企業獎）。<text:span text:style-name="T3"><text:s/><text:line-break/><text:line-break/></text:span>這獎項是由瑞士非政府組織《<text:span text:style-name="T3">The Berne Declaration</text:span>》及瑞士綠色和平組織所合辦，目的是舉發全世界對於社會文明發展或生態造成嚴重危害的無良黑心企業，公開其敗行劣跡，使其黑心作為獲得世人之監督與制裁。<text:span text:style-name="T3"><text:s/><text:line-break/><text:line-break/></text:span>據其資料顯示：其他入圍者全是響叮噹的跨國企業，包括鼓吹侵略伊拉克戰爭的殼牌石油<text:span text:style-name="T3"><text:s/>(</text:span>荷蘭皇家殼牌設在美國的跨國石油公司<text:span text:style-name="T3">)</text:span>、英國石油公司（<text:span text:style-name="T3">BP</text:span>，在墨西哥灣造成大量漏油污染）、南非礦業公司<text:span text:style-name="T3"><text:s/>AngloGold Ashanti</text:span>（在迦納開採金礦造成土地污染）、瑞士電力公司<text:span text:style-name="T3"><text:s/>Axpo</text:span>（向俄羅斯造成嚴重放射線污染的工廠購買鈾）、芬蘭能源公司<text:span text:style-name="T3">Neste Oil</text:span>（大量採購棕欄油製造生質燃料，加速雨林砍伐）、美國菸草公司<text:span text:style-name="T3">Philip Morris</text:span>（向烏拉圭施壓，要求修改衛生政策以配合菸草業營利需求）等等。套一句台灣人向來喜歡使用的辭彙，這叫做：<text:span text:style-name="T3">"</text:span>全世界都在看！<text:span text:style-name="T3">" </text:span>說起來，郭董也算是一種另類的<text:span text:style-name="T3"><text:s/>"</text:span>台灣之光<text:span text:style-name="T3">"</text:span>。<text:span text:style-name="T3"><text:s/><text:line-break/><text:line-break/></text:span>其實，想入圍<text:span text:style-name="T3"><text:s/>"</text:span>世界無良黑心企業獎<text:span text:style-name="T3">" </text:span>並不容易，至少要符合一項標準就是：<text:span text:style-name="T3">"</text:span>對於社會文明發展或生態造成嚴重危害<text:span text:style-name="T3">"</text:span>。對此，<text:span text:style-name="T3">SACOM </text:span>曾針對富士康發表一篇長達<text:span text:style-name="T3">24</text:span>頁五萬多字的英文調查報告，標題叫做<text:span text:style-name="T3"><text:s/>"Workers as Machines: Military Management in Foxconn" (</text:span>把工人當成機器使用：論富士康之軍事管理政策<text:span text:style-name="T3">)</text:span>：<text:span text:style-name="T3"><text:s/><text:line-break/><text:line-break/>https://bit.ly/2X78k3p <text:line-break/><text:line-break/></text:span>我沒法逐字翻譯，簡單摘要一些內容如下：<text:span text:style-name="T3"><text:s/><text:line-break/><text:line-break/>"</text:span>必須比機器還要快<text:span text:style-name="T3">" <text:line-break/><text:line-break/></text:span>報告提到，富士康做為蘋果代工廠，儘管相關產業利潤逐年下降，但它之獲利卻依舊蒸蒸日上，根本原因之一就在於它<text:span text:style-name="T3"><text:s/>"</text:span>持續壓榨勞力以節省成本，維持所謂競爭力<text:span text:style-name="T3">"</text:span>。<text:span text:style-name="T3"><text:s/><text:line-break/><text:line-break/>2010</text:span>年一月到八月之間，十八名<text:span text:style-name="T3">16</text:span>歲至<text:span text:style-name="T3">25</text:span>歲富士康年輕員工跳樓自殺，引起世人關注其生產線員工之悲慘處境。報告指出：<text:span text:style-name="T3">"</text:span>富士康的公司政策之終極原則就是利益最大化，至於員工的尊嚴及基本福利卻絲毫得不到任何重視<text:span text:style-name="T3">"</text:span>。<text:span text:style-name="T3"><text:s/><text:line-break/><text:line-break/></text:span>報告指出，<text:span text:style-name="T3">"</text:span>富士康並非是唯一應該遭受譴責的企業，但它毫無疑問是一家最為典型的黑心企業，藉著不斷非法壓榨員工來促進生產，把員工當成無生命的機器那樣剝削<text:span text:style-name="T3">"</text:span>。<text:span text:style-name="T3"><text:s/><text:line-break/><text:line-break/></text:span>報告指出：當十八名員工跳樓自殺的悲劇發生後，篤信鬼神的郭台銘的第一個改進措施居然是<text:span text:style-name="T3"><text:s/>"</text:span>聘請法師來驅魔，驅逐邪靈<text:span text:style-name="T3">"</text:span>。第二個改進措施是：指控死者貪圖撫恤金。第三個措施則是把死因歸咎於死者生前之個人男女情感問題或個人負債。<text:span text:style-name="T3"><text:s/><text:line-break/><text:line-break/></text:span>報告指出：富士康為了規避責任，居然要求員工簽署一份<text:span text:style-name="T3"><text:s/>"</text:span>不自殺切結書<text:span text:style-name="T3">"</text:span>，保證日後就算自殺，<text:span text:style-name="T3">"</text:span>家屬也不可依法向公司請求撫恤金，並保證不會因此妨礙公司名譽<text:span text:style-name="T3">"</text:span>。<text:span text:style-name="T3"><text:s/><text:line-break/><text:line-break/></text:span>報告指出，富士康始終不願面對造成一連串自殺悲劇事件的真正原因，亦即公司在管理上出了問題：包括違法低薪扣薪，嚴重強迫超時工作及嚴苛軍事管理等等。<text:span text:style-name="T3"><text:s/><text:line-break/><text:line-break/></text:span>儘管富士康管理階層斷然否認血汗工廠的指控<text:span text:style-name="T3"><text:s/>(</text:span>陳真按：郭董倒是不否認，反而以血汗工廠為傲<text:span text:style-name="T3">)</text:span>，但種種事實顯示：該公司在扣減應有加班費及強迫超時工作等方面持續違法經營。例如<text:span text:style-name="T3">2008</text:span>年，每個月加班時數竟高達<text:span text:style-name="T3">120</text:span>小時。然而，根據中國法律規定，每個月加班上限僅為<text:span text:style-name="T3">36</text:span>小時。在強迫勞動下，很多員工連續工作<text:span text:style-name="T3">14</text:span>天，而且沒有獲得應有的加班費。這些違法現象在富士康極為普遍，有的廠區甚至每個月加班時數高達<text:span text:style-name="T3">140</text:span>小時。<text:span text:style-name="T3"><text:s/><text:line-break/><text:line-break/></text:span>報告指出：儘管員工極度疲憊，卻無法拒絕加班，因為富士康要求員工必須簽署一份<text:span text:style-name="T3"><text:s/>"</text:span>自願加班切結書<text:span text:style-name="T3">"</text:span>。不但強迫超時工作，而且沒有依法給予應有的津貼或加班費，並想方設法東扣西扣。比方說，假日理應雙倍薪資，但公司並沒有依法給付，特別是生產線員工，遭受非法剝削最為嚴重。<text:span text:style-name="T3"><text:s/><text:line-break/><text:line-break/></text:span>報告指出：為了追求公司利益最大化，富士康員工被當成機器那樣工作，<text:span text:style-name="T3">"</text:span>每天連續工作至少<text:span text:style-name="T3">10</text:span>小時以上，其間沒有一秒鐘的休息<text:span text:style-name="T3">"</text:span>。一位員工表示，事實上他們不是被當成機器，而是被強迫<text:span text:style-name="T3"><text:s/>"</text:span>必須比機器還要快<text:span text:style-name="T3">"</text:span>。<text:span text:style-name="T3"><text:s/><text:line-break/><text:line-break/></text:span>報告分析指出，追求最大利潤之極其惡劣的工作環境，加上非人性的軍事管理，使得富士康員工的離職率異常地高。比方說深圳廠有<text:span text:style-name="T3">42</text:span>萬員工，但是工作年資超過五年者僅有<text:span text:style-name="T3">2</text:span>萬人，超過一半的員工<text:span text:style-name="T3"><text:s/>(</text:span>大約<text:span text:style-name="T3">22</text:span>萬人<text:span text:style-name="T3">)</text:span>僅僅工作六個月。公司每年大約會有<text:span text:style-name="T3"><text:s/>35%</text:span>的員工離職，主要就是因為無法忍受非人的工作環境與低薪問題。<text:span text:style-name="T3"><text:s/><text:line-break/><text:line-break/>"</text:span>絕對服從<text:span text:style-name="T3">" </text:span>是富士康天條<text:span text:style-name="T3"><text:s/><text:line-break/><text:line-break/></text:span>報告中有一章節，標題是<text:span text:style-name="T3"><text:s/>"</text:span>絕對服從<text:span text:style-name="T3">"</text:span>，裏頭說，郭董有句名言：<text:span text:style-name="T3">"</text:span>出了實驗室之外，就沒有高科技可言，唯一原則就是紀律<text:span text:style-name="T3">"</text:span>。換言之，<text:span text:style-name="T3">"</text:span>絕對服從<text:span text:style-name="T3">" </text:span>就是郭董企業的天條。<text:span text:style-name="T3"><text:s/><text:line-break/><text:line-break/></text:span>報告指出，在<text:span text:style-name="T3"><text:s/>"</text:span>絕對服從<text:span text:style-name="T3">" </text:span>的軍事管理下，員工往往遭受惡劣對待。一位員工說，<text:span text:style-name="T3">"</text:span>我們不過就是來找份工作，但是公司卻把我們當成乞丐來討飯吃<text:span text:style-name="T3">"</text:span>。每當詢問富士康員工對於公司有無需要改進之處？大家往往回答說：<text:span text:style-name="T3"><text:s/>"</text:span>希望公司可以文明些<text:span text:style-name="T3">"</text:span>，不要動不動就大吼大罵。<text:span text:style-name="T3"><text:s/><text:line-break/><text:line-break/></text:span>報告指出，為了以最低成本追求最大利潤，富士康不斷逼迫員工提高產能。一旦既定目標達成，馬上就會把目標提昇得更高，以便從員工身上完全壓榨出最大產能；並且會在生產過程中故意製造陷阱，如果員工沒有及時發現，就會受到嚴懲，使得員工工作壓力更大。<text:span text:style-name="T3"><text:s/><text:line-break/><text:line-break/></text:span>報告指出，所有富士康員工都被要求必須全神貫注在工作上，<text:span text:style-name="T3">"</text:span>彼此不准交談，甚至不准笑，不准伸懶腰，不准移動身體，否則就會招來管理者一陣痛罵<text:span text:style-name="T3">"</text:span>。有位決定辭職的受訪女員工表示：<text:span text:style-name="T3">"</text:span>在這樣一種冷血的工作環境下，我變得很憂鬱，我完全沒有人可以說話。我想，我要是繼續在富士康工作，應該也會跟著大家去跳樓自殺。<text:span text:style-name="T3">" <text:line-break/><text:line-break/></text:span>報告指出，很多員工必須一整天站著工作，而且公司要求他們必須<text:span text:style-name="T3"><text:s/>"</text:span>維持像軍人一樣的站姿<text:span text:style-name="T3">"</text:span>。即使是那些可以坐著工作的員工，也被要求必須<text:span text:style-name="T3"><text:s/>"</text:span>坐成一直線<text:span text:style-name="T3">"</text:span>，否則就會動輒挨罵。<text:span text:style-name="T3"><text:s/><text:line-break/><text:line-break/></text:span>富士康表示，每兩小時可休息<text:span text:style-name="T3">10</text:span>分鐘，但許多員工表明這絕非事實，除非當天產能目標已達成。可是，即便可以休息，短短<text:span text:style-name="T3">10</text:span>分鐘，事實上連更換工作服跑去上個廁所的時間也不夠。而且，就連上個廁所都要事先得到部門主管的批准之後才能去。<text:span text:style-name="T3"><text:s/><text:line-break/><text:line-break/>"</text:span>效法文革的軍事管理<text:span text:style-name="T3">" <text:line-break/><text:line-break/></text:span>報告指出：<text:span text:style-name="T3">"</text:span>大部份受訪員工均表明，曾經因為一點點微不足道的小錯誤或是動作太慢而遭到主管咆哮；除了辱罵之外，還包括實質處罰<text:span text:style-name="T3">"</text:span>。比方說，一位年僅<text:span text:style-name="T3">25</text:span>歲的富士康孫姓工程師<text:span text:style-name="T3"><text:s/>(Sun Danyung)</text:span>，在他從<text:span text:style-name="T3">12</text:span>樓跳樓自殺之前，在網上留言表示他一生從未被人如此羞辱過，並指控富士康主管簡直就像是一群黑幫份子。一連串跳樓自殺事件的第一位自殺者，年僅<text:span text:style-name="T3">19</text:span>歲，叫做<text:span text:style-name="T3">Ma Xianqian</text:span>，自殺前亦曾遭受公司霸凌，被公司強迫打掃廁所及洗地板做為一種羞辱性的處罰。<text:span text:style-name="T3"><text:s/><text:line-break/><text:line-break/></text:span>報告指出，富士康採取一種<text:span text:style-name="T3"><text:s/>"</text:span>記點制<text:span text:style-name="T3">"</text:span>，員工在工作上稍微犯了點錯，就會被記點，藉以任意扣減獎金。除了羞辱性處罰及咆哮辱罵和扣減獎金之外，還有一種處罰方式就是強迫員工罰寫<text:span text:style-name="T3"><text:s/>"</text:span>郭語錄<text:span text:style-name="T3">" </text:span>三百遍。<text:span text:style-name="T3"><text:s/><text:line-break/><text:line-break/></text:span>另外，還會要求員工在所有同事面前被公開羞辱痛罵，並強迫公開認錯，進行自我批判；或是在公告欄上發布，公告周知。報告指出，種種羞辱員工的方式，效法文革作法。<text:span text:style-name="T3"><text:s/><text:line-break/><text:line-break/></text:span>報告並列舉了數條<text:span text:style-name="T3"><text:s/>"</text:span>郭語錄<text:span text:style-name="T3">"</text:span>，例如：<text:span text:style-name="T3"><text:s/><text:line-break/><text:line-break/>"</text:span>嚴苛的工作環境就是一種好事。<text:span text:style-name="T3">" <text:line-break/><text:line-break/>"</text:span>研究你的對手。<text:span text:style-name="T3">" <text:line-break/><text:line-break/>"</text:span>饑餓的人，心裡想得特別清楚。<text:span text:style-name="T3">" <text:line-break/><text:line-break/>"</text:span>我的自信來自於我的努力和經驗。<text:span text:style-name="T3">" <text:line-break/><text:line-break/>"</text:span>我的信心絕不動搖，因為我相信我的能力。<text:span text:style-name="T3">" <text:line-break/><text:line-break/></text:span>報告指出，在富士康的軍事管理政策下，警衛往往對員工任意動粗，將近三成的人曾有過類似不愉快的羞辱經驗。例如有一名員工不慎踩踏公司草皮，旋即遭到警衛持電擊棒攻擊。有兩名員工，甚至遭到十多名警衛圍毆。第一位跳樓自殺的<text:span text:style-name="T3"><text:s/>Ma Xiangqian </text:span>身上發現多處毆傷，家屬要求調查死因真相，另一位自殺者身上亦發現毆打傷痕。<text:span text:style-name="T3"><text:s/><text:line-break/><text:line-break/></text:span>報告指出：更離譜的是，富士康竟然自成一局，獨立成一王國，廠內警衛竟凌駕於公安之上，具有自我管轄之<text:span text:style-name="T3"><text:s/>"</text:span>特別地位<text:span text:style-name="T3">"</text:span>，可任意執行<text:span text:style-name="T3"><text:s/>"</text:span>警察<text:span text:style-name="T3">" </text:span>勤務，而不接受真正警察前來<text:span text:style-name="T3"><text:s/>"</text:span>干涉內政<text:span text:style-name="T3">"</text:span>。即便你打<text:span text:style-name="T3">110</text:span>報案，電話竟然有可能轉接到廠內警衛處。<text:span text:style-name="T3"><text:s/><text:line-break/><text:line-break/></text:span>報告指出：跳樓自殺者並非每個人都成功死去，其中有一位<text:span text:style-name="T3">16</text:span>歲少女<text:span text:style-name="T3"><text:s/>Tian Yu </text:span>卻存活下來，但全身癱瘓。她的父親哭訴，<text:span text:style-name="T3">"</text:span>我女兒之企圖自殺，就是因為無法忍受富士康公司之軍事管理以及機構冷血文化和高壓工作環境<text:span text:style-name="T3">"</text:span>。少女的父親希望，<text:span text:style-name="T3">"</text:span>富士康應改變這樣一種管理方式<text:span text:style-name="T3">"</text:span>。<text:span text:style-name="T3"><text:s/><text:line-break/><text:line-break/>SACOM </text:span>於調查報告中要求富士康應面對現實，改變高壓冷血管理政策，光是透過所謂諮商並無法改變根本問題。<text:span text:style-name="T3"><text:s/><text:line-break/><text:line-break/>"</text:span>健康與安全問題充耳不聞<text:span text:style-name="T3"><text:s/>" <text:line-break/><text:line-break/></text:span>報告的另一章節<text:span text:style-name="T3"><text:s/>"</text:span>健康與安全<text:span text:style-name="T3">" </text:span>指出，根據中國法律，工作環境須提供員工有效防護設施，以預防職業災害或疾病，並應接受相關職災防護訓練。但是，富士康卻對此一法令充耳不聞。<text:span text:style-name="T3"><text:s/><text:line-break/><text:line-break/></text:span>例如，在武漢廠有三名員工相繼罹患血癌，當事人疑慮可能與工作上接觸苯有關，於是旋即辭職。報告指出，員工雖然配戴口罩，但根據兩岸三地幾所大學的一份聯合研究報告指出，一些員工仍然過度暴露在苯的有害環境中。此外，還有其它各種化學有害物質，但很明顯的是，相關防護訓練卻付之闕如。<text:span text:style-name="T3"><text:s/><text:line-break/><text:line-break/></text:span>尤有甚者，有些時候，連員工之基本防護配備例如護目鏡與手套也不提供，並且沒有相關健康檢查。跳樓自殺死者之一<text:span text:style-name="T3"><text:s/>Ma Xianqian </text:span>生前操作鑽孔作業，就是因此而導致雙手及眼角膜受傷，他生前曾表示：<text:span text:style-name="T3"><text:s/><text:line-break/><text:line-break/>"</text:span>我的工作單位是最艱辛的一個單位，充滿粉塵且十分酷熱，並需要極高精密度的工作技術，但是公司卻沒有提供任何防護配備給我們，就連口罩都得自己去申請才能拿到。這也是為何我們的單位離職率那麼高的原因，遠高於其它單位，公司卻始終不願幫員工進行體檢。<text:span text:style-name="T3">" <text:line-break/><text:line-break/></text:span>報告指出，富士康的獎金政策和昇遷，與單位裏頭之健康安全事件有關，因此，單位主管為了個人利益，往往隱瞞事實，明明是職業相關災害或疾病，卻被刻意掩蓋，並要求職災受害者須自行就醫，自行支付醫藥費，以規避應有之責任。<text:span text:style-name="T3"><text:s/><text:line-break/><text:line-break/>"</text:span>任意剝削學生<text:span text:style-name="T3">" <text:line-break/><text:line-break/></text:span>報告指出，為了節省成本，富士康非法僱用大量實習生。比方說，在廠區附近的一棟七層樓高之旅館，在某個暑假，竟然全部被老師們所租下。這些老師帶領學生前來<text:span text:style-name="T3"><text:s/>"</text:span>實習<text:span text:style-name="T3">"</text:span>。實習生精確人數不詳，但部份員工透露，總數佔了全體員工三分之一或甚至一半。<text:span text:style-name="T3"><text:s/><text:line-break/><text:line-break/></text:span>報告指出，富士康本身沒法找來為數十萬以上之龐大實習生充當廉價人力，而是透過省級政府協助，由數以百計的學校配合動員，強迫學生勞動。學生們表示，他們不得不服從，倘若不從將會被退學。報告更進一步精確指出各廠區與各單位之廉價實習生佔比，甚至高達一半以上。<text:span text:style-name="T3"><text:s/><text:line-break/><text:line-break/></text:span>報告指出，富士康惡劣之處在於任意剝削學生。依據中國各項法令，實習生必須受到更嚴格的保護與保障，並應以學習和教育為目標，而非充當公司廉價勞力。<text:span text:style-name="T3"><text:s/><text:line-break/><text:line-break/></text:span>中國法律並規定，實習生一天最高工作時數是八小時。但是，在富士康，廉價實習生卻完全就是被當成正式員工來使用，沒有一個學生能免於強迫超時工作與輪值夜班。而且，他們雖然被當成正式員工利用，卻完全沒有正式員工之法定勞動福利與權利保障，也沒有任何社會保險，並缺乏契約保護，只能任人宰割。實習生之工作內容，跟他們所學往往沒有關連，卻以<text:span text:style-name="T3"><text:s/>"</text:span>實習<text:span text:style-name="T3">" </text:span>為名，強制派遣，純粹充當廉價人力，任由公司剝削。<text:span text:style-name="T3"><text:s/><text:line-break/><text:line-break/>"</text:span>文革作風無處不在<text:span text:style-name="T3">" <text:line-break/><text:line-break/></text:span>報告指出，富士康的不人道軍事管理政策不但運用在工作場合，竟也延伸到宿舍。比方說，洗完澡不准在房間內吹乾頭髮，也不准超過晚上十一點半卻還沒返回寢室。一旦違規，就會被要求寫悔過書，並且連同違規者姓名、照片及工作號碼、工作證及悔過書，一併公告，藉以羞辱當事人，文革作風無處不在。<text:span text:style-name="T3"><text:s/><text:line-break/><text:line-break/></text:span>悔過書標準格式如下：<text:span text:style-name="T3">"</text:span>我叫什麼名字，我做錯了事，我保證絕不會再在房間內吹頭髮<text:span text:style-name="T3">"</text:span>。<text:span text:style-name="T3"><text:s/><text:line-break/><text:line-break/></text:span>報告指出，<text:span text:style-name="T3">"</text:span>只要是屬於富士康的區域，不管是工作單位、寢室宿舍、餐廳或販賣部等等，一概採取這類羞辱性的高壓軍事管理，使得員工不管是上班或下班都完全處於一種孤立、孤獨狀態，且無一刻喘息空間<text:span text:style-name="T3">"</text:span>。<text:span text:style-name="T3"><text:s/><text:line-break/><text:line-break/>"</text:span>所謂工會，專門圖利公司<text:span text:style-name="T3">" <text:line-break/><text:line-break/></text:span>報告指出，富士康副總裁曾表示公司普設工會組織。但是事實上，半數以上的受訪者表示根本不知道那是什麼東西，毫無功能，形同虛設。遇有勞資爭議或工作問題，員工也不會向工會求助，因為他們知道工會由公司所掌控，不會替勞工爭取權益。<text:span text:style-name="T3"><text:s/><text:line-break/><text:line-break/></text:span>富士康工會之荒腔走板，到了這樣一種肆無忌憚的程度：工會主席竟然是由專門為富士康擦脂抹粉的公關部主任<text:span text:style-name="T3"><text:s/>(</text:span>郭台銘的秘書<text:span text:style-name="T3">) </text:span>所擔任。員工自然也不可能相信這樣一種工會組織會替員工發聲，爭取應有權益。<text:span text:style-name="T3"><text:s/><text:line-break/><text:line-break/></text:span>一位受訪員工指出，<text:span text:style-name="T3">"</text:span>所謂工會，就是專門在替公司謀福利、做形象，比方說向員工募款賑災<text:span text:style-name="T3">"</text:span>。另一名員工則說：<text:span text:style-name="T3">"</text:span>工會純粹就是一種裝飾品，有時則是辦些團康活動或婚友配對聯誼。這些活動本身或許有一點舒壓效果，但是我們每天都已精疲力竭，怎麼可能還有體力搞那些活動？<text:span text:style-name="T3">" </text:span>更何況，被要求參與這些活動時，往往必須抽掉單位上十分之一的人力，但產能目標依舊不變，使得員工壓力更大，且無任何超時津貼。<text:span text:style-name="T3"><text:s/><text:line-break/><text:line-break/></text:span>在龍華廠區，有位受訪者表示：<text:span text:style-name="T3"><text:s/><text:line-break/><text:line-break/>"</text:span>曾經路過工會辦公室，發現裏面好多年輕貌美的女孩，混在一群資深主管當中嘻嘻哈哈，顯然那只是他們和年輕漂亮妹妹打情罵俏的地方，跟我們一般員工扯不上任何關係。工會有所謂緊急熱線，我曾打過一次電話，沒有人接聽。工會這些人基本上就是無事可幹。工會理當是公司與員工之間的溝通橋樑，但實際上卻只圖利公司，討好上司，以謀求個人昇遷<text:span text:style-name="T3">"</text:span>。<text:span text:style-name="T3"><text:s/><text:line-break/><text:line-break/>" </text:span>更多壓榨技巧<text:span text:style-name="T3"><text:s/>" <text:line-break/><text:line-break/></text:span>報告指出，富士康在集體跳樓自殺事件後，成立所謂<text:span text:style-name="T3"><text:s/>"</text:span>員工關懷中心<text:span text:style-name="T3">"</text:span>，關懷熱線電話是<text:span text:style-name="T3"><text:s/>#78585</text:span>，接受員工申訴心中不平。但曾經打過申訴熱線的一位受訪者表示，他的申訴電話竟然被轉接到他所申訴的對象手上，那位被申訴的主管於是就警告他說：<text:span text:style-name="T3">"</text:span>你既然已經申訴，那我就更不需要理你了<text:span text:style-name="T3">"</text:span>。<text:span text:style-name="T3"><text:s/><text:line-break/><text:line-break/></text:span>另一位員工也有類似遭遇，害得他被主管調離到更加惡劣的工作職務上。整個所謂關懷熱線，不但有可能轉接到主管手上，而且不允許匿名申訴，於是不但沒有減少員工壓力，反而給申訴者招來更不好或更不可測的後果。<text:span text:style-name="T3"><text:s/><text:line-break/><text:line-break/></text:span>報告結論指出，血汗工廠的特色就是充斥大量違法事證，例如違法扣減薪資、沒有替員工投保、工安事件頻傳等等。最近幾年，很多企業被迫改善以符合法律規定，為了<text:span text:style-name="T3"><text:s/>"</text:span>彌補<text:span text:style-name="T3">" </text:span>這些<text:span text:style-name="T3"><text:s/>"</text:span>損失<text:span text:style-name="T3">"</text:span>，於是就在管理上發展出更多壓榨技巧以提高產能，例如規定員工只能站著工作，或是把一項工作打散成各種細小步驟，不斷提高產能目標，或是發動員工彼此之間的競爭以爭取達標獎金等等，基本心態就是把員工當成機器使用。<text:span text:style-name="T3"><text:s/><text:line-break/><text:line-break/></text:span>報告總結：郭董的富士康集團，動用無數資源企圖辯護集體跳樓自殺事件，卻忽略其根本結構上的改革。<text:span text:style-name="T3"><text:s/><text:line-break/><text:line-break/></text:span>後敘：事物輕重<text:span text:style-name="T3"><text:s/><text:line-break/><text:line-break/></text:span>百忙之中，精疲力竭之餘，只能利用這兩天一點零碎時間匆匆做點摘要。我並不想在這事情上妖魔化郭台銘，畢竟一個人總有他的各種面向與角色，善惡非僅一端。再說，相較於一整個世界，郭氏企業不過滄海一粟，微不足道；郭董不只一個，而是千千萬萬個。郭的問題，無非也只是反映整個世界的某種根本問題，亦即各種形式的弱勢者總是遭到強勢一方的任意踐踏。<text:span text:style-name="T3"><text:s/><text:line-break/><text:line-break/></text:span>尤有甚者，相較於郭台銘所屬的美國勢力之長年在全世界到處姦殺擄掠、四處發動戰爭殺害千萬人，郭董企業的那一丁點惡行算得了什麼？<text:span text:style-name="T3"><text:s/><text:line-break/><text:line-break/></text:span>郭董的問題並不在於他的企業王國所製造的無數問題<text:span text:style-name="T3"><text:s/>"</text:span>本身<text:span text:style-name="T3">"</text:span>，而在於他根本毫無病識感，甚至以問題為榮，以之為傲，以為整人、傷人很有趣，很厲害，很有什麼<text:span text:style-name="T3"><text:s/>"</text:span>霸氣<text:span text:style-name="T3">"</text:span>。這樣一種為達目的不擇手段的價值觀與行事風格，事實上也充份反映在郭陣營對於韓國瑜所發動的一連串齷齪攻擊與陰暗抹黑及刻意混淆視聽。<text:span text:style-name="T3"><text:s/><text:line-break/><text:line-break/></text:span>在某個根本意義上，誰當總統並不重要，但是，人們究竟採用什麼樣的手段來達成目的卻極端重要。如果這仍顯得陳義過高，那麼，我們甚至不妨把基本道德原則再大幅往下調整。簡單說，你可以為惡，但你總不能好話說盡，壞事做絕。比方說，你不能一方面糟蹋員工，一方面卻又說你一心以員工為念；你不能一方面總是對人來陰的，奧步不斷，一方面卻又假裝是個正人君子，與被害者稱兄道弟。<text:span text:style-name="T3"><text:s/><text:line-break/><text:line-break/></text:span>我不免要想起那個年紀最小的跳樓自殺者，一個<text:span text:style-name="T3">16</text:span>歲聰慧乖巧的小女孩，受不了壓榨，從十幾層樓高，一縱而下，全身癱瘓。我沒有大約這個年紀的親人，但我有個<text:span text:style-name="T3">3</text:span>歲女兒，我能想像她有一天也會長大成為<text:span text:style-name="T3">16</text:span>歲少女。這樣一個美好生命，就這樣往下跳。你能夠不去想像這個畫面嗎？這事在你心裏頭激不起一點波瀾、引不起一點惆悵嗎？<text:span text:style-name="T3"><text:s/><text:line-break/><text:line-break/></text:span>在這場權力競逐的所謂總統大選或初選中，我常想到甘地的一句話，他說：<text:span text:style-name="T3">"The day the power of love overrules the love of power, the world will know peace." </text:span>倘若有一天，<text:span text:style-name="T3">"the power of love" </text:span>總算壓倒了<text:span text:style-name="T3"><text:s/>"the love of power"</text:span>，也許那才是一切政治、一切事業、一切作為的根本意義所在。<text:span text:style-name="T3"><text:s/><text:line-break/><text:line-break/></text:span>我想把甘地這句話送給韓國瑜，做為我對他的一種期待。但我知道我若這麼做，人們會以為我之批評郭台銘僅僅只是為了一場其實在某個重要意義上根本微不足道的所謂總統大選。<text:span text:style-name="T3"><text:s/><text:line-break/><text:line-break/></text:span>人的一生不過數十寒暑，但人之所見卻能千秋萬載，看見遙遠的將來；我們不可能僅僅只是看重一場選舉，就猶如我們不會看重江河九曲飛奔入海裏頭的一片落葉。落葉本身倘若擁有意義，那是因為它屬於一片海。這海理應是人性之善的永恆歸宿，而非權力文明的競逐總結。</text:p>
      <text:p text:style-name="P1"><text:span text:style-name="T1">鄭豐遠</text:span><text:s/>  |  2019.05.27 19:12   |   <text:a xlink:type="simple" xlink:href="http://palinfo.habago.org/Entry?Command=Information_PrintForum&amp;iPage=12#FORUM37486"><text:span text:style-name="T2">#</text:span></text:a></text:p>
      <text:p text:style-name="P2">貼兩個影片，關於中美貿易戰和華為危機。我對政治和經貿完全外行，種種分析其實無從判斷，中美一戰，誰輸誰𦢼我是覺得很難說，貼這些連結只是想說，同是華人，大陸人和台灣人實在太不相同了。同是華人，面對外侮，大陸人是充滿堅毅勇氣，團結一致，有隨時決一死戰的精神。台灣人則是無比軟弱，低聲下氣地讓人上下其手。<text:span text:style-name="T3"><text:s/><text:line-break/><text:line-break/></text:span>我很想問問台灣人，你難道不想像人家一樣充滿自信、昂首挺胸、不卑不亢地活在世上嗎<text:span text:style-name="T3">? </text:span>你難道喜歡永遠像現在一樣做美國人日本人的龜兒子嗎<text:span text:style-name="T3">? </text:span>這樣好受嗎<text:span text:style-name="T3">? <text:line-break/><text:line-break/></text:span>台灣人不是整天講什麼霸氣嗎<text:span text:style-name="T3">? </text:span>中國上下現在表現出來的態度，這不叫霸氣，什麼才叫霸氣<text:span text:style-name="T3">? <text:line-break/><text:line-break/></text:span>我們沒法以勝敗論英雄，但一種拼鬥精神是很重要的，特別是對我們華人而言。我看到中國同胞，經常感到佩服和慚愧，面對台灣同胞卻滿心無奈和不解。美日的殖民對這片土地的傷害實在太大，它摧毀了人活在世上一樣很重要的東西<text:span text:style-name="T3">: </text:span>尊嚴。<text:span text:style-name="T3"><text:s/><text:line-break/><text:line-break/></text:span>對於中美一戰，我仍然相信中國能勝出，至少能挺過，中國最終仍會成為重要的世界領袖，原因無他，因為我相信中國人的智慧和勇氣，我相信上天<text:span text:style-name="T3">; </text:span>神不會遺棄這樣一個良善的國家和文明。<text:span text:style-name="T3"><text:s/><text:line-break/><text:line-break/></text:span>【中美焦點】全面解析「金燦榮」關于中美博弈的三個斗爭焦點！｜時政快報｜<text:span text:style-name="T3"><text:s/><text:line-break/>https://youtu.be/92KkXFGa7ig <text:line-break/><text:line-break/></text:span>美国制裁！华<text:span text:style-name="T4">为能赢吗？【李自然说</text:span><text:span text:style-name="T3"><text:s/>vlog38</text:span>】<text:span text:style-name="T3"><text:s/><text:line-break/>https://www.youtube.com/watch?v=-nlRlUNAW0Y</text:span></text:p>
      <text:p text:style-name="P4"/>
      <text:p text:style-name="P1"><text:span text:style-name="T1">阿海</text:span><text:s/>  |  2019.05.27 01:57   |   <text:a xlink:type="simple" xlink:href="http://palinfo.habago.org/Entry?Command=Information_PrintForum&amp;iPage=13#FORUM37485"><text:span text:style-name="T2">#</text:span></text:a></text:p>
      <text:p text:style-name="P2">謝謝陳醫師描寫了那麽多郭。<text:span text:style-name="T3"><text:s/><text:line-break/></text:span>當郭宣布參選那刻，我心想完了，他超合大部份台灣人的胃口，發財夢，人生發財勝於一切。<text:span text:style-name="T3"><text:s/><text:line-break/></text:span>竟然還有個友人說，他相信只有郭可以整頓腐敗的國營事業或插官股的半民營企業。<text:span text:style-name="T3"><text:s/><text:line-break/></text:span>看目前態勢，我很悲觀的以為，他初選會勝出，大選也是。<text:span text:style-name="T3"><text:s/><text:line-break/><text:line-break/><text:line-break/><text:line-break/><text:line-break/></text:span></text:p>
      <text:p text:style-name="P1"><text:span text:style-name="T1">陳真</text:span><text:s/>  |  2019.05.26 13:02   |   <text:a xlink:type="simple" xlink:href="http://palinfo.habago.org/Entry?Command=Information_PrintForum&amp;iPage=13#FORUM37484"><text:span text:style-name="T2">#</text:span></text:a></text:p>
      <text:p text:style-name="P5">卡韓政變<text:span text:style-name="T3"><text:s/>(59)</text:span>：<text:span text:style-name="T3"><text:s/></text:span>愛與包容並非姑息養奸<text:span text:style-name="T3"><text:s/><text:line-break/><text:line-break/></text:span>陳真<text:span text:style-name="T3"><text:s/>2019. 05. 26. <text:line-break/><text:line-break/><text:line-break/></text:span>我已經很多天沒法看<text:span text:style-name="T3"><text:s/>"</text:span>新聞<text:span text:style-name="T3">"</text:span>，不看也罷，經常光看標題就煩，這就是台灣長年以來所謂偉大民主政治之例行作業：每天就是一堆人渣走狗，針對韓國瑜不斷抹黑抹黃、造謠、影射、栽贓，醜化，羞辱，無所不用其極。所有這一切下三濫的骯髒手段，幾乎全是郭台銘陣營所為。郭台銘主導這樣一種兩面手法及下駟對上駟。一方面自己對韓稱兄道弟，虛情假意以維持正面形象，騙取韓粉選票，另一方面則動員下屬拼命造謠抹黑抹黃，用我的卒，吃你的主帥，讓你回應也不是，不回應也不是。<text:span text:style-name="T3"><text:s/><text:line-break/><text:line-break/></text:span>不回應的話，人們會以為你默認了一切造謠指控；但你若回應的話，等於是做賤了自己，矮化了自己，每天被迫耗費無數精力和對方的走狗打架。<text:span text:style-name="T3">"</text:span>人跟狗打架<text:span text:style-name="T3">" </text:span>這事本身就是一種最大的醜化與丑化，讓你失去尊嚴，失去應有的格局與高度。<text:span text:style-name="T3"><text:s/><text:line-break/><text:line-break/></text:span>不知道各位煩不煩？我是真的很煩，常感覺住在這島上很痛苦，許多時候我真心希望祖國趕緊來解救水深火熱的台灣同胞，讓是非善惡回到它們應有的位置上，讓基本人性與理性得到一點安養生息。<text:span text:style-name="T3"><text:s/><text:line-break/><text:line-break/></text:span>郭台銘這為人處世的齷齪真是遠超乎我的想像，也許他就是靠這一套無恥的厚黑學在商場上進行掠奪。<text:span text:style-name="T3"><text:s/><text:line-break/><text:line-break/></text:span>韓國瑜會被四面八方的陰暗勢力醜化到何種地步，我不知道，但我知道兩件事：<text:span text:style-name="T3"><text:s/><text:line-break/><text:line-break/></text:span>一，所謂愛與包容，並不是姑息養奸，絕不要以為你的寬容或忍耐或以德報怨會使得不斷為惡的歹徒心軟。就算是甘地的<text:span text:style-name="T3"><text:s/>"</text:span>愛與非暴力<text:span text:style-name="T3">"</text:span>，也絕不是示弱，更非縱容。我勸韓國瑜應該放棄這樣一種錯誤妄想，理當以是非善惡為依歸，該怎麼打就怎麼打。<text:span text:style-name="T3"><text:s/><text:line-break/><text:line-break/></text:span>二，至於韓國瑜的支持者們，我也一樣要勸你們放棄所謂團結的幻想，天底下斷然沒有跟歹徒團結的道理，就算你想團結，事實上也絲毫不存在這個選項。比方說，就算郭台銘初選落敗，他也不會支持韓國瑜，而是會支持綠營，因為那才是他的核心利益所在。<text:span text:style-name="T3"><text:s/><text:line-break/>================ <text:line-break/></text:span>民進黨非吃素<text:span text:style-name="T3"><text:s/></text:span>韓若曖昧早被打死<text:span text:style-name="T3"><text:s/><text:line-break/><text:line-break/></text:span>林宏聰╱高雄報導<text:span text:style-name="T3"><text:s/><text:line-break/>2019</text:span>年<text:span text:style-name="T3">5</text:span>月<text:span text:style-name="T3">26</text:span>日<text:span text:style-name="T3"><text:s/><text:line-break/><text:line-break/></text:span>中國時報【林宏聰╱高雄報導】<text:span text:style-name="T3"><text:s/><text:line-break/><text:line-break/></text:span>綠媒董座爆料，檢調掌握韓國瑜<text:span text:style-name="T3">2</text:span>年前曾在新莊<text:span text:style-name="T3">1</text:span>位王姓女士家中過夜的錄影帶；對此，韓國瑜親信黃文財說，這名王女士是他介紹給韓國瑜的朋友，當時偶爾到王女家打麻將，「若韓有曖昧關係，去年選舉早就被民進黨翻出來打到死了！」<text:span text:style-name="T3"><text:s/><text:line-break/><text:line-break/></text:span>《美麗島電子報》董事長吳子嘉爆料，指檢調掌握韓國瑜任職北農總經理期間，在新北市新莊<text:span text:style-name="T3">1</text:span>位王姓女士住宅過夜的錄影畫面，還直指當時韓國瑜親信黃文財也在場，預告若國民黨提名韓國瑜，民進黨一定拿出來打。<text:span text:style-name="T3"><text:s/><text:line-break/><text:line-break/></text:span>黃文財<text:span text:style-name="T3">25</text:span>日接受本報專訪指出，這名王姓女子約<text:span text:style-name="T3">40</text:span>多歲，曾開過書店，也曾於媒體界從事業務工作，在韓國瑜到北農任職前，他就已經將王女介紹給韓國瑜認識，三五好友不時聚會，有時一起在王女家中打麻將、泡茶。<text:span text:style-name="T3"><text:s/><text:line-break/><text:line-break/></text:span>韓國瑜每次到王女家中，黃文財和另外幾位好友都同行，通常約在平日晚間，有時打麻將到凌晨<text:span text:style-name="T3">2</text:span>點多，黃便與韓一起離開，到萬華第一市場視察蔬果拍賣情形；有時他比較累提早走，韓國瑜留著繼續打，但皆有其他朋友在場。<text:span text:style-name="T3"><text:s/><text:line-break/><text:line-break/></text:span>黃文財說，<text:span text:style-name="T3">2017</text:span>年元月初，檢調開出<text:span text:style-name="T3">12</text:span>張搜索票，趁韓國瑜南下高雄開會時發動搜索，假如真有什麼問題，韓在高雄根本來不及反應，結果事後證實查無不法，甚至到王女家中搜索，證物是零，「假如真有曖昧關係，那時候早就曝光了！去年市長選舉韓國瑜聲勢起來時，民進黨怎可能不窮追猛打？」<text:span text:style-name="T3"><text:s/><text:line-break/><text:line-break/></text:span>「這明顯是有步驟的人格毀滅！」國民黨高雄市議員黃紹庭表示，先有中華大學講座教授杜紫宸在臉書影射性提及「包養小三、未婚子女、仍維持中的非婚男女關係」等字眼，接著名嘴又傳言檢調有韓到女子家中過夜的錄影帶，明眼人都看得出來這是抹黑、抹黃一貫招式。<text:span text:style-name="T3"><text:s/><text:line-break/><text:line-break/></text:span>黃紹庭說，就像先前韓國瑜被影射拿政治獻金，還言之鑿鑿說韓當場畫押，但現在相關證據也沒拿出來，他認為若有人證物證，大可直接拿出來，讓韓一槍斃命，別只是影射攻擊。<text:span text:style-name="T3"><text:s/><text:line-break/><text:line-break/>=================== <text:line-break/>6</text:span>成韓粉也挺郭董？趙少康被酸「富士康戰情室」<text:span text:style-name="T3"><text:s/><text:line-break/><text:line-break/>Yahoo</text:span>奇摩（綜合報導）<text:span text:style-name="T3"><text:s/><text:line-break/><text:line-break/>2019</text:span>年<text:span text:style-name="T3">5</text:span>月<text:span text:style-name="T3">26</text:span>日<text:span text:style-name="T3"><text:s/><text:line-break/><text:line-break/></text:span>國民黨總統初選因鴻海董事長郭台銘參戰，而造成原本力挺高雄市長韓國瑜的韓粉出現分裂，知名政論節目主持人趙少康更驚語預估有高達<text:span text:style-name="T3">6</text:span>成韓粉也挺郭，只挺韓不挺郭的約僅有<text:span text:style-name="T3">15</text:span>至<text:span text:style-name="T3">16</text:span>％，稱最後初選若非韓出線，這<text:span text:style-name="T3">6</text:span>成的人也會轉投郭，死忠韓粉得知怒嗆「想得美」、「把韓總、韓粉黑成這樣，最後還想要我們的票」？反酸趙根本就是「富士康戰情室」！</text:p>
      <text:p text:style-name="P1"><text:span text:style-name="T1">陳真</text:span><text:s/>  |  2019.05.25 03:05   |   <text:a xlink:type="simple" xlink:href="http://palinfo.habago.org/Entry?Command=Information_PrintForum&amp;iPage=13#FORUM37483"><text:span text:style-name="T2">#</text:span></text:a></text:p>
      <text:p text:style-name="P2">卡韓政變<text:span text:style-name="T3"><text:s/>(58)</text:span>：我真不敢相信我的眼睛<text:span text:style-name="T3"><text:s/><text:line-break/><text:line-break/></text:span>陳真<text:span text:style-name="T3"><text:s/>2019. 05. 25. <text:line-break/><text:line-break/><text:line-break/></text:span>蔡英文在上星期的<text:span text:style-name="T3"><text:s/>"</text:span>總統就職三周年<text:span text:style-name="T3">" </text:span>演講中提到，她很<text:span text:style-name="T3"><text:s/>"</text:span>心疼<text:span text:style-name="T3">" </text:span>勞工不能加班。郭台銘馬上炮轟蔡英文說：<text:span text:style-name="T3">"</text:span>台灣勞工需要的是加薪，不是加班<text:span text:style-name="T3">"</text:span>。當我看到這報導，真是不敢相信我的眼睛。<text:span text:style-name="T3"><text:s/><text:line-break/><text:line-break/></text:span>待會兒天亮就得搭車北上，今天要靜站。臨睡前，勉強再挖出點時間寫東西，沒法像過去寫那麼快了，因為我的眼睛這兩天出了點大麻煩，每天<text:span text:style-name="T3"><text:s/>"</text:span>雷電交加<text:span text:style-name="T3">"</text:span>，正緊急搶救視力中。我原本還以為是我看錯了，他媽的郭台銘居然會說出這種話？<text:span text:style-name="T3">"</text:span>台灣勞工需要的是加薪，不是加班<text:span text:style-name="T3">"</text:span>？？？？？真是很不可思議，他不是向來最喜歡強調勞工應該多多加班的嗎？<text:span text:style-name="T3"><text:s/><text:line-break/><text:line-break/></text:span>比方說，就在去年<text:span text:style-name="T3"><text:s/>(2018</text:span>年<text:span text:style-name="T3">) </text:span>六月中旬，美國的非營利組織「中國勞工觀察」（<text:span text:style-name="T3">China Labor Watch</text:span>）發表了一份將近一百頁的詳細報告，指證歷歷，揭露鴻海的湖南衡陽廠之工作環境惡劣，不但嚴重超時工作，而且為節省成本，非法雇用大量派遣工，低薪，訓練不足，違反中國法律。<text:span text:style-name="T3"><text:s/><text:line-break/><text:line-break/></text:span>「中國勞工觀察」這項調查費時甚久，在九個月的調查過程中發現，鴻海衡陽廠竟然有高達四成以上是派遣工，遠遠超過中國法律規定之<text:span text:style-name="T3">10%</text:span>上限。而且，這些非法派遣工之加班費僅以一般時薪給付，而非依照中國法律規定的一點五倍時薪。更誇張的是，每個月加班超過<text:span text:style-name="T3">100</text:span>個小時，遠超過中國法律規定之<text:span text:style-name="T3">36</text:span>小時，很多勞工甚至連續工作<text:span text:style-name="T3">14</text:span>天。<text:span text:style-name="T3"><text:s/><text:line-break/><text:line-break/></text:span>你知道郭台銘看到這份報告之後什麼反應嗎？他馬上破口大罵說中國政府規定之每個月<text:span text:style-name="T3">36</text:span>小時之加班上限根本是<text:span text:style-name="T3"><text:s/>"</text:span>不合時宜<text:span text:style-name="T3">"</text:span>，揚言要和中國政府溝通，讓員工多多加班。面對血汗工廠之各方指控，郭董向來<text:span text:style-name="T3"><text:s/>"</text:span>霸氣十足<text:span text:style-name="T3">"</text:span>，表明他根本沒在怕，甚至多次痛罵批評者是垃圾、走狗等等。<text:span text:style-name="T3"><text:s/><text:line-break/><text:line-break/></text:span>郭董有句名言說：<text:span text:style-name="T3">"</text:span>只要合法，血汗工廠有什麼不好？<text:span text:style-name="T3">" </text:span>問題是，他之所作所為不但非法，而且嚴重違法超標，只求利潤的最大化；甚至還很得意地說，很多人排隊搶著來應徵工作呢。<text:span text:style-name="T3"><text:s/><text:line-break/><text:line-break/></text:span>再舉個例，<text:span text:style-name="T3">2016</text:span>年的六、七月，台灣不是正吵著要不要恢復勞工的七天國定假日嗎？郭董也是跳出來開罵說休什麼假，<text:span text:style-name="T3">"</text:span>台灣勞工的假太多了<text:span text:style-name="T3">"</text:span>！他還說了些名言。他說：<text:span text:style-name="T3"><text:s/><text:line-break/><text:line-break/>"</text:span>這就跟小孩念書一樣，學校如果常常放假，當家長的一定很不開心，因為這樣的小孩以後不會有出息。如果每個人都想放假，都不想去煮飯洗碗，這樣真的好嗎？<text:span text:style-name="T3">" <text:line-break/><text:line-break/></text:span>我怕被郭台銘控告，所以我講這些全都是有憑有據，畢竟這些都只是不久之前的事，真想不到他竟然會跳出來<text:span text:style-name="T3"><text:s/>"</text:span>炮轟<text:span text:style-name="T3">" </text:span>蔡英文，居然會說<text:span text:style-name="T3"><text:s/>"</text:span>台灣勞工需要的是加薪，不是加班<text:span text:style-name="T3">"</text:span>。<text:span text:style-name="T3"><text:s/><text:line-break/><text:line-break/></text:span>我知道很多腦殘會被這混蛋所騙，我也很無奈，畢竟郭董關於勞工福利與權利之種種充滿強烈敵意之荒腔走板言論與違法行徑，簡直罄竹難書。別說加薪，許多時候連應有的薪資也要違法給付，遠低於合法工資。<text:span text:style-name="T3"><text:s/><text:line-break/><text:line-break/></text:span>再比方說，面對富士康十多名員工跳樓自殺以及數不清的違法爭議，美國非營利組織公平勞動協會<text:span text:style-name="T3"><text:s/>(Fair Labor Association) </text:span>在<text:span text:style-name="T3"><text:s/>2012</text:span>年<text:span text:style-name="T3">3</text:span>月發表一份詳細調查報告：<text:span text:style-name="T3"><text:s/><text:line-break/><text:line-break/>https://bit.ly/2M8H2Zu <text:line-break/><text:line-break/></text:span>這份報告其實相當避重就輕，因此招來國際上諸多批評，但它依然指出了富士康多達<text:span text:style-name="T3">50</text:span>幾項的違法行徑，包括嚴重超時工作<text:span text:style-name="T3"><text:s/>(</text:span>將近八成的員工違法超時加班<text:span text:style-name="T3">)</text:span>、技術性扣減應有之加班給付<text:span text:style-name="T3"><text:s/>(</text:span>例如讓你加班<text:span text:style-name="T3">29</text:span>分鐘，不滿半小時，你將一毛錢加班費也拿不到<text:span text:style-name="T3">)</text:span>，以及工作環境安全性不足，大多數員工對於己身之健康與基本安全感到憂慮，對於公司之所謂<text:span text:style-name="T3"><text:s/>"</text:span>安全與健康委員會<text:span text:style-name="T3">" </text:span>之存在與功能，幾乎一無所知。至於理應由工人組成之<text:span text:style-name="T3"><text:s/>"</text:span>工人委員會<text:span text:style-name="T3">"</text:span>，事實上卻是由公司一手掌控，形同虛設，八、九成的員工根本不知道這個組織的存在，並且不相信它能為員工謀福利爭權利。<text:span text:style-name="T3"><text:s/><text:line-break/><text:line-break/></text:span>這份報告，事實上已經相當程度美化了富士康<text:span text:style-name="T3"><text:s/>(</text:span>後續還有好幾份改進追蹤報告<text:span text:style-name="T3">)</text:span>。可是，當它一公佈時，<text:span text:style-name="T3">"</text:span>霸氣十足<text:span text:style-name="T3">" </text:span>的郭董仍然還是馬上大聲開嗆。他說：<text:span text:style-name="T3"><text:s/><text:line-break/><text:line-break/></text:span>「美國人也很奇怪，他老是找自己的<text:span text:style-name="T3"><text:s/>(</text:span>美國<text:span text:style-name="T3">) </text:span>公司麻煩。難道三星就沒有問題？如果我們對於任何員工有任何不合理的要求，老早員工就不會像現在<text:span text:style-name="T3"><text:s/>(</text:span>踴躍來應徵<text:span text:style-name="T3">)</text:span>，我們只要<text:span text:style-name="T3">1</text:span>個，都會來<text:span text:style-name="T3">3</text:span>個<text:span text:style-name="T3"><text:s/>(</text:span>應徵<text:span text:style-name="T3">)</text:span>。」對於血汗工廠的指控，郭董表示不在乎。<text:span text:style-name="T3"><text:s/><text:line-break/><text:line-break/></text:span>一個公司好壞是比較的，沒有最好，只有更好；沒有最爛，只有更爛。我相信，相對於其它許多公司，郭董的事業帝國應該算是<text:span text:style-name="T3"><text:s/>"</text:span>還不錯<text:span text:style-name="T3">" </text:span>的。問題是，你不能睜眼說瞎話。不合理就是不合理，不合法就是不合法，沒人性就是沒人性，你不能故意視而不見，更不能講一套做一套。如今為了選總統騙選票，居然連一些他過去所痛罵為垃圾人渣的言論與思維，如今卻反而成為他炮轟他人的漂亮說詞，真的是太無恥了，難道他真以為大家全是腦殘？隨便他唬弄？而我講的這些，其實不過滄海一粟。<text:span text:style-name="T3"><text:s/><text:line-break/><text:line-break/></text:span>看郭董為了選總統，諸多睜眼瞎話騙選票，我真不敢相信我的眼睛。這兩天眼睛出事，往後恐怕沒法多寫，只能盡量。仍然還是那句老話，路見不平，滑鼠相助。更讓我憤怒的是郭董陣營無數爪牙每天不斷造謠抹黑韓國瑜，真是卑鄙無恥到極點。我們就算面對一個仇人或大惡棍，也不該抹黑，更何況是面對自己的朋友或他所謂的<text:span text:style-name="T3"><text:s/>"</text:span>心目中的英雄<text:span text:style-name="T3">"</text:span>。<text:span text:style-name="T3"><text:s/><text:line-break/><text:line-break/></text:span>權位利益誘惑再大，政治再怎麼鬥爭，都不該泯滅良知，顛倒黑白，傷害無辜者。我知道，一個人打不過全面被掌控的媒體之造謠抹黑，一個人也打不過那麼多無恥爪牙與走狗，但一個人總有一個人的良知與義憤。<text:span text:style-name="T3"><text:s/><text:line-break/><text:line-break/></text:span>底下據說是富士康員工寫的一篇文章之摘錄，必讀。摘自芋傳媒：<text:span text:style-name="T3"><text:s/><text:line-break/><text:line-break/>https://taronews.tw/2019/05/22/348905/ <text:line-break/><text:line-break/>============== <text:line-break/></text:span>回顧富士康跳樓真相：百度上的員工證言<text:span text:style-name="T3"><text:s/><text:line-break/><text:line-break/>2019-05-22 <text:line-break/><text:line-break/></text:span>那些自稱學富五車的心理學家，心理醫生們，你們怎麼能理解感受到一個<text:span text:style-name="T3"><text:s/>25 </text:span>歲小夥被超時強制加班的痛苦？在高強度勞動環境中，每一個月每天站著工作<text:span text:style-name="T3"><text:s/>12 </text:span>小時白班，然後在下個月<text:span text:style-name="T3"><text:s/>12 </text:span>小時夜班，如此輪換<text:span text:style-name="T3"><text:s/>6 </text:span>個月，沒有一個禮拜天，沒有一個小時的<text:span text:style-name="T3"><text:s/>HOUR OFF</text:span>。我累了，我朋友周日來看我，不加班行嗎？不行！主管很堅定！這樣的日子包括了國慶節！<text:span text:style-name="T3"><text:s/><text:line-break/><text:line-break/></text:span>醒來在黑夜，入睡在黎明，請問這是人過的日子嗎？<text:span text:style-name="T3"><text:s/><text:line-break/><text:line-break/></text:span>我告訴你，人是可以走路睡覺的，邁著步子，邊走邊睡，走上幾步，睜隻眼睛瞟一眼，繼續邊走邊睡。<text:span text:style-name="T3"><text:s/><text:line-break/><text:line-break/></text:span>吃飯的時候，口裡含著飯，人卻睡著了，醒來再扒幾口。無論白班夜班，實在睏得受不了，去廁所里蹲著睡一會已經很享受了。不是我下班回家不睡覺，是太疲勞了，好不容易睡著，也睡不踏實，七八個小時後自動醒來，很睏，還想睡，但是實在睡不著，因為這是白天，我體內的生物鐘被顛倒了。即便是懶在床上也沒用，到時間還得去上班。也不是我睡眠環境不好，我在外面租房住，<text:span text:style-name="T3">FOXCONN </text:span>給房租補貼，聽起來很人性化吧，但我現在更願意貼錢給<text:span text:style-name="T3"><text:s/>FOXCONN </text:span>還我的健康，<text:span text:style-name="T3">DOUBLE PAY </text:span>也行，只要它能把帶給我的病根醫好！！！<text:span text:style-name="T3">(</text:span>中略<text:span text:style-name="T3">) <text:line-break/><text:line-break/></text:span>我鄙視心理學家，因為他們不會有連續<text:span text:style-name="T3"><text:s/>12 </text:span>小時夜班的經歷，他們怎麼能有應對這個心理陰暗的良藥呢？而這不過是<text:span text:style-name="T3"><text:s/>FOXCONN </text:span>的累，真正的苦和痛在後面。你們知道硫酸會腐蝕皮膚，那有沒有想過不戴任何手套把手浸到硫酸裡的滋味呢？此硫酸的濃度為<text:span text:style-name="T3"><text:s/>50%</text:span>！這種事我幹過多次，開始痛，後來皮膚起了應激反應角質層自動加厚，手變得很粗糙，沒那麼痛了。不是我要虐待自己，是<text:span text:style-name="T3"><text:s/>FOXCONN </text:span>生產線的料帶太快了，如果我按部就班搞好勞保再去幹活，我根本趕不上它的速度，完不成任務，主管就會過來。只有不採取任何保護幹活是最快的。<text:span text:style-name="T3"><text:s/><text:line-break/><text:line-break/></text:span>我的職位是電鍍工程師，帶<text:span text:style-name="T3"><text:s/>4 </text:span>名技術員，開<text:span text:style-name="T3"><text:s/>2 </text:span>條電鍍生產線，機器由我調，化學藥品由我添加，而我要添加的藥品不止硫酸，還有燒鹼，硫酸鎳，錫鉛藥水，這生產線上還有鈀鎳藥水，金氰化鉀溶液。慢著，金氰化鉀，對，金的氰化物，地球上最好的鍍金溶液載體，用氰化鉀合成。氰化鉀劇毒大家都知道了，所以只有處理這個鍍槽時我們是戴手套的。<text:span text:style-name="T3"><text:s/><text:line-break/><text:line-break/></text:span>但是因為皮膚接觸過鈀鎳藥水手就發黑，再接觸過錫鉛藥水手就發紅，然後這手就是紫一塊，紅一塊，黑一塊。我還不是最慘的，最慘的是部門裡的陳工程師，早晨在食堂伸手拿饅頭時，另一個女孩同時伸手拿了一個，結果女孩一瞥眼看見了這麼個黑手，嚇得尖叫一聲扔下饅頭落荒而逃，這陳工程師從此就成了大家的笑料，可這個故事我怎麼老覺得心酸。金氰化鉀我不想說太多，想想一公斤氰化鉀可以毒死<text:span text:style-name="T3"><text:s/>5 </text:span>萬人就夠了。錫鉛藥水，想要不含鉛的焊錫不是那麼容易的事，我的手接觸過太多的錫鉛藥水以致於多年後我不得不對即將出世的女兒提心弔膽，鉛中毒可不是鬧著玩的，而我接觸的鉛可是離子狀態。感謝上帝，女兒很健康！<text:span text:style-name="T3"><text:s/><text:line-break/><text:line-break/></text:span>算了吧，不想回憶太多過去的陳年往事。天無絕人之路，對絕大多數人來說，在富士康打工的確會很艱難，但別老想著跳樓。換一家，離開它就是了。<text:span text:style-name="T3"><text:s/><text:line-break/><text:line-break/></text:span>我自己就是個典型的例子。當初剛進<text:span text:style-name="T3"><text:s/>FOXCONN </text:span>的確很輕鬆，<text:span text:style-name="T3">OFFICE </text:span>裡坐著看文件，坐久了就被送去實驗室做分析。小課長不喜歡我，過了一段時間，直接發配我去了生產線，煉獄開始。<text:span text:style-name="T3"><text:s/><text:line-break/><text:line-break/></text:span>黑白顛倒的苦日子豪無預防地迎面而來，高強度工作量，天天加班，累，除了累還是累。心裡變得陰暗，沒有陽光，不知道出路在何方。<text:span text:style-name="T3"><text:s/><text:line-break/><text:line-break/></text:span>有一次，熱天正午，我午飯後換了工友，調好機器放好料帶，趁著空檔到門口的電風扇前的柱子那裡吹點風涼快一下，因為我汗透前胸，而電鍍車間因為很多溶液是加熱的，所以熱上加熱，只在辦公室有冷氣。剛站定還沒降溫，台灣籍的小課長推門進來，冷冷地盯了我一眼後去了辦公室，我知道他的意思，但我想明人不做暗事，我是吹風了，不用作假，仍站那裡等他進了辦公室才回自己的機台。<text:span text:style-name="T3"><text:s/><text:line-break/><text:line-break/></text:span>然後主管被叫進辦公室，出來後直接奔我而來，問了問，直接拔掉電源，扛著風扇就去了儲藏室。那一刻我的心特別涼，他媽的你是人我也是人，你專科我還電鍍本科呢，論年紀你也只比我大一點點。憑什麼你吹空調我連電扇都不能吹？你午休我上班又沒偷懶，我機器給你調得好好的，料帶也放著，憑什麼我就沒有涼快的權利，你不就是台灣人而我是大陸人嗎？<text:span text:style-name="T3"><text:s/><text:line-break/><text:line-break/></text:span>正是在<text:span text:style-name="T3"><text:s/>FOXCONN </text:span>的經歷，才讓我明白其實人天生就不是平等的，歧視是永遠存在的。<text:span text:style-name="T3">(</text:span>中略<text:span text:style-name="T3">) <text:line-break/><text:line-break/></text:span>其實<text:span text:style-name="T3"><text:s/>FOXCONN </text:span>的問題主要有倆個，強制加班問題，還有一個問題就是夜班。這倆問題看起來簡單，卻是郭台銘的利益核心所在。<text:span text:style-name="T3"><text:s/><text:line-break/><text:line-break/></text:span>強制加班沒有規定，但是這是不成文的規定。正常情況下應該<text:span text:style-name="T3"><text:s/>3 </text:span>班制，但<text:span text:style-name="T3"><text:s/>3 </text:span>班的用工成本會高於<text:span text:style-name="T3"><text:s/>2 </text:span>班。所以我的部門就基本沒實行過<text:span text:style-name="T3"><text:s/>3 </text:span>班制，<text:span text:style-name="T3">2 </text:span>班連軸轉。具體經濟賬你們自己算一下吧，不是郭台銘請不起工人，是選擇讓工人更累一點的<text:span text:style-name="T3"><text:s/>2 </text:span>班制更符合他的利益，<text:span text:style-name="T3">1.5 </text:span>倍加班費他可以付，但是因為工資基數很低，加班費也沒多少錢。<text:span text:style-name="T3"><text:s/><text:line-break/><text:line-break/></text:span>一旦訂單減少的時候，還可以很容易恢復到<text:span text:style-name="T3"><text:s/>2 </text:span>班工作的常態。工人少，管理成本就低。至於工人是否忍受<text:span text:style-name="T3"><text:s/>12 </text:span>小時一個月而去跳樓，那不是郭台銘的事。以前有個女記者不知道天高地厚報道了富士康的超時強制加班問題，郭台銘立即惱羞成怒，對該女記者提出<text:span text:style-name="T3"><text:s/>3000 </text:span>萬的訴訟，把女記者嚇傻了，他生氣的原因自明。其實同樣的生產廠房設備，郭台銘賺取的利潤是最高的，要不然代工廠那麼多，只有他做得最大。<text:span text:style-name="T3"><text:s/><text:line-break/><text:line-break/></text:span>還有夜班問題，想想吧，當<text:span text:style-name="T3"><text:s/>EPSON </text:span>的員工都<text:span text:style-name="T3"><text:s/>10</text:span>：<text:span text:style-name="T3">00 </text:span>下班睡覺，而<text:span text:style-name="T3"><text:s/>FOXCONN </text:span>依然生產不息，哪個創造的剩餘價值更大？夜班的問題影響主要是生理和心理的，<text:span text:style-name="T3">12</text:span>小時夜班，你的身體卻少陽光的滋潤，我那時累不說，而且心理真的很陰暗。就是悲觀，看不到自己的未來。而別人似乎都比我快樂。我受不了夜班，但是我發現有一部分人就沒事，也不會頭痛。<text:span text:style-name="T3"><text:s/><text:line-break/><text:line-break/></text:span>我不知道跳樓的是否因為這<text:span text:style-name="T3"><text:s/>2 </text:span>個原因的影響。<text:span text:style-name="T3"><text:s/><text:line-break/><text:line-break/></text:span>但我還真知道，在<text:span text:style-name="T3"><text:s/>FOXCONN </text:span>生產線上的，還真免不了強制加班和倒夜班，因為他的生產線一定是<text:span text:style-name="T3"><text:s/>24 </text:span>小時全開才利潤最大化。<text:span text:style-name="T3"><text:s/><text:line-break/><text:line-break/></text:span>沒有理由哪個員工永遠上白班，而別人就只上夜班，輪班是規定。<text:span text:style-name="T3"><text:s/><text:line-break/><text:line-break/></text:span>至於員工為何會忍受強制加班，我從自身的原因分析發現：那時的我初出茅廬，剛走上社會參加工作，聽話的慣性思維還在，生產任務在那裡擺著，主管在加班，我不加班即不被允許，道義上也似乎也說不過去，因為大家都加班，我不加班好像給別人造成不便。<text:span text:style-name="T3"><text:s/><text:line-break/><text:line-break/></text:span>剛出來的人，個人意識還沒崛起，對資本家的雇傭關系並沒清醒的認識。<text:span text:style-name="T3"><text:s/><text:line-break/><text:line-break/></text:span>受不了的，別跳樓，幹點別的也行。不要聽郭台銘忽悠，什麼感情問題，在深圳有感情問題的男男女女多去了，都跳樓了？別聽那些不要臉的專家忽悠：低於全國的自殺水平！那些專家都是重金聘請的！要不下次這種發錢的事靠邊站。郭台銘特迷信風水，據說，富士康總部之所以在龍華油松這個奇怪的地方，就是風水師勘察的結果！！那些記者也是，卧底的時候沒有真正到生產線上幹一個月夜班，然後看看自己的心理變化，就明白了。要是不明白，幹<text:span text:style-name="T3"><text:s/>3 </text:span>個月後看看不再年輕的自己會不會瘋掉？</text:p>
      <text:p text:style-name="P1"><text:span text:style-name="T1">陳真</text:span><text:s/>  |  2019.05.22 19:28   |   <text:a xlink:type="simple" xlink:href="http://palinfo.habago.org/Entry?Command=Information_PrintForum&amp;iPage=13#FORUM37482"><text:span text:style-name="T2">#</text:span></text:a></text:p>
      <text:p text:style-name="P5">卡韓政變<text:span text:style-name="T3"><text:s/>(57)</text:span>：<text:span text:style-name="T3"><text:s/></text:span>給郭台銘一點忠告<text:span text:style-name="T3"><text:s/><text:line-break/><text:line-break/></text:span>陳真<text:span text:style-name="T3"><text:s/>2019. 05. 22. <text:line-break/><text:line-break/><text:line-break/></text:span>力民，你有沒有想過，自己究竟想要表達什麼？你不覺得東一個說法西一段修辭五花八門很<text:span text:style-name="T3"><text:s/>"</text:span>多樣化<text:span text:style-name="T3">" </text:span>嗎？你是要說，郭董的血汗工廠還不夠血汗？為了謀取資方最大利益，所以應該更血汗一點？否則就會失去競爭力或是害老闆賠錢倒閉？而且，依你所見，根據張五常先生的說法<text:span text:style-name="T3"><text:s/>(</text:span>我不知道他是誰，也不打算花時間看他講什麼<text:span text:style-name="T3">)</text:span>，根本不應該制定最高工時，才能謀取勞工最大福利？這些就是你要表達的嗎？<text:span text:style-name="T3"><text:s/><text:line-break/><text:line-break/></text:span>郭董如果看到我們的對話，可能會以為我們在唱雙簧，由你做球來讓我損他。不過，他恐怕也沒法喊無辜，畢竟他的想法似乎基本上就是這樣，就如他自己所說：<text:span text:style-name="T3">"</text:span>只要合法，血汗工廠有什麼不好？<text:span text:style-name="T3">" <text:line-break/><text:line-break/></text:span>而我要說的是：一個廠區，這麼多人跳樓自殺，公司的檢討方式卻居然是怪罪死者原本就有病，或說死者貪圖撫恤金，或說他們自己有著什麼私人問題想尋死等等等，全推給死者及其家屬，這叫做檢討嗎？我記得去年修勞基法時，台灣也有個什麼老闆也是跳出來大罵說：<text:span text:style-name="T3">"</text:span>台灣根本沒有過勞死，是這些勞工本來就有病<text:span text:style-name="T3">"</text:span>。<text:span text:style-name="T3"><text:s/><text:line-break/><text:line-break/></text:span>諸如這類論調，其實就只是笑話，根本不值得批評，畢竟都已經<text:span text:style-name="T3">21</text:span>世紀了。我們今天之所以又提起這些笑話，是因為郭董似乎就是類似思維的代表人。他現在要選總統，嘴巴上一定會否認，一定會把勞動權及低薪與過勞問題講得很好聽，但是一個人的言行思維畢竟不是一朝一夕所能掩飾與調整。<text:span text:style-name="T3"><text:s/><text:line-break/><text:line-break/></text:span>以下列點回答：<text:span text:style-name="T3"><text:s/><text:line-break/><text:line-break/></text:span>問：以下是張五常談很大陸之前施行的很合乎「基本文明」的勞動基本法：<text:span text:style-name="T3"><text:s/><text:line-break/><text:line-break/>http://m.aisixiang.com/data/64007.html <text:line-break/><text:line-break/></text:span>答：與主題無關，跳過不理。<text:span text:style-name="T3"><text:s/><text:line-break/><text:line-break/></text:span>問：死者為大，但死者就是對的嗎？<text:span text:style-name="T3"><text:s/><text:line-break/><text:line-break/></text:span>答：聽不懂。死者哪裡錯了？<text:span text:style-name="T3"><text:s/><text:line-break/><text:line-break/></text:span>問：為何不能給富士康辯解機會？<text:span text:style-name="T3"><text:s/><text:line-break/><text:line-break/></text:span>答：富士康全身上下都是嘴巴，誰能制止他辯解？反倒是郭董及其企業對於外界批評，動輒威脅提告，所以我講話都很小心。<text:span text:style-name="T3"><text:s/><text:line-break/><text:line-break/></text:span>問：我們不追求叢林社會，但叢林社會才是這個世界的本質，企業在合法的遊戲規則下盡最大努力爭取獲利才是他的職責，善待員工只是招募人員的手段之一，台積電工作壓力之大眾所皆知，但是想進去工作的人又何曾少過？<text:span text:style-name="T3"><text:s/><text:line-break/><text:line-break/></text:span>答：我無言了。<text:span text:style-name="T3"><text:s/><text:line-break/><text:line-break/></text:span>問：慈善也是他爭取獲利的一種手段，如果慈善能獲利肯定有企業會去爭取，如果沒有企業去爭取，那恭喜你，你發現了一個賺錢機會。<text:span text:style-name="T3"><text:s/><text:line-break/><text:line-break/></text:span>答：完全聽不懂。<text:span text:style-name="T3"><text:s/><text:line-break/><text:line-break/></text:span>問：不合乎所謂「基本文明」企業應該讓他自動淘汰？這是個全球化的世界，你今天用一個「基本文明法」淘汰掉的企業，取代他的可能是日本韓國印度越南，而出現的大量失業人口只會拉低求職薪資，這就是用善意鋪成的地獄，工作需求減少，薪資價格下降，這就是最基本的經濟學。<text:span text:style-name="T3"><text:s/><text:line-break/><text:line-break/></text:span>答：我又無言了。好奇怪的<text:span text:style-name="T3"><text:s/>"</text:span>經濟學<text:span text:style-name="T3">"</text:span>。<text:span text:style-name="T3"><text:s/><text:line-break/><text:line-break/></text:span>問：基本文明該怎麼定義？<text:span text:style-name="T3"><text:s/><text:line-break/><text:line-break/></text:span>答：對於郭董來說，我把基本文明的標準大大降低，我只想跟他說：把人當人看，對人要有基本尊重，不要以為自己是動物園園長。<text:span text:style-name="T3"><text:s/><text:line-break/><text:line-break/></text:span>問：有些人為了賺錢不在乎工時壓力只為求得一家溫飽，剝奪這樣的人的求職選擇就是正義的嗎？<text:span text:style-name="T3"><text:s/><text:line-break/><text:line-break/></text:span>答：你的意思是反對過勞是不正義的嗎？<text:span text:style-name="T3"><text:s/><text:line-break/><text:line-break/></text:span>我房貸壓力很重，為求一家溫飽，我想要每天都值班，我可以每天不睡覺，或是徹夜守候值班室，再累我也要硬撐著給大家看病開藥或巡房，你覺得這樣是合理的嗎？<text:span text:style-name="T3"><text:s/><text:line-break/><text:line-break/></text:span>如果有人無法以一種合理且合乎基本生理健康的方式求取一家溫飽，那麼，國家就應負起責任，要不然繳稅是繳個碗糕？要不然選總統是選來做啥的？如果每個人都得如此狼狽爆肝地過活才能求取一家溫飽，那我們成立政府是要幹啥用的？<text:span text:style-name="T3"><text:s/><text:line-break/><text:line-break/></text:span>我講的這些，難道是什麼激進言論？它不過就是現代社會的一個基本常識不是嗎？強調血汗過勞之郭氏思維，應該坐時光機回到五百年前或一千年前去尋找看看有無認同者。<text:span text:style-name="T3"><text:s/><text:line-break/><text:line-break/></text:span>問：一個理論對就是對，錯就是錯，跟取幾瓢飲一點關係都沒有。<text:span text:style-name="T3"><text:s/><text:line-break/><text:line-break/></text:span>答：理解一種知識不可能只取一瓢飲，就好像你不可能光讀幾篇保健文章或醫學新知報導就能懂得醫學。讀醫學不需要什麼智商，但是即便是這麼容易學習的一門學科，也得耗費十幾年光陰，才能勉強懂得其中的一個分科。光是看兩篇文章就以為懂得醫學是很可笑的，任何學科基本上都一樣，如果你不先懂得一片海，事實上也不可能懂得其中乍看微不足道的一滴海水。<text:span text:style-name="T3"><text:s/><text:line-break/><text:line-break/></text:span>曾經有個學者，屬於某學科，跟哲學無關，但他對於西方哲學卻有著某種嚮往，一直找我談哲學。我努力想讓他明白自己的侷限，卻始終無法讓他產生病識感。<text:span text:style-name="T3"><text:s/><text:line-break/><text:line-break/></text:span>有一回，他看我在某文章中提到某個哲學觀念，幾天後，他竟然透過關鍵字去找出一篇文章，然後興沖沖地問我說我提到的那觀念是不是從那篇文章看到的？<text:span text:style-name="T3"><text:s/><text:line-break/><text:line-break/></text:span>我聽了，一陣暈眩，五雷轟頂七孔流血的感覺，天啊，這樣也能當學者？我很想跟他說，我提到的觀念不是從哪一篇文章看到，而是從閱讀了五千多本書及三萬篇論文中所產生的理解與心得。<text:span text:style-name="T3"><text:s/><text:line-break/><text:line-break/></text:span>那位學者對於哲學自以為是的理解，其實就好像外行人想要在專業意義上了解比方說神經生物學或人工智慧一樣，我只能勸他死了這條心。你儘管可以去讀些那方面的文章，或是讀些報導，聽聽通俗演講，但是那樣一種理解，差不多就好像一隻貓之理解一台電視機那樣膚淺。<text:span text:style-name="T3"><text:s/><text:line-break/><text:line-break/></text:span>當醫生<text:span text:style-name="T3">30</text:span>年了，卻總覺得對於大腦、心靈與神經系統等等似乎依舊所知無幾；至於稱得上懂的東西，也差不多幾句話就能講完。學術上，除了研究維根斯坦，對於<text:span text:style-name="T3"><text:s/>AI </text:span>也特別感興趣，常想著從神經生物學、認知科學及哲學和數學等等觀點上來看，到底我們是怎麼思考？常思考著究竟思考是怎麼一回事？有無可能被模擬？概念意義如何產生？<text:span text:style-name="T3">...</text:span>等等等，<text:span text:style-name="T3">20</text:span>年了，依然樂此不疲，但也沒能產生什麼具有重要性的想法。<text:span text:style-name="T3"><text:s/><text:line-break/><text:line-break/></text:span>但我知道這沒什麼好沮喪，至少我清楚知道自己的侷限，知道自己懂些什麼，不懂些什麼，因為我見識過大海，我明白大海之大。<text:span text:style-name="T3"><text:s/><text:line-break/><text:line-break/></text:span>至於我們現在談論的郭氏作風，對其提出批評之前，根本不需要先懂得任何一丁點知識，更不用說什麼經濟學了。<text:span text:style-name="T3"><text:s/><text:line-break/><text:line-break/></text:span>倒是郭台銘也許真的需要多讀點小說，看些電影，上幾堂課，或是找人多聊聊，虛心就教，看能不能變得文明些，對人、對生命多一點尊重與敬畏。</text:p>
      <text:p text:style-name="P1"><text:span text:style-name="T1">甄力民</text:span><text:s/>  |  2019.05.22 13:26   |   <text:a xlink:type="simple" xlink:href="http://palinfo.habago.org/Entry?Command=Information_PrintForum&amp;iPage=13#FORUM37481"><text:span text:style-name="T2">#</text:span></text:a></text:p>
      <text:p text:style-name="P2">以下是張五常談很大陸之前施行的很合乎「基本文明」的勞動基本法<text:span text:style-name="T3"><text:s/><text:line-break/>http://m.aisixiang.com/data/64007.html <text:line-break/><text:line-break/>1.</text:span>死者為大，但死者就是對的嗎？為何不能給富士康辯解機會？<text:span text:style-name="T3"><text:s/><text:line-break/><text:line-break/>2.</text:span>我們不追求叢林社會，但叢林社會才是這個世界的本質，企業在合法的遊戲規則下盡最大努力爭取獲利才是他的職責，善待員工只是招募人員的手段之一，台積電工作壓力之大眾所皆知，但是想進去工作的人又何曾少過？<text:span text:style-name="T3"><text:s/><text:line-break/><text:line-break/>3.</text:span>慈善也是他爭取獲利的一種手段，如果慈善能獲利肯定有企業會去爭取，如果沒有企業去爭取，那恭喜你，你發現了一個賺錢機會。<text:span text:style-name="T3"><text:s/><text:line-break/><text:line-break/>4.</text:span>不合乎所謂「基本文明」企業應該讓他自動淘汰？這是個全球化的世界，你今天用一個「基本文明法」淘汰掉的企業，取代他的可能是日本韓國印度越南，而出現的大量失業人口只會拉低求職薪資，這就是用善意鋪成的地獄，工作需求減少，薪資價格下降，這就是最基本的經濟學。<text:span text:style-name="T3"><text:s/><text:line-break/><text:line-break/>5.</text:span>基本文明該怎麼定義？有些人為了賺錢不在乎工時壓力只為求得一家溫飽，剝奪這樣的人的求職選擇就是正義的嗎？<text:span text:style-name="T3"><text:s/><text:line-break/><text:line-break/>6.</text:span>一個理論對就是對，錯就是錯，跟取幾瓢飲一點關係都沒有。</text:p>
      <text:p text:style-name="P1"><text:span text:style-name="T1">陳真</text:span><text:s/>  |  2019.05.22 11:02   |   <text:a xlink:type="simple" xlink:href="http://palinfo.habago.org/Entry?Command=Information_PrintForum&amp;iPage=13#FORUM37480"><text:span text:style-name="T2">#</text:span></text:a></text:p>
      <text:p text:style-name="P5">卡韓政變<text:span text:style-name="T3"><text:s/>(56)</text:span>：<text:span text:style-name="T3"><text:s/></text:span>郭董以為他是在養一群猴子嗎？<text:span text:style-name="T3"><text:s/><text:line-break/><text:line-break/></text:span>陳真<text:span text:style-name="T3"><text:s/>2019. 05. 22. <text:line-break/><text:line-break/><text:line-break/></text:span>這也是答客問。各位有意見請盡量公開發言，畢竟凡屬版面上這類文字，既然事關公眾，就沒必要竊竊私語。我沒有時間私下一個人應付千百人。<text:span text:style-name="T3"><text:s/><text:line-break/><text:line-break/></text:span>問：<text:span text:style-name="T3">https://bit.ly/2YDrRc0 <text:line-break/><text:line-break/></text:span>答：這個叫制式報告，官腔官調，推諉卸責，不知悔改，完全推給死者。問題出在高壓管理，講究績效，不把人當人。撫恤金是事件的果，不是因。<text:span text:style-name="T3"><text:s/><text:line-break/><text:line-break/></text:span>問：富士康的人走不了嗎？走得了的人能找到更好的工作機會？<text:span text:style-name="T3"><text:s/><text:line-break/><text:line-break/></text:span>答：問題在於經營者，不能一直往員工身上推，不能一直說愛來上班就來，不來是你家的事，也不能一直說有本事你就去找更好的工作啊。我們畢竟不是在追求一種叢林社會。<text:span text:style-name="T3"><text:s/><text:line-break/><text:line-break/></text:span>而且，所謂公司好壞比較，是比好的，要往上比，不要一直往下比。如果郭董考試只考了<text:span text:style-name="T3">20</text:span>分，面對質疑，就應虛心受教，自我檢討，看能不能進步到<text:span text:style-name="T3">30</text:span>分、<text:span text:style-name="T3">40</text:span>分，追求及格分數，而不是一直說有人考<text:span text:style-name="T3">0</text:span>分耶。<text:span text:style-name="T3"><text:s/><text:line-break/><text:line-break/></text:span>就算員工一時找不到更好的工作，也不代表郭氏企業這類檢討就是對的。所謂檢討，應該是檢討公司自己有沒有什麼問題，而不是一直檢討員工，一直說他們什麼<text:span text:style-name="T3"><text:s/>"</text:span>本來就腦子有病<text:span text:style-name="T3">"</text:span>，或說他們就是貪婪想要撫恤金。這不是檢討，這是卸責，這是羞辱死者。<text:span text:style-name="T3"><text:s/><text:line-break/><text:line-break/></text:span>而且，遇有外界批評，每每就揚言控告或大肆瘋狂謾罵，得意於自己的什麼霸氣外露。我看是小鳥蛋外露啦。<text:span text:style-name="T3"><text:s/><text:line-break/><text:line-break/></text:span>郭董的問題就是把企業當成個人帝國來經營，以為企業主本身就是主體，就是王，就是施捨者，老子愛怎麼幹就怎麼幹，不爽就請離開。這是上、上、上、上個世紀的經營思維。<text:span text:style-name="T3"><text:s/><text:line-break/><text:line-break/></text:span>問：我覺得我們現在談的這些，張五常已經研究的很清楚了。張五常是反對由法律或外人去規定最低工資或太細微的勞務規範<text:span text:style-name="T3"><text:s/>(</text:span>例如規範一天只能工作多久<text:span text:style-name="T3">)</text:span>，這才能真正提高人民的經濟福利。<text:span text:style-name="T3"><text:s/><text:line-break/><text:line-break/></text:span>答：這是上、上、上、上、上個世紀的思維。<text:span text:style-name="T3"><text:s/><text:line-break/><text:line-break/></text:span>問：我覺得我講這些你一定還是不認同，有太多東西我沒辦法全部都講完，我讀張五常的文章就跟讀你的文章一樣，看到一篇讀一篇，真正的經濟學跟正常人的直覺其實不一樣，了解這點就會知道什麼叫做「地獄是由善意鋪成的」。<text:span text:style-name="T3"><text:s/><text:line-break/><text:line-break/></text:span>答：這跟直覺扯不上任何關係，這些問題跟什麼經濟學也扯不上任何關係，這只是一些基本事實，也就是：經營者財大氣粗，推諉卸責，甚至把責任全推給死者。<text:span text:style-name="T3"><text:s/><text:line-break/><text:line-break/></text:span>了解一種知識應該全面，而不是一直講某人的什麼理論，然後套用在所有問題上。知識像個大海，只取一瓢飲是不夠的；以之為一切，更是荒唐。你知不知道經濟學有一千兩百五十多萬種理論？況且，這些跟什麼經濟學八竿子打不著一點邊。<text:span text:style-name="T3"><text:s/><text:line-break/><text:line-break/></text:span>問：你沒辦法讓這些人找到更好的工作機會，卻說拿自己的錢出來投資的老闆卸責，如果老闆照你說的去做而虧損的話，是誰來承受？如果是你的話，那我覺得你有資格做這樣的批評。<text:span text:style-name="T3"><text:s/><text:line-break/><text:line-break/></text:span>答：一個老闆，如果無法在滿足基本文明的勞動條件下仍然能獲利，而會虧損，那他當然就應該自己承受，並且應該讓他被淘汰，市場上總是有人可以取代他。不應該一直擔心老闆會虧損，卻完全不在乎員工的基本權益，甚至把一種權益問題或社會結構問題，變成員工的個人身心問題或能力問題。<text:span text:style-name="T3"><text:s/><text:line-break/><text:line-break/></text:span>問：郭台銘做這些或許並非心懷善意，但他的作法卻真的使幾十萬人的中國人生活改善，沒有郭台銘就沒有這一切。<text:span text:style-name="T3"><text:s/><text:line-break/><text:line-break/></text:span>答：我完全看不出來郭台銘對於中國人民的生活改善起了什麼值得一提的作用，我只看到他在中國崛起的過程中，成功掠奪了無數人的血汗與青春，乃至生命。這也許是某種必要之惡，但這個<text:span text:style-name="T3"><text:s/>"</text:span>惡<text:span text:style-name="T3">" </text:span>是可以透過反省與檢討而逐漸改善的，但是郭董卻始終強烈抗拒、敵視這類檢討，因為他的某種觀念屬於中古世紀，應該找來一部時光機，送他回去屬於他的年代。<text:span text:style-name="T3"><text:s/><text:line-break/><text:line-break/></text:span>但我倒是相信郭台銘在經營事業上的基本善意，就好像想當一個明君聖主那樣，但他自以為是的<text:span text:style-name="T3"><text:s/>"</text:span>善意<text:span text:style-name="T3">" </text:span>卻舖成了通往<text:span text:style-name="T3"><text:s/>"</text:span>地獄<text:span text:style-name="T3">" </text:span>之路，問題就在於他的基本文明觀念大有問題，好像是從中古世紀穿越時空出來似的。問題是，現在是<text:span text:style-name="T3">21</text:span>世紀，他不是君，不是王，不是什麼賞大家飯吃的聖主，他只是一個應該接受社會規範以符合基本勞動精神的事業主。<text:span text:style-name="T3"><text:s/><text:line-break/><text:line-break/></text:span>舉個例，前天<text:span text:style-name="T3">(5</text:span>月<text:span text:style-name="T3">19</text:span>日<text:span text:style-name="T3">)</text:span>，郭台銘到雲林從事參選活動，媒體報導如下：<text:span text:style-name="T3"><text:s/><text:line-break/><text:line-break/>"</text:span>郭台銘來到雲林，和農漁民大談農業，面對農民請求將來當總統要解決農產銷路問題時，郭台銘強調，未來解決台灣農產滯銷的問題，將比照他當兵時，司令官下命令叫大家天天吃香焦。他也將以此要求旗下所有員工，什麼農產品滯銷，就吃什麼，因為農業是台灣的根。<text:span text:style-name="T3">" <text:line-break/><text:line-break/></text:span>很荒唐吧？像不像是從上、上、上、上、上、上個世紀出來的人，我還以為是羅馬皇帝在發表救國救民的談話。<text:span text:style-name="T3"><text:s/><text:line-break/><text:line-break/></text:span>再說，郭董在台灣，鴻海的員工只有七千人，命令員工天天吃某種滯銷的水果蔬菜，這樣就能解決台灣的農產銷路問題？真的是完全腦殘不是嗎？這種程度的學生，老實說，就算給他補考的機會，也還是一樣只能得零分。<text:span text:style-name="T3"><text:s/><text:line-break/><text:line-break/></text:span>除了觀念可怕之外，郭董既然自以為是明君聖主，是什麼霸氣外露的總司令，他自然也就沒法把人當人看。他總以為是他賞飯給大家吃，因此才會講什麼<text:span text:style-name="T3"><text:s/>"</text:span>下令叫旗下員工，叫你吃什麼就吃什麼<text:span text:style-name="T3">"</text:span>。他以為他是在養一群猴子嗎？這樣的人，也許心性不壞，但是，別說當總統，就算請他管理一個小型動物園，我都不放心，能力太差，觀念荒唐，心態詭異。<text:span text:style-name="T3"><text:s/><text:line-break/><text:line-break/></text:span>至於說，一直強調郭董什麼幫助了中國幾十萬人生活改善，那就更無聊了。郭董也許改善了一些人的生活，但是哪一個大企業不是這樣？所以就統統都不能批評了嗎？甚至每個做奸犯科者，包括阿扁，也幫助了許多人啊。這就好像一個醫生告訴病人說你肝硬化末期，肺部嚴重發炎，血色素不足，腦子裏還積了水。這時候，卻有人跳出來幫腔說：<text:span text:style-name="T3">"</text:span>醫生！你這樣講就不公平了，人家頭髮烏溜溜，香噴噴，大大的眼睛，小小的嘴巴，翹翹的屁股，你都故意沒看到嗎？<text:span text:style-name="T3">" <text:line-break/><text:line-break/></text:span>問：我認同你對郭台銘言行的批評，但對企業管理上的批評其實是真的外行了。<text:span text:style-name="T3"><text:s/><text:line-break/><text:line-break/></text:span>我：我從沒談過什麼企業管理學，無所謂外不外行。一個人，看見某人正在家暴他的家人，打得家中妻小頭破血流，遍體鱗傷，於是忍不住批評說你怎麼這樣對待你的家人？！這時候，如果有人跳出來幫腔說：你對家庭倫理學與婚姻管理學太外行了。我想，他聽了恐怕也只能啞口無言。</text:p>
      <text:p text:style-name="P1"><text:span text:style-name="T1">陳真</text:span><text:s/>  |  2019.05.22 02:07   |   <text:a xlink:type="simple" xlink:href="http://palinfo.habago.org/Entry?Command=Information_PrintForum&amp;iPage=13#FORUM37479"><text:span text:style-name="T2">#</text:span></text:a></text:p>
      <text:p text:style-name="P2">卡韓政變<text:span text:style-name="T3"><text:s/>(55)</text:span>：<text:span text:style-name="T3"><text:s/></text:span>基本文明的發展方向<text:span text:style-name="T3"><text:s/><text:line-break/><text:line-break/></text:span>陳真<text:span text:style-name="T3"><text:s/>2019. 05. 22. <text:line-break/><text:line-break/><text:line-break/></text:span>時間零碎，同樣問題再接著回答。<text:span text:style-name="T3"><text:s/><text:line-break/><text:line-break/></text:span>問：大家都希望工作福利能越來越好，工作壓力能越來越小，所謂的勞動權或福利都不過是成本的一環，成本是商品競爭力的一部分，無視成本只要求權力福利等於喪失競爭力，等於失去工作機會，在想著老闆應該要吐利潤出來前，是不是應該比較一下英國老闆的利潤和郭台銘的利潤誰更有吐出來的空間？工作福利不好跟沒有工作何者更為悲慘？<text:span text:style-name="T3"><text:s/><text:line-break/><text:line-break/></text:span>答：依你的意思是：重視勞工權益將會導致成本增加，於是就喪失競爭力，接著公司或工廠就會倒閉，然後大家就失業了，所以我們不應該要求勞工權益。我相信就連郭董那個說<text:span text:style-name="T3"><text:s/>"</text:span>只要合法，血汗工廠有什麼不好？<text:span text:style-name="T3">" </text:span>的大土豪恐怕也不會同意你的看法，因為太遠離基本事實了。<text:span text:style-name="T3"><text:s/><text:line-break/><text:line-break/></text:span>勞工權當然不是成本的一部份，更不是一種商品。那實在是很詭異的想法，前所未聞，不但概念錯誤，同時也不合經驗事實。<text:span text:style-name="T3">"</text:span>權利<text:span text:style-name="T3">" (rights) </text:span>這東西既然都已經是一種權利地位了，那它又怎麼是一種商品或成本概念呢？權利是人與人之間一切活動、一切買賣、一切互動等等等之所以能夠成立的一個前提要件。<text:span text:style-name="T3"><text:s/><text:line-break/><text:line-break/></text:span>重視勞工權當然也不會喪失競爭力或倒閉，事實剛好相反，忽視員工權利者，反倒比較容易被市場淘汰。比方說，在英國，超商、百貨乃至銀行等等機構，其倫理規章<text:span text:style-name="T3"><text:s/>(ethical code)</text:span>，亦即員工福利與權利之規範等等，倘若引起社會大眾不滿，甚至可以影響高達三成以上的營業額。對待員工不好的公司，經常會遭到消費者的抵制，一旦抵制，或是遭到公部門裁罰或甚至被控告，公司的損失與處罰，甚至是難以承受的。因此，絕大多數大公司都不敢亂來，戰戰兢兢。很多跨國企業努力改善員工福利，並不是因為良心發現，而是因為它若不改善將危及其自身生存。<text:span text:style-name="T3"><text:s/><text:line-break/><text:line-break/></text:span>人的權利如此，動物權亦然。比方說市面上有兩種雞蛋，一種比較貴，因為是放牧飼養，讓雞在廣大空間隨便跑，一種比較便宜，把雞養在完全動彈不得的格子籠裏。而且，為了節省最大成本，空間極其狹窄到不能更狹窄，雞隻往往就一生站在原地不動，甚至經年累月之後，連雞腳都因此和鐵籠黏在一起，非常可悲。<text:span text:style-name="T3"><text:s/><text:line-break/><text:line-break/></text:span>前者雖然價格貴很多<text:span text:style-name="T3"><text:s/>(</text:span>因為成本很高<text:span text:style-name="T3">)</text:span>，卻能夠存活下來，我也都是買這一種。至於那些極度壓低成本的格子籠飼養場，根本拿不到訂單，漸漸就會失去競爭力，因為包括麥當勞、星巴克、好市多等等等，早已全都改用放牧雞蛋。台灣在這方面的進展是動作比較慢的，但也依然朝著放牧雞蛋的既定政策方向走。<text:span text:style-name="T3"><text:s/><text:line-break/><text:line-break/></text:span>比起歐洲，台灣的勞動權與勞工福利自然是相對比較落後的，但是，即便是郭董當總統，他就算再怎麼土豪，再怎麼蠻橫，事實上也不可能違逆這樣一種基本文明的發展方向，因為那是一種時代的潮流。世界所謂競爭力，是朝著這個方向走，而不是朝著什麼盡量打壓勞工權益的方向走。人類社會不可能在這些文明的基本面向上走回頭路。</text:p>
      <text:p text:style-name="P1"><text:span text:style-name="T1">陳真</text:span><text:s/>  |  2019.05.21 20:33   |   <text:a xlink:type="simple" xlink:href="http://palinfo.habago.org/Entry?Command=Information_PrintForum&amp;iPage=13#FORUM37478"><text:span text:style-name="T2">#</text:span></text:a></text:p>
      <text:p text:style-name="P5">卡韓政變<text:span text:style-name="T3"><text:s/>(54)</text:span>：事情是這樣理解的嗎？<text:span text:style-name="T3"><text:s/><text:line-break/><text:line-break/></text:span>陳真<text:span text:style-name="T3"><text:s/>2019. 05. 21. <text:line-break/><text:line-break/><text:line-break/></text:span>底下是答客問：<text:span text:style-name="T3"><text:s/><text:line-break/><text:line-break/></text:span>問：初步看了一下富士康白血病案，我覺得很難證明白血病是工作場所造成的，這幾個患者工作地點和性質據說是沒有相關性的，幾十萬人的廠區要找出這麼多的白血病患者其實並不難，換算比例其實沒有特別高，至於有人說工作場所味道很大有致癌化學藥劑，最後也沒有證據可以證明。<text:span text:style-name="T3"><text:s/><text:line-break/><text:line-break/></text:span>答：富士康的血癌問題，我沒研究，事實上外人也不可能研究。但是，所謂<text:span text:style-name="T3"><text:s/>"</text:span>患者工作地點和性質據說是沒有相關性的<text:span text:style-name="T3">" </text:span>這樣一種辯詞，毫無意義不是嗎？<text:span text:style-name="T3"><text:s/><text:line-break/><text:line-break/></text:span>至於所謂罹癌比例不高，更是毫無意義。某個醫院假設有兩千名員工，突然有幾名年輕醫護人員相繼罹患癌去世，究竟原因何在，當然得提高警覺，或是做些切實的研究，而不是去計算比例高不高，以之做為一種辯詞。<text:span text:style-name="T3"><text:s/><text:line-break/><text:line-break/></text:span>另外，所謂<text:span text:style-name="T3"><text:s/>"</text:span>沒有證據可以證明<text:span text:style-name="T3">" </text:span>某種相關性的意思，其實也等於說<text:span text:style-name="T3"><text:s/>"</text:span>沒有證據可以否定<text:span text:style-name="T3">"</text:span>。<text:span text:style-name="T3"><text:s/><text:line-break/><text:line-break/></text:span>人們對郭台銘的厭惡或反彈，並不是因為人們堅信某種罹癌的相關性，而是對其傲慢態度之難以恭維，特別是郭董對人之缺乏基本尊重。從許多例子可以看得出來，他可能是太有錢了，有錢到讓他總以為自己是帝王，高高在上，無法把人當人看。<text:span text:style-name="T3"><text:s/><text:line-break/><text:line-break/></text:span>問：富士康跳樓自殺在比例上也是不算高，<text:span text:style-name="T3">2017</text:span>年台灣有<text:span text:style-name="T3">3871</text:span>人自殺，台灣人口有<text:span text:style-name="T3">2300</text:span>萬人，等於是每一萬人有<text:span text:style-name="T3">1.6</text:span>人會自殺，富士康園區有四十萬人，照這樣粗糙的換算應該要有<text:span text:style-name="T3">65</text:span>人自殺，把這<text:span text:style-name="T3">12</text:span>個跳樓自殺的人都算在郭台銘頭上，是不是很奇怪？<text:span text:style-name="T3"><text:s/><text:line-break/><text:line-break/></text:span>答：劍橋大學有一萬多名師生，倘若每年比方說有<text:span text:style-name="T3">2</text:span>名學生自殺，依照你的說法，依照英國的自殺率，應當每年有<text:span text:style-name="T3">3</text:span>個人自殺才對，如今才死<text:span text:style-name="T3">2</text:span>個，算什麼呢？你真的覺得這樣一種理解事情的方式是合理的嗎？<text:span text:style-name="T3"><text:s/><text:line-break/><text:line-break/></text:span>我在劍橋待了十年，十年來，理當自殺死掉<text:span text:style-name="T3">30</text:span>多名師生才對，但事實上卻似乎一個也沒有。也就是說，應該沒有人會用這樣的方式去理解或辯解一個機構的自殺問題。<text:span text:style-name="T3"><text:s/><text:line-break/><text:line-break/></text:span>問：大家都希望工作福利能越來越好，工作壓力能越來越小，所謂的勞動權或福利都不過是成本的一環，成本是商品競爭力的一部分，無視成本只要求權力福利等於喪失競爭力，等於失去工作機會，在想著老闆應該要吐利潤出來前，是不是應該比較一下英國老闆的利潤和郭台銘的利潤誰更有吐出來的空間？工作福利不好跟沒有工作何者更為悲慘？<text:span text:style-name="T3"><text:s/><text:line-break/><text:line-break/></text:span>答：你的說法，真是讓我啞口無言了。你的意思是：郭台銘萬一當總統，我們就只能在<text:span text:style-name="T3"><text:s/>"</text:span>血汗工廠<text:span text:style-name="T3">" </text:span>及<text:span text:style-name="T3"><text:s/>"</text:span>失業<text:span text:style-name="T3">" </text:span>兩種悲慘處境之間二選一嗎？郭董的競爭力就是以犧牲勞工權利做為代價嗎？</text:p>
      <text:p text:style-name="P1"><text:span text:style-name="T1">陳真</text:span><text:s/>  |  2019.05.21 19:22   |   <text:a xlink:type="simple" xlink:href="http://palinfo.habago.org/Entry?Command=Information_PrintForum&amp;iPage=13#FORUM37477"><text:span text:style-name="T2">#</text:span></text:a></text:p>
      <text:p text:style-name="P2">卡韓政變<text:span text:style-name="T3"><text:s/>(53)</text:span>：<text:span text:style-name="T3"><text:s/></text:span>語言之微妙，一如人心<text:span text:style-name="T3"><text:s/><text:line-break/><text:line-break/></text:span>陳真<text:span text:style-name="T3"><text:s/>2019. 05. 21. <text:line-break/><text:line-break/><text:line-break/></text:span>我給這系列文章全取了標題，方便閱讀。百忙之中，利用零零碎碎的片段時間，從四月四號寫到現在，一共寫了九萬八千多字，寫完這篇就快湊上十萬了。這不是在幫韓國瑜助選，而是幫我自己，所謂路見不平，滑鼠相助。<text:span text:style-name="T3"><text:s/><text:line-break/><text:line-break/></text:span>不過，其實也助不了什麼，一來，我對人們的智商缺乏信心，二來，事物的原理終究還是比較重要，個案倒是其次。就跟學習數學一樣，我很少做例題，光用腦袋想著原理，就能把數學學好。所謂例題，只是同一原理底下的反覆現象。<text:span text:style-name="T3"><text:s/><text:line-break/><text:line-break/></text:span>今天，倘若抹黑者是韓國瑜，那麼，不管他的立場或政治路線是什麼，統統都不重要了，根本不值得支持。美德或品性，理當是一切所謂理想的基礎，我不相信一個卑鄙下流的人會帶來什麼美好的結果，因為天底下沒有人會使用齷齪手段去做好事。<text:span text:style-name="T3"><text:s/><text:line-break/><text:line-break/></text:span>我對語言很敏感，因為語言之微妙，一如人心；無論至善或至惡，往往就藏在那微妙之處。為何我說郭台銘是個人渣？因為，他不但使壞，而且搞兩面手法，讓下屬及周邊一堆爪牙不斷去抹黑韓國瑜，自己卻扮好人，跟韓稱兄道弟，而且還宣稱被他抹黑得臭不可聞的韓國瑜是他心目中的<text:span text:style-name="T3"><text:s/>"</text:span>英雄<text:span text:style-name="T3">"</text:span>；不但扮好人，甚至它媽的竟然還扮恩人，當起被他抹黑得一塌糊塗的韓國瑜之恩人。請問，天底下還有比這更卑劣的心機嗎？<text:span text:style-name="T3"><text:s/><text:line-break/><text:line-break/></text:span>關鍵就在於<text:span text:style-name="T3"><text:s/>"</text:span>認了<text:span text:style-name="T3">" </text:span>二字。郭台銘說他<text:span text:style-name="T3"><text:s/>"</text:span>認了<text:span text:style-name="T3">"</text:span>，他<text:span text:style-name="T3"><text:s/>"</text:span>承認<text:span text:style-name="T3">" </text:span>就是要出來<text:span text:style-name="T3"><text:s/>"</text:span>幫助<text:span text:style-name="T3">" </text:span>韓國瑜<text:span text:style-name="T3"><text:s/>"</text:span>解套<text:span text:style-name="T3">"</text:span>，讓他可以不用出來參選總統。各位聽懂這意思嗎？如果這事是用來整你，我想各位一定都馬上能聽懂，而且肯定恨得咬牙切齒。<text:span text:style-name="T3"><text:s/><text:line-break/><text:line-break/>"</text:span>認了<text:span text:style-name="T3">" </text:span>的意思是說，他和韓國瑜私下偷偷套好招，甚至讓人以為說不定是韓偷偷拜託郭出來參選，以便解救韓國瑜免於參選。這下終於<text:span text:style-name="T3"><text:s/>"</text:span>真相大白<text:span text:style-name="T3">"</text:span>，因為郭終於<text:span text:style-name="T3"><text:s/>"</text:span>認了<text:span text:style-name="T3">" </text:span>這事。<text:span text:style-name="T3"><text:s/><text:line-break/><text:line-break/></text:span>它媽的就算是人渣黨的奧步，也還不曾陰險下流到這種程度。郭搞生意也許很厲害，但絕非善類，太卑鄙了。這就好像一個歹徒，派人輪姦少女，並且把少女人格抹黑得一無是處，說是她自己不檢點，然後自己還假裝關懷，鼓勵少女，最後竟然還<text:span text:style-name="T3"><text:s/>"</text:span>認了<text:span text:style-name="T3">"</text:span>，承認是少女要求他來協助她走上正途。差不多就是這樣一個類比。我真是開了眼界。<text:span text:style-name="T3"><text:s/><text:line-break/><text:line-break/></text:span>我不能釋懷的是：究竟是一些什麼樣的人，竟然還會支持像郭台銘及柯文哲這樣一些好話說盡、壞事做絕的人？如果你不在乎這些善惡，他媽的那你到底是在乎一些什麼？</text:p>
      <text:p text:style-name="P1"><text:span text:style-name="T1">洋洋</text:span><text:s/>  |  2019.05.21 18:17   |   <text:a xlink:type="simple" xlink:href="http://palinfo.habago.org/Entry?Command=Information_PrintForum&amp;iPage=13#FORUM37476"><text:span text:style-name="T2">#</text:span></text:a></text:p>
      <text:p text:style-name="P6"><text:span text:style-name="T1">在美版知乎</text:span>Quora<text:span text:style-name="T1">上有人針對中國提出尖銳問題：</text:span><text:s/><text:line-break/><text:span text:style-name="T1">如果中國有那麼多錢給其他國家投資，為什麼不用這些錢來發展中國的貧困地區呢？</text:span><text:s/><text:line-break/><text:line-break/><text:span text:style-name="T1">有位英國劍橋大學的博士</text:span>Janus Dongye<text:span text:style-name="T1">，他回了篇長文，</text:span><text:s/><text:line-break/><text:span text:style-name="T1">首先就提問者過於寬泛模糊的概念</text:span>——<text:span text:style-name="T1">「中國貧困地區」，進行了探討。</text:span><text:s/><text:line-break/><text:line-break/><text:span text:style-name="T1">您指的中國哪個貧困地區？您能否舉出一個具體的案例，一個中國未開發或者忽視其發展的例子。</text:span><text:s/><text:line-break/><text:line-break/>Which poor part of China do you refer to? Can you give just one specific example that China has failed to developor ignored? <text:line-break/><text:line-break/><text:span text:style-name="T1">如果你不相信，不如讓我們從中國最貧困地區的情況看起。</text:span><text:s/><text:line-break/><text:line-break/>If you are not convinced, let us just look at the situations from the poorest part of China. <text:line-break/><text:line-break/>Janus Dongye<text:span text:style-name="T1">在維基百科上檢索到了中國各省、自治區人均（名義）</text:span>GDP<text:span text:style-name="T1">列表，挑出了排名倒數的四個省（自治區），作為討論範圍。</text:span><text:s/><text:line-break/><text:line-break/><text:span text:style-name="T1">文很精彩，圖多不便轉貼，請移駕</text:span><text:s/><text:line-break/><text:line-break/><text:span text:style-name="T1">連結如下</text:span><text:s/>: <text:line-break/>http://ex.chinadaily.com.cn/exchange/partners/77/rss/channel/cn/columns/32tlvc/stories/WS5ce34bf0a310e7f8b157dc28.html?tt_group_id=6693281631836307971 </text:p>
      <text:p text:style-name="P1"><text:span text:style-name="T1">陳真</text:span><text:s/>  |  2019.05.21 10:23   |   <text:a xlink:type="simple" xlink:href="http://palinfo.habago.org/Entry?Command=Information_PrintForum&amp;iPage=13#FORUM37475"><text:span text:style-name="T2">#</text:span></text:a></text:p>
      <text:p text:style-name="P2">卡韓政變<text:span text:style-name="T3"><text:s/>(52)</text:span>：必然性與一致性<text:span text:style-name="T3"><text:s/><text:line-break/><text:line-break/></text:span>陳真<text:span text:style-name="T3"><text:s/>2019. 05. 21. <text:line-break/><text:line-break/><text:line-break/></text:span>謝謝<text:span text:style-name="T3"><text:s/>qegg</text:span>，我已經把日期改了。對，日期很重要，三天前罵阿扁貪婪詐欺，無甚稀奇，三十年前罵阿扁奸詐狡猾禍國殃民，那就是一種洞見，洞察了人性。<text:span text:style-name="T3"><text:s/><text:line-break/><text:line-break/></text:span>我常覺得，哲學很像一種明日輓歌，人還沒死，但已經預見死亡將至，但它不同於氣象報告，畢竟它不是一種有關真假值的預測，而是一種必然為真的廢話，就好像<text:span text:style-name="T3"><text:s/>"1</text:span>終究得等於<text:span text:style-name="T3">1" </text:span>一樣，或是<text:span text:style-name="T3"><text:s/>"</text:span>我必然就是陳真<text:span text:style-name="T3">"</text:span>，我不需要等待驗證就能下結論。這無非就是一種邏輯，因為它沒法產生任何真理，而只具內在的必然性。<text:span text:style-name="T3"><text:s/><text:line-break/><text:line-break/></text:span>活的世界與邏輯無涉，扯不上關係，但活的世界同樣還是有一套法則，遵循某種<text:span text:style-name="T3"><text:s/>"</text:span>因果<text:span text:style-name="T3">" </text:span>規律，就像一種指示標誌，想往<text:span text:style-name="T3">A</text:span>，請往這邊走，想去<text:span text:style-name="T3">B</text:span>，請走那邊；想把頭髮弄乾淨，就去洗頭；想小便，就去尿尿<text:span text:style-name="T3">...</text:span>等等等，某個意義上也全是廢話，要不然也就稱不上法則了。<text:span text:style-name="T3"><text:s/><text:line-break/><text:line-break/></text:span>邏輯也好，經驗世界也罷，雖是廢話為本，但是要能夠看見等號的兩端倒也不容易，有些人看得近，有些看得遠。<text:span text:style-name="T3">E</text:span>倘若真的等於<text:span text:style-name="T3">MC</text:span>平方，那它其實也就是一句廢話，問題卻在於要能看見等號的兩端該擺上何種符號、命題，或是看見一個系統、一道數列究竟從何展開以及如何展開，並不容易。<text:span text:style-name="T3"><text:s/><text:line-break/><text:line-break/></text:span>現代社會，飛機、太空船全都不稀奇，但是那個最早想到<text:span text:style-name="T3"><text:s/>"</text:span>飛行<text:span text:style-name="T3">" </text:span>這件事的人，才是天才。<text:span text:style-name="T3">Alan Turing</text:span>如果還活著，說不定會對於電腦與<text:span text:style-name="T3">AI</text:span>的發展感到瞠目結舌，但是，在那一片荒蕪的年代，<text:span text:style-name="T3">Turing</text:span>就已經想到要把<text:span text:style-name="T3"><text:s/>"</text:span>思想<text:span text:style-name="T3">" </text:span>給運算化，這就不容易了。因為，一個嶄新概念的建立非常難，就好像建造一座特殊倉庫那樣。但是，一旦建立之後，其實就只是往倉庫裏堆東西、充實內容的<text:span text:style-name="T3"><text:s/>"</text:span>技術<text:span text:style-name="T3">" </text:span>問題，而非<text:span text:style-name="T3"><text:s/>"</text:span>結構<text:span text:style-name="T3">" </text:span>問題。<text:span text:style-name="T3"><text:s/><text:line-break/><text:line-break/></text:span>邏輯等式兩端，分毫不差，現實生活當然不可能如此<text:span text:style-name="T3"><text:s/>"</text:span>理想化<text:span text:style-name="T3">"</text:span>，不可能有所謂必然性，但是基本的一致性總該有，要是人渣黨或郭台銘、柯文哲之類的人創造一套語言，我看所有使用者都會精神錯亂，因為同一套話語，一下黑一下白，早上說東，下午很可能就變成西了。<text:span text:style-name="T3"><text:s/><text:line-break/><text:line-break/></text:span>比方說你看，柯文哲過去是阿扁的所謂醫療小組召集人，事實上醫個碗糕療，柯自己也公開說，<text:span text:style-name="T3">"</text:span>阿扁就是在裝病<text:span text:style-name="T3">"</text:span>。可是，不久之後，卻又說阿扁裝病裝到弄假成真<text:span text:style-name="T3"><text:s/>(</text:span>有可能嗎？<text:span text:style-name="T3">)</text:span>，現在已經變成一個<text:span text:style-name="T3"><text:s/>"</text:span>廢人<text:span text:style-name="T3">" </text:span>了。前些日子，在某個偏藍的場合，痛批阿扁有罪不抓去關，卻讓他四處趴趴走，破壞法紀，莫此為甚。<text:span text:style-name="T3"><text:s/><text:line-break/><text:line-break/></text:span>可是，居然才兩天後，和阿扁同台造勢，台北市政府浪費公帑幫阿扁出書，柯這下不說阿扁裝病了，也不再主張把阿扁抓回監獄，反而哽咽地說阿扁好可憐啊，為台灣人受苦啊，並指控馬英九把阿扁抓去坐牢，是在<text:span text:style-name="T3"><text:s/>"</text:span>侮辱我們台灣人<text:span text:style-name="T3">"</text:span>。<text:span text:style-name="T3"><text:s/><text:line-break/><text:line-break/></text:span>類似例子，舉不完。再比方說郭台銘，前天說台灣是中國不可分割的一部份，反對台灣獨立，居然兩天後就變了，變成兩國論，還說九二共識就是兩個中國。<text:span text:style-name="T3"><text:s/><text:line-break/><text:line-break/></text:span>別說選民代選首長，就算選個女婿或媳婦，如果對方講話總是這麼一回事，見人說人話，見鬼說鬼話，為了眼前利益不斷改變說法，完全缺乏基本的一致性，你會覺得這是一個可以信任的人嗎？<text:span text:style-name="T3"><text:s/><text:line-break/><text:line-break/></text:span>像郭、柯這兩個無恥政客，你若要詢問他們對於某件事的見解，恐怕前面得先加上個<text:span text:style-name="T3"><text:s/>"</text:span>時間<text:span text:style-name="T3">" </text:span>變項，而且這個時間短促到幾乎是以分鐘或秒來計算，上一秒鐘講這樣，下一秒鐘又會變了。人渣黨長年以來就是靠著這樣一種玩弄語言的手法，坐擁權位，吃香喝辣。</text:p>
      <text:p text:style-name="P4"/>
      <text:p text:style-name="P1"><text:span text:style-name="T1">黃明華</text:span><text:s/>  |  2019.05.21 10:17   |   <text:a xlink:type="simple" xlink:href="http://palinfo.habago.org/Entry?Command=Information_PrintForum&amp;iPage=14#FORUM37474"><text:span text:style-name="T2">#</text:span></text:a></text:p>
      <text:p text:style-name="P2">跟華為孟晚舟在加拿大被拘事件幾乎一模一樣<text:span text:style-name="T3"><text:s/>,</text:span>全世界頭號超級大流氓非美國莫屬<text:span text:style-name="T3"><text:s/><text:line-break/><text:line-break/></text:span>《美國陷阱》：司法部「隱秘的經濟戰爭」<text:span text:style-name="T3"><text:s/><text:line-break/>http://beyondnewsnet.com/20190218/44178/ <text:line-break/><text:line-break/></text:span>『<text:span text:style-name="T3"><text:s/><text:line-break/>2013</text:span>年<text:span text:style-name="T3">4</text:span>月<text:span text:style-name="T3">14</text:span>日，美國紐約肯尼迪國際機場，法國阿爾斯通公司國際銷售副總裁弗雷德里克<text:span text:style-name="T3">·</text:span>皮耶魯齊（<text:span text:style-name="T3">Frédéric Pierucci </text:span>），剛下飛機就被美國聯邦調查局探員逮捕。<text:span text:style-name="T3"><text:s/><text:line-break/><text:line-break/></text:span>作為跨國公司的高管，皮耶魯齊沒見識過這個場面，當時有點慌張。他呼叫了自己的直接上司，得到的答覆是公司會儘快把他弄出來。<text:span text:style-name="T3"><text:s/><text:line-break/><text:line-break/></text:span>但他萬萬沒想到，自己面臨的是長達數年的牢獄之災。<text:span text:style-name="T3"><text:s/><text:line-break/><text:line-break/></text:span>「橘黃色囚服穿在身上，鐵鏈環繞胸口，鐐銬加諸手腳。行走不便、呼吸困難。」<text:span text:style-name="T3"><text:s/><text:line-break/><text:line-break/></text:span>「突然，我成了動物<text:span text:style-name="T3">……</text:span>縛住手腳、如同困獸。」<text:span text:style-name="T3"><text:s/><text:line-break/><text:line-break/></text:span>成為困獸的不只是皮耶魯齊，還有阿爾斯通公司本身。這家享譽全球的軌道交通、電力設備和電力傳輸基礎設施領域的領先企業，由此栽了個大跟頭。<text:span text:style-name="T3"><text:s/><text:line-break/><text:line-break/></text:span>美國司法部指控皮耶魯齊涉嫌商業賄賂，並對阿爾斯通公司處以<text:span text:style-name="T3">7.72</text:span>億美元罰金；隨後，阿爾斯通的電力業務，也就是皮耶魯齊所在的業務板塊，被行業內的主要競爭對手，美國通用電氣公司收購。<text:span text:style-name="T3"><text:s/><text:line-break/><text:line-break/></text:span>皮耶魯齊直到<text:span text:style-name="T3">2018</text:span>年<text:span text:style-name="T3">9</text:span>月才恢復自由。回想自己的遭遇和公司的巨大變動，他發現這一切似乎並不簡單。<text:span text:style-name="T3"><text:s/><text:line-break/><text:line-break/>2019</text:span>年<text:span text:style-name="T3">1</text:span>月<text:span text:style-name="T3">16</text:span>日，皮耶魯齊的《美國陷阱》（<text:span text:style-name="T3">Le piège américain </text:span>）一書出版，披露其親身經歷與詳細分析，書的一開頭赫然寫着：「此書是關於隱秘的經濟戰爭。」<text:span text:style-name="T3"><text:s/><text:line-break/></text:span>』</text:p>
      <text:p text:style-name="P1">qegg   |  2019.05.20 21:16   |   <text:a xlink:type="simple" xlink:href="http://palinfo.habago.org/Entry?Command=Information_PrintForum&amp;iPage=14#FORUM37473"><text:span text:style-name="T2">#</text:span></text:a></text:p>
      <text:p text:style-name="P6"><text:span text:style-name="T1">董事长，</text:span><text:s/><text:line-break/><text:line-break/><text:span text:style-name="T1">今天才</text:span>520<text:span text:style-name="T1">，</text:span><text:span text:style-name="T4">为何署名都是</text:span>5/21<text:span text:style-name="T1">？</text:span><text:s/></text:p>
      <text:p text:style-name="P1"><text:span text:style-name="T1">陳真</text:span><text:s/>  |  2019.05.20 20:49   |   <text:a xlink:type="simple" xlink:href="http://palinfo.habago.org/Entry?Command=Information_PrintForum&amp;iPage=14#FORUM37472"><text:span text:style-name="T2">#</text:span></text:a></text:p>
      <text:p text:style-name="P2">卡韓政變<text:span text:style-name="T3"><text:s/>(51)</text:span>：笨到連這樣的基本常識都看不出來？<text:span text:style-name="T3"><text:s/><text:line-break/><text:line-break/></text:span>陳真<text:span text:style-name="T3"><text:s/>2019. 05. 20. <text:line-break/><text:line-break/><text:line-break/></text:span>我不太想說一些沒有絕對把握的事，因此，我不敢說郭台銘<text:span text:style-name="T3"><text:s/>"</text:span>絕對不會<text:span text:style-name="T3">" </text:span>當選總統。但我確信，他這樣一路下來，在美國的支持下，結合藍綠聯手不斷抹黑韓國瑜，他是完全有可能打死韓國瑜，消滅韓流的，重回親美抗中的既定路線。但是，他自己究竟選不選得上總統，我就不敢說了；我認為可能性趨近於零，但凡屬預測之事總是很難說絕對。<text:span text:style-name="T3"><text:s/><text:line-break/><text:line-break/></text:span>可以絕對確定的是：對於人渣黨來說，打郭易如反掌，因為他的道德爭議太多，隨手拈來全是黑資料。<text:span text:style-name="T3"><text:s/><text:line-break/><text:line-break/></text:span>更能絕對確定的是：打郭比打任何一個候選人都還容易，人渣黨幾乎是躺著選都能贏。套句唐湘龍的句型：只要郭台銘贏得初選，<text:span text:style-name="T3">2020</text:span>總統大選就結束了；不是人渣黨贏，就是比人渣黨還更加卑鄙的柯文哲贏。你從每天被萬箭穿心的人是誰，就能知道他們最不想要看到誰贏得國民黨初選。你從他們誇獎或假裝害怕的人是誰，就能知道他們最喜歡看到誰代表國民黨參選。<text:span text:style-name="T3"><text:s/><text:line-break/><text:line-break/></text:span>你看，人渣黨經常動不動就假裝說什麼<text:span text:style-name="T3"><text:s/>"</text:span>我們很擔心郭勝出，因為郭台銘比韓國瑜更難纏<text:span text:style-name="T3">"</text:span>，或是什麼<text:span text:style-name="T3"><text:s/>"</text:span>幾乎找不到郭台銘的弱點<text:span text:style-name="T3">" </text:span>等等鳥話，你就知道他們多麼希望郭能卡韓成功。你從他們透過網軍動員，瘋狂力挺郭台銘聲勢，就更能知道他們心裏的盤算。<text:span text:style-name="T3"><text:s/><text:line-break/><text:line-break/></text:span>這些都只是基本常識，我很懷疑真的會有選民笨到連這樣的基本常識都看不出來？還真以為郭台銘是什麼強棒？<text:span text:style-name="T3"><text:s/><text:line-break/><text:line-break/></text:span>政治人物及其外圍打手，當然會挺郭，因為有利可圖。而且，韓若勝出，所有國民黨傳統政客恐怕都得喪失政治生命。因此，政治人物勢必得為自己的利益放手一博，打死韓國瑜，消滅韓流。但是，一般人難道真的笨到看不出來藍綠聯手挺郭打韓的各自盤算？難道笨到還真以為郭是什麼強棒？難道還真不知道，郭若出線，很可能就是國民黨的告別式？<text:span text:style-name="T3"><text:s/><text:line-break/><text:line-break/></text:span>在可預見的將來，不太可能會有第二個韓國瑜了；錯過了這次機會，反對<text:span text:style-name="T3"><text:s/>"</text:span>舔美媚日仇中<text:span text:style-name="T3">" </text:span>的力量恐怕就直接打包了，人渣黨及其尾巴黨將繼續寄生島嶼，危害社會，不知何日方休。</text:p>
      <text:p text:style-name="P1"><text:span text:style-name="T1">陳真</text:span><text:s/>  |  2019.05.20 20:17   |   <text:a xlink:type="simple" xlink:href="http://palinfo.habago.org/Entry?Command=Information_PrintForum&amp;iPage=14#FORUM37471"><text:span text:style-name="T2">#</text:span></text:a></text:p>
      <text:p text:style-name="P5">卡韓政變<text:span text:style-name="T3"><text:s/>(50)</text:span>：我不是真韓粉<text:span text:style-name="T3"><text:s/><text:line-break/><text:line-break/></text:span>陳真<text:span text:style-name="T3"><text:s/>2019. 05. 20. <text:line-break/><text:line-break/><text:line-break/></text:span>我常有一種想法，也許不太政治正確，但這樣的想法經常浮現腦海。我常這麼想著：<text:span text:style-name="T3"><text:s/><text:line-break/><text:line-break/></text:span>何必管台灣人死活？在過去，國民黨威權高壓，動輒殺人關人，我們當然得跳出來反抗。但是，這年頭又沒有人禁止你如何如何，我何必為了眾人福祉反而讓自己遭受各種痛苦與傷害？人們喜歡自殘，那就去自殘啊，我就睜一眼閉一眼，甚至學習像大多數人那樣睜眼說瞎話，我何必當烏鴉？何必總是當烈士？何必給自己和家人招來一身禍？<text:span text:style-name="T3"><text:s/><text:line-break/><text:line-break/></text:span>我之所以講起這些，主要是想到韓國瑜。倘若他是我的親人，我應該會勸他罷手，別再想什麼<text:span text:style-name="T3"><text:s/>"</text:span>世上苦人多<text:span text:style-name="T3">"</text:span>，多想想你自己和你的家人吧。這島嶼就讓他爛，反正你也已經做了很多奉獻，夠了，別再那麼辛苦，別再往火坑裏跳，人渣成群結黨無所不用其極，是你應付不來的。<text:span text:style-name="T3"><text:s/><text:line-break/><text:line-break/></text:span>武俠小說的世界，英雄俠客總是有好報，一身神功，一統江湖，諸邪退散，眾人欽仰，美女爭相愛慕。但在現實世界，結局卻往往剛好相反，英雄總是被人們當狗熊糟蹋，人渣卻反而才是英雄。<text:span text:style-name="T3"><text:s/><text:line-break/><text:line-break/></text:span>要是現實世界都如小說世界之結局那般美好，那豈不是大家都要搶著當俠客了？誰還想當人渣？<text:span text:style-name="T3"><text:s/><text:line-break/><text:line-break/></text:span>當然，正因為現實世界的法則如此難堪，英雄俠客一詞於是也才有了它應有的價值。也就是說，正因為我知道善絕無善報<text:span text:style-name="T3"><text:s/>(</text:span>只會倒大霉<text:span text:style-name="T3">)</text:span>，惡才有善報，但我依然行善，那麼，善才具有了它應有的價值。倘若我知道善的結局是美女環繞，成為武林盟主，那誰會不想行善？誰會不想當俠客？<text:span text:style-name="T3"><text:s/><text:line-break/><text:line-break/></text:span>我很喜歡一部西洋鬼片叫<text:span text:style-name="T3"><text:s/>"</text:span>驅魔<text:span text:style-name="T3">"</text:span>，是部娛樂片，沒有什麼藝術價值，但我對於片中被惡魔附身的女主角之精神非常仰慕。在上帝的協助下，她終於可以擺脫惡魔附身的折磨，但是，當她有所選擇時，卻依然選擇了接受惡魔煉獄般的折磨。<text:span text:style-name="T3"><text:s/><text:line-break/><text:line-break/></text:span>我相信這就是宗教的精神，可是一般人卻很難做到，至少我是做不到，我們更不會希望自己的親人好友做到。我們通常都會希望自己的親友們最好不痛不癢不聞不問，一路無災無難到公卿。<text:span text:style-name="T3">(</text:span>現實世界已經從蘇軾的<text:span text:style-name="T3"><text:s/>"</text:span>愚且魯<text:span text:style-name="T3">"</text:span>，進化到奸且詐，一路心黑手辣下流齷齪，一路給大眾製造災難到公卿。<text:span text:style-name="T3">) <text:line-break/><text:line-break/></text:span>我若是真的韓粉，我會希望他每天吃飽睡好，每天開開心心。但我不是真韓粉，因此，許多時候，我就這麼想著：既然上天揀選了你韓國瑜，莫忘世上苦人多，你就勇敢把十字架揹到底吧。</text:p>
      <text:p text:style-name="P1"><text:span text:style-name="T1">陳真</text:span><text:s/>  |  2019.05.20 17:47   |   <text:a xlink:type="simple" xlink:href="http://palinfo.habago.org/Entry?Command=Information_PrintForum&amp;iPage=14#FORUM37470"><text:span text:style-name="T2">#</text:span></text:a></text:p>
      <text:p text:style-name="P2">卡韓政變<text:span text:style-name="T3">(49)</text:span>：寧可投給一隻蟑螂<text:span text:style-name="T3"><text:s/><text:line-break/><text:line-break/></text:span>陳真<text:span text:style-name="T3"><text:s/>2019. 05. 20. <text:line-break/><text:line-break/><text:line-break/></text:span>郭台銘的無恥程度，打破了我的想像，可以說是到了一種違反人性的等級；從今而後，我只能用人渣來形容這樣一個人，真是非常無恥：<text:span text:style-name="T3"><text:s/><text:line-break/><text:line-break/></text:span>一方面從同志背後開槍，沒打死，就改從正面轟大炮，叫囉嘍出來造謠抹黑什麼<text:span text:style-name="T3"><text:s/>"</text:span>四千萬疑雲<text:span text:style-name="T3">"</text:span>，什麼<text:span text:style-name="T3"><text:s/>"</text:span>詐騙集團<text:span text:style-name="T3">"</text:span>，讓下屬對韓國瑜一再進行人格謀殺，但自己卻扮起好人，對韓國瑜稱兄道弟。現在居然說他<text:span text:style-name="T3"><text:s/>"</text:span>認了<text:span text:style-name="T3">"</text:span>，<text:span text:style-name="T3">"</text:span>承認<text:span text:style-name="T3">" </text:span>他是為了幫助韓國瑜解套、讓他不用出來選總統，所以自己才出來選。它媽的，我真是沒見過天底下有這麼下三濫的人渣。<text:span text:style-name="T3"><text:s/><text:line-break/><text:line-break/></text:span>截至目前為止，不管是朱立倫或王金平，都還是保持君子之爭，不搞下流手段。但是郭台銘及吳敦義等人卻奧步不斷。<text:span text:style-name="T3"><text:s/><text:line-break/><text:line-break/></text:span>長年以來，對於島內政治我有個重要心得就是：你不可能透過任何道德勸說制止為惡。為惡者之所以為惡，要的就是某種權力或利益，因此，惟有當他面臨一旦為惡就反而更會失去他所想要的東西時，他才有可能停止為惡或減緩作惡。<text:span text:style-name="T3"><text:s/><text:line-break/><text:line-break/></text:span>反之，如果各種卑劣手段一再被證明有效，或是就算無效也不會給自己招來任何損失時，人渣有可能從政壇絕跡嗎？奧步有可能消失嗎？絕對不會。人渣只會越來越多，奧步只會不段推陳出新，層出不窮。到頭來，一般人民只會成為最大的受害者。<text:span text:style-name="T3"><text:s/><text:line-break/><text:line-break/></text:span>於是，島內所謂政治，幾乎等同於一種詐騙集團的勾當；所謂選舉，無非就是各種齷齪下流手段的展現，而這就是台灣二十幾年來所謂民主之真實樣貌；人們的生活一天比一天痛苦，未來一天比一天絕望，處境一天比一天荒唐，但人渣們卻一個比一個腦滿腸肥吃香喝辣，並且世代相傳，雞犬昇天，為所欲為，輕易就能掠奪億萬暴利。<text:span text:style-name="T3"><text:s/><text:line-break/><text:line-break/></text:span>請你告訴我，究竟台灣政壇還有多少人不是這樣？究竟還有幾人像韓國瑜那樣的拼命三郎，懷弱惜幼，不為己謀，心懷淑世利他的精神？這樣的一個百年罕見的良善政治人物，卻反而遭到來自藍綠四面八方的人渣的抹黑與糟蹋。<text:span text:style-name="T3"><text:s/><text:line-break/><text:line-break/></text:span>我能理解人渣們彷彿無底洞一般的貪婪慾望，但我不能理解的是人們淺碟般的智商，為何如此好騙？並且不管怎麼騙，不管騙幾次，永遠都會上當，甚且甘之如飴，高歌自讚說這就是偉大的民主。<text:span text:style-name="T3"><text:s/><text:line-break/><text:line-break/></text:span>韓國瑜能不能當總統或選總統，在某個意義上來說並不重要；更重要的是：倘若我們真心想要有個乾淨的政治文化，好為眾人謀取更好的長遠福祉，那麼，任何使用奧步或抹黑手段的人，都不應該投票給他們。寧可投給一隻蟑螂，也不要投給像人渣黨或郭台銘、柯文哲這樣的人。我們不可能一方面痛恨不良政治所帶來之巨大傷害，另一方面卻又支持一種劣幣逐良幣、奉行抹黑與奧步的齷齪政治文化。<text:span text:style-name="T3"><text:s/><text:line-break/><text:line-break/>=================== <text:line-break/></text:span>郭台銘認了！出來參選是為韓國瑜解套<text:span text:style-name="T3"><text:s/></text:span>幫高雄發大財<text:span text:style-name="T3"><text:s/><text:line-break/><text:line-break/>Yahoo</text:span>奇摩（即時新聞）<text:span text:style-name="T3"><text:s/><text:line-break/><text:line-break/>2019</text:span>年<text:span text:style-name="T3">5</text:span>月<text:span text:style-name="T3">20</text:span>日<text:span text:style-name="T3"><text:s/><text:line-break/><text:line-break/></text:span>投入中國國民黨總統初選的鴻海集團董事長郭台銘今天說，出來參選是為高雄市長韓國瑜解套，讓韓安心當市長。</text:p>
      <text:p text:style-name="P1"><text:span text:style-name="T1">陳真</text:span><text:s/>  |  2019.05.20 00:48   |   <text:a xlink:type="simple" xlink:href="http://palinfo.habago.org/Entry?Command=Information_PrintForum&amp;iPage=14#FORUM37469"><text:span text:style-name="T2">#</text:span></text:a></text:p>
      <text:p text:style-name="P5">卡韓政變<text:span text:style-name="T3">(48)</text:span>：人性的邪門<text:span text:style-name="T3"><text:s/><text:line-break/><text:line-break/></text:span>陳真<text:span text:style-name="T3"><text:s/>2019. 05. 20. <text:line-break/><text:line-break/><text:line-break/></text:span>黨外時期，也就是還沒有民進黨的時代，應該差不多是<text:span text:style-name="T3">1981-1982</text:span>年左右，距今<text:span text:style-name="T3">38</text:span>年，新潮流以邱義仁為首，發起一個批康運動，康就是康寧祥，也就是後來阿扁當總統時的國防部副部長及國家安全會議秘書長。不但批康，還給康寧祥掛上一個很難堪的綽號叫做<text:span text:style-name="T3"><text:s/>"</text:span>康放水<text:span text:style-name="T3">"</text:span>，把他打成所謂公職掛帥、議會路線的代表。<text:span text:style-name="T3"><text:s/><text:line-break/><text:line-break/>"</text:span>公職掛帥<text:span text:style-name="T3">" </text:span>一詞充滿貶意，亦即貪圖權位，缺乏理想，背離基層弱勢等等。把人打成這般不堪聞問的目的，當然就是要抬舉我方亦即<text:span text:style-name="T3"><text:s/>"</text:span>新潮流<text:span text:style-name="T3">" </text:span>之清高與理想性：基層的、群眾路線的、理論充沛的、體制外的、不謀權位的、與弱勢者永遠站在一起的，乃至於左派的、革命的、堅持理想永不妥協的<text:span text:style-name="T3">...</text:span>等等等。<text:span text:style-name="T3"><text:s/><text:line-break/><text:line-break/></text:span>後來，批判全面化，變成所謂<text:span text:style-name="T3"><text:s/>"</text:span>雞兔問題<text:span text:style-name="T3">" </text:span>路線之爭。雞就是公雞，代表戰鬥、理想、不妥協，兔就是兔女郎，兔寶寶，乖巧柔順，熱愛權位，取悅統治者。阿扁是雞方代表人，很不可思議吧。我就是在那段時期被扁所騙，成為<text:span text:style-name="T3"><text:s/>"</text:span>扁迷<text:span text:style-name="T3">"</text:span>。但是，阿扁出獄後不久，大約<text:span text:style-name="T3">1990</text:span>年之後，我就醒了，清楚地認清：高唱理想者竟然比他們所批判的對象還更加貪婪腐敗。我原本以為<text:span text:style-name="T3"><text:s/>"</text:span>動物農莊<text:span text:style-name="T3">" </text:span>只是小說的戲劇性描述手法，還真沒想到現實比小說還荒謬。<text:span text:style-name="T3"><text:s/><text:line-break/><text:line-break/></text:span>於是，我從<text:span text:style-name="T3">1990</text:span>年開始，就不斷寫文章批評阿扁，還給他取了個<text:span text:style-name="T3"><text:s/>"</text:span>天字第一號大壞蛋<text:span text:style-name="T3">" </text:span>的綽號，但是根本沒有人相信，反而大家都覺得我很莫名其妙，是不是發神經，怎麼會把一個如此充滿理想、為民打拼、犧牲奉獻、親民愛民、隨和親切、有魄力有理念的偉人<text:span text:style-name="T3"><text:s/>(</text:span>號稱台灣之子<text:span text:style-name="T3">) </text:span>給描述成一個心術不正、不擇手段的大惡棍？<text:span text:style-name="T3">(</text:span>阿扁精神的繼承人就是柯文哲。我知道各位不信，但總有一天你就會信。我指的不是貪污，而是行不由徑，不擇手段，毫無理想，缺乏基本善念。<text:span text:style-name="T3">) <text:line-break/><text:line-break/></text:span>人們對我指控阿扁感到十分不解，前後長達至少十年。很多人，包括記者，常想從我口中探出阿扁的什麼內幕，其實我什麼內幕也沒有。<text:span text:style-name="T3"><text:s/><text:line-break/><text:line-break/></text:span>我常阿扁舉這個例子，因為它能充份說明我們究竟應該如何評價一個人？絕不是看他有沒有前科，更不是看他的什麼能力或學經歷，也不是看他曾經做錯了哪些事或講錯哪些話，而是從他平常毫無稀奇之處的言行或是一些所謂小事來判斷。就如同在我對維根斯坦根本一無所知之時，僅僅因為他的一兩句話就整個世界因他而劇變。<text:span text:style-name="T3"><text:s/><text:line-break/><text:line-break/></text:span>這道理很簡單，因為：若不是那樣的人，絕無可能講出那樣的話，做出那樣的事。一句乍看平淡無奇的話，或某種表達方式，恰恰毫無掩飾地呈現一個人的真實樣貌，想裝也裝不來。我們的一言一行，隨時都會很誠實地透露出我們究竟是一個什麼樣的人，只是看你會不會看人而已。<text:span text:style-name="T3"><text:s/><text:line-break/><text:line-break/></text:span>我們沒有神那樣的慧眼，自然不可能多麼會看人，為人所欺在所難免。但是，無論是善或惡，當種種跡象如此明顯時，如果你還是無法看清楚一個人或一個團體之善惡，那就是你自己的問題了。就比方說，<text:span text:style-name="T3">20</text:span>年前，阿扁剛當總統，人渣黨剛執政時，被騙沒什麼，很正常。但是，如果經過<text:span text:style-name="T3">20</text:span>幾年的瘋狂貪婪及全然無法無天，吃相那麼難看，一切行為那麼卑鄙齷齪，如果你竟然還以為這是一個正直或正常的政黨而把票投給他們，那就只能怪你自己腦袋或人品大有問題了。<text:span text:style-name="T3"><text:s/><text:line-break/><text:line-break/></text:span>我之所以把這些寫過無數遍的東西再寫一遍，是因為吳敦義、蔡正元、楊秋興、唐湘龍等人抹黑韓國瑜所帶給我的一種人性上的衝擊。任何人當然都可以批評韓國瑜。我對他的各種批評之深入，恐怕更不是一般人能力所及。但是，批評和抹黑造謠是兩回事。比方說，你可以反對他參選總統，但你不能把一種與道德無關的東西故意扭曲成一種人格污點；你也不能昨天鼓勵韓國瑜參選，說好棒！救國救民非他莫屬！然後今天卻又對他之參選進行道德指控與人格抹黑，說若支持他就是喪失天良，就只因為你有了新歡<text:span text:style-name="T3">--</text:span>郭台銘。這不是為人之道，更非朋友之道。這就是心機。連這麼小的事，不過只是支持誰選個總統，居然也能使出這樣的心機。<text:span text:style-name="T3"><text:s/><text:line-break/><text:line-break/></text:span>台灣似乎經常在流行一些宮廷劇，我沒看過，但是據護士們說宮廷內鬥情節相當陰險。其實，當我看多了人事之陰暗，一般小說或戲劇那種屬於幼兒園大班的心機，很難讓我感到震撼。<text:span text:style-name="T3">Emir Kusturica</text:span>及費里尼常說藝術比生活大，夢境比現實還真實。這些話我基本上十分認同，但是，藝術必須到達某種境界，才有可能大於生活。如果要講陰險，我看過最陰險的橋段就是：<text:span text:style-name="T3"><text:s/><text:line-break/><text:line-break/></text:span>一，波蘭斯基的<text:span text:style-name="T3"><text:s/>"</text:span>失嬰記<text:span text:style-name="T3">"</text:span>，一堆八卦婆七言八舌很熱心地聊些日常瑣事。<text:span text:style-name="T3"><text:s/><text:line-break/><text:line-break/></text:span>二，<text:span text:style-name="T3">"</text:span>大法師<text:span text:style-name="T3">" </text:span>裡魔鬼當著大法師面前憑空打開抽屜，大法師問他說：<text:span text:style-name="T3">"</text:span>這是你打開的嗎？<text:span text:style-name="T3">" </text:span>魔鬼溫和隨性地點點頭。大法師說：<text:span text:style-name="T3">"</text:span>那你再打開一次給我看啊<text:span text:style-name="T3">"</text:span>。魔鬼依舊很溫和地說：<text:span text:style-name="T3">"in time"</text:span>，亦即到時候再看著辦。<text:span text:style-name="T3"><text:s/><text:line-break/><text:line-break/></text:span>我特別對於魔鬼的反應感到不寒而慄，還好一般人的心眼還沒有邪門陰沉到這個地步。</text:p>
      <text:p text:style-name="P1"><text:span text:style-name="T1">洋洋</text:span><text:s/>  |  2019.05.20 00:16   |   <text:a xlink:type="simple" xlink:href="http://palinfo.habago.org/Entry?Command=Information_PrintForum&amp;iPage=14#FORUM37468"><text:span text:style-name="T2">#</text:span></text:a></text:p>
      <text:p text:style-name="P7"><text:span text:style-name="T1">她在</text:span><text:span text:style-name="T3">1996</text:span><text:span text:style-name="T1">年加入華為，歷任工程師、高級工程師、總工程師、基礎上研分部部長、中研基礎部總監等，之後擔任海思半導體的研發部部長，成為華為董事會一員，地位堪比華為董事長任正非！</text:span><text:span text:style-name="T3"><text:s/><text:line-break/></text:span><text:span text:style-name="T1">她就是何庭波，海思的掌門人。</text:span><text:span text:style-name="T3"><text:s/><text:line-break/><text:line-break/></text:span><text:span text:style-name="T1">當年任正非跟她說，給妳</text:span><text:span text:style-name="T3">2</text:span><text:span text:style-name="T1">萬人每年４億美金，幫我研發晶片。</text:span><text:span text:style-name="T3">2005</text:span><text:span text:style-name="T1">年海思成立。當時華為每年的研發經費不過</text:span><text:span text:style-name="T3">10</text:span><text:span text:style-name="T1">億美金，員工</text:span><text:span text:style-name="T3">3</text:span><text:span text:style-name="T1">萬人。</text:span><text:span text:style-name="T3"><text:s/><text:line-break/>' <text:line-break/></text:span><text:span text:style-name="T1">我以為海思只是做華為手機的核心晶片</text:span><text:span text:style-name="T3">--</text:span><text:span text:style-name="T1">麒麟，直到這封公開信，才知道原來華為產品裡用到的美國晶片，海思都要自研一份，然後鎖進保險櫃裡。</text:span><text:span text:style-name="T3"><text:s/><text:line-break/></text:span><text:span text:style-name="T1">海思工程師的心情是苦悶的，這是一支伏兵，一生的心血可能永遠不見天日。</text:span><text:span text:style-name="T3"><text:s/><text:line-break/><text:line-break/></text:span><text:span text:style-name="T1">佩服任先生的遠見</text:span><text:span text:style-name="T3"><text:s/><text:line-break/></text:span><text:span text:style-name="T1">終於等到這歷史轉折的一刻</text:span><text:span text:style-name="T3"><text:s/><text:line-break/>' <text:line-break/>2019</text:span><text:span text:style-name="T1">年</text:span><text:span text:style-name="T3">5</text:span><text:span text:style-name="T1">月</text:span><text:span text:style-name="T3">17</text:span><text:span text:style-name="T1">日凌晨，海思总裁何庭波发表了一封全</text:span>员信。<text:span text:style-name="T3"><text:s/><text:line-break/></text:span><text:span text:style-name="T1">何庭波内部全</text:span>员信全文：<text:span text:style-name="T3"><text:s/><text:line-break/><text:line-break/></text:span><text:span text:style-name="T1">尊敬的海思全体同事</text:span>们：<text:span text:style-name="T3"><text:s/><text:line-break/></text:span><text:span text:style-name="T1">此刻，估</text:span>计您已得知华为被列入美国商务部工业和安全局（<text:span text:style-name="T3">BIS</text:span><text:span text:style-name="T1">）的实体名单（</text:span><text:span text:style-name="T3">entity list</text:span><text:span text:style-name="T1">）。</text:span><text:span text:style-name="T3"><text:s/><text:line-break/></text:span><text:span text:style-name="T1">多年前，还是云淡风</text:span>轻的季节，公司做出了极限生存的假设，预计有一天，所有美国的先进芯片和技术将不可获得，而华为仍将持续为客户服务。为了这个以为永远不会发生的假设，数千海思儿女，走上了科技史上最为悲壮的长征，为公司的生存打造<text:span text:style-name="T3">“</text:span><text:span text:style-name="T1">备胎</text:span><text:span text:style-name="T3">”</text:span><text:span text:style-name="T1">。数千个日夜中，我</text:span>们星夜兼程，艰苦前行。华为的产品领域是如此广阔，所用技术与器件是如此多元，面对数以千计的科技难题，我们无数次失败过，困惑过，但是从来没有放弃过。<text:span text:style-name="T3"><text:s/><text:line-break/></text:span><text:span text:style-name="T1">后</text:span>来的年头里，当我们逐步走出迷茫，看到希望，又难免一丝丝失落和不甘，担心许多芯片永远不会被启用，成为一直压在保密柜里面的备胎。<text:span text:style-name="T3"><text:s/><text:line-break/></text:span><text:span text:style-name="T1">今天，命运的年轮</text:span>转到这个极限而黑暗的时刻，超级大国毫不留情地中断全球合作的技术与产业体系，做出了最疯狂的决定，在毫无依据的条件下，把华为公司放入了实体名单。<text:span text:style-name="T3"><text:s/><text:line-break/></text:span><text:span text:style-name="T1">今天，是历史的选</text:span>择，所有我们曾经打造的备胎，一夜之间全部转<text:span text:style-name="T3">“</text:span><text:span text:style-name="T1">正</text:span><text:span text:style-name="T3">”</text:span><text:span text:style-name="T1">！多年心血，在一夜之间兑</text:span>现为公司对于客户持续服务的承诺。是的，这些努力，已经连成一片，挽狂澜于既倒，确保了公司大部分产品的战略安全，大部分产品的连续供应！今天，这个至暗的日子，是每一位海思的平凡儿女成为时代英雄的日子！<text:span text:style-name="T3"><text:s/><text:line-break/></text:span><text:span text:style-name="T1">华</text:span>为立志，将数字世界带给每个人、每个家庭、每个组织，构建万物互联的智能世界，我们仍将如此。今后，为实现这一理想，我们不仅要保持开放创新，更要实现科技自立！今后的路，不会再有另一个十年来打造备胎然后再换胎了，缓冲区已经消失，每一个新产品一出生，将必须同步<text:span text:style-name="T3">“</text:span><text:span text:style-name="T1">科技自立</text:span><text:span text:style-name="T3">"</text:span><text:span text:style-name="T1">的方案。</text:span><text:span text:style-name="T3"><text:s/><text:line-break/></text:span><text:span text:style-name="T1">前路更</text:span>为艰辛，我们将以勇气、智慧和毅力，在极限施压下挺直脊梁，奋力前行！滔天巨浪方显英雄本色，艰难困苦铸造诺亚方舟。<text:span text:style-name="T3"><text:s/><text:line-break/></text:span><text:span text:style-name="T1">何庭波</text:span><text:span text:style-name="T3"><text:s/><text:line-break/>2019</text:span><text:span text:style-name="T1">年</text:span><text:span text:style-name="T3">5</text:span><text:span text:style-name="T1">月</text:span><text:span text:style-name="T3">17</text:span><text:span text:style-name="T1">日凌晨。</text:span><text:span text:style-name="T3"><text:s/><text:line-break/>' <text:line-break/></text:span><text:span text:style-name="T1">華為雖然早有準備，但能在</text:span><text:span text:style-name="T3">3</text:span><text:span text:style-name="T1">、</text:span><text:span text:style-name="T3">5</text:span><text:span text:style-name="T1">年內度過難關已經是很了不起。估計華為會重新檢視產品，保住重點項目，避免多面作戰，等待時機再起。</text:span><text:span text:style-name="T3"><text:s/><text:line-break/></text:span><text:span text:style-name="T1">只要挺得住，美國的霸權就是日薄西山的紙老虎。</text:span><text:span text:style-name="T3"><text:s/><text:line-break/></text:span><text:span text:style-name="T1">想想曾經也被西方抵制的空間站、衛星導航、超級計算機、潛盾機</text:span><text:span text:style-name="T3">...</text:span><text:span text:style-name="T1">如今都是祖國的強項。</text:span><text:span text:style-name="T3"><text:s/><text:line-break/></text:span><text:span text:style-name="T1">華為中華有為。</text:span><text:span text:style-name="T3"><text:s/></text:span></text:p>
      <text:p text:style-name="P1"><text:span text:style-name="T1">陳真</text:span><text:s/>  |  2019.05.19 02:24   |   <text:a xlink:type="simple" xlink:href="http://palinfo.habago.org/Entry?Command=Information_PrintForum&amp;iPage=14#FORUM37467"><text:span text:style-name="T2">#</text:span></text:a></text:p>
      <text:p text:style-name="P5">卡韓政變<text:span text:style-name="T3"><text:s/>(47 )</text:span>：仗義半從屠狗輩，負心多是讀書人<text:span text:style-name="T3"><text:s/><text:line-break/><text:line-break/></text:span>陳真<text:span text:style-name="T3"><text:s/>2019. 05. 19. <text:line-break/><text:line-break/><text:line-break/></text:span>謝謝俐儀、淑芬，請別客氣。這留言板，人不多，僅數以百計，相較於網紅，不過九牛一毛。但是老實說，台灣凡是那些什麼進步界、菁英界的，或是一堆政客，其實都是這裏的長期<text:span text:style-name="T3"><text:s/>"</text:span>忠實觀眾<text:span text:style-name="T3">"</text:span>。畢竟台灣實在太小了，就這麼一些人一些事，小到有一種令人窒息的極度痛苦感。<text:span text:style-name="T3"><text:s/><text:line-break/><text:line-break/></text:span>另外，我的想法大多變態，異類，偏激，狂熱，淺薄，非理性，乃至於反動保守反革命，勢必與大多數人見解、氣味相左。每想到這一點，心情就很不好，因為那意味著我不可能擁有很多知己，於是好像就只能像蝙蝠一樣地活著。<text:span text:style-name="T3"><text:s/><text:line-break/><text:line-break/></text:span>曾有一深夜，在澳洲某森林中見過水果蝙蝠，濃眉大眼，擺出吸血鬼兩手抱胸的悲愴姿勢，倒掛樹稍，讓我驚為天人，就像看見自己一樣，激動不已，正所謂<text:span text:style-name="T3"><text:s/>"</text:span>我認出風暴而激動如大海（<text:span text:style-name="T3">R. M. Rilke </text:span>詩句，北島譯）。<text:span text:style-name="T3"><text:s/><text:line-break/><text:line-break/></text:span>曾有位<text:span text:style-name="T3"><text:s/>"</text:span>讀者<text:span text:style-name="T3">" </text:span>跟我說，就文字而言，他很喜歡龍應台，也很喜歡我。我聽了，感覺就像萬箭穿心。龍應台若是那光，我便是那黑暗，兩人不僅僅是<text:span text:style-name="T3"><text:s/>"</text:span>不同<text:span text:style-name="T3">" </text:span>而已，而且是極端對立、毫無共存空間的兩種氣味，怎麼可能會有人同時都喜歡？<text:span text:style-name="T3"><text:s/><text:line-break/><text:line-break/></text:span>再說，龍是作家，著作等身，我什麼家也不是，履歷表上只夠格寫上姓名，其它一片空白，再怎麼說也湊不到一塊。<text:span text:style-name="T3"><text:s/><text:line-break/><text:line-break/></text:span>我常想著氣味這件事。明末詩人曹學佺有詩云：<text:span text:style-name="T3">"</text:span>仗義半從屠狗輩，負心多是讀書人。<text:span text:style-name="T3">" </text:span>我不是透過大腦理解這句話，而是透過生命滄桑。<text:span text:style-name="T3"><text:s/><text:line-break/><text:line-break/></text:span>隨手舉個例，就說唐湘龍吧，以他為例也許一點都不貼切<text:span text:style-name="T3"><text:s/>(</text:span>因為我根本不認識他是誰，只知是名嘴<text:span text:style-name="T3">)</text:span>，但或多或少也許能看出所謂<text:span text:style-name="T3"><text:s/>"</text:span>讀書人<text:span text:style-name="T3">" </text:span>之口舌善變與猥瑣。<text:span text:style-name="T3">(</text:span>其實例子要多少有多少，例如董智森，例如黨國餘孽李豔秋<text:span text:style-name="T3">...</text:span>等等等。<text:span text:style-name="T3">) <text:line-break/><text:line-break/></text:span>大約兩個多月前，也就是二、三月，韓國瑜聲勢依舊如日中天，勢如破竹，無人能攖其鋒，但他當時顯然缺乏參選總統的意願。藍營名嘴唐湘龍有點惋惜，他說，面對各方勸進，<text:span text:style-name="T3">"</text:span>只要韓國瑜點個頭，<text:span text:style-name="T3">2020</text:span>總統大選就結束了<text:span text:style-name="T3">"</text:span>。<text:span text:style-name="T3"><text:s/><text:line-break/><text:line-break/></text:span>對於韓國瑜之掛念高雄市民的感受而不願參選總統，唐湘龍如此幫韓國瑜開脫說：其實，那些反對韓國瑜選總統的高雄市民之所以反對，是因為<text:span text:style-name="T3"><text:s/>"</text:span>太愛韓國瑜了，捨不得讓他走<text:span text:style-name="T3">"</text:span>。<text:span text:style-name="T3"><text:s/><text:line-break/><text:line-break/></text:span>上個月，也就是四月初，萬民擁戴，民調破表，但是韓國瑜仍然還是說他掛念高雄市民的感受，而不願表態參選總統，並且在臉書上表達較以往更加強烈的抗拒參選態度，讓很多人很失望。<text:span text:style-name="T3"><text:s/><text:line-break/><text:line-break/></text:span>於是，唐湘龍便開始幫他設想解套方式，那就是徵召，希望吳敦義能夠幫韓國瑜<text:span text:style-name="T3"><text:s/>"</text:span>掃除前方障礙<text:span text:style-name="T3">"</text:span>，並表示韓應抓緊最佳時機，亦即在訪美效應達到顛峰之後宣佈參選或接受徵召。<text:span text:style-name="T3"><text:s/><text:line-break/><text:line-break/></text:span>韓國瑜在美國的訪問，果然造成極其驚人的聲勢，政治上前所未見。但是，就在他返台的前幾天，吳敦義等人發動奧步，竟然透過各種荒腔走板的違反黨紀黨規方式，讓失聯<text:span text:style-name="T3">40</text:span>年、根本不具參選公職資格的黨員郭台銘取得參選資格，並且還很荒唐地讓郭在中常會上宣佈參選總統，國民黨大老們則在現場排排坐，鼓掌相挺。<text:span text:style-name="T3"><text:s/><text:line-break/><text:line-break/></text:span>這一連串奧步，掩蓋了韓國瑜的訪美新聞。接著，郭台銘陣營更是透過蔡正元及楊秋興等人，針對韓國瑜發動一系列極其卑劣無恥的人格謀殺，甚至無中生有誣指韓國瑜貪污四千萬，到處散播耳語。<text:span text:style-name="T3"><text:s/><text:line-break/><text:line-break/>"</text:span>讀書人<text:span text:style-name="T3">" </text:span>不是應該知廉恥明是非重公義嗎？結果呢？面對這樣一連串奧步，唐湘龍非但不生氣，反而立即一百八十度倒向郭台銘。<text:span text:style-name="T3"><text:s/><text:line-break/><text:line-break/></text:span>你要挺誰是你的自由，你家的事，問題是：面對郭台銘陣營那樣一些齷齪卑劣的下三濫手段，唐湘龍做為一個<text:span text:style-name="T3"><text:s/>"</text:span>讀書人<text:span text:style-name="T3">"</text:span>，過去長年以來滿口仁義道德，但這回卻居然一點也不生氣，反而還力挺郭台銘。這其實就是讀書人的基本原型。唐甚至還扯到年紀，說韓國瑜太老了，諷刺說，「人過了<text:span text:style-name="T3"><text:s/>60 </text:span>歲，體力大家心知肚明」。可是，唐所力挺的郭台銘比韓國瑜還大上七、八歲，怎麼就不算老了呢？<text:span text:style-name="T3"><text:s/><text:line-break/><text:line-break/></text:span>這還不是最醜陋的，更難看的嘴臉是：唐湘龍居然也把炮火對準韓國瑜，發動道德抹黑攻擊。唐說，韓國瑜若離開高雄市長的職位，將是<text:span text:style-name="T3"><text:s/>"</text:span>藍軍政治最不幸的事情<text:span text:style-name="T3">"</text:span>；要求韓國瑜必須重視高雄人反對他參選總統的民意。唐湘龍是這麼說的，我照抄如下，很噁心哦，連什麼良心、什麼責任政治都冒出來了。唐說：<text:span text:style-name="T3"><text:s/><text:line-break/><text:line-break/></text:span>「一個剛當高雄市長的人，高雄市民跟在你旁邊，把他們的未來交給你，四個月後你卻說你要離開，從一個基本的責任政治角度來講，我如果在這樣一個情況下還支持你去選總統，那我就是昧著良心」。<text:span text:style-name="T3"><text:s/><text:line-break/><text:line-break/></text:span>不知道這跟良心扯得上哪門子關係？只要人民願意選他當總統，他就是總統，不是嗎？<text:span text:style-name="T3"><text:s/><text:line-break/><text:line-break/></text:span>這兩天，唐湘龍更進一步信心滿滿地表示說他有很靈敏的鼻子，聞到政治市場空氣中的味道，斷言韓國瑜將不可能贏得黨內初選。唐湘龍究竟是聞到什麼味道我不知道，我倒是聞到最近政治市場散發兩種味道，臭不可聞：一是銅臭味，一是腐敗味。<text:span text:style-name="T3"><text:s/><text:line-break/><text:line-break/></text:span>吳敦義、郭台銘等陣營，比賽都還沒開始，就什麼齷齪事都幹得出來，比人渣黨的手段還更骯髒；要是他們得勢掌大權，你覺得這樣一些人，心裏會有人民、公義與是非價值的存在嗎？更不用說什麼關懷弱勢了。<text:span text:style-name="T3"><text:s/><text:line-break/><text:line-break/></text:span>韓國瑜的口號是發大財，郭台銘當然也是發大財，問題是，<text:span text:style-name="T3">"</text:span>誰<text:span text:style-name="T3">" </text:span>會發大財？郭台銘連自己的一家公司都能搞到一堆員工接力跳樓自殺，震驚世界，傳為醜聞；其內部高壓管理政策更是搞得廠區內人員精神疾病瀰漫。公司確實是發了大財，但數百萬員工發大財了嗎？<text:span text:style-name="T3"><text:s/><text:line-break/><text:line-break/></text:span>我其實不太想從這類角度來評價人事物，畢竟說來話長，很難三言兩語。經濟這東西跟政治一而二，二而一，只要兩岸搞定，台灣經濟衰退問題也許就解決了一大半。世界大局沒有台灣的份，但在兩岸關係上，台灣卻是主角。我完全看不出來郭台銘的舔美批中抗中路線能發個鳥財。<text:span text:style-name="T3"><text:s/><text:line-break/><text:line-break/></text:span>倘若郭真以為靠他那一點錢就能左右兩岸政局乃至世界大局，那他真的是幼稚到難以想像的地步了。祖國又不是沒見過錢，美國就更不用說了，美國就是負責做無本生意，買空賣空，專門印鈔票的。<text:span text:style-name="T3"><text:s/><text:line-break/><text:line-break/></text:span>中美之間水火不容，原因有二，<text:span text:style-name="T3">5G</text:span>、<text:span text:style-name="T3">AI</text:span>與量子科學等等之科技爭霸是其一，美元地位是其二。在過去，科技與貨幣這兩項東西的作業標準全是美國說了算，但是，這個獨霸地位已經有那麼一點點遭受祖國的挑戰了。離地位動搖還很遠，但美國不可能等你長大成人才來打你，當然是趁你依然年幼就趕緊把你打得不成人形。這一切局勢與鬥爭，跟錢本身扯不上多少關係。</text:p>
      <text:p text:style-name="P1"><text:span text:style-name="T1">洋洋</text:span><text:s/>  |  2019.05.18 13:52   |   <text:a xlink:type="simple" xlink:href="http://palinfo.habago.org/Entry?Command=Information_PrintForum&amp;iPage=14#FORUM37466"><text:span text:style-name="T2">#</text:span></text:a></text:p>
      <text:p text:style-name="P7"><text:span text:style-name="T1">這篇文章很長圖又多，不方便貼，我試試看這裡可不可以貼圖或連接</text:span><text:span text:style-name="T3"><text:s/><text:line-break/></text:span><text:span text:style-name="T1">如果不行，煩請刪除</text:span><text:span text:style-name="T3"><text:s/><text:line-break/><text:line-break/></text:span><text:span text:style-name="T1">原文連結：</text:span><text:span text:style-name="T3"><text:s/><text:line-break/></text:span><text:span text:style-name="T1">　</text:span><text:span text:style-name="T3"><text:s/><text:line-break/>https://bit.ly/2WQmC8s <text:line-break/><text:line-break/></text:span><text:span text:style-name="T1">我最初接触</text:span>难民的时候，觉得他们<text:span text:style-name="T3">“</text:span><text:span text:style-name="T1">很可怕</text:span><text:span text:style-name="T3">”</text:span><text:span text:style-name="T1">，因</text:span>为欧洲人告诉我的难民是爱抢、爱偷、爱打架。于是，我总躲着他们，每每在街头与他们对目，总是心生恐惧，在我最初的认知里，欧洲人正开始驱逐这些来自北非和西亚的<text:span text:style-name="T3">“</text:span><text:span text:style-name="T1">毒瘤</text:span><text:span text:style-name="T3">”</text:span><text:span text:style-name="T1">。</text:span><text:span text:style-name="T3"><text:s/><text:line-break/></text:span><text:span text:style-name="T1">可后</text:span>来，一位身边的华人一语点醒了我：国家要是好好的，谁愿意当难民啊？<text:span text:style-name="T3"><text:s/><text:line-break/><text:line-break/>2017</text:span><text:span text:style-name="T1">年初的一次经历，</text:span>让我开始关注这个群体的生存状况。当时我因为太迟抵达酒店，无奈只能在奥地利蒂罗尔州的火车站里避寒，可车站里挤满了黑压压的非洲难民。他们看起来<text:span text:style-name="T3">“</text:span><text:span text:style-name="T1">危险系数很高</text:span><text:span text:style-name="T3">”</text:span><text:span text:style-name="T1">，至少对于当时孤身寡人的我</text:span>来说，我感到不安。<text:span text:style-name="T3"><text:s/><text:line-break/></text:span><text:span text:style-name="T1">我强忍着恐惧，与其中一个</text:span>难民说上了话，我们坐在站台上聊着中国，他在言语之中表达了对我出身在中国的艳羡，我们很聊得来。可没多久，我便远远地听见有人喊了一句<text:span text:style-name="T3">“</text:span><text:span text:style-name="T1">警察</text:span>来了<text:span text:style-name="T3">”</text:span><text:span text:style-name="T1">，然后和我对</text:span>话的他，消失在了漫漫夜色中。而车站里，蒂罗尔州的警察，配着枪和电棍，正卖力地驱逐着在车站里取暖的难民。<text:span text:style-name="T3"><text:s/><text:line-break/><text:line-break/></text:span><text:span text:style-name="T1">我坐在我的行李箱上，看着白人警察吼着，他</text:span>们吼得很大声，连我都害怕。然后，难民们像遇到了财狼一般，四处逃窜。他们被赶出了火车站，而车站外面，是天寒地冻的阿尔卑斯之夜。我是第一次见到这般混乱的场面，我和我的朋友说：有些事，真的经历了才知道。<text:span text:style-name="T3"><text:s/><text:line-break/><text:line-break/></text:span><text:span text:style-name="T1">这些年，这些</text:span>难民为了逃避战火和饥饿，跋山涉水，漂洋过海，无数人死在了地中海的波涛中，而活下来的那些人，继续过着卑躬屈膝，饥寒交迫的日子，他们或被用作廉价的劳工，每天从事着高负荷的工作，或被限制在难民营里过着时刻被人监视的日子，时刻担忧着自己是否被驱逐，又或者是，冻死在这异国的街头。<text:span text:style-name="T3"><text:s/><text:line-break/><text:line-break/></text:span><text:span text:style-name="T1">倘若他</text:span>们死了，也无人问津，人们只会说：听说今天死了个难民，就在胜利广场那块，听说是冻死的，真可怜。<text:span text:style-name="T3"><text:s/><text:line-break/><text:line-break/>2018</text:span><text:span text:style-name="T1">年，欧洲《</text:span><text:span text:style-name="T3">Europe 1</text:span><text:span text:style-name="T1">》电台曝光称，在西班牙和法国之间，犯罪团伙借助</text:span>难民潮的有利资源，发展起了新时代的<text:span text:style-name="T3">“</text:span><text:span text:style-name="T1">黑奴</text:span>贩卖生意<text:span text:style-name="T3">”</text:span><text:span text:style-name="T1">。西班牙警方和法国警方联合</text:span>调查发现，犯罪团伙打着<text:span text:style-name="T3">“</text:span><text:span text:style-name="T1">欧洲是天堂</text:span><text:span text:style-name="T3">”</text:span><text:span text:style-name="T1">的幌子，</text:span>骗取难民的欢心，让他们相信在贫穷与战乱不断的非洲之外，有一个世外桃源叫<text:span text:style-name="T3">“</text:span><text:span text:style-name="T1">欧洲</text:span><text:span text:style-name="T3">”</text:span><text:span text:style-name="T1">。于是，单</text:span>纯的难民跨越万水千山，度过茫茫的地中海，经西班牙转入法国，并被法国买家以低价<text:span text:style-name="T3">“</text:span><text:span text:style-name="T1">收</text:span>购<text:span text:style-name="T3">”</text:span><text:span text:style-name="T1">。人生所悲，莫过于命被</text:span>贱卖。<text:span text:style-name="T3"><text:s/><text:line-break/><text:line-break/></text:span>图：难民人口贩卖路线<text:span text:style-name="T3"><text:s/><text:line-break/><text:line-break/></text:span><text:span text:style-name="T1">作</text:span>为<text:span text:style-name="T3">“</text:span><text:span text:style-name="T1">政治筹</text:span>码<text:span text:style-name="T3">”</text:span><text:span text:style-name="T1">，中东和北非地区的</text:span>难民曾在<text:span text:style-name="T3">2010</text:span><text:span text:style-name="T1">年之后，被欧洲各国所</text:span><text:span text:style-name="T3">“</text:span>热烈欢迎<text:span text:style-name="T3">”</text:span><text:span text:style-name="T1">，那时候，世人以</text:span>为救世主来了。可是，此一时，彼一时，随着难民危机的发酵，欧洲各国发觉这是一个<text:span text:style-name="T3">“</text:span><text:span text:style-name="T1">黑暗的无底洞</text:span><text:span text:style-name="T3">”</text:span><text:span text:style-name="T1">，于是，</text:span><text:span text:style-name="T3">2017</text:span><text:span text:style-name="T1">年前后，反</text:span>难民潮开始崛起。<text:span text:style-name="T3">2018</text:span><text:span text:style-name="T1">年，最大</text:span>难民输入国之一的意大利关闭国门，并驱逐其境内非法居留的难民，大量难民涌向德国和法国，引发欧盟内部的政治危机。而国与国之间，也互相推诿，德国人将难民丢在了奥地利边境，奥地利人将难民，丢在了意大利边境，而意大利人和法国人，在天寒地冻的阿尔卑斯山交界处，互相对着干，夹在他们中间的，是一群无家可归可怜人。<text:span text:style-name="T3"><text:s/><text:line-break/><text:line-break/></text:span>图：德国反难民示威游行<text:span text:style-name="T3"><text:s/><text:line-break/><text:line-break/></text:span><text:span text:style-name="T1">德国的反</text:span>难民潮最为严重，不仅民间游行抗议，要求难民离开德国，就连德国政府，也迫于压力，斥巨资遣送难民回到自己的国家。危机之下的欧洲各国，已再也不谈<text:span text:style-name="T3">“</text:span><text:span text:style-name="T1">以圣母的名义拯救</text:span>难民<text:span text:style-name="T3">”</text:span><text:span text:style-name="T1">了，而</text:span>难民问题，再度成为国与国之间针锋相对的政治筹码。<text:span text:style-name="T3"><text:s/><text:line-break/><text:line-break/></text:span>图：德国街头广告<text:span text:style-name="T3">“</text:span>让难民回家<text:span text:style-name="T3">” <text:line-break/><text:line-break/></text:span><text:span text:style-name="T1">死的死，</text:span>伤的伤，疯的疯，自杀的自杀，他们是可怜的人。美国人告诉这些难民，炮火是为了给他们带来<text:span text:style-name="T3">“</text:span><text:span text:style-name="T1">民主</text:span><text:span text:style-name="T3">”</text:span><text:span text:style-name="T1">和</text:span><text:span text:style-name="T3">“</text:span><text:span text:style-name="T1">自由</text:span><text:span text:style-name="T3">”</text:span><text:span text:style-name="T1">。他</text:span>们有的人信了，有的人不信，但终究国家毁了。<text:span text:style-name="T3"><text:s/><text:line-break/><text:line-break/></text:span><text:span text:style-name="T1">我去过</text:span>难民的故乡，那里遭乱不堪。我记得他们站在路边，对我苦苦哀求<text:span text:style-name="T3">“</text:span>赏口饭吃<text:span text:style-name="T3">”</text:span><text:span text:style-name="T1">的样子；我还</text:span>记得他们，被欧洲的警察暴力驱逐的模样<text:span text:style-name="T3">······</text:span><text:span text:style-name="T1">因此，我也深知，国家之于个人的意义。在这个世界上，生而</text:span>为人，并不平等，若要平等，就得有一个强大的国。</text:p>
      <text:p text:style-name="P1"><text:span text:style-name="T1">王淑芬</text:span><text:s/>  |  2019.05.18 12:32   |   <text:a xlink:type="simple" xlink:href="http://palinfo.habago.org/Entry?Command=Information_PrintForum&amp;iPage=14#FORUM37465"><text:span text:style-name="T2">#</text:span></text:a></text:p>
      <text:p text:style-name="P5">謝謝陳醫師，我也明白你的意思。<text:span text:style-name="T3"><text:s/><text:line-break/></text:span>每次看你的文都讓我收穫良多<text:span text:style-name="T3"><text:s/><text:line-break/></text:span>我書讀的少，所以詞不達意，還請見諒！<text:span text:style-name="T3"><text:s/><text:line-break/></text:span></text:p>
      <text:p text:style-name="P1"><text:span text:style-name="T1">欧阳阳</text:span><text:s/>  |  2019.05.18 10:50   |   <text:a xlink:type="simple" xlink:href="http://palinfo.habago.org/Entry?Command=Information_PrintForum&amp;iPage=14#FORUM37464"><text:span text:style-name="T2">#</text:span></text:a></text:p>
      <text:p text:style-name="P2">江俐儀，<text:span text:style-name="T3"><text:s/><text:line-break/></text:span>中華民國也好，中華人民共和國也好，民進黨也好，國民黨也好，民進黨也好，共産黨也好，都不過只是一個名號，決定事務本質終究還是取決其中的人及其所做所爲。<text:span text:style-name="T3"><text:s/><text:line-break/></text:span>在我看來，對一個名號忠誠是很荒誕的<text:span text:style-name="T3"><text:s/><text:line-break/></text:span>你說你愛中華民國，那你是愛中華民國這個名號？還是愛中華民國裏面的人，或者是愛的是中華民國這個政權？或者是愛的是中華民國所代表的文化與理念？<text:span text:style-name="T3"><text:s/><text:line-break/></text:span>那中華民國在台灣又有多種解釋，有人說中華民國的意涵只包括台灣，有人說其意涵包含了整個中國。<text:span text:style-name="T3"><text:s/><text:line-break/></text:span>你說國民黨死有餘辜，又說民進黨無可救藥，那你說的是哪個國民黨，哪個民進黨，因爲<text:span text:style-name="T3">30</text:span>年前的國民黨和民進黨<text:span text:style-name="T3"><text:s/></text:span>對比<text:span text:style-name="T3"><text:s/></text:span>今天國民黨和民進黨，那是不一樣的。<text:span text:style-name="T3"><text:s/><text:line-break/></text:span>所以我們討厭與喜歡的，其實是裏面的人及其所做所爲</text:p>
      <text:p text:style-name="P4"/>
      <text:p text:style-name="P1"><text:span text:style-name="T1">江俐儀</text:span><text:s/>  |  2019.05.18 09:48   |   <text:a xlink:type="simple" xlink:href="http://palinfo.habago.org/Entry?Command=Information_PrintForum&amp;iPage=15#FORUM37463"><text:span text:style-name="T2">#</text:span></text:a></text:p>
      <text:p text:style-name="P2">陳醫師，您好！忘了說，我只做<text:span text:style-name="T3">18</text:span>年公務員即離職吃自己，所以不是做到「退休」的公務員。</text:p>
      <text:p text:style-name="P1"><text:span text:style-name="T1">江俐儀</text:span><text:s/>  |  2019.05.18 09:04   |   <text:a xlink:type="simple" xlink:href="http://palinfo.habago.org/Entry?Command=Information_PrintForum&amp;iPage=15#FORUM37462"><text:span text:style-name="T2">#</text:span></text:a></text:p>
      <text:p text:style-name="P5">陳醫師，您好！今天進網看看您的新文，突然在您的文章開頭看到自己的名字，著實有點吃驚到受寵若驚的驚，我完全沒想過<text:span text:style-name="T3">*</text:span>留言<text:span text:style-name="T3">*</text:span>是留給陳醫師，我自以爲是跟以往要進入一個網站，都要有個<text:span text:style-name="T3">*</text:span>留言<text:span text:style-name="T3">*</text:span>才獲准一般，真是對您失禮了！<text:span text:style-name="T3"><text:s/><text:line-break/><text:line-break/></text:span>我無黨無派，我是中華民國國民，熱愛國家，永遠效忠國家。學生時代，校官誘導同學們加入國民黨，唯我沒有反應，同學第一反應是：妳不怕喔？在威權時代應該低頭蹲著才是智者吧？！<text:span text:style-name="T3"><text:s/><text:line-break/><text:line-break/></text:span>後來做了公務員，人二室<text:span text:style-name="T3">(</text:span>調查局<text:span text:style-name="T3">)</text:span>把我叫去，起身離座時同事都投出近乎訣別的眼神。進入人二室，大家行禮入儀，接著切入主題：「我看了妳的資料，妳家爸爸媽媽哥哥們都是忠黨愛國的國民黨員啊，怎麼就妳不是呢？妳不是國民黨員以後會影響升遷，妳要這樣嗎？」看我靜靜的沒什麼表情，摸不透我到底有沒有聽懂，於是又一輪循循善誘，我終於開口：「只要能証明加入國民黨會比我更愛國，那我就加入！」我在他ㄧ臉驚訝沒回過神來時開門出去了。<text:span text:style-name="T3"><text:s/><text:line-break/><text:line-break/></text:span>後來我持續幾年考績都是乙等，我向主管抗議，得到的荒謬答案是：「男生要養家，升遷對他們比較重要」我唬說：「沒關係，我會去監察院陳情的」居然那年拿到一個甲等。<text:span text:style-name="T3"><text:s/><text:line-break/><text:line-break/></text:span>當年黨外鬧得風風火火時，立法院的旁聽席每天都要搶位，國民黨為了阻擋民進黨佔位鬧事，輪派公務員出任務到立法院排隊入座。那天輪到我們單位派人，好死不死，我正好在做人事簽到單的工作，接到人事室主管的電話：「等一下把明天要去的名單給我，簽到單上妳就蓋<text:span text:style-name="T3">(</text:span>公假<text:span text:style-name="T3">)</text:span>。喔，只要男生還要穿布鞋，萬一打起來跑的快⋯」我回：「請看公務員服務手冊<text:span text:style-name="T3">—</text:span>我們是領中華民國的薪水，不是領國民黨的薪水，所以為政黨動員屬個人行為，不是公出，明天名單上的人，有請假，蓋事假，沒請假，蓋曠職」人事主管提醒：「妳不怕被調高雄喔？」<text:span text:style-name="T3">(</text:span>當年調高雄是懲罰<text:span text:style-name="T3">) </text:span>我：「你恐嚇我？那就試試看」人事主管驚聲問：「妳是民進黨的哦⋯⋯」第二天，去的人都遞了事假單。<text:span text:style-name="T3"><text:s/><text:line-break/><text:line-break/></text:span>有天下班開車回家經過國父紀念館，不知民進黨在哪鬧事，仁愛路逸仙路塞爆了，幾小時完全動彈不得，只看見有些兇神惡煞的人拿著棍棒川梭在車陣中，尿急也不敢動。我前車駕駛趁有人經過，搖下車窗講了什麼不得而知，只見那人拿起棍棒直接猛打擋風玻璃，其他同夥聞聲而來，三兩下把副座車窗一併打破，再戳進去打，我聽到女聲悽厲慘叫，我尿快嚇出來了，當晚新聞就有報導：年輕男女遇暴民攻擊⋯<text:span text:style-name="T3"><text:s/><text:line-break/><text:line-break/></text:span>沒頭沒腦寫了這麼拉拉雜雜，我要表達的是中華民國人民何其不幸，幾十年來只求安居樂業竟不可得，國民黨死有餘辜，民進黨無可救藥！如果天可憐見，明年還我們中華民國新生命！<text:span text:style-name="T3"><text:s/><text:line-break/><text:line-break/></text:span><text:span text:style-name="T5">㊗️</text:span>您平安喜樂！</text:p>
      <text:p text:style-name="P1"><text:span text:style-name="T1">陳真</text:span><text:s/>  |  2019.05.18 02:48   |   <text:a xlink:type="simple" xlink:href="http://palinfo.habago.org/Entry?Command=Information_PrintForum&amp;iPage=15#FORUM37461"><text:span text:style-name="T2">#</text:span></text:a></text:p>
      <text:p text:style-name="P2">謝謝淑芬。轉載沒問題。不過，我寫的東西並不是要<text:span text:style-name="T3"><text:s/>"</text:span>喚醒<text:span text:style-name="T3">" </text:span>誰的腦袋。我自己的腦袋都不是很清醒，怎麼喚醒別人？某個意義上，我倒希望人們沉沉入睡，回到夢裡，別那麼清醒。<text:span text:style-name="T3"><text:s/><text:line-break/><text:line-break/></text:span>不論是醒或睡，我的基本設定就是<text:span text:style-name="T3"><text:s/>"</text:span>沒有觀眾<text:span text:style-name="T3">"</text:span>，一想到觀眾，我就膽怯，詞窮了。<text:span text:style-name="T3"><text:s/><text:line-break/><text:line-break/></text:span>要不是臨床上必須使用手機，我很可能到現在都還不會想使用手機。<text:span text:style-name="T3">2003-2006</text:span>年那四年之間，我頻頻回到台灣照顧父親，經常以院為家。有些朋友想找我，總是無從找起，於是有人就借了一隻手機給我，我就收下了。<text:span text:style-name="T3"><text:s/><text:line-break/><text:line-break/></text:span>有一天，手機響了，很吵，但我根本找不到<text:span text:style-name="T3"><text:s/>"</text:span>聽筒<text:span text:style-name="T3">" </text:span>或<text:span text:style-name="T3"><text:s/>"</text:span>天線<text:span text:style-name="T3">" </text:span>之類的東西，也不知道怎麼把電話掛斷，一時很緊張，怕吵到父親，於是就趕緊衝到護理站，問護士們手機怎麼接？當時沒有人理我，大家愣住呆望，似乎一頭霧水，顯然不相信我真的不會接聽手機。還好鈴聲很快就停了，後來我就趕緊把那手機歸還給朋友。<text:span text:style-name="T3"><text:s/><text:line-break/><text:line-break/></text:span>一直到今天，我還是不太願意在大庭廣眾或旁人面前<text:span text:style-name="T3"><text:s/>(</text:span>即使是陌生人<text:span text:style-name="T3">) </text:span>講手機，因為光是那樣一種當著大家的面講電話的模樣，就會讓我有一種自慚形穢的難堪感，就好像大便給大家看那樣一種感覺。<text:span text:style-name="T3"><text:s/><text:line-break/><text:line-break/></text:span>寫文章也一樣，我得先忘了觀眾的存在，才不會感到難堪，更不用說去<text:span text:style-name="T3"><text:s/>"</text:span>喚醒<text:span text:style-name="T3">" </text:span>誰了。這聽起來也許匪夷所思或矛盾，卻是事實。<text:span text:style-name="T3"><text:s/><text:line-break/><text:line-break/></text:span>我也從來不敢看自己登在刊物上的文字。<text:span text:style-name="T3">"</text:span>蘋果<text:span text:style-name="T3">" </text:span>還沒變綠之前，我常給它寫稿，隔天報紙一拿來，在翻到我的文章那一頁之前，我就會趕緊先閉上眼睛，以免不小心看到，往往直接就翻到下一頁。因為那樣一種把文字公開的感覺真是蠢到爆。<text:span text:style-name="T3"><text:s/><text:line-break/><text:line-break/></text:span>寫了就寫了，但我敢寫不敢當，就是不敢面對；總覺得把文字公開是一種很丟臉很蠢的行為。為何會有這樣的感覺，我也說不上來，也許是因為我知道這樣一些文字根本不值得多加議論，幾乎全是廢話不是嗎？<text:span text:style-name="T3"><text:s/><text:line-break/><text:line-break/></text:span>可是，既然某種文字內容原本就事關公眾，不公開的話，何必寫？確實很兩難。折衷之道就是：如果有人看了，那就看了，看過便罷，別成為一回事。如果都沒有人看，那當然更好。或者應該說，那就像一種等待，等待有一天，也許某個角落有個人，他就像我的分身似的，他的觀看與閱讀，並不會讓我感到羞愧。<text:span text:style-name="T3"><text:s/><text:line-break/><text:line-break/></text:span>當然，我指的主要並不是關於時事的文字。凡是<text:span text:style-name="T3"><text:s/>"</text:span>我<text:span text:style-name="T3">" </text:span>的成份含量越重者，感覺就越難堪。問題是，哪裏不會有<text:span text:style-name="T3"><text:s/>"</text:span>我<text:span text:style-name="T3">" </text:span>呢？即便是一個標點符號，也是<text:span text:style-name="T3"><text:s/>"</text:span>我的<text:span text:style-name="T3">" </text:span>標點符號，我得跟它共存亡。<text:span text:style-name="T3"><text:s/><text:line-break/><text:line-break/></text:span>在英國時，有一整年時間我就住在維根斯坦的墳墓附近，僅百步之遙，不過不是故意要住在那，純屬偶然。那時候常去墳上看他，每次去，我就在心裏頭跟他說：<text:span text:style-name="T3">"</text:span>維根斯坦，你是個幸福人兒你知道嗎？因為有人竟然如此了解你。<text:span text:style-name="T3">"</text:span>這個人當然就是我。不知道會不會哪一天，也會有人來到我墳前對我說這樣的話？<text:span text:style-name="T3"><text:s/><text:line-break/><text:line-break/></text:span>以上全可略過。以下才是重點：<text:span text:style-name="T3"><text:s/><text:line-break/><text:line-break/></text:span>我寫東西最害怕的一件事就是影響別人，不管是好影響或壞影響，都不是我所樂見。最好是英雄或英雌所見略同即可，而非影響。講影響，太沉重，何況<text:span text:style-name="T3"><text:s/>"</text:span>喚醒<text:span text:style-name="T3">"</text:span>。學姊可作證，我心裏絕無一絲那樣的念頭。我寫的全是有充份把握的，全是肺腑，但即便是這樣，依舊只是僅供參考，無須看重，勿受影響。<text:span text:style-name="T3"><text:s/><text:line-break/><text:line-break/></text:span>我有一種絕對主義的強烈傾向，對於相對性之事物，缺乏興趣。但我之絕對，有個<text:span text:style-name="T3"><text:s/>"</text:span>唯我主義<text:span text:style-name="T3">" </text:span>之特徵就是：不出方寸之間。我其實只是說給自己聽。一旦出了這顆心之外，它就不具任何絕對價值，只能聽聽便罷。</text:p>
      <text:p text:style-name="P1"><text:span text:style-name="T1">王淑芬</text:span><text:s/>  |  2019.05.17 11:02   |   <text:a xlink:type="simple" xlink:href="http://palinfo.habago.org/Entry?Command=Information_PrintForum&amp;iPage=15#FORUM37460"><text:span text:style-name="T2">#</text:span></text:a></text:p>
      <text:p text:style-name="P5">陳真醫師<text:span text:style-name="T3"><text:s/></text:span>您好<text:span text:style-name="T3">: <text:line-break/><text:line-break/></text:span>無意間從文思革轉到了這個網站<text:span text:style-name="T3"><text:s/><text:line-break/></text:span>花了<text:span text:style-name="T3">3-4</text:span>個禮拜的時間將所有文章看完<text:span text:style-name="T3"><text:s/><text:line-break/></text:span>猶如當頭棒喝才覺醒過來<text:span text:style-name="T3"><text:s/><text:line-break/></text:span>台南土生土長的我<text:span text:style-name="T3"><text:s/><text:line-break/></text:span>不知不覺被民進黨洗腦了<text:span text:style-name="T3">20</text:span>年<text:span text:style-name="T3"><text:s/><text:line-break/></text:span>真的感覺非常的羞愧<text:span text:style-name="T3"><text:s/><text:line-break/><text:line-break/></text:span>不知是否能轉載陳醫師的文章<text:span text:style-name="T3"><text:s/><text:line-break/></text:span>希望能藉此喚醒一些孩子們的腦袋<text:span text:style-name="T3"><text:s/><text:line-break/></text:span>使他們不再遭受這片綠油油的社會下被洗腦<text:span text:style-name="T3"><text:s/><text:line-break/><text:line-break/><text:line-break/><text:line-break/><text:line-break/><text:line-break/></text:span></text:p>
      <text:p text:style-name="P1"><text:span text:style-name="T1">陳真</text:span><text:s/>  |  2019.05.17 10:39   |   <text:a xlink:type="simple" xlink:href="http://palinfo.habago.org/Entry?Command=Information_PrintForum&amp;iPage=15#FORUM37459"><text:span text:style-name="T2">#</text:span></text:a></text:p>
      <text:p text:style-name="P2">卡韓政變<text:span text:style-name="T3"><text:s/>(46)</text:span>：我懷疑苦苓拿了綠營的大把鈔票<text:span text:style-name="T3"><text:s/><text:line-break/><text:line-break/></text:span>陳真<text:span text:style-name="T3"><text:s/>2019. 05. 17. <text:line-break/><text:line-break/><text:line-break/></text:span>一個人，在台灣住久了，每天接受偉大的<text:span text:style-name="T3"><text:s/>"</text:span>民主洗禮<text:span text:style-name="T3">"</text:span>，或多或少對於自己的人品其實都是一種耳濡目染的傷害；你會對人性失去信心，以為天底下沒有好人，以為每個人都是人前人後不一樣，以為大家都一樣陰暗卑鄙，以為只要不擇手段，永遠會是贏家。每天就這樣看一堆人渣鳥人幹些醜陋事，講些鳥話，做些陰陰暗暗歪歪曲曲的事，然後媒體天天大放送，如雷貫耳；為達目的，不擇手段，然後說這就是偉大的民主自由。<text:span text:style-name="T3"><text:s/><text:line-break/><text:line-break/></text:span>我常一再表明：紅藍綠、統獨及其他各種議題與立場，統統都是次要，惟一真正重要的是手段的乾淨與否。台灣社會卻剛好相反，顏色與立場掛帥，只要能傷害對手、糟蹋異己，任何骯髒手段都可儘情使用，而且越是卑鄙越吃香，同一顏色的人們會視你為英雄。<text:span text:style-name="T3"><text:s/><text:line-break/><text:line-break/></text:span>苦苓曾剽竊過我的文章，時間大約是在<text:span text:style-name="T3">1987</text:span>年，書名叫做<text:span text:style-name="T3"><text:s/>"</text:span>校園檔案<text:span text:style-name="T3">"</text:span>，裏頭竊取了我一篇文字。我當時只是個大學生，大我八、九歲的苦苓卻是個暢銷書作家。那個年代，對於文字所有權缺乏基本尊重，只要有權有勢名氣大，就如同龍應台，想剽竊就剽竊。你跟她抗議，她反而會跟你說我是看得起你才<text:span text:style-name="T3"><text:s/>"</text:span>借<text:span text:style-name="T3">" </text:span>你的文章使用。龍應台只是未經我允許而把我的數千字長文拿去出書，但是苦苓更狠，他是整個擦掉我的名字，變成<text:span text:style-name="T3"><text:s/>"</text:span>他的<text:span text:style-name="T3">" </text:span>文章的一部份。<text:span text:style-name="T3"><text:s/><text:line-break/><text:line-break/></text:span>苦苓最早是藍，後來中性偏藍，隨著政治開放，慢慢變成中性。所謂中性，其實就是騎牆，兩邊押寶，兩邊討好，兩邊都不得罪，典型的明哲保身，保得滴水不漏。後來，綠營聲勢壯大，他又轉成中性偏綠。當綠營勢力大到像一隻怪獸那般危害社會時，苦苓就變成了如今的綠油油！<text:span text:style-name="T3"><text:s/><text:line-break/><text:line-break/></text:span>但他卻說，他是受到什麼捷克總統哈維爾的影響，認為知識份子應該要負起社會責任，關注社會公義。可是，他媽的這樣一種隨顏色來調整主流立場的迎合作風，乃至不擇手段，也叫做知識份子的風骨？<text:span text:style-name="T3"><text:s/><text:line-break/><text:line-break/></text:span>你看，他每天努力打韓。打韓很歡迎，但你要憑良心，不能睜眼說瞎話，而且要有道德的一致性，不能只見韓之秋毫，卻完全不見綠營之輿薪。<text:span text:style-name="T3"><text:s/><text:line-break/><text:line-break/></text:span>依照苦苓的論事邏輯，我合理懷疑，他應該是拿了綠營的大把鈔票。我希望他能公開證明自己沒有拿錢，我才願意跟他道歉。<text:span text:style-name="T3"><text:s/><text:line-break/><text:line-break/></text:span>大陸的同胞們，看見台灣這樣一種所謂民主自由，不知心裡做何感想？你們真的會羨慕得流口水嗎？我一直主張一國一制，因為我實在看不出來一整個社會，幾乎把所有精力全數耗在這樣一種以抹黑造謠表演作秀栽贓嫁禍為基礎的選舉遊戲上，究竟有何所謂神聖意義可言？如果中國共產黨已經證明了它的有效領導，那就一制到底，何必兩制？兩制可以做為一種過渡，而非長遠目標。題外話。<text:span text:style-name="T3"><text:s/><text:line-break/><text:line-break/>=================== <text:line-break/></text:span>快訊／苦苓深夜<text:span text:style-name="T3">4</text:span>問館長：是不是收<text:span text:style-name="T3">50</text:span>萬幫韓國瑜助選？<text:span text:style-name="T3"><text:s/><text:line-break/><text:line-break/></text:span>記者柯沛辰／台北報導<text:span text:style-name="T3"><text:s/><text:line-break/><text:line-break/></text:span>知名作家苦苓<text:span text:style-name="T3">16</text:span>日深夜在臉書提出<text:span text:style-name="T3">4</text:span>個問題，質疑「館長」陳之漢先前收了<text:span text:style-name="T3">50</text:span>萬元才支持高雄市長韓國瑜，如今卻翻臉不認人，「有沒有某一個政黨派人來送錢給你、要你幫助韓國瑜？」</text:p>
      <text:p text:style-name="P1"><text:span text:style-name="T1">陳真</text:span><text:s/>  |  2019.05.17 03:10   |   <text:a xlink:type="simple" xlink:href="http://palinfo.habago.org/Entry?Command=Information_PrintForum&amp;iPage=15#FORUM37458"><text:span text:style-name="T2">#</text:span></text:a></text:p>
      <text:p text:style-name="P5">卡韓政變<text:span text:style-name="T3">(45)</text:span>：郭台銘再有錢也買不到的東西<text:span text:style-name="T3"><text:s/><text:line-break/><text:line-break/></text:span>陳真<text:span text:style-name="T3"><text:s/>2019. 05. 17. <text:line-break/><text:line-break/><text:line-break/></text:span>謝謝俐儀造訪。<text:span text:style-name="T3"><text:s/><text:line-break/><text:line-break/></text:span>小弟喝過很多洋墨水，但土包子本質始終未變。飄洋過海來到大英帝國，吃過十多年<text:span text:style-name="T3"><text:s/>"</text:span>西餐<text:span text:style-name="T3">"</text:span>，但是直到現在我仍然不明白西餐幹嘛要使用那麼多刀叉和湯匙，也始終記不起來餐具使用順序。我永遠只用其中一支叉子和一支湯匙就可以應付一切。連刀子也從來用不上，因為我有牙齒，我會自己咬。<text:span text:style-name="T3"><text:s/><text:line-break/><text:line-break/></text:span>曾有服務員對我說：<text:span text:style-name="T3">"</text:span>換根湯匙吧，以免混淆不同食物的味道<text:span text:style-name="T3">"</text:span>。可是，自己的湯匙自己舔乾淨不就好了？何必換？我不相信有人在家裏吃飯會搞出這麼多餐具以及一堆繁文縟節來虐待自己。<text:span text:style-name="T3"><text:s/><text:line-break/><text:line-break/></text:span>人與人之間的心靈遠近，不是看生辰八字，也不是看出身背景，而是在於某種氣味。我能理解國民黨裏頭一堆<text:span text:style-name="T3">GGYY</text:span>的名嘴或政客何以對韓國瑜很感冒，利害衝突當然是主要原因，但是氣味不同恐怕也是因素之一。<text:span text:style-name="T3"><text:s/><text:line-break/><text:line-break/></text:span>我每見到各界菁英，也總是渾身不對勁。雖然我也是菁英，但只菁在腦，不在心，心仍是一片天然泥土，不含人工塑料。花俏乖巧的貴賓狗跟流浪狗基本上是處不來的。<text:span text:style-name="T3"><text:s/><text:line-break/><text:line-break/></text:span>我常想，我的黨外經驗如果是身在台北那樣的圈子，別說十年，恐怕連當上十天的黨外人士我都待不住。事實上，我的黨外經驗充滿人性中最善良最美好最純潔的成份，因為我一直待在基層，同志們大多是農民、工人、失業或打零工人士。害我曾誤以為絕大多數人的人性都是那樣美好，後來才慢慢開了眼界。一直到進入醫界、學界、出國讀書等等之後，更是大開眼界，原來並不是每個人都懷抱著單純的利他與犧牲精神來參與政治或從事任何公眾事務。<text:span text:style-name="T3"><text:s/><text:line-break/><text:line-break/></text:span>以上，不知道算不算題外話。總之，言歸正傳，話說郭台銘。如果買票合法，以他的財力，台灣兩千三百萬人，每人發給一百萬，買下神聖的兩千三百萬票都不是問題，保證凍蒜。<text:span text:style-name="T3"><text:s/><text:line-break/><text:line-break/></text:span>但有個東西，任憑郭台銘再有錢也買不到，那就是人心。因為惟有真心才能贏得真心，惟有真情方才獲得真情。郭董，因其富可敵國，無須主動收買與豢養，自然會有無數政治人物及各界人士與媒體名流爭先恐後自動請纓，為其效命。<text:span text:style-name="T3"><text:s/><text:line-break/><text:line-break/></text:span>但是，做為一個韓流粉<text:span text:style-name="T3"><text:s/>(</text:span>簡稱韓粉。粉其流，粉其精神，非無條件粉其個人<text:span text:style-name="T3">)</text:span>，要錢沒有，要滑鼠一支，小黑板一塊，就算打不過，我也要打。<text:span text:style-name="T3"><text:s/><text:line-break/><text:line-break/></text:span>大家競爭，美事一樁，但不要玩陰的，不要人前手牽手，人後下毒手。而且，別搞兩面手法，不要下屬抹人黑，自己卻漂白，不要表面上稱兄道弟，背後教唆使壞。<text:span text:style-name="T3"><text:s/><text:line-break/><text:line-break/></text:span>過去一個月來，台灣四面八方及幾乎所有媒體，就像瘋了似的，聯手抹黑韓國瑜，其中尤以郭台銘陣營之行徑最為無恥。從郭、柯陣營之憑空杜撰的什麼<text:span text:style-name="T3"><text:s/>"</text:span>四千萬疑雲<text:span text:style-name="T3">" </text:span>之人格謀殺，一直到時力尾巴黨之剪接質詢影片，再到郭陣營輔選大將楊秋興的<text:span text:style-name="T3"><text:s/>"</text:span>詐騙共犯<text:span text:style-name="T3">" </text:span>道德指控等等等，一波接一波。但我相信，這些抹黑造謠雖然慘烈，但連前菜都稱不上，這只能說是主菜上桌前的茶點招待。<text:span text:style-name="T3"><text:s/><text:line-break/><text:line-break/></text:span>郭台銘也好，吳敦義也罷，整個國民黨的權貴階層真是很奇怪，我覺得他們真的是雙眼被權位所矇蔽，心性走火入魔，完全看不清基本事實真相，看不清自己及黨的處境。<text:span text:style-name="T3"><text:s/><text:line-break/><text:line-break/></text:span>國民黨事實上早已丟入歷史的垃圾桶，純粹是半年前拜韓流之賜，才從垃圾桶裏撿回來，起死回生。韓國瑜赤手空拳，感動人心，打出一片江山，事實上人民並非因國民黨而感動，而只是因韓之故，<text:span text:style-name="T3"><text:s/>"</text:span>順便<text:span text:style-name="T3">" </text:span>支持。<text:span text:style-name="T3"><text:s/><text:line-break/><text:line-break/></text:span>對於這樣一股清純良善的真實民心民意，國民黨卻居然以為情勢一片大好，縮頭烏龜們個個突然拼命伸出龜頭搶食，欲置韓國瑜於死地，並且拼命妖魔化讓自己起死回生的韓流。這樣一種行為，若非愚蠢腦殘，便是為了權位而鬼迷心竅。韓國瑜打不打得死我不知道，但我知道，打死韓國瑜，消滅了韓流，國民黨必然崩盤無疑。<text:span text:style-name="T3"><text:s/><text:line-break/><text:line-break/></text:span>一個月前，韓國瑜發表五點聲明，立即招來國民黨全面反擊，因為其中第四點寫著國民黨長期以來奉行權貴政治，喜歡搞密室交易；若不思改革，將離人民越來越遠。這些話有哪裏不對？就如韓國瑜所說，這些話，純粹是愛之深責之切，並無攻擊之意。<text:span text:style-name="T3"><text:s/><text:line-break/><text:line-break/></text:span>國民黨如果不但還聽不進去這些話，甚至還把韓流視為敵人，把韓國瑜視為阻礙權貴利益的禍首，那它其實就是在自掘墳墓。<text:span text:style-name="T3"><text:s/><text:line-break/><text:line-break/></text:span>人渣黨很壞很貪，無惡不作，但他騙取選票的方式始終是要讓人民誤以為他很關心人民。國民黨卻反其道而行，不但承襲一以貫之的菁英傲慢習性，加上宮廷政治傳統，視人民如無物，這回甚至還自己打壓自己的救世主，企圖消滅拯救了黨的人民力量。這叫做不見棺材不掉淚。國民黨進棺材我不反對，但千萬不要讓大家也陪葬。</text:p>
      <text:p text:style-name="P1"><text:span text:style-name="T1">江俐儀</text:span><text:s/>  |  2019.05.16 16:11   |   <text:a xlink:type="simple" xlink:href="http://palinfo.habago.org/Entry?Command=Information_PrintForum&amp;iPage=15#FORUM37457"><text:span text:style-name="T2">#</text:span></text:a></text:p>
      <text:p text:style-name="P2">你好，我是欣賞陳真醫師的（卡韓）文章而連結到網站的，我不知道這算是留言嗎？</text:p>
      <text:p text:style-name="P1"><text:span text:style-name="T1">陳真</text:span><text:s/>  |  2019.05.16 12:07   |   <text:a xlink:type="simple" xlink:href="http://palinfo.habago.org/Entry?Command=Information_PrintForum&amp;iPage=15#FORUM37456"><text:span text:style-name="T2">#</text:span></text:a></text:p>
      <text:p text:style-name="P5">卡韓政變<text:span text:style-name="T3"><text:s/>(44)</text:span>：<text:span text:style-name="T3">"</text:span>我的<text:span text:style-name="T3">" </text:span>政治<text:span text:style-name="T3"><text:s/><text:line-break/><text:line-break/></text:span>陳真<text:span text:style-name="T3"><text:s/>2019. 05. 16. <text:line-break/><text:line-break/><text:line-break/></text:span>最近連平常不關心時事的醫院同事都來問我總統要選誰。我跟她們說，非韓不投。或者說，只要沒有對韓國瑜下毒手或醜化韓流的，我都能接受。其實，除了韓，選其他任何人都沒有意義。看到國民黨這種鬥韓的醜態與陰狠下流，一波又一波，我就覺得應該把韓國瑜跟國民黨分開來看；若韓不選，就應該讓國民黨在總統選舉方面徹底崩盤，一張票也別投給它。若韓要選，那麼，立委方面，友韓者不一定要支持，但是敵韓者則統統應該出局。<text:span text:style-name="T3"><text:s/><text:line-break/><text:line-break/></text:span>從來沒有一位政治人物竟然遭受所有黨派及來四面八方各種勢力的抹黑，也從來沒有一位政治人物像韓擁有這樣的熱情與勤奮，關注一般人的生活。我不是政治菜鳥，而是國內外見多識廣，閱人無數。平常看政治人物講話，我連一秒鐘也不會想看想聽，因為毫無意義，全是放屁，打高空，畫大餅，講蠢話，有口無心，屁話連連，根本就是毫無任何意義的一種噪音。但是，韓國瑜講的片語隻字我都會仔細聆聽，深受感動。連學姊都願意聽，那才真的是神蹟。如果連我這樣一個對於政治人物向來特別感到厭惡的人都會被感動，何況其他人。<text:span text:style-name="T3"><text:s/><text:line-break/><text:line-break/></text:span>島內政治，所謂民主，長期以來始終是掌握在極少數人手中的一種分贓遊戲，惟有韓國瑜的出現，似乎才回到政治應有的本質，簡單說就是<text:span text:style-name="T3"><text:s/>"</text:span>我的<text:span text:style-name="T3">" </text:span>政治，終於跟<text:span text:style-name="T3"><text:s/>"</text:span>我<text:span text:style-name="T3">" </text:span>有關的一種社會活動，而不再只是極少數人的囊中物與投票遊戲。這也是為什麼韓流會遭到藍綠聯手鋪天蓋地抹黑的原因，因為它很有可能顛覆了既有的利益結構。<text:span text:style-name="T3"><text:s/><text:line-break/><text:line-break/></text:span>消滅韓流，這也是台灣政治史上頭一遭。當真正具有自主性的民意終於出現了，卻竟然反而成為各方政治勢力妖魔化的對象。妖魔化的理由全是鬼扯蛋，什麼<text:span text:style-name="T3"><text:s/>"</text:span>比較沒有理性<text:span text:style-name="T3">"</text:span>，什麼缺乏包容，<text:span text:style-name="T3">x</text:span>它媽的台灣二、三十年來，綠營支持者及其各種粉絲，做為一種網軍之根本罄竹難書、無日無之的泯滅人性作為，可以說是所謂韓流的一萬億倍之可惡與可怕。不妨回想一下柯文哲當年是如何透過其粉絲徹底抹黑、鬥臭連勝文。綠營長年以來，完全就是強烈推廣這樣一種完全無法無天無惡不作的陰暗暴民政治。<text:span text:style-name="T3"><text:s/><text:line-break/><text:line-break/></text:span>我們不斷歌頌一萬億倍可恨可惡的卑劣行為，說是偉大民意，說是人民神聖的怒吼，卻反而盡全力極度妖魔化事實上非常正面良善且理性溫和的韓流之聲。更何況，那些假韓流之名行為惡之實的所謂韓粉，後來不是一一被抓到全是民進黨支持者所冒充嗎？自導自演，企圖嫁禍韓國瑜，抹黑韓流。<text:span text:style-name="T3"><text:s/><text:line-break/><text:line-break/>1991</text:span>年，林義雄剛返台定居時，支持者奉若神明，很多人期望他出來參選。但林義雄當時非常敵視選舉這種東西，他說那些參選的政客，不論藍綠，全是爭權奪利的跳樑小丑，醜陋不堪入目。他當時曾喊出一個口號，叫做<text:span text:style-name="T3"><text:s/>"</text:span>善良人民對抗無恥政客<text:span text:style-name="T3">"</text:span>。對抗方式就是社會運動。<text:span text:style-name="T3"><text:s/><text:line-break/><text:line-break/></text:span>我對他所描繪的社會意象不太能認同，因為我看到的台灣政治現實始終是<text:span text:style-name="T3"><text:s/>"</text:span>無恥政客加上無恥人民，傷害極少數忠良<text:span text:style-name="T3">"</text:span>。<text:span text:style-name="T3"><text:s/><text:line-break/><text:line-break/></text:span>後來的演變是：原本敵視且極度不信任所謂民主選舉的林義雄，帶領全黨，充份投入選舉，而社運卻變成無恥政客打擊異己、傷害忠良的工具。也就是說，不論是選舉或社運，這兩項原本是<text:span text:style-name="T3"><text:s/>"</text:span>善良人民<text:span text:style-name="T3">" </text:span>所應擁有、用來對抗<text:span text:style-name="T3"><text:s/>"</text:span>無恥政客<text:span text:style-name="T3">" </text:span>的武器，全部淪陷，成為無恥政客藉以撈錢奪權的斂財工具與傷人武器。<text:span text:style-name="T3"><text:s/><text:line-break/><text:line-break/></text:span>台灣沒有社運，相較於西方社會，幾乎是零。或者說，社運曾經萌芽，但是，所有這些我幾乎全是創始人<text:span text:style-name="T3"><text:s/>(</text:span>之一<text:span text:style-name="T3">) </text:span>的各種社運團體，在它們成立一兩年內，全被政變，被無恥政客及其走狗們所篡奪，成為掛社運羊頭賣政治狗肉的政黨尾巴組織，為人渣黨效忠。<text:span text:style-name="T3"><text:s/><text:line-break/><text:line-break/></text:span>社運落得如此下場，所謂民主選舉更是不堪入目，其醜陋陰暗下流與齷齪，這應該不用我多說了，大家理應心知肚明所謂民主在台灣是怎麼一回事，就如韓國瑜所說，釋放出一群豺狼虎豹，打著愛台灣、顧主權的口號，個個窮凶<text:span text:style-name="T3"><text:s/>"</text:span>餓<text:span text:style-name="T3">" </text:span>極，不擇手段，拼命吃，拼命撈，爭權卡位，無所不用其極。<text:span text:style-name="T3"><text:s/><text:line-break/><text:line-break/></text:span>韓流的出現，就像無盡黑暗中的一道曙光，讓政治讓選舉重新取得它們應有的意義與價值。但我不知道面對這樣一種鋪天蓋地的攻擊與抹黑，韓國瑜及其所代表的韓流，究竟還能撐多久？對此我是悲觀的。為什麼呢？因為政治、制度、選舉、或社運等等等，任何社會現實運作都只是一種表面活動，支撐其存在並良好運作的基礎，恰恰就是一種文化底蘊，一種讓所有事物得以開花結果順利成長的土壤。而這樣一種東西，在島內顯然極度蒼白貧乏，甚至長期以來受到鄙夷與踐踏。<text:span text:style-name="T3"><text:s/><text:line-break/><text:line-break/></text:span>你看台灣媒體每天報導些什麼鬼東西，也許就能知其一二。每天就是什麼館長啦，奶茶妹雞排妹啦。他們的言論究竟有何重大意義可言？要不就是哪個人渣或哪個網紅哪個低能學者又嗆了些什麼低能無聊的鳥話啦。此外就是各種無聊到無法更無聊的無數所謂<text:span text:style-name="T3"><text:s/>"</text:span>新聞<text:span text:style-name="T3">"</text:span>，例如哪個路人甲走路走到褲子都掉了好好笑哦。活在這島上，真是徹底窒息，大腦和心靈根本全是多餘。</text:p>
      <text:p text:style-name="P1"><text:span text:style-name="T1">陳真</text:span><text:s/>  |  2019.05.15 20:17   |   <text:a xlink:type="simple" xlink:href="http://palinfo.habago.org/Entry?Command=Information_PrintForum&amp;iPage=15#FORUM37455"><text:span text:style-name="T2">#</text:span></text:a></text:p>
      <text:p text:style-name="P2">卡韓政變<text:span text:style-name="T3"><text:s/>(43)</text:span>：不知道楊秋興心裡做何感想？<text:span text:style-name="T3"><text:s/><text:line-break/><text:line-break/></text:span>陳真<text:span text:style-name="T3"><text:s/>2019. 05. 15 <text:line-break/><text:line-break/><text:line-break/></text:span>楊秋興說，如果他早知道韓國瑜要選總統，當初就不會支持他選市長；如今當然更不能支持他選總統，否則就淪為<text:span text:style-name="T3"><text:s/>"</text:span>詐騙共犯<text:span text:style-name="T3">"</text:span>。<text:span text:style-name="T3"><text:s/><text:line-break/><text:line-break/></text:span>像這樣一種瞎掰指控，也需要澄清與說明嗎？韓國瑜當初選市長時，根本沒有人想理他，因為大家認為他根本不可能當選；在高雄這麼深綠的地方，恐怕連里長都選不上，還想選市長？在當時那樣一種情況下，韓國瑜有可能<text:span text:style-name="T3"><text:s/>"</text:span>已經決定<text:span text:style-name="T3">" </text:span>要選總統了嗎？這還用說嗎？<text:span text:style-name="T3"><text:s/><text:line-break/><text:line-break/></text:span>但是，楊秋興的指控卻故意講得好像韓國瑜未卜先知、早已陰謀計畫好要選總統。這不就是鬼扯蛋嗎？事實上，若不是一枝獨秀、民意超高的支持度，韓國瑜根本不可能會想要選總統。<text:span text:style-name="T3"><text:s/><text:line-break/><text:line-break/></text:span>而且，根據無數民調，既然有超高民意選擇他當總統，那麼，依據民意行事，有何不對？這不就是民主嗎？這跟詐騙扯得上什麼鳥關係？楊秋興不懂詐騙二字的定義嗎？<text:span text:style-name="T3"><text:s/><text:line-break/><text:line-break/></text:span>就算韓國瑜民調零分，沒有半個人願意選他當總統，他照樣還是可以出來參選不是嗎？選不選得上就由民意來決定，這跟跟詐騙扯得上什麼鳥關係？楊秋興不懂詐騙二字的定義嗎？<text:span text:style-name="T3"><text:s/><text:line-break/><text:line-break/></text:span>一個人想要支持誰，就儘管去支持，但不要搞抹黑，不要做這種純屬瞎掰、蓄意歪曲的道德指控，不要把一種與道德扯不上絲毫關係的東西硬是要扭曲成一種人格污點。如果這就叫做詐騙集團，那麼，楊秋興自己更是詐騙集團。套用其指控邏輯如下：<text:span text:style-name="T3"><text:s/><text:line-break/><text:line-break/>"</text:span>三十幾年前，因為戴振耀的介紹，剛認識楊秋興時，我以為秋興跟我一樣，矢志當一個忠誠的反對者，忠於人民，忠於良善，忠於真理，不求聞達，不計毀譽，不謀權位功名，不顧一己安危，反對欺壓剝削，反對貪婪腐敗，反對謊言操弄，反對權貴政治，矢志不忘弱勢者。我要是早知道楊秋興老早就志在依附權貴，掠奪功名，我根本不可能還介紹他認識許多同學、朋友和同志，害我成為政治詐騙的共犯。<text:span text:style-name="T3">" <text:line-break/><text:line-break/></text:span>我若這樣講話，不知道秋興心裡做何感想？<text:span text:style-name="T3"><text:s/><text:line-break/><text:line-break/></text:span>楊秋興大我七、八歲，我剛上大學時，他已經在工作。我一上大學就成為黨外人士，無役不與，但是楊秋興卻是一上大學就趕緊加入萬惡的國民黨，而且忽藍忽綠，多次進出國、民兩黨，不斷背棄各種理想與承諾。如果這不是政治詐騙集團，什麼是詐騙集團？<text:span text:style-name="T3"><text:s/><text:line-break/><text:line-break/></text:span>我若這樣講話，不知道秋興心裡做何感想？<text:span text:style-name="T3"><text:s/><text:line-break/><text:line-break/></text:span>不過，我更想譴責的是秋興背後那個人，叫做郭台銘，他才是這一切政治操弄與抹黑的主使者。<text:span text:style-name="T3"><text:s/><text:line-break/><text:line-break/></text:span>若要說詐騙集團，郭台銘當之無愧。長年以來，他藍綠兩邊押寶。生意人在商言商，無可厚非。但是，即便是在生意上，依楊秋興的邏輯，郭台銘仍然還是一貫搞詐騙。<text:span text:style-name="T3"><text:s/><text:line-break/><text:line-break/></text:span>比方說，<text:span text:style-name="T3">2016</text:span>年<text:span text:style-name="T3">6</text:span>月，鴻海董事長郭台銘在股東會上宣誓，鴻海股價不上兩百元，他絕不退休，於是騙了一堆散戶趕緊跳進去大買鴻海，結果全數套牢。<text:span text:style-name="T3"><text:s/><text:line-break/><text:line-break/></text:span>不久之前，也就是去年<text:span text:style-name="T3"><text:s/>(2018</text:span>年<text:span text:style-name="T3">)</text:span>六月，<text:span text:style-name="T3"><text:s/></text:span>一樣是在股東會上，郭台銘說鴻海正處於轉型期，公司發展至關重要，並再度揚言，鴻海股價不上兩百元絕不退休，<text:span text:style-name="T3">"</text:span>至少五年內絕不會退休<text:span text:style-name="T3">"</text:span>。他媽的，結果話一說完才沒幾個月，他竟然馬上開始布局，準備選總統。<text:span text:style-name="T3"><text:s/><text:line-break/><text:line-break/></text:span>郭台銘一再發誓，承諾股東說，鴻海股價不上兩百元絕不退休，這下恐怕又再度騙了更多人買鴻海股票，結果股價持續一落千丈。去年十月，甚至還減資兩成。目前股價連八十元都不到，如果扣掉減資，真正股價只有六十幾元，離兩百元打三折都還不到，但郭台銘卻已經不當董事長了，準備當總統，害慘一堆散戶。幾年來一再信誓旦旦的承諾，當成放屁。<text:span text:style-name="T3"><text:s/><text:line-break/><text:line-break/></text:span>依楊秋興的邏輯，這不但是詐欺，而且是詐欺加三級，理當司法介入，進行偵辦才對。<text:span text:style-name="T3"><text:s/><text:line-break/><text:line-break/></text:span>比方說，在鴻海股價最低點時，郭台銘一連買了將近<text:span text:style-name="T3">20</text:span>億，買完之後，宣佈參選，隔天漲停板，波段漲幅至少三成，大賺好幾億。請問股票是可以這樣買的嗎？這樣合法嗎？合乎道德原則嗎？自己知道何時會漲，於是就自己先買，然後宣佈選總統；自己明知是波段高點，卻跟散戶保證說股價將會超過兩百元，騙大家進來買股票。<text:span text:style-name="T3"><text:s/><text:line-break/><text:line-break/></text:span>以上這類指控，不是我的風格，我沒有那麼低級，我不會用那樣瑣碎的角度評價人事物，畢竟有些承諾做不做得到很難說，只要不是出於惡意詐欺，都不該視為重大道德問題。<text:span text:style-name="T3"><text:s/><text:line-break/><text:line-break/></text:span>因此，倘若像韓國瑜選總統這樣一個連道德問題都根本稱不上的事情，都硬要瞎掰抹黑成一種人格污點，那麼，依此邏輯，郭台銘及其輔選大將楊秋興長年以來之所作所為，更是應該遭受千百倍以上的道德譴責才對。<text:span text:style-name="T3"><text:s/><text:line-break/><text:line-break/></text:span>我一直記得，<text:span text:style-name="T3">28</text:span>年前，我媽媽過世時，告別式是在清晨六點多舉行。那天凌晨，我赫然發現，楊秋興和戴振耀竟然遠從高雄縣跑來台南，兩人就在路邊車內睡覺等天亮，等著時辰一到，給我媽上香鞠躬。<text:span text:style-name="T3"><text:s/><text:line-break/><text:line-break/></text:span>我不認識韓國瑜，卻熟識楊秋興。秋興於我個人，更是有著這樣一種私人恩情，我一世不忘。但是，公歸公，私歸私，是非善惡道理一碼歸一碼；不對的事，即便是親朋好友所為，不對就是不對，不管你的目標多偉大，都無法合理化任何不正當的手段。</text:p>
      <text:p text:style-name="P1"><text:span text:style-name="T1">洋洋</text:span><text:s/>  |  2019.05.15 18:04   |   <text:a xlink:type="simple" xlink:href="http://palinfo.habago.org/Entry?Command=Information_PrintForum&amp;iPage=15#FORUM37454"><text:span text:style-name="T2">#</text:span></text:a></text:p>
      <text:p text:style-name="P3"><text:span text:style-name="T1">（</text:span>转载<text:span text:style-name="T1">）我是一理科男，从中学到大学都是</text:span>满脑子西方人名的公式、定理等等，那时，我就认为是西方人创造了这个世界的天空，确实了不起。等到我参加工作，社会阅历渐长，特别是喜欢上了历史后，我的认知来了个大翻转。我觉得西方文明相比华夏文明还是有点<text:span text:style-name="T3">LOW</text:span><text:span text:style-name="T1">。我</text:span>认为人类文明的标尺是<text:span text:style-name="T3">——</text:span>伦理，包括人与自然的关系伦理，人与人的关系伦理，进而以展出政治伦理，国家与国家之间的关系伦理等等，而科技并不是文明伦理的标尺！科技只是人类为解决生存发展而利用的工具。西方人大规模殖民的时候，就是野蛮人掌握了先进的杀人武器，根本谈不上是先进的文明，因为他们的社会伦理还是低级的、野蛮的！<text:span text:style-name="T3"><text:s/></text:span><text:span text:style-name="T1">战争是族群之间最激烈的、最真切的对抗，思考战争背后的原因最能反映文明</text:span>伦理的本质。华夏文明的历次战争，不排除有为经济利益的，但主流是为了安全利益而战的。秦始皇为什么要修长城？他要保卫他的帝国。汉武帝为什么要击败匈奴？他要永远解除来自北方的威胁，可不是为了霸占那些草原。隋文帝、隋炀帝、唐太宗、唐高宗，二朝四代帝王前赴后继，不遗余力地对东北边陲一个立国七百余年的高句丽王朝进行打击，还付出大隋王朝毁灭的惨痛代价，终于在唐高宗手上得以成功，可大唐王朝付出的心血，并没有要求战败方赔偿，甚至都没有杀掉敌首，只是将高句丽王国的国王及贵族二十余万人迁至河北、山东等地进行安置（如今他们的后人，谁说他不是中国人，他会跟谁急！我不知韩国人还闹什么。），在原高句丽王国设置郡县治理而已，为什么？因为他们要永远消灭一个对中原王朝的政治、军事隐患。同样，清帝国征服新疆，西藏，是为了占有他们的财产？清帝国对他们的赏赐就远远超过了他们的进贡，还不算驻军带来的庞大开销，但控制新疆西藏对清帝国的地缘安全至关重要。<text:span text:style-name="T3">1950</text:span><text:span text:style-name="T1">年的抗美援朝以及</text:span><text:span text:style-name="T3">1979</text:span><text:span text:style-name="T1">年的对越自</text:span>卫反击战都遵循同样的逻辑<text:span text:style-name="T3">——</text:span>为了安全利益。再看看西方人的战争背后的动机，不排除有为安全利益而争夺的，但主流就是一股赤裸裸的经济掠夺之战，就像古代中国北方草原，一个个游牧部落，就是一群群强盗，劫掠来劫掠去。西方人今天还将<text:span text:style-name="T3">“</text:span>维京<text:span text:style-name="T3">”</text:span><text:span text:style-name="T1">这些海盗包装成战天斗地的文化，强盗而已！可笑！马</text:span>来西亚总理马哈蒂尔说过一句最精辟的话：<text:span text:style-name="T3">“</text:span><text:span text:style-name="T1">中国在马</text:span>来西亚旁边几千年了，没有侵略马来，但西方人一经发现马来，就不远万里地跑来殖民、掠夺马来西亚。<text:span text:style-name="T3">”</text:span>为什么这样不同？因为东西方人的伦理不同。华夏文明是一个内生文明，我们总是相信自己，依靠自己，认为自己能创造一切，能解决一切，人家有的，我们肯定也能自己创造有，而且可以更好，即使一时没有，也可以通过学习达到，根本不必<text:span text:style-name="T3">“</text:span>抢<text:span text:style-name="T3">”</text:span><text:span text:style-name="T1">，并</text:span>认为<text:span text:style-name="T3">“</text:span>抢<text:span text:style-name="T3">”</text:span><text:span text:style-name="T1">是不道德的。女</text:span>娲补天、后羿射日、精卫填海等等这些神话无不是华夏文明伦理的写照。而西方是掠夺征服文明，伦理上并不将<text:span text:style-name="T3">“</text:span>抢<text:span text:style-name="T3">”</text:span><text:span text:style-name="T1">视</text:span>为不道德，反而认为是顺应自然法则<text:span text:style-name="T3">——</text:span><text:span text:style-name="T1">弱肉强食。二十世</text:span>纪爆发的两次世界大战，无不是西方列强蝇营狗苟而导致的。毫不讳言，几百年以来人类发生的殖民悲剧，就是因为野蛮人为了掠夺而发展和掌握了现代科技。为什么美国对中国的科技发展如此焦虑？不惜下作到绑架孟小姐？从文明伦理的角度来说，原因也是不言自明。</text:p>
      <text:p text:style-name="P1"><text:span text:style-name="T1">陳真</text:span><text:s/>  |  2019.05.15 11:21   |   <text:a xlink:type="simple" xlink:href="http://palinfo.habago.org/Entry?Command=Information_PrintForum&amp;iPage=15#FORUM37453"><text:span text:style-name="T2">#</text:span></text:a></text:p>
      <text:p text:style-name="P2">卡韓政變<text:span text:style-name="T3"><text:s/>(42)</text:span>：韓國瑜的事並不是他家的事<text:span text:style-name="T3"><text:s/><text:line-break/><text:line-break/></text:span>陳真<text:span text:style-name="T3"><text:s/>2019. 05. 15. <text:line-break/><text:line-break/><text:line-break/></text:span>有句話說，<text:span text:style-name="T3">"</text:span>權力使人腐化<text:span text:style-name="T3">"</text:span>。這話我並不認同。我從未看過一個被權力腐化的人，我只看過權力使人彰顯其本性。人性不會變，只是缺少彰顯的舞台。林肯說得對，<text:span text:style-name="T3">"</text:span>如果你想了解一個人，那就給他權力<text:span text:style-name="T3">"</text:span>。一旦權力在手，他是個什麼樣的人便昭然若揭。也因此，政界、商場或任何就業市場乃至醫界學界等等等，凡是涉及權力的地方，往往令人心寒，因為人性之惡得以張揚。其陰暗之深，許多時候真是深不見底。但是，就像夜裏的星子那樣，總有那星星點點永不熄滅的美麗人性，也因此，人性再壞，都不會使人感到絕望。所謂<text:span text:style-name="T3"><text:s/>"</text:span>千年暗室，一燈即明<text:span text:style-name="T3">"</text:span>，不用多，美麗的東西一個兩個就夠了。<text:span text:style-name="T3"><text:s/><text:line-break/><text:line-break/></text:span>現實政治，寫來滿紙污穢，但是，污穢卻彰顯了美麗的價值。我對林義雄有絕對的信心，相信他，就猶如相信我自己。這二十幾年來，他所做的事，他的想法，我幾乎沒有一件認同，但我對他的人格與善良利他之心，始終沒有一絲的懷疑，過去沒有，現在也沒有，將來也不會有。但我還不敢對韓國瑜打出這樣的絕對包票，只能說，在某個相對意義上，相對於一般人來說，韓是個罕見的好人，正直，勇敢，熱情，善良，利他。<text:span text:style-name="T3"><text:s/><text:line-break/><text:line-break/></text:span>哲學上有個著名爭議：<text:span text:style-name="T3">"</text:span>好人到底會不會受傷害？<text:span text:style-name="T3">" </text:span>我的答案是絕對的，好人絕不會受傷害。若我沒記錯，這道命題源自蘇格拉底。他說，一個好人絕不可能受到壞人的傷害，因為，就一個好人而言，不論生前或死後，都不會有所不幸，神明絕不會棄之不顧。至於我的想法則是這樣：所謂<text:span text:style-name="T3"><text:s/>"</text:span>好<text:span text:style-name="T3">" </text:span>或<text:span text:style-name="T3"><text:s/>"</text:span>美<text:span text:style-name="T3">" </text:span>或<text:span text:style-name="T3"><text:s/>"</text:span>善<text:span text:style-name="T3">"</text:span>，是一種內在價值，獨立於外在世界，因此，外來的種種所謂傷害，無損其分毫。就好比一朵花，很美，你把它摘下來踩個稀巴爛，美本身並沒有受到傷害，受到傷害的只是美的一個<text:span text:style-name="T3"><text:s/>"</text:span>載體<text:span text:style-name="T3">"</text:span>。就如同你抹黑一個好人，或是把他給槍斃了，但好人不會因為你的所謂傷害而變成一個壞人，他一樣是個好人，只是失去生命或喪失名譽而已。也許肉體毀滅了，也許世人對他充滿誤解，但絲毫無損於其善。<text:span text:style-name="T3"><text:s/><text:line-break/><text:line-break/></text:span>講個八卦。維根斯坦很小時候，因為受到姊姊的影響，閱讀叔本華，因之對生命乃至人性感到悲觀。後來，慢慢長大了，大約是<text:span text:style-name="T3">21 </text:span>歲左右，看了一齣戲，戲中主角又病又窮，充滿不幸，但這位主角卻說，世上一切力量，從此都不可能傷害到我了。維根斯坦很感動。這樣一個想法，事實上也在根本意義上貫穿了往後維根斯坦一生的哲學思想。<text:span text:style-name="T3"><text:s/><text:line-break/><text:line-break/></text:span>我看各方妖魔鬼怪，不分藍綠，每天抹黑，有志一同拼命傷害韓國瑜<text:span text:style-name="T3"><text:s/>(</text:span>藍還更狠一些<text:span text:style-name="T3">)</text:span>，心裏難免惆悵，人性怎麼會這樣？為何私利始終主導著人們的言行，卻把基本是非良善棄若敝屣？人們所做所為，往往不是基於利他，而是利己；不是基於大眾福祉，而是專打一己算盤；不在乎是非善惡，而是以惡為武器，傷害有違其一己利益者。雖然好人不會受傷害，但是好人所欲成就的現實事務，事實上卻弱不禁風，一吹則滅。<text:span text:style-name="T3"><text:s/><text:line-break/><text:line-break/></text:span>佛教喜歡講業障，所謂<text:span text:style-name="T3"><text:s/>"</text:span>各人造業各人擔<text:span text:style-name="T3">"</text:span>，聽起來充滿某種原子主義的精神，彷彿一人一言一行就像一顆顆原子般，各自獨立。但事實上，一個人所造的業，往往是由眾人承擔。除非，除非眾人願意挺身而出，制止為惡。韓國瑜的事，並不是他家的事，而是你我的事；重要的並不是某種政治主張或勝王敗寇，重要的是基本是非善惡價值，因為那才是一個社會、一種文明的發展基礎。<text:span text:style-name="T3"><text:s/><text:line-break/><text:line-break/>================ <text:line-break/></text:span>報復韓國瑜改幫郭台銘？楊秋興：要是知道韓要選總統，我連市長都不會挺他<text:span text:style-name="T3"><text:s/><text:line-break/><text:line-break/></text:span>風傳媒<text:span text:style-name="T3"><text:s/></text:span>趙宥寧<text:span text:style-name="T3"><text:s/><text:line-break/>2019</text:span>年<text:span text:style-name="T3">5</text:span>月<text:span text:style-name="T3">13</text:span>日<text:span text:style-name="T3"><text:s/><text:line-break/><text:line-break/>2020</text:span>國民黨內初選即將上場，鴻海董事長郭台銘與國民黨主席吳敦義今（<text:span text:style-name="T3">13</text:span>）日會面，令外界關注的是，昔日高雄市長韓國瑜的「輔選大將」、前高雄縣長楊秋興也陪同在旁，然而，楊的出現也遭外界解讀成是在「報復」韓國瑜。<text:span text:style-name="T3"><text:s/><text:line-break/><text:line-break/></text:span>先前擔任高雄市副市長呼聲很高的楊秋興，後因故落空，如今出現在「吳郭會」現場，引發外界猜疑。楊秋興今受訪時則強調，自己從前已當過高雄縣長、立委，政治生涯中有超過<text:span text:style-name="T3">20</text:span>年都擔任「主帥」，不適合當別人副手，只想當高雄市「首席顧問」。<text:span text:style-name="T3"><text:s/><text:line-break/><text:line-break/></text:span>楊秋興表示，慶幸自己沒有進入高市府工作，「因為我不知道你要選總統嘛」，他更直言，要是當時知道韓國瑜會有選總統的想法，「我連市長也不會支持你，若真如此，等於是我推薦你，變成詐騙集團共犯。」<text:span text:style-name="T3"><text:s/><text:line-break/><text:line-break/>================ <text:line-break/><text:line-break/></text:span>楊秋興挺郭台銘<text:span text:style-name="T3"><text:s/></text:span>韓國瑜：希望繼續當好朋友<text:span text:style-name="T3"><text:s/><text:line-break/><text:line-break/></text:span>中廣新聞網<text:span text:style-name="T3"><text:s/><text:line-break/><text:line-break/>2019</text:span>年<text:span text:style-name="T3">5</text:span>月<text:span text:style-name="T3">14</text:span>日<text:span text:style-name="T3"><text:s/><text:line-break/><text:line-break/></text:span>韓國瑜今天<text:span text:style-name="T3">(5</text:span>月<text:span text:style-name="T3">14</text:span>日<text:span text:style-name="T3">)</text:span>受訪談到楊秋興，他很感謝楊秋興之前對他的幫忙，也認為楊可以幫郭台銘了解南台灣，韓希望跟楊秋興可以是永遠的好朋友。<text:span text:style-name="T3"><text:s/><text:line-break/><text:line-break/></text:span>韓國瑜說：「非常感謝楊秋興縣長在我選高雄市長的幫忙，好朋友就是一輩子的好朋友，他現在選擇全力幫郭台銘董事長選總統，我祝福他全力以赴，幫助郭董多多了解南部，我相信一定可幫助郭董了解南部民眾的想法心聲。至於詐騙集團等等說法，我尊重他的說法，我只希望大家可以繼續當好朋友」。</text:p>
      <text:p text:style-name="P4"/>
      <text:p text:style-name="P1"><text:span text:style-name="T1">陳真</text:span><text:s/>  |  2019.05.14 12:05   |   <text:a xlink:type="simple" xlink:href="http://palinfo.habago.org/Entry?Command=Information_PrintForum&amp;iPage=16#FORUM37452"><text:span text:style-name="T2">#</text:span></text:a></text:p>
      <text:p text:style-name="P2">卡韓政變<text:span text:style-name="T3"><text:s/>(41)</text:span>：草包<text:span text:style-name="T3"><text:s/>VS.</text:span>天才<text:span text:style-name="T3"><text:s/><text:line-break/><text:line-break/></text:span>陳真<text:span text:style-name="T3"><text:s/>2019. 05. 14. <text:line-break/><text:line-break/><text:line-break/></text:span>我常說，不管是結婚交友、聘員工、收學生、評價政治人物等等等，原理都是一樣的。你怎麼看人，意味著你怎麼處世以及如何看待世界。<text:span text:style-name="T3"><text:s/><text:line-break/><text:line-break/></text:span>我不是非韓不投者。韓若不選，我還是會投給王金平甚至<text:span text:style-name="T3">CIA</text:span>認證的朱立倫，但我絕不會投給郭台銘或是柯啥小。與其投給他們，不如投給一隻青蛙。一來，能力太差、見識太差；二來，心術不正。特別是柯，人品卑劣到不值一提。我就只提郭就好。<text:span text:style-name="T3"><text:s/><text:line-break/><text:line-break/></text:span>我知道我若說我當老師只能給郭台銘同學<text:span text:style-name="T3">20</text:span>分，很多人一定不認同。不過，不認同也沒辦法，畢竟在我看來這就是事實。郭也許是個好人<text:span text:style-name="T3"><text:s/>(</text:span>只是最近常做壞事<text:span text:style-name="T3">)</text:span>，但能力與見識太差。一個人，不管他賺多少錢或是認識什麼權貴者，都跟他的能力與見識無關，就如同很多有錢人到處環遊世界，並不會因此而增加他對世界的理解深度。見識如此，能力也一樣。<text:span text:style-name="T3"><text:s/><text:line-break/><text:line-break/></text:span>當然，我所謂能力有很多面向。郭之行政能力與辦事能力也許不錯，一如楊秋興，但是那是很技術性的東西，是可學習、可複製的。做為一個領導人或所謂領袖，需要的卻是一種遠見，一種天賦，一種洞見<text:span text:style-name="T3"><text:s/>(INSIGHT)</text:span>，一種看見人事物本質、引領趨勢的能力。韓國瑜才是這方面的天才。<text:span text:style-name="T3"><text:s/><text:line-break/><text:line-break/></text:span>你看上回韓和陳其邁辯論，陳<text:span text:style-name="T3">GM</text:span>問一些自以為能夠讓韓下不了台的蠢問題，什麼汕尾港還是蒜頭港有哪些缺失？真是蠢到爆炸。我在高雄林園鄉下工作兩三年了，連我都還不知道原來林園有這兩個漁港。你乾脆問高雄苓雅區有幾根消防栓好了。<text:span text:style-name="T3"><text:s/><text:line-break/><text:line-break/></text:span>大多數人也是認為陳<text:span text:style-name="T3">GM</text:span>比較厲害，而不會因此而明白這是個白痴。由此可見人們的判斷力大有問題，套句很多人嘲笑韓國瑜的詞，這樣一些人其實就是草包，他們不知道怎麼判斷一個人的能力與見識水平。<text:span text:style-name="T3"><text:s/><text:line-break/><text:line-break/></text:span>陳<text:span text:style-name="T3">GM</text:span>在高雄待幾十年了，長年擔任過一大堆官職或民代，就算是個北七也能因此知道一些市政細節。可是，他居然會問對方那樣一些蠢問題，並且自鳴得意，可見有多蠢。扁、菊的徒子徒孫們，紛紛當上議員，但卻直到今天都還在議會問這樣一些蠢問題，想要惡整韓國瑜，真是蠢到無下限。<text:span text:style-name="T3"><text:s/><text:line-break/><text:line-break/></text:span>我並不是說行政辦事能力不重要，但是我們今天畢竟是在選首長、選總統，選出一位領導人，我們不是在選祕書或工讀生。那些很喜歡說韓國瑜草包者，本身就是草包。<text:span text:style-name="T3"><text:s/><text:line-break/><text:line-break/></text:span>所謂見微知著，從小地方往往能看見大方向。你看郭董的各種言行，我的天啊，真是有夠蠢的。比方說，他罵蔡英文及民進黨<text:span text:style-name="T3"><text:s/>"</text:span>整天只會罵郭台銘，好像他們的世界就只剩下一個郭台銘<text:span text:style-name="T3">"</text:span>。但事實上，人家並沒有罵他啊。郭董以為這樣瞎掰，就能讓自己成為鎂光燈的焦點，可見有多幼稚。連蔡英文都很不屑地說我們很忙，我們並沒有罵你啊。<text:span text:style-name="T3"><text:s/><text:line-break/><text:line-break/></text:span>再比方說，郭董故意跑去所謂<text:span text:style-name="T3"><text:s/>"</text:span>民間<text:span text:style-name="T3">" </text:span>的朋友家<text:span text:style-name="T3"><text:s/>(</text:span>難道還有區分宮廷<text:span text:style-name="T3">VS.</text:span>民間的朋友<text:span text:style-name="T3">)</text:span>，故意打地鋪睡在地板上，以示儉樸，以示親民，你說這樣一種心思是不是蠢到爆？郭台銘的八歲小兒子及四歲小女孩甚至還會打高爾夫球，何必假裝打地鋪睡客廳地板？太矯情了不是嗎？而他居然以為這樣會讓人誤以為他很儉樸，你說傻不傻？<text:span text:style-name="T3"><text:s/><text:line-break/><text:line-break/></text:span>更好笑的是為了表示親民，郭董居然看見走在前面的攝影記者鞋帶鬆了，就趕緊蹲下來像個小太監一樣很卑微地蹲在地上主動幫他綁鞋帶。後來面對各方的質疑與嘲笑，他竟然說這是為了保護自己，說是因為他害怕對方鞋帶掉了，萬一重心不穩整個人倒下來，手上攝影機會砸到他。真是很蠢吧，越解釋越蠢。<text:span text:style-name="T3"><text:s/><text:line-break/><text:line-break/></text:span>一個人接二連三幹一些莫名其妙的蠢事，卻以為這樣可以塑造某種親民形象，由此可見其見識、氣度與判斷力之差，給他<text:span text:style-name="T3">20</text:span>分已經算是很同情了。<text:span text:style-name="T3"><text:s/><text:line-break/><text:line-break/></text:span>我並不是要批評郭台銘，畢竟我根本不相信他會當總統。他只有攪局、打韓卡韓的本事，但不可能選得上。我之所以講這些，一樣只是重申幾十年來我不斷敘述的一個美學基本主題：亦即如何看待人事物的能力、見識、品格與價值。<text:span text:style-name="T3"><text:s/><text:line-break/><text:line-break/></text:span>很多導演不會樂器、不會攝影、不會寫作、不會演戲，幾乎什麼技術項目都不會，甚至像伍迪艾倫連使用電腦滑鼠也不會，只會用打字機，但他卻很可能是一流的導演。所謂領袖也一樣。不光是政治上的領袖，同時也包括各種意義上的領袖，道理都是一樣的。</text:p>
      <text:p text:style-name="P1"><text:span text:style-name="T1">張華</text:span><text:s/>  |  2019.05.14 08:59   |   <text:a xlink:type="simple" xlink:href="http://palinfo.habago.org/Entry?Command=Information_PrintForum&amp;iPage=16#FORUM37451"><text:span text:style-name="T2">#</text:span></text:a></text:p>
      <text:p text:style-name="P5">我也覺得好悲哀<text:span text:style-name="T3">, </text:span>孫悟空搞不定可以去南海找觀音菩薩<text:span text:style-name="T3">, </text:span>韓國瑜卻沒有這類靠山<text:span text:style-name="T3">.</text:span></text:p>
      <text:p text:style-name="P1"><text:span text:style-name="T1">陳真</text:span><text:s/>  |  2019.05.14 02:01   |   <text:a xlink:type="simple" xlink:href="http://palinfo.habago.org/Entry?Command=Information_PrintForum&amp;iPage=16#FORUM37450"><text:span text:style-name="T2">#</text:span></text:a></text:p>
      <text:p text:style-name="P2">卡韓政變<text:span text:style-name="T3">(40)</text:span>：各路妖魔鬼怪每天吃韓國烤肉<text:span text:style-name="T3"><text:s/><text:line-break/><text:line-break/></text:span>陳真<text:span text:style-name="T3"><text:s/>2019. 05. 14. <text:line-break/><text:line-break/><text:line-break/></text:span>如果你從頭去看我寫的，也許就能明白關於卡韓總總我所言不虛，簡直就像親眼目擊，絕非事後諸葛。但這並不是因為我有任何內幕消息，而是因為政治詐術只是一種術，戰術的術，但在戰略上卻很難隱瞞造假。當然也不是完全不可能，只是難度較高。這就好像一個人很容易在特定事物上造假，創造一種短期形象，足以欺人一時，卻很難在長期為人處世上表演出另一種個性與人生，欺人一世。<text:span text:style-name="T3"><text:s/><text:line-break/><text:line-break/></text:span>韓國瑜說得一點也沒錯，台灣政治史上從來沒有一個人像他那樣，同時遭受各方瘋狂攻擊，宛如眾矢之的；就像唐僧肉，大家都想咬一口。韓國瑜卻自比孫悟空，說人民既然敢託付於他，他就要來大幹一場。但我至今還看不出他哪點像孫悟空，倒是比較像唐三藏，婆婆媽媽太溫和，糊里糊塗太粗心。<text:span text:style-name="T3"><text:s/><text:line-break/><text:line-break/></text:span>我念小學三年級時，就買來一本數十萬字的西遊記線裝書，看過一遍又一遍，真正把整本書給翻爛了，幾乎可以倒背如流。維根斯坦和沈從文是影響我深層生命最大的兩個人，孫悟空和唐吉訶德則是影響我現實人生最大的兩個角色。就我的理解，孫悟空面對各方妖魔鬼怪，應該不會像韓國瑜那般<text:span text:style-name="T3"><text:s/>"</text:span>善良<text:span text:style-name="T3">"</text:span>，任人蹧蹋；連楊秋興都來踹他一腳，說什麼韓當市長又想選總統是詐騙罪犯。這種無聊修辭指控，實在令人無言。不過，楊之打韓本是意料中事。楊原本就是郭台銘和吳敦義那一國。<text:span text:style-name="T3"><text:s/><text:line-break/><text:line-break/></text:span>打韓的各路人馬，說複雜其實也不複雜，簡單說就是蔡、賴、吳、郭等人。這幾人，除了個人利益盤算之外，背後所代表的力量，不外就是美國和藍綠傳統政治勢力的利益結構。以吳敦義來講，他所代表的，不光是由上而下的國民黨傳統權貴政治，同時也是由裏而外的宮廷政治及某種血統論。韓若要改革之，無非就是政變；政變者，人恆政變之，而吳、郭就是這股政變勢力的代表人，蔡賴亦然，只是顏色不同，但同樣都代表著美國利益。韓國瑜當然就比較是大陸所屬意的人選。<text:span text:style-name="T3"><text:s/><text:line-break/><text:line-break/></text:span>島內選舉，在過去基本上都是左手選右手，選來選去全是美國的黑手。惟有這次特別例外，意外從石頭迸出一隻吸取日月精華的猴子，這也是為何這回選舉如此慘烈而更加不堪入目的原因。各方聯手打韓，韓能否勝出？我基本上是很悲觀的。我不太能想像美國會眼睜睜看著異己勢力亦即韓流的崛起。若在其它一些國家，美國老早派人暗殺，或派出無人飛機把一干異己勢力全給炸得稀巴爛了。<text:span text:style-name="T3"><text:s/><text:line-break/><text:line-break/></text:span>政治這東西很陰柔很陰險，絕大多數人講話真真假假虛虛實實，但演來演去其實都屬皮毛，內涵與本質性的東西很難偽裝。比方說，親綠的美麗島電子報董事長吳子嘉，前些日子說郭台銘之所以投資高雄，想必是受到大陸官方的授意或同意。郭一聽，立即揚言控告，吳子嘉馬上低聲下氣賠罪認錯。郭董真是好有霸氣不是嗎？<text:span text:style-name="T3"><text:s/><text:line-break/><text:line-break/></text:span>但是，你看，前美國在台協會處長、現在竟然擔任台灣清華大學副校長的<text:span text:style-name="T3"><text:s/>CIA</text:span>特務司徒文（<text:span text:style-name="T3">William Anthony Stanton)</text:span>，前幾天卻睜眼說瞎話，指控<text:span text:style-name="T3"><text:s/>"</text:span>郭台銘是北京政府派來影響台灣政局的人選<text:span text:style-name="T3">"</text:span>，並否認郭是美國的盟友。這麼嚴厲的指控，郭台銘卻悶不吭聲，怎麼不霸氣提告呢？當然不是因為郭董不敢得罪<text:span text:style-name="T3">CIA</text:span>特務，而是因為這就是在演雙簧，一方面佔你大陸的便宜，朝你韓國瑜背後開槍，一路猛烈打韓卡韓，一方面卻又賣你大陸的乖，假裝郭某人是你大陸的人馬，好騙取藍營的選票。<text:span text:style-name="T3"><text:s/><text:line-break/><text:line-break/></text:span>這文章若楊秋興看了，不知道會不會說我講得<text:span text:style-name="T3"><text:s/>"</text:span>太專業<text:span text:style-name="T3">" </text:span>了？看各路妖魔鬼怪每天吃韓國烤肉，實在是看不過去，他媽的都不用付錢、不用付點代價嗎？所謂路見不平，拔刀相助。我沒刀可拔，只能滑鼠。文字、思想的力量宛若空氣般輕飄飄不著力，但白紙黑字就像一雙眼睛，一個字自有一個字的重量，或可見證一段時代滄桑。</text:p>
      <text:p text:style-name="P1"><text:span text:style-name="T1">陳真</text:span><text:s/>  |  2019.05.13 11:24   |   <text:a xlink:type="simple" xlink:href="http://palinfo.habago.org/Entry?Command=Information_PrintForum&amp;iPage=16#FORUM37449"><text:span text:style-name="T2">#</text:span></text:a></text:p>
      <text:p text:style-name="P5">卡韓政變<text:span text:style-name="T3"><text:s/>(39)</text:span>：究竟是什麼樣的腦子竟然會這麼好騙？<text:span text:style-name="T3"><text:s/><text:line-break/><text:line-break/></text:span>陳真<text:span text:style-name="T3"><text:s/>2019. 05. 13. <text:line-break/><text:line-break/><text:line-break/></text:span>早上在醫院候診室大廳看到電視報導什麼<text:span text:style-name="T3"><text:s/>"</text:span>高中生吶喊我們不要草包總統<text:span text:style-name="T3">"</text:span>，感覺很可悲。打從我識字開始，我們的所謂教育就是一直不斷在蹧蹋人。小學時，蔣介石過世，周圍每個同學和老師突然個個苦瓜臉，如喪考妣，維持好長一段時間；老師們更誇張，往往講兩句話就會發出哽咽聲或做出擦淚動作，就這樣搞了好幾個月。我並非說他們是假的，而是說，倘若是假哭那還好，應付一下嘛，怕的就是真心。<text:span text:style-name="T3"><text:s/><text:line-break/><text:line-break/></text:span>上高中時，中美建交，台美斷交，媽的，這下更噁心了，<text:span text:style-name="T3">"</text:span>學運<text:span text:style-name="T3">" </text:span>驟然興起！所謂野百合或什麼野草莓、太陽花基本上就是這麼回事，周遭每個同學突然個個熱血沸騰，挺身<text:span text:style-name="T3"><text:s/>"</text:span>怒吼<text:span text:style-name="T3">"</text:span>：內有國賊，外有敵人，國家有難了！不久，國民黨自導自演美麗島事件，打擊陰謀份子、捍衛民主的愛國熱潮更是瞬間大爆發！就連小學生互相吵架都能痛罵對方是<text:span text:style-name="T3"><text:s/>"</text:span>施明德<text:span text:style-name="T3">" </text:span>或<text:span text:style-name="T3"><text:s/>"</text:span>賣國賊<text:span text:style-name="T3">"</text:span>。<text:span text:style-name="T3"><text:s/><text:line-break/><text:line-break/></text:span>兩年後，上了大學，我成為黨外亡命份子。有好幾年的時間，成為全高醫師生的公敵，只有一兩位朋友，其他人對待我的態度儼然寇讎，非常不屑，充滿敵意，乃至仇恨。老師或學生都一樣。有些科目，我明明考了<text:span text:style-name="T3">90</text:span>分，卻被找來各種藉口或專門點名點我一個，把我打成不及格分數。當時高醫校方經常對我說一句嘲笑話：<text:span text:style-name="T3">"</text:span>全高醫師生三千多票就對你一票！<text:span text:style-name="T3">" </text:span>意思是說，我的想法或行為是如此離譜荒唐可惡可恨，以致於全校三千師生全站在我的對立面。<text:span text:style-name="T3"><text:s/><text:line-break/><text:line-break/></text:span>那個年代很流行救國團的自強活動，套句當年的術語，那是<text:span text:style-name="T3"><text:s/>"</text:span>泡馬子<text:span text:style-name="T3">" </text:span>的一個主要管道，同時也是青春洋溢溫馨浪漫的一種象徵；大學生之<text:span text:style-name="T3"><text:s/>"</text:span>小表哥小表妹<text:span text:style-name="T3">" </text:span>的本質，至今依然沒變：很傻，很乖，很窩囊，猥猥瑣瑣的一大群，像蛆似的，很嚇人，十分忠黨愛國，不太能惹。<text:span text:style-name="T3"><text:s/><text:line-break/><text:line-break/></text:span>又過了幾年，戒嚴解除前後，一連發生機場事件、<text:span text:style-name="T3">520</text:span>事件<text:span text:style-name="T3">...</text:span>等等所謂暴力事件<text:span text:style-name="T3"><text:s/>(</text:span>往往是國民黨自導自演<text:span text:style-name="T3">)</text:span>，我在高醫的處境更加艱難，被識或不識的同學辱罵只是基本生活常態，幾次甚至還差點被圍毆動粗。民進黨建黨的隔天，我去學校上課，一踏進教室，聽見幾位同學正在討論我，其中一位還故意當我的面大聲拍桌說：<text:span text:style-name="T3">"</text:span>為什麼政府不把這些人抓起來？<text:span text:style-name="T3">" </text:span>另一位女同學也馬上高聲回應說：<text:span text:style-name="T3">"</text:span>我看他<text:span text:style-name="T3"><text:s/>(</text:span>指我<text:span text:style-name="T3">) </text:span>的樣子好像共產黨哦！<text:span text:style-name="T3">"</text:span>。然而，這些當年的忠黨愛國者，現在毫無例外，一樣忠黨愛國，只是黨名國名不一樣。<text:span text:style-name="T3"><text:s/><text:line-break/><text:line-break/></text:span>高醫如此，全台灣每一所大學都一樣，但以南部大學最為忠黨愛國，對於打壓非主流聲音最為激進，至今依然。即便到了八零年代中期，也就是民進黨剛成立時，其實政治氣氛已經稱不上恐怖，但是校園之徹底封閉，跟今日之校園仍然完全沒有兩樣，洗腦洗到骨子裏。不管哪一種政治勢力當家主流，都一樣洗腦洗得非常徹底。<text:span text:style-name="T3"><text:s/><text:line-break/><text:line-break/></text:span>比方說，即便是解嚴之後，群眾運動或批評政府的聲音，依然被視為蛇蝎毒物，特別是中學生、大學生，更是視之如寇讎。就連批評政府放任工廠大量污染河川與空氣，同樣是同學們所痛恨的言論大忌，會被戴上破壞民主的<text:span text:style-name="T3"><text:s/>"</text:span>共匪同路人<text:span text:style-name="T3">" </text:span>的大帽子。很離譜吧，但事實就是如此。<text:span text:style-name="T3"><text:s/><text:line-break/><text:line-break/></text:span>記得有三次印象特別深刻，遊行主題我忘了，只記得其中一次是<text:span text:style-name="T3"><text:s/>"</text:span>要求國會全面改選<text:span text:style-name="T3">"</text:span>，一次是反對國安法，另一次忘了。當黨外遊行隊伍行經北一女時，校園裏傳出非常熱烈、近乎聲嘶力竭的<text:span text:style-name="T3"><text:s/>"</text:span>梅花<text:span text:style-name="T3">" </text:span>愛國歌曲大合唱，跟群眾的口號聲高聲對抗。還有一次是行經好像是開南商工？我不確定校名。只記得隊伍行經該校時，從校園二樓教室衝出一群學生，極度暴怒的恐怖表情，持棍棒準備攻擊我們，說要<text:span text:style-name="T3"><text:s/>"</text:span>打死賣國賊<text:span text:style-name="T3">"</text:span>。校方以鐵門攔阻，有幾位學生就找來更長的竹竿，伸出鐵門縫隙瘋狂亂刺，攻擊群眾。<text:span text:style-name="T3"><text:s/><text:line-break/><text:line-break/></text:span>另外一次更可怕，從一棟很多人開窗對著遊行群眾痛罵的住宅大樓<text:span text:style-name="T3"><text:s/>(</text:span>據說是某校學生宿舍<text:span text:style-name="T3">)</text:span>裏頭丟出墨水瓶。那瓶墨水就掉在我腳跟前，碎裂一地，要是差個幾公分，砸到我的頭，肯定一命嗚呼。<text:span text:style-name="T3"><text:s/><text:line-break/><text:line-break/></text:span>又經過兩三年後，國民黨被貪污台奸老賊李登輝裂解，分裂成本土的主流派及外省的非主流派。李登輝收編本土黑金勢力，控制媒體，妖魔化非主流，很快地，竟然所有學生幾乎全變成另一種忠黨愛國者，黨名不同，國名也不一樣了，在教官的帶領下，在幾乎所有媒體發瘋似的熱烈吹捧下<text:span text:style-name="T3"><text:s/>(</text:span>類似太陽花的氛圍<text:span text:style-name="T3">)</text:span>，每個學生都<text:span text:style-name="T3"><text:s/>"</text:span>奮勇<text:span text:style-name="T3">" </text:span>跳出來集結，救國救民，痛罵非主流是民主垃圾，是<text:span text:style-name="T3"><text:s/>"</text:span>咱台灣人<text:span text:style-name="T3">" </text:span>的公敵，要求<text:span text:style-name="T3"><text:s/>"</text:span>國會全面改選<text:span text:style-name="T3">"</text:span>。<text:span text:style-name="T3"><text:s/><text:line-break/><text:line-break/></text:span>一樣的政治主張<text:span text:style-name="T3"><text:s/>"</text:span>國會全面改選<text:span text:style-name="T3">"</text:span>，原先被塑造成野心份子破壞民主的陰謀，誰敢要求國會全面改選，誰就是中共的同路人。很快地，<text:span text:style-name="T3"><text:s/>"</text:span>國會全面改選<text:span text:style-name="T3">" </text:span>卻變成捍衛民主的愛國主張，誰敢反對國會全面改選，誰就是中共的同路人。<text:span text:style-name="T3"><text:s/><text:line-break/><text:line-break/></text:span>很多事我就不一一講了，講三年也講不完。只能說，台灣的學生真的是腦殘到令人難以想像的地步，面對洗腦，毫無招架之力，幾乎可以說就像是一種機器，比方說錄音機，全然缺乏生命跡象，就算是<text:span text:style-name="T3">AI (</text:span>人工智慧<text:span text:style-name="T3">) </text:span>也不至於這麼聽話。<text:span text:style-name="T3"><text:s/><text:line-break/><text:line-break/></text:span>如果是天下烏鴉一般黑，如果全世界的學生都是這麼一種腦殘生物，那我也認了，問題是並非如此。就連劍橋牛津那樣一種學風相當保守的權貴大學，學生也依然還是大致獨立於政治洗腦之外，並且具有一定的理想性格，關注世界上各種議題之正義本質，對於是非善惡的判斷，根本不是媒體或政客所能操弄或洗腦。<text:span text:style-name="T3"><text:s/><text:line-break/><text:line-break/></text:span>但是，台灣卻完全是另一種極端，完全受主流媒體與主流政治勢力的洗腦，校園徹徹底底的封閉，令人窒息；講到台灣教育，我真的連殺人之心都有了，身在其中，非常痛苦，就像窒息一樣；從國中到大學，只要有機會逃課我就逃，因為太痛苦、太腦殘了。透過主流勢力的操控，你幾乎可以讓每個大學生或中小學生說出你想要他們說出的任何一句話，哪怕那些話或那些想法多麼荒唐離譜可笑。<text:span text:style-name="T3"><text:s/><text:line-break/><text:line-break/></text:span>比方說我今天看到的電視新聞，蔡啥小總統跟某個周刊合作，參加一場五、六百名高中生的雙向座談，甚至還有什麼行動劇。除了高喊什麼<text:span text:style-name="T3"><text:s/>"</text:span>我們不要草包總統<text:span text:style-name="T3">" </text:span>辱罵韓國瑜之外<text:span text:style-name="T3"><text:s/>(</text:span>我和學姐原本都以為是在罵蔡英文<text:span text:style-name="T3">)</text:span>，還大喊「不希望有假民主政府」，痛罵國民黨當家的台中市政府。報導說，蔡啥小總統聽了笑呵呵，頻頻點頭稱讚學生具有獨立思考的能力，在講評時還呼籲學生們「大家一起來保護台灣的主權獨立」。很可笑吧。<text:span text:style-name="T3"><text:s/><text:line-break/><text:line-break/></text:span>這個座談會，還設有什麼<text:span text:style-name="T3"><text:s/>"</text:span>學生議長<text:span text:style-name="T3">"</text:span>，發言說：「最近前台中市長林佳龍任內創立的台中市青年事務審議會，在盧秀燕擔任市長後，無預警地廢掉了，無視青年的權力，一場政黨輪替一場空，讓我們權力成為犧牲品，<text:span text:style-name="T3">...</text:span>不希望有假民主政府，也不要有草包總統。」引起大家的一陣歡呼。<text:span text:style-name="T3"><text:s/><text:line-break/><text:line-break/></text:span>這還沒完哦，學生們還演出話劇，一樣是羞辱韓國瑜，台詞說道：「我剛從中國的大學畢業，不了解台灣，但我會努力讓大家發大財哦。」，然後又再強調他們不要有假民主，也不要草包總統。同時還高喊支持什麼李明哲無罪，高喊說選舉如果選錯人，我們大家就會統統<text:span text:style-name="T3"><text:s/>"</text:span>住進<text:span text:style-name="T3"><text:s/>(</text:span>中國的<text:span text:style-name="T3">) </text:span>集中營<text:span text:style-name="T3">" </text:span>等等。還有的學生報告主題是有關<text:span text:style-name="T3"><text:s/>"</text:span>假新聞<text:span text:style-name="T3">"</text:span>。你用肚臍想也知道這些腦殘生物會講些什麼，一定是什麼<text:span text:style-name="T3"><text:s/>"</text:span>積極防範中國的假新聞滲透台灣<text:span text:style-name="T3">"</text:span>，<text:span text:style-name="T3">"</text:span>呼籲大家要守衛台灣民主，捍衛台灣價值<text:span text:style-name="T3">"</text:span>。<text:span text:style-name="T3"><text:s/><text:line-break/><text:line-break/></text:span>我從未見過對岸有什麼假新聞滲透台灣，但是，台灣綠媒及人渣黨講的話，卻幾乎沒有一句是事實，每天就是造謠抹黑栽贓扭曲。不用多，你只要舉出一個反例，舉出一句實話，我就認輸。<text:span text:style-name="T3"><text:s/><text:line-break/><text:line-break/></text:span>對岸的朋友們，能不能想像住在這樣一個密不通風的小島上，是一種什麼樣的感受？很多腦子進水的人一定會說大陸封鎖得更嚴重。問題是，重點並不在於封鎖或洗腦本身，畢竟幾乎所有社會都是在搞洗腦。重點不在洗腦本身，而是在於究竟是什麼樣的腦，究竟進了多少水，怎麼會這麼容易清洗？洗得如此徹底且真情流露。如果大家是假裝的，那我反倒覺得問題不大。<text:span text:style-name="T3"><text:s/><text:line-break/><text:line-break/></text:span>大陸人懂得怎麼看待官腔官調的真實性，但台灣人不是，台灣人是真心的，腦子洗得很成功。特別是年輕一代，人云亦云的從眾性格非常強，好像完全沒法用自己的眼光看世界，主流要他從嘴裏吐出什麼話，他就會吐出什麼話，分毫不差，一字不漏。天底下，古往今來，大概找不出比人渣黨更會洗腦、更會選舉、更會政治操弄、更會抹黑造謠的黨，它可以把醜事鳥事講成英雄美事，把好人說成惡棍，把聰明者說成草包腦殘，把清廉者說成貪污犯，把貪污犯說成台灣人的民族救星。<text:span text:style-name="T3"><text:s/><text:line-break/><text:line-break/></text:span>我並不是要把箭頭指向騙子，畢竟哪個社會沒有騙子。可怕的不是騙子的存在，而是究竟是什麼樣的腦子竟然會這麼好騙？在高談所謂民主選舉之前，恐怕得先談談腦殘的素質問題。</text:p>
      <text:p text:style-name="P1"><text:span text:style-name="T1">陳真</text:span><text:s/>  |  2019.05.12 00:20   |   <text:a xlink:type="simple" xlink:href="http://palinfo.habago.org/Entry?Command=Information_PrintForum&amp;iPage=16#FORUM37448"><text:span text:style-name="T2">#</text:span></text:a></text:p>
      <text:p text:style-name="P2">卡韓政變<text:span text:style-name="T3">(38)</text:span>：人渣黨只有兩種人<text:span text:style-name="T3"><text:s/><text:line-break/><text:line-break/></text:span>陳真<text:span text:style-name="T3"><text:s/>2019. 05. 11. <text:line-break/><text:line-break/><text:line-break/></text:span>韓國瑜之深得民心<text:span text:style-name="T3"><text:s/>(</text:span>至少是深得我心<text:span text:style-name="T3">)</text:span>，不是因為他知識淵博或口才伶俐。事實上，他並不淵博，更不伶俐。他之得人心，無非正是因為他的心之赤忱。心雖然看不見，但敏感的人自然就能感受到。台灣政壇，自古至今，幾乎都是私心盤算，極少有著像陳定南、韓國瑜或林義雄這樣的無私君子。記憶所及，大約是<text:span text:style-name="T3">1977</text:span>年或更早，我念國中時，林義雄以第一高票選上省議員，他當時曾說了一句話，讓年少的我十分感動。我到現在都還記得那句話。他說，<text:span text:style-name="T3">"</text:span>選民把他們的心交給我，我也要把我的心交給他們<text:span text:style-name="T3">"</text:span>。<text:span text:style-name="T3"><text:s/><text:line-break/><text:line-break/></text:span>相較於韓國瑜，你看那些綠營政客，嘴臉卻一個比一個醜陋下流。如果你稍微關心一下政治實際運作，你會發現，比方說高雄市議會，以至今仍逍遙法外的特大號貪污洗錢犯陳致中為首的一大批綠營議員，那樣一種表現，那樣一種把政壇當舞台、把議場當秀場的諸多荒腔走板行徑，你難道不會納悶，究竟是什麼樣的一種選民，竟然會選出這樣一些極低素質、私心敗壞的政治人物？他們可曾絲毫用心在他們的職務上？他們心裏可曾有過一秒鐘淑世利他的念頭？統統沒有。他們只是藉著各種表演作秀栽贓抹黑造謠歪曲渲染乃至自導自演等手段來打擊<text:span text:style-name="T3"><text:s/>"</text:span>敵人<text:span text:style-name="T3">"</text:span>，藉以騙取選票。<text:span text:style-name="T3"><text:s/><text:line-break/><text:line-break/></text:span>我並不想談理論，但是所謂民主選舉制，如果沒有良好的政經結構與社會制度及文化素質配合，不過就是群魔亂舞，進行社會的反淘汰，讓一群德性操守其實都遠低於一般人的人渣出頭，成為民代與首長。所謂神聖選舉，選來選去，不是選這個混蛋，就是選那個王八蛋，然後眼睜睜看著他們為了私利，上下其手，為所欲為。<text:span text:style-name="T3"><text:s/><text:line-break/><text:line-break/></text:span>最不可思議的是，台灣許多選民偏偏就是吃這一套政治詐術，在某種政治操弄下<text:span text:style-name="T3"><text:s/>(</text:span>比方說仇中反華<text:span text:style-name="T3">)</text:span>，越是擅於操弄者就越吃香，阿扁就是一例，扁家的<text:span text:style-name="T3"><text:s/>"</text:span>政治子孫們<text:span text:style-name="T3">" </text:span>更是四處繁衍，遍及整個民進黨及其外圍組織或尾巴黨，個個行事作風極其類似，而且不斷青出於藍。<text:span text:style-name="T3"><text:s/><text:line-break/><text:line-break/></text:span>這兩天各媒體有個新聞，人渣自由時報標題是這麼寫的：<text:span text:style-name="T3"><text:s/><text:line-break/><text:line-break/>"</text:span>抓到了！辱罵綠議員「一群貪汙共犯」，一韓粉於基隆落網<text:span text:style-name="T3">"</text:span>。<text:span text:style-name="T3"><text:s/><text:line-break/><text:line-break/></text:span>真是<text:span text:style-name="T3">x</text:span>它媽的有夠可恥！什麼<text:span text:style-name="T3"><text:s/>"</text:span>落網<text:span text:style-name="T3">"</text:span>？什麼叫做<text:span text:style-name="T3"><text:s/>"</text:span>抓到了<text:span text:style-name="T3">"</text:span>？他媽的講實話也有罪？這些人渣黨的議員若不是<text:span text:style-name="T3"><text:s/>"</text:span>一群貪污共犯<text:span text:style-name="T3">"</text:span>，難道他們就是貪污正犯？人渣黨只有兩種人，一種是貪污犯，一種是與之為伍的貪污共犯。<text:span text:style-name="T3"><text:s/><text:line-break/><text:line-break/></text:span>這新聞是這樣：<text:span text:style-name="T3"><text:s/><text:line-break/><text:line-break/></text:span>有位人渣黨的高雄市議員叫黃文益，臉書上被人留言辱罵是<text:span text:style-name="T3"><text:s/>"</text:span>一群貪污共犯<text:span text:style-name="T3">"</text:span>。這位黃啥咪議員立即報警，想不到警方的辦案速度竟如此神速，竟然馬上就遠在北台灣基隆逮捕了留言者。然而，人渣黨的貪污犯、陳菊的機要祕書心腹愛將趙嘉寶，因為貪污被通緝，三審定讞，卻公然逍遙法外長達五年，照樣吃喝玩樂，四處招搖，竟然沒有人敢抓他，直到最近韓國瑜上任才逮捕歸案。<text:span text:style-name="T3"><text:s/><text:line-break/><text:line-break/></text:span>黃文益議員召警抓人這事，可分成三方面來看：<text:span text:style-name="T3"><text:s/><text:line-break/><text:line-break/></text:span>首先，這位人渣黨的黃議員，如果覺得受辱，那他當然可以控告。但是，警察憑什麼抓人呢？留言者到底算不算侮辱，並不是這位黃議員說了算，警察畢竟不該是政客的鷹犬，不該聽命於政客，想抓誰就抓誰。<text:span text:style-name="T3"><text:s/><text:line-break/><text:line-break/></text:span>其次，如果這樣就要抓人，那麼，人渣黨及其粉絲與走狗們長年以來的無數犯行，完全是億萬倍以上的嚴重程度，根本就是無法無天，罄竹難書。若依照這樣的犯行比例，豈不是應該要統統一網打盡，打入監牢，全部關到老死？<text:span text:style-name="T3"><text:s/><text:line-break/><text:line-break/></text:span>再者，指稱這些無恥政客是<text:span text:style-name="T3"><text:s/>"</text:span>一群貪污共犯<text:span text:style-name="T3">"</text:span>，請問有哪一點冤枉了他們？所謂共犯有兩種解釋，一種是法律上實際參與貪污案，其次是指的在道德上與貪污敗德之人同流合污，沆瀣一氣。從上下文來看，既然是<text:span text:style-name="T3"><text:s/>"</text:span>一群<text:span text:style-name="T3">"</text:span>，指的應該就是後者，一種道德上的共犯結構。這樣一種指控，請問哪一點冤枉了人渣黨的這些議員們？<text:span text:style-name="T3"><text:s/><text:line-break/><text:line-break/></text:span>舉個例，高雄市議會現在的綠營議員，幾乎什麼事都不用幹，每天就是成群結隊想盡辦法抹黑鬥臭韓國瑜。比方說前些天，人渣黨黨團幹事長、貪污洗錢犯陳致中帶頭召開記者會，竟然抹黑韓國瑜不清廉，說他搞什麼<text:span text:style-name="T3"><text:s/>"</text:span>家族裙帶政治<text:span text:style-name="T3">"</text:span>。很可笑不是嗎？韓若不清廉，還能活到現在嗎？而且，還有比陳致中及他老爸陳水扁老媽吳淑珍更加貪污的政治家族嗎？<text:span text:style-name="T3"><text:s/><text:line-break/><text:line-break/></text:span>該記者會由陳致中帶頭，另外還有黨團書記長林智鴻和黃文益及鄭孟洳等同黨議員一同領銜演出。如果這不叫做<text:span text:style-name="T3"><text:s/>"</text:span>一群貪污共犯<text:span text:style-name="T3">"</text:span>，什麼叫<text:span text:style-name="T3"><text:s/>"</text:span>一群貪污共犯<text:span text:style-name="T3">"</text:span>？並不是說一個人貪污之後你就不能跟他成為朋友或同事，而是說，這群共犯事實上不但長年以來包庇陳致中及扁珍一家人的貪污，甚且歌頌之讚美之，甚至在一些什麼<text:span text:style-name="T3"><text:s/>"</text:span>向阿扁致敬的音樂會<text:span text:style-name="T3">" </text:span>之類的場合，或是阿扁的什麼簽書會上，整個人渣黨由陳菊帶頭，把阿扁捧成<text:span text:style-name="T3"><text:s/>"</text:span>台灣人的英雄<text:span text:style-name="T3">"</text:span>。<text:span text:style-name="T3"><text:s/><text:line-break/><text:line-break/></text:span>事實上，若要特赦阿扁，連我也不反對。但是，貪污就是貪污，洗錢就是洗錢，犯罪就是犯罪，包括吳淑珍和陳致中及其太太黃睿靖和女婿及親家等等，全是貪污罪犯，但陳致中和吳淑珍卻至今完全逍遙法外。我能理解扁珍之不滿，因為就如吳淑珍及女兒陳幸妤所經常公開指控：<text:span text:style-name="T3">"</text:span>民進黨哪個人沒有拿到阿扁的錢？<text:span text:style-name="T3">" </text:span>吳淑珍更是指證歷歷如何用麻布袋裝錢，大家就地分贓，並且威脅要抖出更多黑幕。這樣一個黨，難道還不叫做<text:span text:style-name="T3"><text:s/>"</text:span>一群貪污共犯<text:span text:style-name="T3">"</text:span>？只不過說他們一句實話，就要抓人入獄？真是有夠可恥。<text:span text:style-name="T3"><text:s/><text:line-break/><text:line-break/></text:span>高雄地區之中，挺扁挺得最誇張的政治人物就是鄭新助，擔任過民進黨多屆中央評委、國大代表及行政院顧問等等要職，並多次當選高雄市議員，他自己就曾因為在選舉中貪污受賄五百萬元而遭到民進黨開除黨籍。不過，他並沒有淡出政壇。他有個政治傳人，就是他的孫女，叫做鄭孟洳，<text:span text:style-name="T3"><text:s/>"</text:span>太陽花運動<text:span text:style-name="T3">" </text:span>的成員之一，同時也是和陳致中及黃文益等人這回一起召開抹黑韓國瑜之記者會的其中一位現任議員。她說，她之參與政治及參與太陽花運動，就是要<text:span text:style-name="T3"><text:s/>"</text:span>承襲阿公<text:span text:style-name="T3"><text:s/>(</text:span>鄭新助<text:span text:style-name="T3">) </text:span>的精神<text:span text:style-name="T3">"</text:span>，<text:span text:style-name="T3">"</text:span>追求公平正義<text:span text:style-name="T3">"</text:span>。不知道各位聽了有何感想？<text:span text:style-name="T3"><text:s/><text:line-break/><text:line-break/></text:span>另外，目前抹黑韓國瑜的人渣黨帶頭議員之中，還有一位叫康裕成，是前高雄市議會議長，也是挺扁大將。請問，如果這不叫做一群貪污共犯，難道要說一群貪污正犯？<text:span text:style-name="T3"><text:s/><text:line-break/><text:line-break/></text:span>我與陳菊相識三十多年，過去十分尊敬她，往日時光無數文字、書信與照片，至今都還保留著。但是，這份尊敬之心，卻早已煙消雲散。我至今依舊相信她個人的清廉，但她不折不扣就是<text:span text:style-name="T3"><text:s/>"</text:span>一群貪污共犯<text:span text:style-name="T3">" </text:span>的頭。她出賣了自己，傷害了自己所曾經因義受難的珍貴價值。我真不知道她究竟圖的是什麼？政治如果去除了最基本的廉潔與正直，還能剩下一些什麼？除了讓一群貪得無饜的政治人渣獲得世代源源不絕的暴利與權位世襲，究竟給這個悲愴的社會、痛苦的人民，帶來什麼樣的幸福與希望？</text:p>
      <text:p text:style-name="P1"><text:span text:style-name="T1">王修亮</text:span><text:s/>  |  2019.05.11 19:03   |   <text:a xlink:type="simple" xlink:href="http://palinfo.habago.org/Entry?Command=Information_PrintForum&amp;iPage=16#FORUM37447"><text:span text:style-name="T2">#</text:span></text:a></text:p>
      <text:p text:style-name="P5">弱冠之年，寓意著成熟與入世的實踐，然而在師專畢業時，那是多麼無知的歲月。<text:span text:style-name="T3"><text:s/><text:line-break/><text:line-break/></text:span>求取獨立與自信的欲望，膨脹成無與倫比的自我壓力，無視母親的孤獨辛苦，選擇了離家極為遙遠的台北海邊任教。<text:span text:style-name="T3"><text:s/><text:line-break/></text:span>海山相連的生活豐富美好，經歷時間的融合，卻編織成無能彌補的愧悔。<text:span text:style-name="T3"><text:s/><text:line-break/></text:span>之後婚姻、熊姐接踵而來，再也不曾有機會返回故居，再也不曾陪伴過母親。<text:span text:style-name="T3"><text:s/><text:line-break/><text:line-break/></text:span>母親生長於山東日照的海邊，我生命中最為驚豔的海邊。<text:span text:style-name="T3"><text:s/><text:line-break/><text:line-break/></text:span>「每年大退潮時，看不見水都退到多遠去了，海底能退出一座大山來。裡面有無數的東西。人們鑽到裡面撿啊撈啊！也總有幾個趕不上回來。」<text:span text:style-name="T3"><text:s/><text:line-break/></text:span>童年時對死亡是很朦朧的，我看不見母親眼中隱微的惆悵，只顧追問海底的精采。到三芝鄉之後，也難免兩相比較。<text:span text:style-name="T3"><text:s/><text:line-break/></text:span>「怎麼可能退出一座大山來呀？台灣海邊的大退潮，不過就退出一兩百公尺，最遠是退到大陸棚的邊緣，我就看著邊緣上深不可測的海中懸崖，日照縣不是這個樣子嗎？」<text:span text:style-name="T3"><text:s/><text:line-break/></text:span>「這哪知道呢！我小時候看到的大退潮就是這樣子。」<text:span text:style-name="T3"><text:s/><text:line-break/></text:span>或許海島與大陸的地理環境真是不同吧！那難以想像的情景，是我生命中無法眺望的縈懷。<text:span text:style-name="T3"><text:s/><text:line-break/></text:span>「等有一天能回去，你帶我去那座海底的大山。」<text:span text:style-name="T3"><text:s/><text:line-break/><text:line-break/></text:span>母親忙完家事，常常坐在客廳裡休息，望著廳堂上掛著的相片，靜默不語。<text:span text:style-name="T3"><text:s/><text:line-break/></text:span>照片上的是姥姥與姥爺，母親輾轉逃亡，幾經險難，始終沒捨得丟棄。<text:span text:style-name="T3"><text:s/><text:line-break/></text:span>「姥姥和姥爺多老呢？」<text:span text:style-name="T3"><text:s/><text:line-break/></text:span>「應該都過世了，姥爺是國民黨的會計，不可能活著了。」<text:span text:style-name="T3"><text:s/><text:line-break/></text:span>世事總是難料，多年後才知道姥姥的兄弟是共黨黨員，一進了城就先找姊姊。兩位長輩平安活過最亂的時代，聯繫上台灣的兩個女兒。<text:span text:style-name="T3"><text:s/><text:line-break/></text:span>可惜母親終究沒能見到姥爺一面。<text:span text:style-name="T3"><text:s/><text:line-break/></text:span>姥姥來到台灣後，我才知道她是多麼不成熟的人，寵愛著幼女，卻對母親兇惡殘虐，將十六、七歲的閨女丟棄在敵對的陣營裡，經歷著血腥鬥爭，隨時面臨著殘酷的死亡。<text:span text:style-name="T3"><text:s/><text:line-break/></text:span>至死都不曾有過歉意。<text:span text:style-name="T3"><text:s/><text:line-break/><text:line-break/></text:span>除了父母照片，母親從家鄉帶出來的還有一把黑鐵剪刀，一件黑色羊毛背心，粗得扎手。<text:span text:style-name="T3"><text:s/><text:line-break/></text:span>「這麼粗硬的羊毛，我還真沒在外面見過有賣的。」<text:span text:style-name="T3"><text:s/><text:line-break/></text:span>「當然沒的賣，這是我自己剪的羊毛，自己紡的毛線，自己織的衣服。以前是個長袖套頭毛衣，後來都穿散了，才拆掉改織成這件背心。」<text:span text:style-name="T3"><text:s/><text:line-break/></text:span>我大驚小怪起來：「咦？你會剪毛紡線織毛衣喔？好有趣，我好想學。」<text:span text:style-name="T3"><text:s/><text:line-break/></text:span>「在淪陷區裡，打也是照打，做也還得照做，甚麼都得學。」<text:span text:style-name="T3"><text:s/><text:line-break/><text:line-break/></text:span>國中畢業時，母親把羊毛背心和剪刀給了我，每年冬天我總穿著這背心，五十歲時幾乎都穿散了，我沒有母親的巧手，不會拆開來重新織成毛衣，只能珍惜的包了起來，把溫柔與愧悔存在衣櫥裡。那把黑鐵剪刀，已經鈍的不能用了，我卻沒法子丟棄，沒法子丟棄混雜著歲月的悲痛懷想。<text:span text:style-name="T3"><text:s/><text:line-break/></text:span>母親過世後，我大病到彌留的狀態，數年行動不便，不曾外出。眷村改建之前，哥哥陸陸續續整理了故居，給我帶來些照片和書籍。<text:span text:style-name="T3"><text:s/><text:line-break/></text:span>一生的痕跡，就剩下這些了。<text:span text:style-name="T3"><text:s/><text:line-break/><text:line-break/></text:span>年過耳順，我亦垂垂老矣，對世事已經逐漸淡然，但是，為何人生的修練可以一切俱往，母親卻仍是永恆的哀傷？<text:span text:style-name="T3"><text:s/><text:line-break/><text:line-break/></text:span>母親，我每年總是去打開包裹，和熊姐一起撫摸那件黑色的羊毛背心，試試黑鐵剪刀，述說你當年坐在客廳，和我絮絮而談的情境。<text:span text:style-name="T3"><text:s/><text:line-break/></text:span>母親，有一天，我會帶著熊姐，去日照看看那退潮之後海底的大山。<text:span text:style-name="T3"><text:s/><text:line-break/></text:span>母親，我想再當一次無憂無知的女兒。</text:p>
      <text:p text:style-name="P1"><text:span text:style-name="T1">陳真</text:span><text:s/>  |  2019.05.11 03:25   |   <text:a xlink:type="simple" xlink:href="http://palinfo.habago.org/Entry?Command=Information_PrintForum&amp;iPage=16#FORUM37446"><text:span text:style-name="T2">#</text:span></text:a></text:p>
      <text:p text:style-name="P2">韓國瑜<text:span text:style-name="T3"><text:s/></text:span>臉書<text:span text:style-name="T3"><text:s/><text:line-break/><text:line-break/>2019. 05. 10. <text:line-break/><text:line-break/><text:line-break/></text:span>【放眼世界，征服宇宙】<text:span text:style-name="T3"><text:s/><text:line-break/><text:line-break/></text:span>最近不少人嘲笑我總愛期勉學子們要有征服宇宙的想像力，於是各個虛擬與現實中的賞金獵人們傾巢而出，時不時挖苦我幾句夢想家說大話之類的酸言酸語。<text:span text:style-name="T3"><text:s/><text:line-break/><text:line-break/></text:span>前兩天一位支持者朋友特地打電話來勉勵我們團隊，他說美國甘迺迪太空中心某個門上有一句話：「只要我們能夢想，我們就能實現」，浩大如美國的宇宙探索也是從一個夢想開始一步一步走到今天。雖然我不知道是否真有這麼一句話，但我感謝他的鼓勵，也希望支持我的朋友們不用氣餒，這些酸言酸語確實討厭，但我很明白，這些嘲笑我們想要改變高雄的人們，如果生活在一百年前，他們同樣會嘲笑愛迪生的電燈、嘲笑畢卡索的立體派、更會嘲笑國父的民主革命。<text:span text:style-name="T3"><text:s/><text:line-break/><text:line-break/></text:span>因為總有某些缺乏想像力的人看不慣嘗試運用想像力改變現狀的人，我的智慧才情雖然比不上愛迪生、畢卡索以及國父這些偉人們的萬分之一，但我和他們一樣在想像的路上無所畏懼，更重要的是，我和他們一樣，敢於夢想、更勇於任事。<text:span text:style-name="T3"><text:s/><text:line-break/><text:line-break/></text:span>上任至今四個多月，我和市府團隊每一天都在仰望星空、同時腳踏實地，在此簡單整理了一下這四個月的市政進展<text:span text:style-name="T3">(</text:span>請見：<text:span text:style-name="T3">https://zh-tw.facebook.com/twherohan/)</text:span>，樣樣都是在一番想像之後，由所有市府團隊與相關同仁共同努力創造出來的成果，用四個月追趕二十年確實強人所難，但誰叫我們顏色不對、出身不好，所以只能強己所難、埋頭苦幹，然而未來的我們還是會繼續大膽想像、努力實現。<text:span text:style-name="T3"><text:s/><text:line-break/><text:line-break/></text:span>以前凱薩說過：「我來、我見、我征服」，希望未來高雄能說：「我來、我想、我做到」。<text:span text:style-name="T3"><text:s/></text:span></text:p>
      <text:p text:style-name="P1"><text:span text:style-name="T1">陳真</text:span><text:s/>  |  2019.05.11 03:00   |   <text:a xlink:type="simple" xlink:href="http://palinfo.habago.org/Entry?Command=Information_PrintForum&amp;iPage=16#FORUM37445"><text:span text:style-name="T2">#</text:span></text:a></text:p>
      <text:p text:style-name="P5">卡韓政變<text:span text:style-name="T3"><text:s/>(37)</text:span>：家教這麼好，爹娘是怎麼教的？<text:span text:style-name="T3"><text:s/><text:line-break/><text:line-break/></text:span>陳真<text:span text:style-name="T3"><text:s/>2019. 05. 11. <text:line-break/><text:line-break/><text:line-break/></text:span>韓國瑜很像唐三藏，取經途中，各路妖魔鬼怪一擁而上，都想咬上一口唐僧肉好長生不老。韓是鎂光燈焦點，想靠他成名可以想像，問題是不擇手段。<text:span text:style-name="T3"><text:s/><text:line-break/><text:line-break/></text:span>比方說點閱率上百萬的那一段所謂<text:span text:style-name="T3"><text:s/>"</text:span>跳針發大財<text:span text:style-name="T3">" </text:span>的<text:span text:style-name="T3">40</text:span>秒影片，竟然是從十多分鐘的對話中剪接而成，而且顯然是按表操課，有備而來。就像拍廣告片一樣，先是鋪陳橋段，引君入甕，繼之截頭去尾，移花接木，虛構出一種錯誤印象，達到抹黑他人、成就自己的目的。<text:span text:style-name="T3"><text:s/><text:line-break/><text:line-break/>12</text:span>分鐘完整版：<text:span text:style-name="T3">https://bit.ly/2V4ZfWR <text:line-break/><text:line-break/>40</text:span>秒鐘廣告版：<text:span text:style-name="T3">https://bit.ly/30b3zYo <text:line-break/><text:line-break/></text:span>看到沒有？這個時代啥小力的尾巴黨議員，她根本不是真的想弄清楚自經區、自貿區，而是反覆操弄一套已經在台灣操弄二十幾年的抹紅大帽子，主要就是要質問韓國瑜自經區是不是要讓大陸人民可以來台灣做商業居留。<text:span text:style-name="T3"><text:s/><text:line-break/><text:line-break/></text:span>自經區之所謂開放，當然就是對全世界所有人開放，但這些綠營政客的操弄手法就是要故意把自經區矮化、扭曲、抹黑成一種過去慣用的類似<text:span text:style-name="T3"><text:s/>"</text:span>木馬屠城<text:span text:style-name="T3">" </text:span>的親中罪名；意即自經區一旦開放，<text:span text:style-name="T3">"</text:span>骯髒可怕的支那賤畜<text:span text:style-name="T3">" </text:span>或<text:span text:style-name="T3"><text:s/>"</text:span>解放軍<text:span text:style-name="T3">" </text:span>或<text:span text:style-name="T3"><text:s/>"</text:span>匪諜<text:span text:style-name="T3">" </text:span>就會大量湧進來，我們的什麼<text:span text:style-name="T3"><text:s/>"</text:span>國家安全<text:span text:style-name="T3">"</text:span>，什麼偉大的民主自由，乃至於我們原本乾淨的街道和公園，就會全部淪陷在<text:span text:style-name="T3"><text:s/>"</text:span>中國人<text:span text:style-name="T3">" </text:span>手裏。綠營永遠就是操弄這一套齷齪的反中仇中抹黑。雖然低能無恥，但始終在選舉上非常有用。<text:span text:style-name="T3"><text:s/><text:line-break/><text:line-break/></text:span>整個所謂質詢過程，就是一直要往這個抹黑方向套話。但是，不管是韓國瑜或副市長葉匡時其實都已再三解釋過。但是，這位時代啥小力的尾巴黨議員，卻像北七似的，就像跳針唱盤一樣，反覆糾纏某個細節。<text:span text:style-name="T3"><text:s/><text:line-break/><text:line-break/></text:span>當她質問的問題事實上都已經在概念上及實務上獲得回答之後，她仍然故做驚訝狀，故意裝出一副：<text:span text:style-name="T3">"</text:span>天啊，你什麼都不懂耶！<text:span text:style-name="T3">" </text:span>的<text:span text:style-name="T3"><text:s/>"</text:span>無奈<text:span text:style-name="T3">" </text:span>表情，然後表演翻白眼以製造戲劇效果。這人不進演藝圈，真是埋沒了人才。而且，她顯然擁有一支編劇、剪輯技術一流的拍攝團隊。這麼有<text:span text:style-name="T3"><text:s/>"</text:span>才華<text:span text:style-name="T3">" </text:span>的年輕人，其實不進演藝圈也無妨，混政治應該能混得更好。<text:span text:style-name="T3"><text:s/><text:line-break/><text:line-break/></text:span>當然，韓國瑜自己也有錯，面對那麼多妖魔鬼怪，無數奧步陷阱，撒下天羅地網，動輒萬箭穿心，理當耐住性子。因為，越是不耐煩，越容易出狀況，越容易落入陷阱。一不小心，人渣們很快就又能透過高超的剪接手法，拍出另一部點閱率數百萬的<text:span text:style-name="T3"><text:s/>"</text:span>廣告片<text:span text:style-name="T3">" </text:span>來。<text:span text:style-name="T3"><text:s/><text:line-break/><text:line-break/></text:span>謊言有兩種，一種全是假話，無一是真。另一種則是廣告，只問效果，無所謂真假。人渣黨及其走狗們，長年以來就是依靠這兩種基本法寶，殺敵制勝。<text:span text:style-name="T3"><text:s/><text:line-break/><text:line-break/></text:span>自從綠營勢力崛起，台灣二十多年來每天就是完完全全所有時間都是在這樣一種抹黑造謠的戲碼中度過，完全沒有任何稍有意義的議題討論，每天就是做秀設圈套栽贓抹紅抹黑抹黃扣大帽子。即便是關於極其明顯的事實，照樣能睜眼說瞎話，非常不可思議。更不可思議的是，居然大多數人都會<text:span text:style-name="T3"><text:s/>"</text:span>故意要相信<text:span text:style-name="T3">"</text:span>，或是懶於了解具體真相。事實真假，對其支持者或社會大眾而言，似乎毫無意義。台灣人真是很奇怪的一群人，好像從來根本不把基本是非真假當一回事。<text:span text:style-name="T3"><text:s/><text:line-break/><text:line-break/></text:span>比方說過去反<text:span text:style-name="T3">ECFA</text:span>、反服貿、反貨貿、反兩岸直航、反三通等等等等等，數以千計的謊言，非常離譜。比方說大腸花反服貿，理由之一就是指控服貿將會引進幾百幾千萬大陸人來台定居，取得公民權，以便藉著投票奪得政權，以便奴役台灣人云云。人渣自由時報不管是反服貿或反<text:span text:style-name="T3">ECFA</text:span>，甚至還用全版的聳動標題指稱：台灣人將會有四、五百萬人失業，工作將被對岸敵人意即<text:span text:style-name="T3"><text:s/>"</text:span>中國人<text:span text:style-name="T3">" </text:span>給搶走，<text:span text:style-name="T3">"</text:span>我們台灣人<text:span text:style-name="T3">" </text:span>將失去基本生計。<text:span text:style-name="T3"><text:s/><text:line-break/><text:line-break/></text:span>長年以來，除了仇中還是仇中，除了反華還是反華，成百上千的反對理由中，請你告訴我，有沒有哪一項指控是真的？沒有！一個也沒有。全部是謊言。但台灣人卻根本無所謂，絲毫不在乎是非真假。真難想像世界上怎麼會有這樣的一種人民。<text:span text:style-name="T3"><text:s/><text:line-break/><text:line-break/></text:span>比方說什麼四千萬疑雲，指控韓國瑜貪污收錢，後來韓提供鉅細靡遺的帳目澄清了，證實了自己的清白。但是你看，一直到現在，綠油油的無恥媒體及名嘴和人渣黨，到現在還故意把它影射成一種<text:span text:style-name="T3"><text:s/>"</text:span>疑雲<text:span text:style-name="T3">"</text:span>，一種道德爭議。並且還故意做民調，問大家相不相信韓國瑜的清白啊？結果竟然有四成以上的人不相信。你就知道抹黑的力量有多可怕了吧。然後還會故意寫些<text:span text:style-name="T3"><text:s/>"</text:span>新聞報導<text:span text:style-name="T3">"</text:span>，報導說什麼某某清苦的網友或哪個路人甲，曾經捐款給韓國瑜，如今很生氣，高喊<text:span text:style-name="T3"><text:s/>"</text:span>韓國瑜還我錢來<text:span text:style-name="T3">"</text:span>。<text:span text:style-name="T3"><text:s/><text:line-break/><text:line-break/></text:span>大家聽得懂我在說什麼嗎？聽得懂這意思嗎？我常納悶，大家的修養和家教怎麼都那麼好？竟然都不會生氣。不但家教好，而且心思好純潔，好像都不太能懂得這些抹黑手法的微妙與陰狠，偏偏我都能體會與理解得很深刻，是我心思比較醜陋複雜嗎？<text:span text:style-name="T3"><text:s/><text:line-break/><text:line-break/></text:span>我之堵爛，與其說堵爛人渣政客與走狗文人們長年以來的無數敗行劣跡，不如說我其實對一般人總感覺很心寒，怎麼能夠對於就發生在你眼前、發生在你生活四周的無數敗行劣跡長年以來絲毫無動於衷？甚至很多人還為虎作倀，充當人渣黨的打手，幫忙為惡。<text:span text:style-name="T3"><text:s/><text:line-break/><text:line-break/></text:span>任何政治意見本身，對於個人來說，其實都不是什麼大問題，畢竟意見不過就只是意見。真正應該讓人憤怒的不是某種政治主張之內涵高下，而是手段之卑劣無恥。你要卡韓，要反中，要消滅韓流，要奪權，要搞贏選舉，要假裝搞什麼台獨，我都可以沒意見，但你不能總是用下三濫的骯髒手段。台灣幾十年來永遠就是這樣搞，大家真的都無所謂、都不會有一絲義憤嗎？家教這麼好，爹娘是怎麼教的？</text:p>
      <text:p text:style-name="P1"><text:span text:style-name="T1">陳真</text:span><text:s/>  |  2019.05.09 22:08   |   <text:a xlink:type="simple" xlink:href="http://palinfo.habago.org/Entry?Command=Information_PrintForum&amp;iPage=16#FORUM37444"><text:span text:style-name="T2">#</text:span></text:a></text:p>
      <text:p text:style-name="P2">我刪了些貼文，因為，貼的人是誰？不知道。文章作者是誰？也不知道。文章內容沒頭沒腦不知所云。這類東西拜託不要貼。</text:p>
      <text:p text:style-name="P1"><text:span text:style-name="T1">陳真</text:span><text:s/>  |  2019.05.09 10:50   |   <text:a xlink:type="simple" xlink:href="http://palinfo.habago.org/Entry?Command=Information_PrintForum&amp;iPage=16#FORUM37443"><text:span text:style-name="T2">#</text:span></text:a></text:p>
      <text:p text:style-name="P5"><text:span text:style-name="T3">(</text:span>再續<text:span text:style-name="T3">) <text:line-break/><text:line-break/></text:span>講點八卦。<text:span text:style-name="T3"><text:s/><text:line-break/><text:line-break/></text:span>還有一個跟林濁水一樣自我滿意度很高的人，就是沈富雄；每次在電視上看到他講話，我就趕緊轉台，聽了難受；很傻很瑣碎，傻到令人崩潰，論點瑣碎到讓人很不耐煩，但他卻自以為很聰明眼光很犀利。<text:span text:style-name="T3"><text:s/><text:line-break/><text:line-break/></text:span>不過，林、沈兩人當然無法等量其觀相提並論。林是新潮流政客，對異己懷有惡意，充滿政治算計，言行不可靠，重視黨派利益，缺乏是非道德感。但沈不是。沈很講究是非。問題是，兩人的腦袋都很含糊，卻又對自己的<text:span text:style-name="T3">IQ</text:span>超滿意。<text:span text:style-name="T3"><text:s/><text:line-break/><text:line-break/></text:span>我對林濁水毫無敬意，對沈富雄之腦袋雖然難以恭維，但對其人品仍然尊敬。沈若有一般人渣黨政客百分之一的奸詐狡猾，老早當部長級大官，而不是當名嘴。七零年代，他在美國念書時就是個積極活動的反國民黨人士，屬於早期一代的台獨，曾帶隊抗議鄧小平。<text:span text:style-name="T3"><text:s/><text:line-break/><text:line-break/></text:span>其實我根本不認識沈富雄，他肯定也不會想認識我，因為他是那種只願意和所謂<text:span text:style-name="T3"><text:s/>"</text:span>大咖<text:span text:style-name="T3">" </text:span>往來的人。他大我二十幾歲，直接把我當成<text:span text:style-name="T3"><text:s/>"</text:span>小朋友<text:span text:style-name="T3">"</text:span>。<text:span text:style-name="T3"><text:s/><text:line-break/><text:line-break/>1991</text:span>年年底，我應李鎮源<text:span text:style-name="T3"><text:s/>(</text:span>前台大醫學院院長<text:span text:style-name="T3">) </text:span>之邀，<text:span text:style-name="T3">"</text:span>重出江湖<text:span text:style-name="T3">"</text:span>，協助他創立醫界聯盟。李鎮源是老一輩知識份子的典範，跟現代知識份子不同，很單純，樸素，謙虛，心地善良，充滿正義感，而且看人不分貴賤尊卑。<text:span text:style-name="T3"><text:s/><text:line-break/><text:line-break/></text:span>你想，以他在國際醫界的崇高學術地位，竟然不恥下問，主動跑來認識我，拜託我幫忙籌組醫界聯盟。我那時才剛大學畢業一兩年。而且，他那種拜託方式很誠懇，就像在做簡報那樣，花很長時間，對我說明他對於籌組醫界聯盟的種種細部構想。<text:span text:style-name="T3"><text:s/><text:line-break/><text:line-break/></text:span>醫界聯盟發起人一共有<text:span text:style-name="T3">39</text:span>位，全部是臨床醫界或醫學界響叮噹的大老，裏頭卻只有我一個大學才剛畢業的<text:span text:style-name="T3"><text:s/>"</text:span>小朋友<text:span text:style-name="T3">"</text:span>。沈富雄也是發起人之一。每次開籌組會議或執委會，聽沈富雄講話真是有夠難受，總是炫耀這個炫耀那個，每次都喜歡罵人<text:span text:style-name="T3"><text:s/>"</text:span>你不懂啦<text:span text:style-name="T3">"</text:span>，連草擬個組織章程，也要炫耀說他大學聯考作文得了多麼高的分數，大家的文筆都輸他，自我滿意度破表。<text:span text:style-name="T3"><text:s/><text:line-break/><text:line-break/></text:span>不過，我知道那稱不上驕傲，那似乎只是一種個人風格，其實心思封閉單純，並無驕氣，跟柯文哲那種真正意義上的驕縱草包完全不同。<text:span text:style-name="T3"><text:s/><text:line-break/><text:line-break/></text:span>其實，沈富雄一直不知道我曾替他做過一件事。沈富雄原本是國民黨的黑名單，不准返台，直到大約八零年代後期才返回台灣，在高雄長庚工作，好像是擔任內科主任。後來去好像是台安醫院，從事洗腎工作。他是腎臟科醫師，之前任教於華盛頓大學醫學院，擔任副教授。<text:span text:style-name="T3"><text:s/><text:line-break/><text:line-break/></text:span>大約是<text:span text:style-name="T3">1991</text:span>年年初或更早，有一天，沈富雄從美國返回台灣時，竟然在海關被當場逮捕收押，逮捕原因是<text:span text:style-name="T3"><text:s/>"</text:span>疑似攜帶槍械<text:span text:style-name="T3">"</text:span>。沈富雄是政壇大老，又不是黑道老大，怎麼會走私軍火擁槍自重？用肚臍想也知道，這是國民黨在整人，企圖入人於罪，企圖抹黑人格。<text:span text:style-name="T3"><text:s/><text:line-break/><text:line-break/></text:span>那時候我在台北長庚擔任第一年住院醫師，但我的身份其實是屬於高雄長庚，應該是高雄長庚史上第一位精神科住院醫師。但是，因為那時候高雄長庚還沒有精神科病房，所以我就被派到台北長庚受訓。<text:span text:style-name="T3"><text:s/><text:line-break/><text:line-break/></text:span>當我看到沈富雄的遭遇，於是就在長庚發起簽名，要求官方釋放沈富雄，要求官方停止栽贓。我走遍了林口長庚和台北長庚幾乎每一科，還拜訪了沈富雄的幾位醫學院同班同學，結果你知道這麼大的長庚醫院，數以千計的醫護人員，一共有幾個人願意簽名嗎？連我在內，一共<text:span text:style-name="T3">3</text:span>人。<text:span text:style-name="T3"><text:s/><text:line-break/><text:line-break/></text:span>我們常說台灣醫界一片綠油油，講得好像醫界<text:span text:style-name="T3"><text:s/>"</text:span>向來如此<text:span text:style-name="T3">"</text:span>。其實這根本完全不是事實。醫界就跟學界一樣，沒有本質上的藍或綠，只要哪一方是主流，它就舉哪一面顏色的旗。假若以後統一了，毫無疑問，整個醫界和學界也會馬上變成紅色主流。<text:span text:style-name="T3"><text:s/><text:line-break/><text:line-break/></text:span>比方說馬偕醫院屬長老教會，夠綠油油了吧，但是即便是這樣一種醫院在當年也不是綠的。不但一點都不綠，而且反綠不遺餘力，一樣是強烈敵視任何批評國民黨政府的聲音。我第二年住院醫師工作就從長庚跳槽來台北馬偕與淡水馬偕，連想在院內公告一個小型座談消息，只要涉及政治或人權，只要是對國民黨不利的，就會被禁止張貼，控制得非常誇張。<text:span text:style-name="T3"><text:s/><text:line-break/><text:line-break/></text:span>我常覺得，台灣人、台灣政治乃至於整個台灣社會，有一種徹底<text:span text:style-name="T3"><text:s/>"</text:span>去歷史<text:span text:style-name="T3">" </text:span>的現象，記憶力好像只及於過去幾天，超過幾天就忘了，任憑政客瞎掰根本純屬虛構的假歷史。事實上，一個人或一個社會，如果無法知道真實的過去，他其實也很難看清楚當下，更不用說追求一個更好的未來。<text:span text:style-name="T3"><text:s/></text:span></text:p>
      <text:p text:style-name="P1"><text:span text:style-name="T1">陳真</text:span><text:s/>  |  2019.05.08 20:08   |   <text:a xlink:type="simple" xlink:href="http://palinfo.habago.org/Entry?Command=Information_PrintForum&amp;iPage=16#FORUM37442"><text:span text:style-name="T2">#</text:span></text:a></text:p>
      <text:p text:style-name="P2"><text:span text:style-name="T3">(</text:span>續<text:span text:style-name="T3">) <text:line-break/><text:line-break/></text:span>再給大家一個練習題，不過這跟邏輯當然扯不上任何關係。<text:span text:style-name="T3"><text:s/><text:line-break/><text:line-break/></text:span>試題如下：<text:span text:style-name="T3"><text:s/><text:line-break/><text:line-break/></text:span>有個蠢蛋叫林濁水，質疑韓國瑜說：到底是「文化生活<text:span text:style-name="T3">=</text:span>國家認同」比較意識形態，還是「文化認同不宜等同國家認同」比較意識形態？<text:span text:style-name="T3"><text:s/><text:line-break/><text:line-break/></text:span>依上下文，這蠢蛋顯然是認為<text:span text:style-name="T3">"</text:span>前者<text:span text:style-name="T3">"</text:span>之<text:span text:style-name="T3">"</text:span>意識形態<text:span text:style-name="T3">"</text:span>比較重。請問你認為這蠢蛋的觀念哪裡不正確？<text:span text:style-name="T3"><text:s/><text:line-break/><text:line-break/></text:span>答案是：兩者一樣都是意識形態，毫無輕重差別。<text:span text:style-name="T3"><text:s/><text:line-break/><text:line-break/></text:span>這就跟你選擇去麥當勞吃或去六合夜市吃一樣，沒有任何本質上的差別。<text:span text:style-name="T3"><text:s/><text:line-break/><text:line-break/></text:span>在經驗世界裏，凡事輕重有別，你家的小花貓肯定是比隔壁的小白狗<text:span text:style-name="T3"><text:s/>"</text:span>重要<text:span text:style-name="T3">"</text:span>，但兩者本質上並沒有任何差別。舉個維根斯坦的例子，<text:span text:style-name="T3">"</text:span>殺死一個人<text:span text:style-name="T3">" </text:span>跟<text:span text:style-name="T3"><text:s/>"</text:span>掉下一顆石頭<text:span text:style-name="T3">"</text:span>，兩者命題地位是完全一樣的。<text:span text:style-name="T3"><text:s/><text:line-break/><text:line-break/></text:span>意識形態也一樣，任何意識形態都具有同等地位，拜上帝不會比拜豬八戒具有更高貴的必然本質，高不高貴是從外面加諸於上的一種外部評價，而非命題本身有所差異。<text:span text:style-name="T3"><text:s/><text:line-break/><text:line-break/></text:span>當我們批評某人或某黨<text:span text:style-name="T3"><text:s/>"</text:span>意識形態掛帥<text:span text:style-name="T3">"</text:span>，並不是說他所持有的意識形態有問題，而是說他過度抬舉了某一種意識形態的現實地位。在這個意義上，顯然是那些很喜歡高唱文化認同<text:span text:style-name="T3"><text:s/>"</text:span>必須<text:span text:style-name="T3">" </text:span>或<text:span text:style-name="T3"><text:s/>"</text:span>應該<text:span text:style-name="T3">" </text:span>和國家認同一刀切、進而壓迫別人也必須一刀兩斷的人之腦筋比較僵硬。</text:p>
      <text:p text:style-name="P4"/>
      <text:p text:style-name="P1"><text:span text:style-name="T1">陳真</text:span><text:s/>  |  2019.05.08 18:44   |   <text:a xlink:type="simple" xlink:href="http://palinfo.habago.org/Entry?Command=Information_PrintForum&amp;iPage=17#FORUM37441"><text:span text:style-name="T2">#</text:span></text:a></text:p>
      <text:p text:style-name="P2"><text:span text:style-name="T3">(</text:span>續<text:span text:style-name="T3">) <text:line-break/><text:line-break/></text:span>給大家上一點邏輯課，其實這連邏輯的第一課都稱不上，它只是關於邏輯的一個最基本認識，就好像認識陳真是一個人而不是一片雲一樣那樣的基本。<text:span text:style-name="T3"><text:s/><text:line-break/><text:line-break/></text:span>比方說，一顆蘋果<text:span text:style-name="T3">10</text:span>塊錢，我去買了五顆，結果只花了<text:span text:style-name="T3">10</text:span>塊錢。請問這合乎邏輯嗎？答案是既不是<text:span text:style-name="T3"><text:s/>"</text:span>合邏輯<text:span text:style-name="T3">"</text:span>，也不是<text:span text:style-name="T3"><text:s/>"</text:span>不合邏輯<text:span text:style-name="T3">"</text:span>，而是跟邏輯根本扯不上任何鳥關係。<text:span text:style-name="T3"><text:s/><text:line-break/><text:line-break/></text:span>邏輯真理不假外求，自身即能推斷，跟經驗世界扯不上關係。如果連這都不懂，那表示你的邏輯只能打零分。連一分都沒有，毫無概念。</text:p>
      <text:p text:style-name="P1"><text:span text:style-name="T1">陳真</text:span><text:s/>  |  2019.05.08 17:58   |   <text:a xlink:type="simple" xlink:href="http://palinfo.habago.org/Entry?Command=Information_PrintForum&amp;iPage=17#FORUM37440"><text:span text:style-name="T2">#</text:span></text:a></text:p>
      <text:p text:style-name="P5">林濁水是人渣黨裏頭極少數在金錢上乾淨的人，但是聽他講話真的是有夠痛苦，很蠢。蠢無妨，但他卻以為自己很聰明，囂張傲慢，真不可思議。<text:span text:style-name="T3"><text:s/><text:line-break/><text:line-break/></text:span>此人思考能力很差，自古已然，腦子就像漿糊似的，簡單一個想法他總是能講得好像很有學問，全然不知所云。<text:span text:style-name="T3"><text:s/><text:line-break/><text:line-break/></text:span>真難想像這樣一種心理狀態，那就好像說我知道自己不會跳舞，從小連土風舞也不會跳；不會跳就算了，但我絕不會以為自己是天下第一舞王。假設我明明不會跳，但卻以為自己是舞王，每天跳個不停，旁人看了是不是會很痛苦、很難受？簡直就是一種心靈刑求不是嗎？<text:span text:style-name="T3"><text:s/><text:line-break/><text:line-break/></text:span>這蠢蛋每天講些蠢話，但是媒體卻當成聖經照三餐刊登，實在是很折磨人。現在竟然連什麼邏輯也冒出來了。我的天啊，真難想像有人會蠢到竟然不知道自己是腦殘。<text:span text:style-name="T3"><text:s/><text:line-break/><text:line-break/></text:span>天底下有這種邏輯？大學會教這種腦殘邏輯？邏輯會跟經驗世界扯上這樣一種關係？意識形態還有如此分深淺？媽的，活在台灣真是需要一種超人的耐心。世界上有幾樣東西特別難以忍受，腦殘卻以為自己很聰明然後蠢話講不停，是其一。<text:span text:style-name="T3"><text:s/><text:line-break/><text:line-break/>=============== <text:line-break/></text:span>韓國瑜講話沒人聽得懂　林濁水：你學過邏輯沒有？<text:span text:style-name="T3"><text:s/><text:line-break/><text:line-break/>2019/05/08 <text:line-break/><text:line-break/></text:span>政治中心／綜合報導<text:span text:style-name="T3"><text:s/><text:line-break/><text:line-break/></text:span>前行政院長賴清德昨（<text:span text:style-name="T3">7</text:span>）日批評高雄市長韓國瑜、鴻海董事長郭台銘都錯把「文化認同」當成「國家認同」。韓國瑜得知後則回擊，賴清德這樣解釋太狹隘，這種比喻非常不恰當。對此，前立委林濁水質疑，「韓市長，你學過邏輯沒有？」<text:span text:style-name="T3"><text:s/><text:line-break/><text:line-break/></text:span>林濁水今日在臉書上表示，韓國瑜反對賴清德說的「文化認同不宜等同國家認同」，韓還說文化的表現是生活所有集體表現，硬套在政治意識形態上不適當，認為賴清德解釋太過狹隘，用政治放大鏡看文化是不對的。<text:span text:style-name="T3"><text:s/><text:line-break/><text:line-break/></text:span>「韓市長，你學過邏輯沒有？」林濁水質疑，到底是「文化生活<text:span text:style-name="T3">=</text:span>國家認同」比較意識形態，還是「文化認同不宜等同國家認同」比較意識形態？<text:span text:style-name="T3"><text:s/><text:line-break/><text:line-break/></text:span>他更進一步舉例，是「新加坡華人就是中國人」、「在北美活在英語文化中的人就是英國人」比較硬套，還是「他們並不是中國人也不是英國人」比較硬套？是「講英語的只有英國人」比較狹隘，還是「講英文的並不只是英國人」比較狹隘？<text:span text:style-name="T3"><text:s/><text:line-break/><text:line-break/></text:span>林濁水說，大市長要不要到中山大學補一補大一邏輯課？否則大家都聽不懂你講什麼，政務推展起來肯定很麻煩。</text:p>
      <text:p text:style-name="P1"><text:span text:style-name="T1">陳真</text:span><text:s/>  |  2019.05.08 11:02   |   <text:a xlink:type="simple" xlink:href="http://palinfo.habago.org/Entry?Command=Information_PrintForum&amp;iPage=17#FORUM37439"><text:span text:style-name="T2">#</text:span></text:a></text:p>
      <text:p text:style-name="P2"><text:span text:style-name="T3">1. </text:span>我沒有投稿，那是一封傳遍海內外的公開信。<text:span text:style-name="T3"><text:s/><text:line-break/><text:line-break/>2. </text:span>台灣駐英代表處也沒有行什麼文，而是來陰的，堅持說英國不存在任何種族歧視的事情，說我破壞台、英關係，傷害台灣留學生的美好浪漫形象。那時仍是國民黨執政，但藍綠群眾與網軍沆瀣一氣，騷擾、抹黑、造謠、冒名生事、進行人格謀殺，無所不用其極，長達數年。<text:span text:style-name="T3"><text:s/><text:line-break/><text:line-break/>3. </text:span>英國駐台辦事處則揚言控告，可能是要控告我太誠實了，打擊了所謂英國紳士的形象。<text:span text:style-name="T3"><text:s/><text:line-break/><text:line-break/>4. </text:span>英國台僑團體邀我演講，在倫敦大學。演講後，三名台灣留學生返回劍橋途中被一群西方人圍毆。<text:span text:style-name="T3"><text:s/><text:line-break/><text:line-break/>5. </text:span>我不想這麼陳述，不過卻是事實。現在，種族歧視的議題四處可見，但是，在我做這些事之前，<text:span text:style-name="T3">"</text:span>種族歧視<text:span text:style-name="T3">" </text:span>這四個字根本完全不存在華人世界的詞彙裡，就像一種絕對禁忌那樣，絕不承認西方社會普遍存在種族歧視的問題；彷彿只要提到種族歧視就是被歧視一方的一種見不得人的汙點似的。華人面對西方人之窩囊與猥瑣，真是令人很難以置信。<text:span text:style-name="T3"><text:s/><text:line-break/><text:line-break/></text:span>好了，別再提到我。我不想花時間澄清或說明。</text:p>
      <text:p text:style-name="P1"><text:span text:style-name="T1">沈道夫</text:span><text:s/>  |  2019.05.08 09:08   |   <text:a xlink:type="simple" xlink:href="http://palinfo.habago.org/Entry?Command=Information_PrintForum&amp;iPage=17#FORUM37438"><text:span text:style-name="T2">#</text:span></text:a></text:p>
      <text:p text:style-name="P5">今天早上看了一下<text:span text:style-name="T3">CNN</text:span>，看到白人女主播在對一個黑人訪談。我想應該是黑人球星，可我感到有一種強烈的違和感。這種感覺是帶有種族反差，我在想為什麼黑人這一群體會在美國受到重視，美國明明就是白人世界的強權。也許我這麼一說可能又是種族歧視了，可是想一想，為什麼華人就沒得到這種地位？<text:span text:style-name="T3"><text:s/><text:line-break/><text:line-break/>2018</text:span>年的世界盃，法國足球隊幾乎都是黑人球員了。而且法國所謂的跨種族婚姻（這裡指黑白通婚）還越來越多，到底多到什麼程度？我無法用數據呈現，法國法律規定不可以用種族進行統計，真是政治正確，問題就可以當作沒發生了。<text:span text:style-name="T3"><text:s/><text:line-break/><text:line-break/></text:span>昨天看到陳醫師的文章。那是他在<text:span text:style-name="T3">1997</text:span>年留學英國時的投稿，點出英國普遍存在種族歧視的問題。該文一出，引起台灣留學生的反彈，駐英國代表處還行文要求陳真拿出證據。這裡先不討論英國的事情。而是這個問題思考了很久，沒找到解答。<text:span text:style-name="T3"><text:s/><text:line-break/><text:line-break/></text:span>我不知道拿陰謀論來解釋，是否說的通。各位如果覺得在下用詞不當，可以直接提出。我想好好思考一個問題，今天的中國經濟崛起，華人在美國的社會地位明顯不如黑人。原因為何？<text:span text:style-name="T3"><text:s/></text:span></text:p>
      <text:p text:style-name="P1"><text:span text:style-name="T1">陳真</text:span><text:s/>  |  2019.05.08 02:43   |   <text:a xlink:type="simple" xlink:href="http://palinfo.habago.org/Entry?Command=Information_PrintForum&amp;iPage=17#FORUM37437"><text:span text:style-name="T2">#</text:span></text:a></text:p>
      <text:p text:style-name="P2">卡韓政變<text:span text:style-name="T3">(36)</text:span>：不擇手段<text:span text:style-name="T3"><text:s/><text:line-break/><text:line-break/></text:span>陳真<text:span text:style-name="T3"><text:s/>2019. 05. 08. <text:line-break/><text:line-break/><text:line-break/></text:span>人與人之間，因為某種政治主張之不同而去敵視對方是荒唐的。政府可以對某種主張採取某種敵對態度，這沒問題，但是人與人之間卻說不通。我們之所以會厭惡或痛恨一個人、一個黨、一個政府乃至一個國家，理應是基於某種道德理由，而不應是出於某種意見之不同。<text:span text:style-name="T3"><text:s/><text:line-break/><text:line-break/></text:span>人渣黨之所以令人厭惡，無非就是因為這是一群為了一己權位私利無惡不作的歹徒人渣與騙子，而絕不是因為他採取某種政治立場<text:span text:style-name="T3"><text:s/>(</text:span>事實上這個黨沒有任何立場，只要有利可圖，一切表面立場都只是撈錢奪權的手段<text:span text:style-name="T3">)</text:span>。<text:span text:style-name="T3"><text:s/><text:line-break/><text:line-break/></text:span>人渣黨搞選舉之厲害，舉世無雙，厲害之處在於其陰暗卑劣絕無底線可言，再骯髒醜陋黑暗的事都幹得出來。不但幹得出來，而且根本就是一種隨時為之的日常作業。<text:span text:style-name="T3"><text:s/><text:line-break/><text:line-break/></text:span>最近賴清德指控蔡英文動用網軍抹黑他，蔡回應賴說：少假了，這些網軍你比我還熟呢！從這些對話你就可以略知一二該黨行事作風之不擇手段。<text:span text:style-name="T3"><text:s/><text:line-break/><text:line-break/></text:span>長年以來，民進黨就是這樣一個黨：為達目的不擇手段，造謠抹黑抹紅抹黃散播耳語流言扣帽子丟泥巴潑墨水自導自演栽贓嫁禍斷章取義移花接木含沙射影發黑函製造假證據假光碟假事件等等等等等等。在這群人渣心目中，所謂拼政治事業，全然就是這麼一回事。<text:span text:style-name="T3"><text:s/><text:line-break/><text:line-break/></text:span>特別是大約從九零年代中期開始，人渣黨就徹底定型了，<text:span text:style-name="T3">"</text:span>不擇手段<text:span text:style-name="T3">" </text:span>成為該黨的一種基本文化，並且全面擴及其支持者，從此善惡顛倒，價值崩盤；只要是<text:span text:style-name="T3"><text:s/>"</text:span>敵人<text:span text:style-name="T3">"</text:span>，便是非我族類，其心可誅；不管對方多麼正直善良，一概抹黑成惡魔。反之，只要是<text:span text:style-name="T3"><text:s/>"</text:span>自己人<text:span text:style-name="T3">"</text:span>，別說貪污舞弊，就算壞事做絕，照樣可以捧成英雄；而且手段越是卑鄙無恥者，越容易出頭，越容易受到支持者愛戴，甚至視為偶像、神明。<text:span text:style-name="T3"><text:s/><text:line-break/><text:line-break/></text:span>我們其實都不是在議論政治事項，而只能在人性最後的底線上議論那根本數不清的諸多敗德。但是，議論若要有用，基本前提是這個社會的普遍成員必須在乎是非善惡。如果大家根本不在乎善惡美醜，這個社會自然也就會持續演出同樣的醜陋戲碼。<text:span text:style-name="T3"><text:s/><text:line-break/><text:line-break/></text:span>網軍，基本上就是人渣黨至少二十幾年來的基本配備。透過網路之匿名性，無惡不作，非常陰暗邪門。最近人渣黨動用數千萬公帑所豢養的網軍，因為英德內鬥而受到人們注意，其實這根本不是新聞。除非是政治白痴，否則誰不知道網軍就是人渣黨長年以來最厲害的武器之一。你從柯啥小和連勝文幾年前的台北市長競選過程，就能知道綠營網軍能操弄到什麼樣的齷齪地步。我真是應該發明一個比人渣還更加下三濫的詞來形容這些人渣和這個人渣黨。<text:span text:style-name="T3"><text:s/><text:line-break/><text:line-break/></text:span>目前，人渣部隊的全面打擊目標，自然就是韓國瑜，無恥到極點，非常可恨，而這樣一種胡作非為，就是這群人渣長年以來口口聲聲向對岸炫耀的偉大民主。<text:span text:style-name="T3"><text:s/><text:line-break/><text:line-break/></text:span>至於韓國瑜最近吃了大悶虧的質詢事件，當我看到十多分鐘的完整影片而非<text:span text:style-name="T3">40</text:span>秒的剪接版本之後，我才明白，原來這事並非偶然，而是精心策畫，精心剪裁，按表操課演出。完整影片請看：<text:span text:style-name="T3"><text:s/><text:line-break/><text:line-break/>https://bit.ly/2V4ZfWR <text:line-break/><text:line-break/></text:span>韓國瑜及韓流，不但是綠營及其美國主子的眼中釘，同時也是藍營大老們的肉中刺，非除掉不可。在台灣政治史上，我從未見過一個政治人物像韓國瑜這樣，遭受來自四面八方、鋪天蓋地的全面抹黑。<text:span text:style-name="T3"><text:s/><text:line-break/><text:line-break/></text:span>就這樣再搞個八個月？他撐不撐得過，我不知道，基本上我始終是很悲觀的；畢竟想要把肥肉從一群窮凶惡極貪婪無度的人渣口中挖出來，那幾乎是一種不可能的任務。但也正因為如此卑劣，我們更應反抗到底才對。論拳頭，論勢力，我們不一定能打敗惡，但總是能夠彰顯善惡的價值。倘若善惡不分，其實一切勝負也就失去它應有的意義。<text:span text:style-name="T3"><text:s/><text:line-break/><text:line-break/>=================== <text:line-break/></text:span>羅智強爆<text:span text:style-name="T3"><text:s/></text:span>網路公司偽裝韓粉收錢辦事！暗黑兵團驚悚片<text:span text:style-name="T3"><text:s/></text:span>上演殺賴黑韓<text:span text:style-name="T3"><text:s/><text:line-break/><text:line-break/>2019</text:span>年<text:span text:style-name="T3">5</text:span>月<text:span text:style-name="T3">6</text:span>日<text:span text:style-name="T3"><text:s/><text:line-break/><text:line-break/></text:span>中國時報【張立勳╱台北報導】<text:span text:style-name="T3"><text:s/><text:line-break/><text:line-break/></text:span>高雄市長韓國瑜日前感嘆抹黑他的人是坐火車都坐不完，台北市議員羅智強<text:span text:style-name="T3">5</text:span>日接獲爆料「暗黑兵團作業模式」，有人委託至少<text:span text:style-name="T3">5</text:span>家網路公司，其中<text:span text:style-name="T3">1</text:span>家僅<text:span text:style-name="T3">6</text:span>人，每月收<text:span text:style-name="T3">110</text:span>萬元執行專案，第一個月先執行打死前行政院長賴清德，第二個月開始偽裝「韓粉」捧殺韓國瑜，挑撥藍營知名人士跟韓翻臉，甚至預告<text:span text:style-name="T3">5</text:span>月會非常精采，讓羅智強看了直呼：「驚悚、真的很恐怖！」<text:span text:style-name="T3"><text:s/><text:line-break/><text:line-break/></text:span>傳月收<text:span text:style-name="T3">110</text:span>萬<text:span text:style-name="T3"><text:s/></text:span>執行專案<text:span text:style-name="T3"><text:s/><text:line-break/><text:line-break/></text:span>羅智強昨接到網友爆料指出，上周去內湖洲子街一家社群行銷公司，聽聞該公司<text:span text:style-name="T3">2</text:span>個月前接了一個專案，每個月<text:span text:style-name="T3">110</text:span>萬，如果達標下個月就繼續執行，直到明年總統大選結束完畢。<text:span text:style-name="T3"><text:s/><text:line-break/><text:line-break/></text:span>網友表示，這公司手上有<text:span text:style-name="T3">50</text:span>個<text:span text:style-name="T3">PTT</text:span>帳號，同時在臉書、<text:span text:style-name="T3">YouTube</text:span>和<text:span text:style-name="T3">mobile01</text:span>也各擁有<text:span text:style-name="T3">10</text:span>幾個帳號，工作複雜度滿高的，幾乎是<text:span text:style-name="T3">24</text:span>小時上班，每天早上<text:span text:style-name="T3">8</text:span>時到<text:span text:style-name="T3">11</text:span>時是戰情會議，委託人透過線上會議開會，檢討前一天的輿情反應，並決定當天方向。<text:span text:style-name="T3"><text:s/><text:line-break/><text:line-break/></text:span>該公司任務第一個月執行的是「打死賴清德」，第二個月「成為忠實韓粉」，<text:span text:style-name="T3">1</text:span>個月下來績效不錯，讓知名主持人唐湘龍、趙少康和李豔秋對韓國瑜翻臉，委託人因此多發<text:span text:style-name="T3">10</text:span>萬元獎金。<text:span text:style-name="T3"><text:s/><text:line-break/><text:line-break/></text:span>鑽營戲弄挑撥<text:span text:style-name="T3"><text:s/></text:span>一石二鳥<text:span text:style-name="T3"><text:s/><text:line-break/><text:line-break/></text:span>網友還說，原來激進韓粉都是社群行銷公司操作的，在網路推波助瀾帶動其他人跟進，雖然公司只有<text:span text:style-name="T3">6</text:span>個人，但效果抵得上<text:span text:style-name="T3">6</text:span>萬人，經詢問<text:span text:style-name="T3">5</text:span>月開始重點是什麼，竟得到「你等著看，絕對會很精采」的答覆。據了解，委託人至少委託<text:span text:style-name="T3">5</text:span>家公司，另外<text:span text:style-name="T3">4</text:span>家是誰就不知道了，都是委託人負責戰略規畫，由公司負責執行戰術，每天晚上<text:span text:style-name="T3">10</text:span>時檢討績效。</text:p>
      <text:p text:style-name="P1"><text:span text:style-name="T1">陳真</text:span><text:s/>  |  2019.05.07 20:21   |   <text:a xlink:type="simple" xlink:href="http://palinfo.habago.org/Entry?Command=Information_PrintForum&amp;iPage=17#FORUM37435"><text:span text:style-name="T2">#</text:span></text:a></text:p>
      <text:p text:style-name="P5">道夫好，<text:span text:style-name="T3"><text:s/><text:line-break/><text:line-break/></text:span>世上的書應該有幾百幾千億本，怎麼會只有幾百本？<text:span text:style-name="T3"><text:s/><text:line-break/><text:line-break/></text:span>該讀什麼書我不知道，但是哪些書與垃圾無異倒是一清二楚。比方說誠品的書，百分之九十九點九恐怕都應該直接當成垃圾丟掉。有時去高醫地下室吃飯，裏頭就有個<text:span text:style-name="T3"><text:s/>"</text:span>誠品書局<text:span text:style-name="T3">"</text:span>，我常有個感覺就是：這麼多書，竟然沒有一本是我想拿起來看的。<text:span text:style-name="T3"><text:s/><text:line-break/><text:line-break/></text:span>出書是可以發大財的，哪需要自己出錢？我念大一、大二時，有兩家出版社不知道從我身上看見了什麼商機，主動跑來我家，說要請我出書。三十幾年來，類似狀況不少，不過，出書這事也許就下輩子再說吧。<text:span text:style-name="T3"><text:s/><text:line-break/><text:line-break/></text:span>我並沒有在尋找一種<text:span text:style-name="T3"><text:s/>"</text:span>令人滿意的政治制度<text:span text:style-name="T3">"</text:span>。一來，我對於凡是見仁見智的東西都不感興趣，也不相信那類東西的價值。二來，我不做正面解，只能朝負面想事情，就跟看病一樣，我不管<text:span text:style-name="T3"><text:s/>"</text:span>健康<text:span text:style-name="T3">" </text:span>是什麼，我只管究竟是什麼<text:span text:style-name="T3"><text:s/>"</text:span>病<text:span text:style-name="T3">"</text:span>。<text:span text:style-name="T3"><text:s/><text:line-break/><text:line-break/></text:span>健康不是一種狀態，而是一種想像，並非實存。所謂健康，不過就是<text:span text:style-name="T3"><text:s/>"</text:span>沒有什麼病<text:span text:style-name="T3">"</text:span>。政治也一樣，沒有大礙就好，有病就要醫。適合這個人的處方，不一定適合另一人，沒有完美處方這回事。<text:span text:style-name="T3"><text:s/><text:line-break/><text:line-break/></text:span>比方說，我知道美國得了可怕傳染病，而且是帶原者，會害死很多人。你要怎麼稱呼這個病都行。有病就要醫，醫療的目的不是要追求完美的健康狀態，而只求個沒有大礙。偶爾感冒蔡賽打噴涕，都是小事。<text:span text:style-name="T3"><text:s/><text:line-break/><text:line-break/></text:span>新加坡我不敢成為它的國民，因為我言語無狀，行為懶散，怕萬一不符規定會挨鞭刑，那我寧可拼上一條命爭個死活。汶萊更可怕，同性戀得用石頭活活打死。我雖是超典型異性戀，但也不習慣有這種變態法律與變態思維的國度。<text:span text:style-name="T3"><text:s/><text:line-break/><text:line-break/></text:span>哪天我寫的東西如果一個讀者也沒有，我說不定就會想出書了。並不是每個人都喜歡觀眾或喜歡所謂影響力或權力。不管對誰都一樣，我希望我寫的東西對任何人都不要產生任何影響；不管是好影響或壞影響，所有出自我的影響都是我所不喜歡的壞影響，因為那會讓我有一種<text:span text:style-name="T3"><text:s/>"</text:span>自己真是蠢到爆<text:span text:style-name="T3">" </text:span>的窩囊感。<text:span text:style-name="T3"><text:s/><text:line-break/><text:line-break/></text:span>我所謂影響，指的是某種觀點。我覺得那樣一種影響<text:span text:style-name="T3">(</text:span>至少對我而言<text:span text:style-name="T3">)</text:span>真的是傻到爆。觀點就只是觀點，有啥好寫的？觀點應該是自己用眼睛去看，用心去思索，可別把別人的眼睛當眼睛，耳朵當耳朵。<text:span text:style-name="T3"><text:s/><text:line-break/><text:line-break/></text:span>但是，有一種不是影響的<text:span text:style-name="T3"><text:s/>"</text:span>影響<text:span text:style-name="T3">" </text:span>也許是好的，用一句比較<text:span text:style-name="T3">wittgensteinian</text:span>的話來講：一個概念既然可以這樣，也就能那樣。簡單說就是可能性。我並不是要告訴人們有<text:span text:style-name="T3">1</text:span>有<text:span text:style-name="T3">2</text:span>有<text:span text:style-name="T3">5</text:span>有<text:span text:style-name="T3">8</text:span>有這有那，而是要說無限存在的可能性。<text:span text:style-name="T3"><text:s/><text:line-break/><text:line-break/></text:span>話講到這，算是幼兒園大班的說法。我想說的當然不是什麼可能性，而是對於<text:span text:style-name="T3"><text:s/>"</text:span>存在著可能性<text:span text:style-name="T3">" </text:span>之<text:span text:style-name="T3"><text:s/>"</text:span>大寫的可能性<text:span text:style-name="T3">" </text:span>的一種不可思議感或讚嘆。只是我表達能力差，雖然寫得滿倉滿谷，卻只能寫出幼兒園大班的水平，寫不出心裏的讚嘆。這種水平還想出個鳥書？<text:span text:style-name="T3"><text:s/><text:line-break/><text:line-break/></text:span>當你看見某種神蹟般的美景，讚嘆其實也就只是讚嘆，惆悵也只是惆悵，並不是要影響誰或建立什麼觀點。<text:span text:style-name="T3"><text:s/><text:line-break/><text:line-break/></text:span>當然，我講這些很殘缺，畢竟根本沒有任何人看過我寫的所有東西，人們哪知道我在說什麼讚嘆。我寫的東西有兩種，一種是老少咸宜大家都能看懂的；一種則是鬼畫符，只能暗夜惆悵自言自語，寫給自己看，說給自己的影子聽。我不能說兩者全然無關，就像上菜市場買菜雖然通俗，但買賣所依，總是一種算數，一種數學。<text:span text:style-name="T3"><text:s/><text:line-break/><text:line-break/>22</text:span>年前，香港回歸祖國的那一天，我來到英國。飄洋過海來到英國的第三天的深夜，我遇見維根斯坦。我覺得他毀了我的一生。如果他地下有知，說不定會對於這樣一種影響感到痛苦。<text:span text:style-name="T3"><text:s/><text:line-break/><text:line-break/></text:span>那一天，我在他的書<text:span text:style-name="T3"><text:s/>"Philosophical Investigations" </text:span>之序言看見了自己的某種宿命。我不是要講我常提到的那句話<text:span text:style-name="T3"><text:s/>("</text:span>我想寫一本好書，但是這樣的時光早已流逝。<text:span text:style-name="T3">")</text:span>，我要講的是某種彷彿命定的表達方式。我很早就察覺到自己的這樣一種表達式，我想違抗它，但總是失敗，慢慢就放棄了抵抗，選擇順服，就像沈從文所說，關於命運，一個人總有屬於他自己的一份。<text:span text:style-name="T3"><text:s/><text:line-break/><text:line-break/></text:span>維根斯坦那段話是這麼說的：<text:span text:style-name="T3"><text:s/><text:line-break/><text:line-break/>After several unsuccessful attempts to weld my results together into such a whole, I realized that I should never succeed. The best that I could write would never be more than philosophical remarks; my <text:line-break/>thoughts were soon crippled if I tried to force them on in any single direction against their natural inclination.——And this was, of course,connected with the very nature of the investigation. For this compels us to travel over a wide field of thought criss-cross in every direction.The philosophical remarks in this book are, as it were, a number of sketches of landscapes which were made in the course of these long and involved journeyings. <text:line-break/><text:line-break/></text:span>我不太擅長翻譯，各位就自己看。看不懂英文的，就記住這樣就行：<text:span text:style-name="T3"><text:s/><text:line-break/><text:line-break/></text:span>有一種表達式好比繪畫，破碎零散，每一道筆畫本身都沒有意義，但是當它整個兜起來看，也許就能看出端倪。要是你硬要違反它破碎零散的本質，自身將受到嚴重傷害。<text:span text:style-name="T3"><text:s/><text:line-break/><text:line-break/></text:span>現在外頭下大雨。我特別喜歡大雨的日子，因為病人就會頓時少很多。<text:span text:style-name="T3">pm 23:00 </text:span>的晚餐雖然目前還不在我的考量之中，但我估計今晚陰雨寒涼，稍晚下班後應該適合吃泡麵。當然，如果能夠加顆蛋是比較好。<text:span text:style-name="T3"><text:s/><text:line-break/><text:line-break/></text:span>生活宛如一片火海，蒼茫疲憊，疲於奔命，日復一日，但我知道可不能小看這些瑣碎，因為有一天待事過境遷，人事已非，我們也許會發現，不管哀樂，無論悲歡，原來這些全是美好時光。</text:p>
      <text:p text:style-name="P1"><text:span text:style-name="T1">鄭豐遠</text:span><text:s/>  |  2019.05.07 19:39   |   <text:a xlink:type="simple" xlink:href="http://palinfo.habago.org/Entry?Command=Information_PrintForum&amp;iPage=17#FORUM37434"><text:span text:style-name="T2">#</text:span></text:a></text:p>
      <text:p text:style-name="P2">生活在澳洲，和西方人相處，經常有個感覺，那就是我的世界至少是對方的兩倍大，因為我懂中文也懂英文，我懂東方也懂西方。我看得見對方，對方卻完全看不見我，或者說只看得見我那展現在西方之下、微不足道的部份。<text:span text:style-name="T3"><text:s/><text:line-break/><text:line-break/></text:span>在澳洲認識不少人，其中有兩對好朋友比較特別，都是夫妻檔，一對是巴西人，另一對是希臘人。他們的特別之處在於，他們知道自己看不見我，並且會腦補看不見的那一半。換句話說，他們有想像力以及理解和欣賞的意願，因此比較能踏出思索人事物的既定框架。<text:span text:style-name="T3"><text:s/><text:line-break/><text:line-break/></text:span>具備這樣的能力，可能需要一點靈性或赤子之心，或者得是個心地善良的好人。一般西方人卻不是這樣，腦袋幾乎都被洗得很徹底。和西方人對話，經常覺得自己就像在演好來塢電影，在扮演某種人格角色，上演一種樣板套路。不這樣，基本上無法對話。因為如果你說些超過他們理解或認知的想法<text:span text:style-name="T3"><text:s/>(</text:span>哪怕只是和主流媒體灌輸的有些不同<text:span text:style-name="T3">)</text:span>，你就會立刻感覺對方<text:span text:style-name="T3">"</text:span>把門關上<text:span text:style-name="T3">"</text:span>，拒絕交流。他雖然繼續滔滔不絕和你講話，但腦袋其實已經打烊了，他沒有任何意願去思索你提及的任何內容。這個意義上，也許<text:span text:style-name="T3"><text:s/>AI </text:span>統治的世界就在不遠處了，因為要模仿這種非常侷限的思維型態，感覺不會太困難。<text:span text:style-name="T3"><text:s/><text:line-break/><text:line-break/></text:span>每當我有機會和台灣朋友相聚，三言兩語中，我就能輕易感覺到同樣的毛病。同樣是說中文，我感覺自己的<text:span text:style-name="T3">"</text:span>面積<text:span text:style-name="T3">"</text:span>恐怕有對方的好幾倍大，並不是因為我比較行，而是台灣同胞似乎有種<text:span text:style-name="T3">"</text:span>關門<text:span text:style-name="T3">"</text:span>的強烈傾向，對於世界，對於善與惡、對於東與西、對於中與美，幾乎是完全拒絕踏出某個非常狹窄的人為惡意灌輸的扭曲的虛構的世界觀之外。世界一小，別人能輕易看透你，你卻看不到別人。而這恐怕就是我當初不計一切代價也要逃離台灣的原因之一。<text:span text:style-name="T3"><text:s/><text:line-break/><text:line-break/></text:span>大陸最近有個節目叫作<text:span text:style-name="T3">"</text:span>這就是中國<text:span text:style-name="T3">"</text:span>，主講人是一位張維為教授。我不是這節目和張教授的粉絲<text:span text:style-name="T3"><text:s/>(</text:span>坦白說看他說話有時讓我想打瞌睡<text:span text:style-name="T3">)</text:span>，但鈺錠是，簡直和迷妹追星差不多<text:span text:style-name="T3">, </text:span>每個禮拜時間一到都會強迫我一同收看。不管如何，這節目裡許多東西都說得挺有道理，各位巴勒網同胞如果喜歡思索什麼民主或自由或人權，不妨看看這節目，從第一期看到最後一期，然後再接著繼續收看<text:span text:style-name="T3"><text:s/>(</text:span>還沒演完，不知道他還要講什麼<text:span text:style-name="T3">)</text:span>。我相信，只要你<text:span text:style-name="T3">"</text:span>真的<text:span text:style-name="T3">"</text:span>有心想要弄明白一些道理，你很快就會從這節目中學到許多事，很快就會讓自己的世界大上一些。畢竟，身為華人只把自己的自信和胸襟自我囚禁在這麼小小一個島上，多少顯得有些可笑。你願意敞開大門，半個亞洲甚至整個世界都是你的。<text:span text:style-name="T3"><text:s/><text:line-break/><text:line-break/>https://www.youtube.com/watch?v=gRXKIgFcPmw</text:span></text:p>
      <text:p text:style-name="P1"><text:span text:style-name="T1">沈道夫</text:span><text:s/>  |  2019.05.07 17:35   |   <text:a xlink:type="simple" xlink:href="http://palinfo.habago.org/Entry?Command=Information_PrintForum&amp;iPage=17#FORUM37433"><text:span text:style-name="T2">#</text:span></text:a></text:p>
      <text:p text:style-name="P5">感謝回應。<text:span text:style-name="T3"><text:s/><text:line-break/><text:line-break/></text:span>年紀也許小，目前不到<text:span text:style-name="T3">30</text:span>歲。說到洗腦，這也許是用詞的問題。敘述的方式有所不同，非民主是一種用詞，我也可以用無民選制來代替。當然還是沒辦法一時用陳醫師的邏輯思考，這要讀很多書。一個醫師可以為了精益求精，至少讀<text:span text:style-name="T3">7</text:span>年的書，不管是開刀、手術或看診，都是攸關病人的性命。這點絕對不能馬虎。但是一般民眾，都不知道要選擇什麼書來讀，光是中文書就上百本，選錯了作者，讀錯了思想，也不太好。<text:span text:style-name="T3"><text:s/><text:line-break/><text:line-break/></text:span>不知道陳醫師推薦哪本書。但是還是不明白為何醫師不願出書。是說不想花錢出版嗎？<text:span text:style-name="T3"><text:s/><text:line-break/><text:line-break/></text:span>沒有最喜歡的國家，這部分就比較麻煩了。我的理解是陳醫師覺得，世界上還沒有一個令人滿意的政治制度。<text:span text:style-name="T3"><text:s/><text:line-break/><text:line-break/></text:span>我最欣賞的國家是新加坡，治安穩定，高福利，沒什麼多少波折。第二欣賞的國家是君主制的汶萊，全民看病不用付錢，汶萊政府全額支付。不過，汶萊是產油國，本身就有好運了。這個和政治制度其實沒太大的關係。<text:span text:style-name="T3"><text:s/><text:line-break/><text:line-break/></text:span>我是覺得，如果能努力就該努力，不能努力就移民去好一點的國家（我是不會移民去美國）。<text:span text:style-name="T3"><text:s/><text:line-break/></text:span>但是一方面，總覺得醫師還是可以做點什麼。不寫書，怎麼知道會有觀眾？我是有點擅自認為，陳醫師可能喜歡某種曖昧的默契，很多事情不想明說，這份感動應該留在心裡自己知道，不需要表現，也不用說出來最好。<text:span text:style-name="T3"><text:s/></text:span></text:p>
      <text:p text:style-name="P1"><text:span text:style-name="T1">陳真</text:span><text:s/>  |  2019.05.07 17:03   |   <text:a xlink:type="simple" xlink:href="http://palinfo.habago.org/Entry?Command=Information_PrintForum&amp;iPage=17#FORUM37432"><text:span text:style-name="T2">#</text:span></text:a></text:p>
      <text:p text:style-name="P2">道夫好，<text:span text:style-name="T3"><text:s/><text:line-break/><text:line-break/>1. </text:span>我有寫書，但沒出書。<text:span text:style-name="T3"><text:s/><text:line-break/><text:line-break/>2. </text:span>我不會用<text:span text:style-name="T3"><text:s/>"</text:span>民主<text:span text:style-name="T3"><text:s/>vs</text:span>非民主<text:span text:style-name="T3">" </text:span>那樣的洗腦廣告詞去理解事情。<text:span text:style-name="T3"><text:s/><text:line-break/><text:line-break/>3. </text:span>我沒有<text:span text:style-name="T3"><text:s/>"</text:span>最<text:span text:style-name="T3">" </text:span>欣賞的國家，我只知道祖國是個良善的好國家，應該頒給它一個諾貝爾超級和平獎，因為它肯定是人類史上對人類貢獻最大的一個國家。<text:span text:style-name="T3"><text:s/><text:line-break/><text:line-break/>4. </text:span>我沒有最欣賞的國家，但我有最痛恨的國家：以美國為首的一大票所謂<text:span text:style-name="T3"><text:s/>"</text:span>民主<text:span text:style-name="T3">" </text:span>國家，製造人類史上最大的罪惡與血腥，它是一百個納粹那樣可恨與可怕。<text:span text:style-name="T3"><text:s/><text:line-break/><text:line-break/>5. </text:span>同學，我不知道你多大年紀？感覺很<text:span text:style-name="T3"><text:s/>"</text:span>年幼<text:span text:style-name="T3">" (</text:span>無不敬之意<text:span text:style-name="T3">)</text:span>，比方你說：<text:span text:style-name="T3"><text:s/><text:line-break/><text:line-break/>"</text:span>沒有民主制度的政權，因各種因素都被人民推翻，或者重新選擇。當然，也有遭外國政府顛覆的。也就是因為歷史的淘汰，然後世界上的多數人選擇了民主制度，因此造就了一堆民主國家。<text:span text:style-name="T3"><text:s/>" <text:line-break/><text:line-break/></text:span>由此可以看得出來，你真的很<text:span text:style-name="T3"><text:s/>"</text:span>單純<text:span text:style-name="T3">"</text:span>，因為你講的這些完完全全都不是事實，純粹謊言，一種洗腦教材。<text:span text:style-name="T3"><text:s/><text:line-break/><text:line-break/></text:span>美國就是專門在顛覆、侵略<text:span text:style-name="T3"><text:s/>"</text:span>民主<text:span text:style-name="T3">" </text:span>國家的，例子講三年也講不完；只要不合其意，就顛覆之、侵略之、製造動亂與分裂，最近遭殃的委內瑞拉就是一例。<text:span text:style-name="T3"><text:s/><text:line-break/><text:line-break/></text:span>美國就是專門在培植所謂<text:span text:style-name="T3"><text:s/>"</text:span>獨裁<text:span text:style-name="T3">" </text:span>國家的，例子講三年也講不完。只要聽話當狗，看你要怎麼獨裁都行，美國都會挺你。蔣家政權現在被說成萬惡不赦，包括<text:span text:style-name="T3">CIA</text:span>那些人渣這幾年竟然也說蔣家獨裁，還說什麼轉型正義，真是不可思議。蔣介石是美國長期栽培且歌頌的<text:span text:style-name="T3"><text:s/>"</text:span>世界民主燈塔<text:span text:style-name="T3">"</text:span>。<text:span text:style-name="T3"><text:s/><text:line-break/><text:line-break/></text:span>當年毒殺五千名庫德族人的伊拉克海珊，也是被美國稱讚為<text:span text:style-name="T3"><text:s/>"</text:span>捍衛民主自由的鬥士<text:span text:style-name="T3">"</text:span>。可是，當海珊慢慢改邪歸正，企圖脫離美國的掌控，馬上被美國宣傳為威脅世界和平的頭號獨裁者，然後就把他弄死了，並且<text:span text:style-name="T3"><text:s/>"</text:span>輸出民主<text:span text:style-name="T3">"</text:span>，前後殺害了伊拉克至少一百多萬人，其中大多數是兒童與婦女，徹底毀滅了伊拉克這個原本相對富裕安定的中東國家。<text:span text:style-name="T3"><text:s/><text:line-break/><text:line-break/></text:span>理解這些，不需要懂得什麼思想，它理當只是一種普通常識。<text:span text:style-name="T3"><text:s/></text:span></text:p>
      <text:p text:style-name="P1"><text:span text:style-name="T1">洋洋</text:span><text:s/>  |  2019.05.07 15:12   |   <text:a xlink:type="simple" xlink:href="http://palinfo.habago.org/Entry?Command=Information_PrintForum&amp;iPage=17#FORUM37431"><text:span text:style-name="T2">#</text:span></text:a></text:p>
      <text:p text:style-name="P5">沈先生是請教陳醫師，剛好這方面我曾經思考過，不好意思野人獻曝，插個嘴借版談談我的想法。<text:span text:style-name="T3"><text:s/><text:line-break/><text:line-break/></text:span>如果做某件事一直達不到效果，我們一定會想盡辦法改善它或者另闢蹊途，民主制度明明很爛，卻沒有人想要改變，因為大家都被西方媒體洗腦，相信民主是普世價值，普世價值是不容懷疑的。<text:span text:style-name="T3"><text:s/><text:line-break/></text:span>你說除了民主制度外，你想到的只有新加坡的一黨獨大制。<text:span text:style-name="T3"><text:s/><text:line-break/></text:span>那麼對岸現在實行的菁英民主集中制，不知你是沒想到還是也將它歸類於一黨獨大制，而這兩者顯然是截然不同的體制。<text:span text:style-name="T3"><text:s/><text:line-break/></text:span>我是認為大陸與新加坡的制度都不錯，適合自己的國情。而民主制度是胎裡壞，天注定往壞的方向演化。<text:span text:style-name="T3"><text:s/><text:line-break/></text:span>有沒有人想過運用網路科技重新設計一個更好制度<text:span text:style-name="T3">?</text:span>有的，<text:span text:style-name="T3">TED</text:span>有個演講提到一個新型態的民主制度。<text:span text:style-name="T3"><text:s/><text:line-break/></text:span>我也想過，我的構想比<text:span text:style-name="T3">TED</text:span>那個更完備更公平更有效率，設計完成後我是很雀躍的，但我知道這只能自娛，既得利益者不可能配合改變現狀。<text:span text:style-name="T3"><text:s/></text:span></text:p>
      <text:p text:style-name="P1"><text:span text:style-name="T1">沈道夫</text:span><text:s/>  |  2019.05.07 12:04   |   <text:a xlink:type="simple" xlink:href="http://palinfo.habago.org/Entry?Command=Information_PrintForum&amp;iPage=17#FORUM37430"><text:span text:style-name="T2">#</text:span></text:a></text:p>
      <text:p text:style-name="P2">先感謝陳真醫師的回應。<text:span text:style-name="T3"><text:s/><text:line-break/><text:line-break/></text:span>突然有一個疑問。既然你也說西式民主要極力避免，那有沒有一種非民主的制度是醫師欣賞的，這個制度在現存國家還在使用？我問因為總得有一個參照的比較物，先假設有這麼一個國家好了。那個國家制度不是多數國家使用制度，領導人也非民選。目前我能想到的只有新加坡的一黨獨大制。這是醫師欣賞的國家嗎？<text:span text:style-name="T3"><text:s/><text:line-break/><text:line-break/></text:span>如果不是，那可否告知在下，哪個國家陳醫師最欣賞？因為歷史會淘汰很多事物，以前沒有民主制度的政權，因各種因素都被人民推翻，或者重新選擇。當然，也有遭外國政府顛覆的。也就是因為歷史的淘汰，然後世界上的多數人選擇了民主制度，因此造就了一堆民主國家。<text:span text:style-name="T3"><text:s/><text:line-break/><text:line-break/></text:span>我從醫師的話中得知，這些事情好像不是第一次說了。就如你剛才提到的，如果與人面對面交談有困難。那作品是了解一格人最好的方式。陳醫師有沒有出書？我想拜讀你的思想。長篇大論的分析不是問題，最重要的是了解既然主流社會都存在洗腦。那吾人應該了解另外一種思想，吸收、了解，更是否能從中發現道理。</text:p>
      <text:p text:style-name="P4"/>
      <text:p text:style-name="P1"><text:span text:style-name="T1">陳真</text:span><text:s/>  |  2019.05.07 11:10   |   <text:a xlink:type="simple" xlink:href="http://palinfo.habago.org/Entry?Command=Information_PrintForum&amp;iPage=18#FORUM37429"><text:span text:style-name="T2">#</text:span></text:a></text:p>
      <text:p text:style-name="P2">道夫你好，<text:span text:style-name="T3"><text:s/><text:line-break/><text:line-break/></text:span>我已經將近<text:span text:style-name="T3">30</text:span>年幾乎不接受任何訪談，別說是平面記者或雜誌或電視專訪，即便是比方說每個月靜站時路人的詢問，我也是能逃則逃，能避則避。很多人覺得莫名其妙，講一下話有那麼難嗎？其實連我自己也覺得納悶，為什麼一個曾經到處演講、辯論、座談、主持會議、授課的大學生，卻變得啞口無言退避三舍？<text:span text:style-name="T3"><text:s/><text:line-break/><text:line-break/></text:span>我幾乎變成一個與世隔絕的啞巴，只剩一枝筆，每天自言自語寫一大堆有關<text:span text:style-name="T3">1</text:span>的問題與解答。我相信我很可能是金氏記錄上想到<text:span text:style-name="T3">1</text:span>想最多的一個人，彷彿我只要弄懂了<text:span text:style-name="T3">1</text:span>，整個數字系統就會自然揭露在眼前。<text:span text:style-name="T3"><text:s/><text:line-break/><text:line-break/></text:span>我常想著：為什麼一個曾經到處演講、授課、辯論、座談、主持會議的大學生，卻突然想離開人群、逃離世界、不再與人言語？其實我自己是有答案的，光是這些答案，就能寫上一本巨冊。這本巨冊的書名，只有一個字：我。或是三個字：我我我。當然也可以寫成七個字，那就是我我我我我我我。我記得，立報當初請我寫專欄時，我的第一篇文章標題好像就叫做<text:span text:style-name="T3"><text:s/>"</text:span>我我我我我我我<text:span text:style-name="T3">" </text:span>七個我字。<text:span text:style-name="T3"><text:s/><text:line-break/><text:line-break/>"</text:span>我<text:span text:style-name="T3">" </text:span>當然才是我為什麼沒辦法<text:span text:style-name="T3"><text:s/>(</text:span>而不光是不願意<text:span text:style-name="T3">) </text:span>與人言語的原因。這個深層的原因就不說了。除此之外，還有個表淺的原因，那就是我常講的三不。與人溝通，我其實一句話也說不了，只能不斷否認，不斷說這三不：<text:span text:style-name="T3"><text:s/><text:line-break/><text:line-break/></text:span>不是不是不是，我不是那樣的人。<text:span text:style-name="T3"><text:s/><text:line-break/><text:line-break/></text:span>不對不對不對，我不是那樣的意思。<text:span text:style-name="T3"><text:s/><text:line-break/><text:line-break/></text:span>沒有沒有沒有，我不曾有過那樣的想法。<text:span text:style-name="T3"><text:s/><text:line-break/><text:line-break/></text:span>就算我願意把一生寫過的幾千萬字全部從頭再說一遍，其實到最後也還是一樣只能回到三不。<text:span text:style-name="T3"><text:s/><text:line-break/><text:line-break/></text:span>以上是自言自語。以下才是回應。<text:span text:style-name="T3"><text:s/><text:line-break/><text:line-break/></text:span>你的想法很簡單，很<text:span text:style-name="T3"><text:s/>"</text:span>單純<text:span text:style-name="T3">"</text:span>，單純到像一條線那樣在想事情。我有個朋友念社會學，現在在大學教書，研究某種什麼互動理論，舉個例：<text:span text:style-name="T3"><text:s/><text:line-break/><text:line-break/></text:span>先生說，<text:span text:style-name="T3">"</text:span>下雨了，好棒！我們去雨中漫步吧！<text:span text:style-name="T3">" <text:line-break/><text:line-break/></text:span>太太馬上怒回說：<text:span text:style-name="T3">"</text:span>淋什麼雨，神經病，還不趕快去陽台收衣服<text:span text:style-name="T3">"</text:span>。<text:span text:style-name="T3"><text:s/><text:line-break/><text:line-break/></text:span>朋友的互動理論大約是這樣，用來解釋某種人際之間的行為模式。這類理論，我相信應該至少有五百多萬種，但是很奇怪，這朋友研究了這一種之後，幾乎用它來解釋世界上所有的事，思想真是很單純，一直線，所有事情就套進這條獨斷建構的線上。這有點像是我們平常嘲笑的：<text:span text:style-name="T3">"</text:span>這攏是阿共仔的陰謀啦<text:span text:style-name="T3">" </text:span>或是<text:span text:style-name="T3"><text:s/>"</text:span>這一定是馬英九的錯<text:span text:style-name="T3">"</text:span>，把一切事情全扯到某一條線上頭。<text:span text:style-name="T3"><text:s/><text:line-break/><text:line-break/></text:span>你的想法大約是這樣：<text:span text:style-name="T3"><text:s/><text:line-break/><text:line-break/>1. </text:span>民主是好的，甚至是唯一好的。<text:span text:style-name="T3">(</text:span>正確地說，你的<text:span text:style-name="T3"><text:s/>"</text:span>民主<text:span text:style-name="T3">" </text:span>幾乎就等於<text:span text:style-name="T3"><text:s/>"</text:span>選舉<text:span text:style-name="T3">" </text:span>的同義詞。<text:span text:style-name="T3">) <text:line-break/><text:line-break/>2. </text:span>西方在民主的學習上是好的，是一種榜樣，因此必須追求。<text:span text:style-name="T3"><text:s/><text:line-break/><text:line-break/>3. </text:span>學習好榜樣需要時間。<text:span text:style-name="T3"><text:s/><text:line-break/><text:line-break/>3.1. </text:span>所謂進步，<text:span text:style-name="T3">just a matter of time</text:span>，只是時間問題。<text:span text:style-name="T3"><text:s/><text:line-break/><text:line-break/></text:span>這三點當然全是錯的，而且錯得離譜。不過，我沒辦法把曾經寫過的千萬言從頭再寫一遍。簡單說，民主是當代最大的騙局與醜聞。西式民主不但不值得追求與學習，而且應該盡力避免。所謂進步，不是時間問題，不是一種指日可待的東西；方向錯了，方法錯了，只會離地獄越來越近，離文明越來越遠。進步不是<text:span text:style-name="T3"><text:s/>a matter of time, but a matter of ways of seeing. <text:line-break/><text:line-break/></text:span>婁燁一直是我喜歡的導演，但我還沒看到他那部電影在台上映。大陸所有具有高度藝術價值或思想價值的一切電影和電視以及種種人事物，卻在台灣完全被禁，島內一般人就像井底之蛙，完完全全不知天高地厚。這有點像是精神病人，大多數不知道自己有病，你跟他說你有病，要吃藥，他會罵你說醫生你才有病。<text:span text:style-name="T3"><text:s/><text:line-break/><text:line-break/></text:span>套句你的話，不知道你對於台灣這樣一個完全封閉且價值扭曲的政治環境，殖民者及其無恥走狗們只准百姓從小到大只能聽他們的荒唐鬼話與謊言、高度壓制、不斷洗腦把大家洗成腦殘的政治環境，有什麼想法？<text:span text:style-name="T3"><text:s/><text:line-break/><text:line-break/></text:span>我相信，台灣人只要能接觸到大陸的這一切資訊與作品，應該會大大有助於台灣人精神文明的提昇。這些話在你聽起來也許很刺耳，但它卻是我的肺腑之言。我甚至一直打算透過省吃儉用，將來死後留下一筆錢，頂多幾百萬，做為一種基金，來推廣大陸當代的各種電視節目與文化及作品給台灣社會，算是我對這生養我的社會最後的一點回報。我沒辦法自己創造出更有價值的東西，只好借花獻佛。<text:span text:style-name="T3"><text:s/><text:line-break/><text:line-break/></text:span>昨天在大雨中去我父母的墓地上跟我爸媽說話。我在路邊撿了一朵被雨打落地上的粉紅色小花，很美很美。我做不出來這麼美的東西，只能以心託物，請小花幫我說說心中千言萬語。</text:p>
      <text:p text:style-name="P1"><text:span text:style-name="T1">沈道夫</text:span><text:s/>  |  2019.05.07 04:10   |   <text:a xlink:type="simple" xlink:href="http://palinfo.habago.org/Entry?Command=Information_PrintForum&amp;iPage=18#FORUM37428"><text:span text:style-name="T2">#</text:span></text:a></text:p>
      <text:p text:style-name="P5">陳真醫師<text:span text:style-name="T3"><text:s/></text:span>你好：<text:span text:style-name="T3"><text:s/><text:line-break/><text:line-break/></text:span>一直長期讀你的評論文章，雖然我們的政治立場大不相同，還是可以進行觀點的交流。連續看了幾篇卡韓政變，然後聽著陳醫師連番批評台灣的選舉文化。我是感覺，雖然台式民主給人感覺非常低級膚淺，可從直選總統到現在也才<text:span text:style-name="T3">23</text:span>年（從<text:span text:style-name="T3">1996</text:span>年算起）。歐美國家的民主花了一百年時間演變，台灣不太可能超前，更不可能達到大家滿意的程度。新興民主國家需要時間。會不會陳醫師的標準訂得太高了？<text:span text:style-name="T3"><text:s/><text:line-break/><text:line-break/></text:span>另外，給醫師推薦一部電影－《風中有朵雨做的雲》。去年金馬獎提名，一部中國的黑色電影。醫師可以花時間看一看，然後分享一下觀影心得。我的評價很短，但我感覺到一件事。在一個壓抑的政治環境中，當政者只准百姓聽他們說的話，有的是不能做也不能說。現實環境也不允許，甚至連議論的空間也無。一切就像是封閉的時空，隨時間飄逝。對了，《風中有朵與做的雲》也參加柏林影展。<text:span text:style-name="T3"><text:s/><text:line-break/><text:line-break/>https://www.screendaily.com/reviews/the-shadow-play-berlin-review/5136888.article</text:span></text:p>
      <text:p text:style-name="P1"><text:span text:style-name="T1">陳真</text:span><text:s/>  |  2019.05.06 18:35   |   <text:a xlink:type="simple" xlink:href="http://palinfo.habago.org/Entry?Command=Information_PrintForum&amp;iPage=18#FORUM37427"><text:span text:style-name="T2">#</text:span></text:a></text:p>
      <text:p text:style-name="P2">唱點韓流的反調<text:span text:style-name="T3"><text:s/>(</text:span>十<text:span text:style-name="T3">) <text:line-break/><text:line-break/></text:span>陳真<text:span text:style-name="T3"><text:s/>2019. 05. 06. <text:line-break/><text:line-break/></text:span>宋盼仔在大陸表示十分認同一國兩制，回到台灣之後馬上改口說<text:span text:style-name="T3"><text:s/>"</text:span>一國兩制<text:span text:style-name="T3">" </text:span>這四個字並沒有從他的嘴巴裏說出來，還罵大家移花接木栽贓他。這就好像牧師問新郎新娘是否願意成為夫妻，結果嘴裏說十分願意，事後卻說我並沒有親口說出我要娶她或嫁他這幾個字。<text:span text:style-name="T3"><text:s/><text:line-break/><text:line-break/></text:span>郭董也一樣。郭台銘這兩天在美國高喊<text:span text:style-name="T3"><text:s/>"</text:span>台灣屬於中國，是中國不可切割的一部份<text:span text:style-name="T3">"</text:span>。回台之後馬上變臉說，中國指的是中華民國，台灣當然屬於中華民國，簡稱中國。可是，這不就是廢話嗎？我沒事會正義凜然地高喊<text:span text:style-name="T3"><text:s/>"</text:span>陳真屬於我，陳真是我不可切割的一部份<text:span text:style-name="T3">" </text:span>嗎？再說，全天下有誰會以為<text:span text:style-name="T3"><text:s/>"</text:span>中國<text:span text:style-name="T3">" </text:span>指的是什麼<text:span text:style-name="T3"><text:s/>'</text:span>中華民國<text:span text:style-name="T3">"</text:span>？<text:span text:style-name="T3"><text:s/><text:line-break/><text:line-break/></text:span>民進黨也是有過好幾年的時間玩這套語言遊戲。就如許信良所說，民進黨成立之初衷跟台獨無關。這只是一個基本事實。大約是<text:span text:style-name="T3">1990</text:span>年之後，在美國的推波助瀾下，台獨聲音才開始冒出頭來。<text:span text:style-name="T3"><text:s/><text:line-break/><text:line-break/></text:span>但民進黨很奸詐，知道喊台獨是票房毒藥而且很可能給自己惹禍上身，因此馬上與之畫清界限。但政客們可不是清楚表態贊成或反對，而是以<text:span text:style-name="T3"><text:s/>"</text:span>民主<text:span text:style-name="T3">" </text:span>加以包裝，一方面故意暗示大家自己是打擊萬惡國民黨的<text:span text:style-name="T3"><text:s/>"</text:span>勇敢<text:span text:style-name="T3">" </text:span>台獨哦，以便騙取選票，但是當遭遇官方或社會大眾譴責或打壓時，就馬上說請大家不要用台獨來侮辱我們。<text:span text:style-name="T3"><text:s/><text:line-break/><text:line-break/></text:span>我沒說錯，民進黨確實就是用類似<text:span text:style-name="T3"><text:s/>"</text:span>侮辱<text:span text:style-name="T3">" </text:span>或<text:span text:style-name="T3"><text:s/>"</text:span>污衊<text:span text:style-name="T3">" </text:span>之類的字眼，彷彿主張台獨很可恥似的，於是幾年後，綠營就冒出一個由彭明敏主導的<text:span text:style-name="T3"><text:s/>"</text:span>建國黨<text:span text:style-name="T3">"</text:span>，以有別於民進黨之<text:span text:style-name="T3">"</text:span>假台獨<text:span text:style-name="T3">"</text:span>。<text:span text:style-name="T3"><text:s/><text:line-break/><text:line-break/></text:span>其實，無所謂立場真假，主要還是看利益。利之所在，立場之所在。這個<text:span text:style-name="T3"><text:s/>"</text:span>利<text:span text:style-name="T3">" </text:span>當然不是眾人的利益，而是政客及其走狗們的一己私利。<text:span text:style-name="T3"><text:s/><text:line-break/><text:line-break/></text:span>除了搞曖昧之外，要不就是說<text:span text:style-name="T3"><text:s/>"</text:span>台獨只是一種言論自由<text:span text:style-name="T3">"</text:span>，意即嘴巴說說而已，並沒有要著手實行。比方說什麼喜樂島聯盟，不是說要推什麼獨立公投嗎？結果，<text:span text:style-name="T3">AIT </text:span>那些<text:span text:style-name="T3"><text:s/>CIA</text:span>人員跳出來開罵，喜樂島馬上說歹勢歹勢，誤會誤會，我們的<text:span text:style-name="T3"><text:s/>"</text:span>台獨公投<text:span text:style-name="T3">" </text:span>只是一種<text:span text:style-name="T3"><text:s/>"</text:span>言論自由<text:span text:style-name="T3">" </text:span>啦，<text:span text:style-name="T3">"</text:span>不涉及改變現狀<text:span text:style-name="T3">"</text:span>。<text:span text:style-name="T3"><text:s/><text:line-break/><text:line-break/></text:span>獨如此，統也一樣。統現在變成票房毒藥，變成過街老鼠，但是有一天它還是會變成絕對主流。在這之前，政客們就會玩同樣那套語言遊戲，見人說人話，見鬼說鬼話。<text:span text:style-name="T3"><text:s/><text:line-break/><text:line-break/></text:span>而我想說的是：到底煩不煩？清楚表明一種主張有那麼嚴重嗎？需要這樣九彎十八拐嗎？韓國瑜也一樣，一方面說他強烈主張九二共識，一方面卻又說他打從靈魂裏反對一國兩制。那他的意思是說他跟我一樣，認為一國一制比較好嗎？<text:span text:style-name="T3"><text:s/><text:line-break/><text:line-break/></text:span>我知道韓國瑜的推託方式，他總是會加上一個時間軸，他會說：<text:span text:style-name="T3"><text:s/>"</text:span>目前為止<text:span text:style-name="T3">" </text:span>我反對一國兩制。問題是，<text:span text:style-name="T3">"</text:span>目前<text:span text:style-name="T3">" </text:span>是多久之前？三天五天？還是五年八年？再說，當我們面對一種選擇時，爭議點當然是指未來，而不是指目前。<text:span text:style-name="T3"><text:s/><text:line-break/><text:line-break/></text:span>學姊等一下就會問我下班深夜之後晚餐要吃什麼？我<text:span text:style-name="T3"><text:s/>"</text:span>目前<text:span text:style-name="T3">" </text:span>確實不餓，因為我下午才剛吃了兩塊餅乾，但我能一直回答說<text:span text:style-name="T3"><text:s/>"</text:span>晚餐目前不在我的考量之中<text:span text:style-name="T3">" </text:span>嗎？誰管你什麼<text:span text:style-name="T3"><text:s/>"</text:span>目前<text:span text:style-name="T3">"</text:span>，人家想知道的當然是<text:span text:style-name="T3"><text:s/>"</text:span>將來<text:span text:style-name="T3">"</text:span>。<text:span text:style-name="T3"><text:s/><text:line-break/><text:line-break/></text:span>凡事加入時間軸很好，但是，倘若以為世上存在一種東西叫做<text:span text:style-name="T3"><text:s/>"</text:span>現狀<text:span text:style-name="T3">'</text:span>，那真的是很科幻。時間不停往前飛奔，而且從不等人。一個島嶼已經荒廢二十多年，還要曖曖昧眛自我折騰到幾時？<text:span text:style-name="T3"><text:s/><text:line-break/><text:line-break/></text:span>當然，韓國瑜如果表明統派立場，穩輸無疑。<text:span text:style-name="T3">(</text:span>不表明其實也很可能不會贏，因為人渣黨選舉抹黑功力是世界冠軍。<text:span text:style-name="T3">) </text:span>問題是，究竟是曖曖昧昧地當選重要？還是清清楚楚的落選重要？我是覺得，島嶼已經曖昧太久，時光飛逝，時不我予，時間並不是站在島嶼這一邊。<text:span text:style-name="T3"><text:s/><text:line-break/><text:line-break/>================ <text:line-break/></text:span>新聞眼／橘子顏色<text:span text:style-name="T3">…</text:span>周旋藍綠紅<text:span text:style-name="T3"><text:s/></text:span>宋的夾縫哲學<text:span text:style-name="T3"><text:s/><text:line-break/><text:line-break/>2019-05-03 </text:span>聯合報<text:span text:style-name="T3"><text:s/></text:span>本報記者黃國樑<text:span text:style-name="T3"><text:s/><text:line-break/><text:line-break/></text:span>自有了橘子那天起，橘子的顏色就注定變幻不定。橘子時而藍、時而綠、時而紅，那位調色師就是宋楚瑜。<text:span text:style-name="T3"><text:s/><text:line-break/><text:line-break/></text:span>這次調色時，可能弄翻了顏料瓶，灑了太多太濃重的紅，連核心子弟兵都搞不懂他了，竟然棄他而去。新華社的報導說，他對習近平提出兩岸各政黨、各界別就「兩制」台灣方案進行民主協商，表示非常贊同。海峽這頭都昏了，都已是老仙角級的宋楚瑜，怎會吞下一國兩制這一劑票房毒藥？<text:span text:style-name="T3"><text:s/><text:line-break/><text:line-break/></text:span>薑自是老的辣，宋楚瑜處變不驚，回台開了個記者會，澄清壓根就沒有說過那四個字，撇得一乾二淨，可也馬上耍了一記宋氏槍法，送回中看不中用的「資政」頭銜，還好言稱謝過以往的信任與賞識，意思卻是：你我恩義就此割斷了。<text:span text:style-name="T3"><text:s/><text:line-break/><text:line-break/></text:span>這當然是看準大局，蔡英文日薄崦嵫，說不定初選就被刷下來，就算湊合著再選一次，恐亦凶多吉少；不趁現在跟蔡分手，再晚些就得跟她一同謝幕了。<text:span text:style-name="T3"><text:s/><text:line-break/><text:line-break/></text:span>不難看出宋楚瑜的夾縫哲學，自從離開了國民黨，卻選輸了總統，這一位曾經唯一的省長，就成了無顏江東的楚霸王，悲切之餘，只剩下隨著浪潮沉浮，作個逐浪的舟子，哪裡浪高，就往哪兒去。每一個大勢升起，他都找得出他可以短暫寄寓的縫隙，周旋於共產黨、國民黨與民進黨之間，除去宋楚瑜，再難找到第二位這樣的平衡高手。<text:span text:style-name="T3"><text:s/><text:line-break/><text:line-break/></text:span>他跟扁與蔡的結合，讓橘子綠了很久，但韓流去年席捲全台，藍潮似又捲來，習近平紅色帝國也隨著一帶一路的倡議迤邐四方，宋楚瑜的政治嗅覺敏感，該換態了！<text:span text:style-name="T3"><text:s/><text:line-break/><text:line-break/>================= <text:line-break/></text:span>郭台銘在美國喊「台灣屬於中國」<text:span text:style-name="T3"><text:s/></text:span>陳明通：請郭董不要在國際社會傳達錯誤訊息<text:span text:style-name="T3"><text:s/><text:line-break/><text:line-break/>MSN </text:span>新聞<text:span text:style-name="T3"><text:s/><text:line-break/><text:line-break/>2019. 05. 06. <text:line-break/><text:line-break/></text:span>綜合媒體報導，郭台銘訪美時除了向北京喊話不要在國際上對台灣過度施壓，應讓台灣參與國際活動外，也表示「<text:span text:style-name="T3">Taiwan is an inseparable part of China and belongs to the Chinese nation.</text:span>」，意即台灣是中國不可分割的一部分，台灣屬於中華民族。<text:span text:style-name="T3"><text:s/><text:line-break/><text:line-break/></text:span>郭台銘鄭重澄清，他指的「中國」依照我國憲法的規定就是中華民國。台灣當然是中華民國的一部分，中華民國從來就不是中華人民共和國的一部分，請陳明通不要在台灣社會配合假新聞傳播錯誤訊息。</text:p>
      <text:p text:style-name="P1"><text:span text:style-name="T1">陳真</text:span><text:s/>  |  2019.05.06 01:30   |   <text:a xlink:type="simple" xlink:href="http://palinfo.habago.org/Entry?Command=Information_PrintForum&amp;iPage=18#FORUM37426"><text:span text:style-name="T2">#</text:span></text:a></text:p>
      <text:p text:style-name="P5">卡韓政變<text:span text:style-name="T3">(35)</text:span>：基本的嚴肅性<text:span text:style-name="T3"><text:s/><text:line-break/><text:line-break/></text:span>陳真<text:span text:style-name="T3"><text:s/>2019. 05. 06. <text:line-break/><text:line-break/><text:line-break/></text:span>很多人說韓國瑜口才好，但在我看來卻剛好相反。聽他講話，我常免不了會為他捏一把冷汗，因為漏洞太多，概念鬆散，也許具有某種煽動性，但往往缺乏說服力，甚至連基本的辯護能力也沒有，口才太笨拙了；明明沒問題的，竟然也能被對手給製造出問題來。<text:span text:style-name="T3"><text:s/><text:line-break/><text:line-break/></text:span>人們講到口才，總以為口才好像是一種耍嘴皮，一種技巧，但口才絕非如此。在我看來，口才意味著一種哲學能力或思考能力。<text:span text:style-name="T3"><text:s/><text:line-break/><text:line-break/></text:span>劍橋有位女哲學家叫<text:span text:style-name="T3">Jane Heal</text:span>，在校時跟我八字有點不合，但她有句話卻值得一提。她說：<text:span text:style-name="T3">"</text:span>如果你沒法把話講清楚，那表示你其實也還沒想清楚。<text:span text:style-name="T3">" </text:span>在一種有關<text:span text:style-name="T3"><text:s/>"</text:span>說<text:span text:style-name="T3">" </text:span>與<text:span text:style-name="T3"><text:s/>"</text:span>想<text:span text:style-name="T3">" </text:span>的嚴謹意義上，我當然不認同<text:span text:style-name="T3">Jane Heal</text:span>這句話。但在某種通俗呈現上，這話倒也有幾分道理。<text:span text:style-name="T3"><text:s/><text:line-break/><text:line-break/></text:span>也許可以這麼說，口才的第一原則，無非就是真理的第一原則，簡單說就是：是什麼就說什麼，不是什麼就說不是什麼。<text:span text:style-name="T3"><text:s/><text:line-break/><text:line-break/></text:span>亞里斯多德有句話，在我心裏迴響千百萬遍，經常浮現我心，給我很大的安慰。他曾給<text:span text:style-name="T3"><text:s/>"</text:span>真理<text:span text:style-name="T3">" </text:span>下了這麼一個<text:span text:style-name="T3"><text:s/>"</text:span>定義<text:span text:style-name="T3">"</text:span>：<text:span text:style-name="T3"><text:s/><text:line-break/><text:line-break/>“To say of what is that it is not, or what is not that it is, is false, while to say of what is that it is, or of what is not that it is not, is true. (</text:span>把不是說成是，或把是說成不是，即為假；把是說成是，不是說成不是，即為真。<text:span text:style-name="T3">) <text:line-break/><text:line-break/></text:span>你知道，哲學像詩，語境不同，說法不同，意義也大不同。亞里斯多德這些話，自然也應以詩看待之，而不是當成某種腦殘的實證主義論調。<text:span text:style-name="T3"><text:s/><text:line-break/><text:line-break/></text:span>至於煽動式的<text:span text:style-name="T3"><text:s/>"</text:span>口才<text:span text:style-name="T3">"</text:span>，那不叫口才，它就像吹氣球，很容易一下就膨漲，但一遇到針，明明針頭微不足道，卻很容易一爆而破，連本帶利都賠上，吃上啞巴虧。最近有關自經區質詢的事就是一例，其實韓國瑜在這事情上一點問題也沒有，所有問題全在人渣黨及其尾巴黨什麼時力的，但是，韓卻因此形象大壞，而傷害台灣至深的人渣政黨卻它媽的大獲全勝，人們隨之起舞。台灣社會之淺薄反智易於操弄，實難以置信。<text:span text:style-name="T3"><text:s/><text:line-break/><text:line-break/></text:span>朱立倫講得對，這一切問題全出在人渣黨之操弄兩岸仇恨，藉以謀取私利，卻以犧牲眾人之長遠利益為代價。但人們反而把尖銳矛頭指向一個口才笨拙的改革者一時的支吾其詞，卻反而把獎牌頒給長年以來為惡不斷的一群人渣，甚至操弄一些什麼高顏值女神翻白眼之類的低級熱潮。<text:span text:style-name="T3"><text:s/><text:line-break/><text:line-break/></text:span>島內所謂政治或民主，始終缺乏一種最基本的嚴肅性，彷彿一切都只是要爽要玩要有趣哦要胡鬧要<text:span text:style-name="T3">kuso</text:span>要奶要胸要腿長要臀翹要女神男神等等之類，每天就是搞這些低級趣味。許多時候，我對於所謂同胞所謂政治，總有一種心死、無奈的絕望感與疏離感。<text:span text:style-name="T3"><text:s/><text:line-break/><text:line-break/>====================== <text:line-break/></text:span>朱立倫<text:span text:style-name="T3"><text:s/></text:span>臉書<text:span text:style-name="T3"><text:s/><text:line-break/><text:line-break/>2019.05.05. <text:line-break/><text:line-break/></text:span>時力得意，台灣失意，正是時力和太陽花車裂了台灣最需要的自經區<text:span text:style-name="T3"><text:s/><text:line-break/><text:line-break/></text:span>自由貿易經濟特區的概念也許很難在一個質詢內講完，但不能否認自經區是台灣經濟的大好機會。<text:span text:style-name="T3"><text:s/><text:line-break/><text:line-break/></text:span>自經區是稅負的鬆綁，進口到自經區的原料免稅，出口也免稅，生產的成本就可以降低，貨物的競爭力隨之上升。<text:span text:style-name="T3"><text:s/><text:line-break/><text:line-break/></text:span>自經區是資金的鬆綁，讓全世界的資金可以自由進出，招商引資就有如源頭活水，讓投資帶動成長。<text:span text:style-name="T3"><text:s/><text:line-break/><text:line-break/></text:span>自經區是人才的鬆綁，自經區開放國外白領人才的進入，也創造更多本地的就業機會。<text:span text:style-name="T3"><text:s/><text:line-break/><text:line-break/></text:span>自經區是法規的鬆綁，許多不能在現行法律下推動的行業別，可以在自經區內示範先行。<text:span text:style-name="T3"><text:s/><text:line-break/><text:line-break/></text:span>自經區是產業的鬆綁，讓醫療、教育、金融等產業能在區內推出更多創新型態的服務。<text:span text:style-name="T3"><text:s/><text:line-break/><text:line-break/></text:span>自經區如果要用簡單的幾句話說明，就是「劃定一個示範區，以優於其它非示範區的開放配套措施，來實踐具有潛力與價值，預料未來將有可觀成長，但現階段還不足以全面開放的經濟活動。」<text:span text:style-name="T3"><text:s/><text:line-break/><text:line-break/></text:span>用實例分享，就好比自駕車，國際上大家都認同是趨勢，但現階段距離全面開放，還有一些要適應的配套，就可以用特定區域的方式，逐步地跟上腳步、實現可能。<text:span text:style-name="T3"><text:s/><text:line-break/><text:line-break/></text:span>我要提醒時代力量，當年太陽花阻擋了自經區與服貨貿協議，已經讓台灣這幾年的經濟成長率嚐到苦果，如果繼續配合民進黨杯葛自經區，只會讓高度依賴自由貿易的台灣經濟，繼續被鎖在原地，動彈不得。<text:span text:style-name="T3"><text:s/><text:line-break/><text:line-break/><text:line-break/>================= <text:line-break/></text:span>韓答自經區跳針<text:span text:style-name="T3"><text:s/></text:span>朱立倫：綠營愛嘲諷怎不檢討自己<text:span text:style-name="T3"><text:s/><text:line-break/><text:line-break/>2019-05-05 <text:line-break/><text:line-break/></text:span>聯合報<text:span text:style-name="T3"><text:s/></text:span>記者賴香珊╱即時報導<text:span text:style-name="T3"><text:s/><text:line-break/><text:line-break/></text:span>前新北市長朱立倫今到南投，面對高雄市長韓國瑜日前在市議會答詢時自經區議題，不斷跳針講「發大財」引發爭議；朱以「質詢時詳做說明不容易」為韓緩頰，更反批民進黨、時力有時間嘲諷，怎不檢討自經區開放為何從<text:span text:style-name="T3">10</text:span>年前延宕至今。<text:span text:style-name="T3"><text:s/><text:line-break/><text:line-break/></text:span>朱立倫說，他擔任過<text:span text:style-name="T3">16</text:span>年的地方首長，要在質詢或總質詢中馬上詳細說明「自由經濟示範區」的確不容易，所以他相信韓市長不是不回答，而是議員要他馬上回答時，用目標「高雄發大財」簡述，就像南投縣拚觀光，其實也是南投發大財。<text:span text:style-name="T3"><text:s/><text:line-break/><text:line-break/></text:span>朱認為，其實自經區很簡單，就是開放、開放、再開放，把所有法律鬆綁，人才、資金才能進來，貨物能夠自由進出，用最低的稅賦創造最大的價值，他相信這是台灣未來要做的。<text:span text:style-name="T3"><text:s/><text:line-break/><text:line-break/></text:span>此外，針對民進黨和時代力量兩黨猛打韓對自經區的爭議，他則說，這兩黨用這樣來阻擋或嘲諷，倒不如檢討台灣為什麼<text:span text:style-name="T3">10</text:span>年前就已經要通過自經區，最後卻延宕至今，何不努力的屏除意識形態，全台拚經濟讓自經區趕快通過。<text:span text:style-name="T3"><text:s/><text:line-break/><text:line-break/></text:span>而目前國民黨<text:span text:style-name="T3">15</text:span>位縣市首長已連署，立法院黨團也已提案，朱盼綠營不要再用意識型態來阻擋自經區；南投縣長林明溱則表達認同，他提到，各首長想讓縣市發大財的目標是一樣的，細節工作則不是在議會幾分鐘就能說清楚的。<text:span text:style-name="T3"><text:s/><text:line-break/><text:line-break/></text:span>林明溱說，身為地方首長讓縣民安居樂業很重要，因此肯定韓也認為他要讓高雄發大財的目標正確，只是自經區得在法令、資金等各面向鬆綁，牽涉層面廣泛，因此需要中央逐一解套，並不是單一縣市能獨力完成的，因此他也支持自經區。<text:span text:style-name="T3"><text:s/><text:line-break/><text:line-break/>======================= <text:line-break/></text:span>出面救援韓國瑜？朱立倫臉書發文砲轟「時力得意台灣失意」<text:span text:style-name="T3"><text:s/><text:line-break/><text:line-break/>2019/05/05 <text:line-break/><text:line-break/></text:span>政治中心／綜合報導<text:span text:style-name="T3"><text:s/><text:line-break/><text:line-break/></text:span>時代力量議員黃捷因為「自經區」質詢一炮而紅，犀利問政與高顏值獲得不少人受封新一代「鄉民女神」；反觀高雄市長韓國瑜因為如跳針般頻頻回覆「發大財」一句而受到質疑，而前新北市長朱立倫在<text:span text:style-name="T3">4</text:span>日晚間發文，似乎是來個神救援。<text:span text:style-name="T3"><text:line-break/><text:line-break/></text:span>朱立倫<text:span text:style-name="T3">4</text:span>日晚間在臉書上發文，頗具為韓國瑜抱屈的意味，認為自經區的問題要在質詢時間內詳盡地回覆有些強人所難，但它是台灣經濟發展的大好機會。<text:span text:style-name="T3"><text:s/><text:line-break/><text:line-break/></text:span>朱立倫也舉例說明，認為這好比自駕車，國際上大家都認同是趨勢，但現階段距離全面開放，還有一些要適應的配套，就可以用特定區域的方式，逐步地跟上腳步。<text:span text:style-name="T3"><text:s/><text:line-break/><text:line-break/></text:span>除了幫韓國瑜滅火外，朱立倫火力全開，砲轟黃捷這次的質詢是「時力得意、台灣失意」，痛批當年的太陽花學運抹殺了自經區與服貨貿協議，讓台灣嘗到了經濟成長低迷的惡果。</text:p>
      <text:p text:style-name="P1"><text:span text:style-name="T1">陳真</text:span><text:s/>  |  2019.05.05 01:28   |   <text:a xlink:type="simple" xlink:href="http://palinfo.habago.org/Entry?Command=Information_PrintForum&amp;iPage=18#FORUM37425"><text:span text:style-name="T2">#</text:span></text:a></text:p>
      <text:p text:style-name="P2">唱點韓流的反調<text:span text:style-name="T3"><text:s/>(</text:span>九<text:span text:style-name="T3">) <text:line-break/><text:line-break/></text:span>陳真<text:span text:style-name="T3"><text:s/>2019. 05. 04. <text:line-break/><text:line-break/><text:line-break/></text:span>之前說，郭台銘考了<text:span text:style-name="T3"><text:s/>20</text:span>分，韓國瑜考了<text:span text:style-name="T3">60</text:span>分，其實韓同學的原始分數只有<text:span text:style-name="T3">40</text:span>分，是我偷偷給他加分。不過，加分是有根據的，不是亂加。<text:span text:style-name="T3"><text:s/><text:line-break/><text:line-break/></text:span>有個朋友是小留學生，國中沒念完就出國了，來到劍橋，是個化學博士，我初次認識他時就感覺他非常聰明。但我聽他說，在他出國前在台灣念國中，物理化學一般只考<text:span text:style-name="T3">20</text:span>分。但我相信，一個好的老師，當他遇到這樣一個理化考試只考<text:span text:style-name="T3">20</text:span>分的同學，應該也能看出他的資質不錯，而不會僅僅用成績去衡量。<text:span text:style-name="T3"><text:s/><text:line-break/><text:line-break/></text:span>我當然不是說韓國瑜是天才，而是說，資質往往不是反映在具體知識上，而是反映在某種直覺與洞見<text:span text:style-name="T3"><text:s/>(insight)</text:span>，也就是說，跨越既有的知識，迅速找出問題、直接掌握問題本質的能力。其實不管是科學家或藝術家或介於兩者之間的哲學家，也許都很需要這樣一種能力。<text:span text:style-name="T3"><text:s/><text:line-break/><text:line-break/></text:span>愛因斯坦有句名言：<text:span text:style-name="T3">"</text:span>想像力比知識更重要！<text:span text:style-name="T3">" </text:span>他還有段話講得也非常好，特別值得那些從事教育的人謹記在心，可別因為珍珠蒙塵而把它當成廢棄物看待，反之，再怎麼閃閃發亮的塑膠珠子，依舊缺乏價值。<text:span text:style-name="T3"><text:s/><text:line-break/><text:line-break/></text:span>愛因斯坦那段話是這麼說的：<text:span text:style-name="T3"><text:s/><text:line-break/><text:line-break/>"The intuitive mind is a sacred gift and the rational mind is a faithful servant. We have created a society that honors the servant and has for-gotten the gift. " (</text:span>直覺式的心靈是上天的恩賜，而理性思維則只不過是它忠實的僕人。然而，我們卻創造了這樣一種社會：把榮耀全歸給僕人，卻遺忘了上蒼的恩賜。<text:span text:style-name="T3">) <text:line-break/><text:line-break/></text:span>我給韓國瑜加分就是這麼來的。他能力有限，知識恐怕更是難以恭維，但他卻有一種迅速找到問題核心的直覺與熱情，因此，把他原本只考<text:span text:style-name="T3">40</text:span>分的考卷，加到<text:span text:style-name="T3">60</text:span>分，並不為過。<text:span text:style-name="T3"><text:s/><text:line-break/><text:line-break/></text:span>市面上很多人很喜歡嘲笑他的無知。所謂無知，就是知識貧乏。但我倒覺得這樣一種評價方式才是腦殘。<text:span text:style-name="T3"><text:s/><text:line-break/><text:line-break/></text:span>英國本地學生想讀劍橋、牛津是很難的，入學難度要遠比外國留學生高上許多。究竟難在哪，我也不是很清楚。但我曾聽一位老師提到過挑選學生的依據，他說：我並不在乎你懂得多少東西，但我在乎的是，你如何看待以及如何處理你有限的既有知識。<text:span text:style-name="T3"><text:s/><text:line-break/><text:line-break/></text:span>這些話其實相當<text:span text:style-name="T3"><text:s/>WITTGENSTEINIAN</text:span>，也許可以用反面的方式來理解就是：比方說，市面上很多人總是很得意自己懂得這個，懂得那個，很喜歡吊書袋，以為這樣很厲害，但你卻根本看不出他<text:span text:style-name="T3"><text:s/>"</text:span>自己<text:span text:style-name="T3">" </text:span>到底有什麼想法，更不用說什麼想像力與直覺了。<text:span text:style-name="T3"><text:s/><text:line-break/><text:line-break/></text:span>一個人，如果只是懂得很多知識卻沒有洞見與直覺，那他有何存在價值可言？我們若只是需要知識，那就直接問<text:span text:style-name="T3">AI</text:span>或上網、上圖書館查資料不就更快更豐富？<text:span text:style-name="T3"><text:s/><text:line-break/><text:line-break/></text:span>知識很容易累積。只要識字，學習眾多知識有何難？但是，知識易得，直覺與想像卻極其罕見，那才是知識與理性的主人，而不是反而讓我們的大腦去成為堆積無數死資料的倉庫。<text:span text:style-name="T3"><text:s/><text:line-break/><text:line-break/></text:span>念國中時，看某一本書上說愛因斯坦很排斥記住知識，連一公尺等於<text:span text:style-name="T3">100</text:span>公分也不知道。這事給我很大的啟發，逢人就常說起。他說，一個東西如果可以查得到，把它記起來做什麼？那就像不會有人每天花時間去背電話號碼簿一樣，就算你整本電話簿都會背，圖書館大搬家，全搬進你的腦子裏，又有何用？毫無意義不是嗎？<text:span text:style-name="T3"><text:s/><text:line-break/><text:line-break/></text:span>韓國瑜的問題並不在於能力或知識上的侷限，而是在於自信不足。一個人，當他自信不足時，就想藏拙，問題是拙是藏不住的。<text:span text:style-name="T3"><text:s/><text:line-break/><text:line-break/></text:span>有個好朋友，大概是我見過的國內醫生之中最聰明的一個。他有個習性跟我有點像：經常對病人說<text:span text:style-name="T3"><text:s/>"</text:span>這個我不懂<text:span text:style-name="T3">"</text:span>，或是當著病人的面翻書找答案。我也經常這樣，讓很多病人往往嚇到，以為遇到一個庸醫，竟然這個不懂，那個也不懂，甚至還當場翻書<text:span text:style-name="T3"><text:s/>"</text:span>苦思<text:span text:style-name="T3">" </text:span>怎麼開藥治療，不像大部份醫生往往一副鐵口直斷、什麼都懂的姿態，而且好像臨床經驗多麼豐富，都不用思考，馬上就有答案，而且總是講得信誓旦旦。<text:span text:style-name="T3"><text:s/><text:line-break/><text:line-break/></text:span>大部份人自然會比較崇拜這樣一種醫生。但是事實上，醫生雖然懂得每一科，內外婦兒眼科皮膚科等等等，什麼都懂一些，但那樣一種認知，全屬皮毛，跟<text:span text:style-name="T3"><text:s/>"</text:span>不懂<text:span text:style-name="T3">" </text:span>其實也沒有多大差別。<text:span text:style-name="T3"><text:s/><text:line-break/><text:line-break/></text:span>即便是自己所屬的醫學專科，也還是一樣會有很多不懂的地方。可是這又何妨？懂多少就說多少，不懂就說不懂，其實根本不需藏拙，因為無拙可藏，我們畢竟不是<text:span text:style-name="T3">AI</text:span>，更不是記憶體，不需要往腦袋塞一堆資料。而且，現在不懂的，日後若有所需，自然也就會懂了，除非你毫無熱情可言，只想混日子。<text:span text:style-name="T3"><text:s/><text:line-break/><text:line-break/></text:span>韓國瑜的另外兩個問題是：<text:span text:style-name="T3"><text:s/><text:line-break/><text:line-break/></text:span>一，他似乎把太多時間花在細部問題上。他真正該花心力的是：朝著他所預見的方向，朝著他的想像與洞見，在根本結構上做出改變。就像當一個導演，不需要懂得每一項技術細節，更不需親力親為；導演只需要依照自己的想像，透過眾人的技術，創造出各種可能。<text:span text:style-name="T3"><text:s/><text:line-break/><text:line-break/></text:span>二，嘴巴太快。想像是好的，但是一個缺乏可行性的想像，無非就是幻想。當一個事情還未成熟時，話語就不該跑在想像力的前面。<text:span text:style-name="T3"><text:s/><text:line-break/><text:line-break/></text:span>我們畢竟也不可能實現每一種想像，理應抓大放小，而不是想到什麼就說什麼。贏得信任很難，失去信任卻很容易。從黨外到現在，大約<text:span text:style-name="T3">38</text:span>年，我之所以還能講上一點話，無非也只是因為在我企圖說對事情之前，我儘可能減少犯錯；儘可能知百說一，儘可能把一說成一，<text:span text:style-name="T3">"</text:span>把是說成是，把不是說成不是<text:span text:style-name="T3">" (</text:span>亞里斯多德語<text:span text:style-name="T3">)</text:span>，很有把握的話才講，錯誤自然就能減少。</text:p>
      <text:p text:style-name="P1"><text:span text:style-name="T1">陳真</text:span><text:s/>  |  2019.05.03 11:37   |   <text:a xlink:type="simple" xlink:href="http://palinfo.habago.org/Entry?Command=Information_PrintForum&amp;iPage=18#FORUM37424"><text:span text:style-name="T2">#</text:span></text:a></text:p>
      <text:p text:style-name="P5">唱點韓流的反調<text:span text:style-name="T3"><text:s/>(</text:span>八<text:span text:style-name="T3">) <text:line-break/><text:line-break/></text:span>陳真<text:span text:style-name="T3"><text:s/>2019. 05. 03. <text:line-break/><text:line-break/><text:line-break/></text:span>平心而論，在我看來，所有打算參選總統的人當中，各方面能力與見識及個性穩定度最好的就是<text:span text:style-name="T3">CIA</text:span>認證的朱立倫，其次是王金平，再來才是韓國瑜。最不適任的就是郭台銘，講話內容非常幼稚，把一套生意經直接複製在一整個社會的發展上，他大概以為台灣等於鴻海總公司，但社會或國家畢竟不是一種私人企業；聽他一直講什麼<text:span text:style-name="T3"><text:s/>AI</text:span>、<text:span text:style-name="T3">AI</text:span>、<text:span text:style-name="T3">AI</text:span>，<text:span text:style-name="T3">AI</text:span>變成救台灣的萬靈丹，想法真是非常粗糙、幼稚。<text:span text:style-name="T3"><text:s/><text:line-break/><text:line-break/></text:span>韓國瑜也許比郭好一些，但是他和郭台銘的差別只是在於郭考<text:span text:style-name="T3">20</text:span>分，韓考了<text:span text:style-name="T3">60</text:span>分，韓知道自己考不好，能力有限，想藏拙，但郭卻以為自己考了<text:span text:style-name="T3">100 </text:span>分，他連自己考幾分都不知道。至於朱，能力方面大概可以打上<text:span text:style-name="T3"><text:s/>85</text:span>分，王金平大約<text:span text:style-name="T3">75</text:span>分。<text:span text:style-name="T3"><text:line-break/><text:line-break/></text:span>相較於朱立倫和王金平，韓確實能力有限。這其實也不是太大的問題，畢竟一個人只要知道自己的能力侷限，就比較不會做出荒唐離譜的事情來。問題不在於一己能力，而是在於班底、團隊。比方說，高雄雖然是台北的十倍大，但也不過就只是台灣的一個城市，但是你看韓國瑜卻累成那個樣子，據說一天只能睡四小時。要是當上總統，豈不是要過勞死？感人確實是很感人，政治人物這麼賣命勤奮的，絕無僅有。一般政治人物，例如綠營那些人渣，通常都很閒，時間只花在喬利益、喬人事、搞分贓、爭派系以及各種花天酒地。<text:span text:style-name="T3"><text:s/><text:line-break/><text:line-break/></text:span>不過，韓國瑜的賣命，也許也突顯出他是否有識人之能及用人的能力問題？你看，整個中國大陸是台灣乃至高雄的幾百幾千倍大，而且又得和全世界兩百個國家周旋、打交道、搞鬥爭，人家習近平有沒有累成那樣子？這也看出，人與人之間，確實有某種行政能力上的落差。勤勞很好，但勤卻不一定能補拙。<text:span text:style-name="T3"><text:s/><text:line-break/><text:line-break/></text:span>我從小當班長，非常苦惱，沒有一次是自己出來競選，每次都是老師欽點，或是同學們直接黃袍加身，但我明知道自己不是當班長的料，因為我並不想管理他人，對事務細節之處理亦缺乏興趣與能力。我在想，韓國瑜這麼扭扭捏捏愛選不選的，是不是也是因為意識到自己能力上的問題以及缺乏強大班底？要不然我真是搞不懂怎麼會有人這麼婆婆媽媽？老是說什麼要考慮高雄人的感受。他這麼扭捏，愛選不選每天打啞謎，折騰幾個月，就不用考慮整個台灣人的感受嗎？<text:span text:style-name="T3"><text:s/><text:line-break/><text:line-break/></text:span>再說，高雄人若真的會在意，會因為你是被動徵召或被動參與民調就不在意你去選總統嗎？況且，哪有多少高雄人會強烈反對你參選總統？聽起來就是推託之詞。說不定就是因為自信不足，用人無能。你看，他身邊就有個一流行政人才楊秋興，但兩人卻一開始就搞得關係有點僵。對於人才，你就要充份授權啊，而不是好像每件事都得自己來做才放心。我聽說自己也有這毛病，因為我看別人做事總是覺得做得很爛很慢，我自己做才滿意，做得又快又好。但是，這樣的話，我很快就會過勞死。<text:span text:style-name="T3"><text:s/><text:line-break/><text:line-break/></text:span>現在好不容易扭扭捏捏地同意被動加入民調，但是卻又揚言不參與辯論或政見發表，理由是說身份上會很尷尬，必須考慮高雄人的感受，又來了！又是高雄人的感受！這其實就更加說不通了。既然都同意要參與民調了，每個人總得對大家說說自己的抱負吧。<text:span text:style-name="T3"><text:s/><text:line-break/><text:line-break/></text:span>我那天在鳳山的黃袍加身大會上看到有人在賣一種<text:span text:style-name="T3"><text:s/>T</text:span>恤，我覺得顏色不錯看，原本想買，做為紀念，但是看到衣服背後寫著<text:span text:style-name="T3"><text:s/>"</text:span>韓粉<text:span text:style-name="T3">" </text:span>二字，我就猶豫了，因為我其實不是韓粉。我喜歡吃米粉，但我什麼粉也不是，只是我手寫我心。<text:span text:style-name="T3"><text:s/><text:line-break/><text:line-break/></text:span>毫無疑問，卡韓力道鋪天蓋地而來。但我想，韓自己卡自己，恐怕更是個問題。韓粉們要幫韓發聲，也該幫一個願意主動表態與爭取的韓國瑜，而不是像在勸嫁一樣，苦口婆心勸一個黃花大閨女出嫁，那真的是很奇怪。要嫁不嫁得自己拿定個主意啊，然後該跑什麼流程就跑，不要說連發表個政見或辯論幾句也不要。我還真沒見過這麼婆婆媽媽不乾不脆的<text:span text:style-name="T3"><text:s/>"</text:span>令狐沖<text:span text:style-name="T3">"</text:span>。<text:span text:style-name="T3"><text:s/><text:line-break/><text:line-break/></text:span>要是自己真的拿捏不定，何不就乾脆韜光養晦別選了，八年後再來，然後就好好輔選比方說王金平或朱立倫就行。至於郭台銘，我是覺得請他不妨跟我看齊，專心做好家長就行，想當總統真是有點小孩玩大車，太不切實際。</text:p>
      <text:p text:style-name="P1"><text:span text:style-name="T1">陳真</text:span><text:s/>  |  2019.05.03 02:34   |   <text:a xlink:type="simple" xlink:href="http://palinfo.habago.org/Entry?Command=Information_PrintForum&amp;iPage=18#FORUM37423"><text:span text:style-name="T2">#</text:span></text:a></text:p>
      <text:p text:style-name="P2">針對某個人說事，也許很瑣碎，不過，我想我的想法一定極少人認同，因為此一稀少，瑣碎的東西也許也將因此而有了點意義。這點意義當然不是政治的，而是美學的，因之也非屬公眾，而是純粹主觀。<text:span text:style-name="T3"><text:s/><text:line-break/><text:line-break/></text:span>沒有比主觀更絕對的事物了，因其僅存於方寸之間。如果你的感受或看法也剛好跟我一樣，那也許意味著人與人之間心靈的某種相近性。<text:span text:style-name="T3"><text:s/><text:line-break/><text:line-break/></text:span>平常有時打開電視，看到一些名人偶像之類，通常是歌星明星，總覺得很訝異，天啊，這樣的氣質，居然也會有人崇拜仰慕，真是很難以置信。這就跟任何人文的東西一樣，明明爛到爆的東西，居然也會有人熱愛，真難想像。<text:span text:style-name="T3"><text:s/><text:line-break/><text:line-break/></text:span>我的訝異，指的是很極端的一種落差，但我不敢舉實例，因為我並不是很想傷害朋友或讀者們的心。比方說一些台灣歌星或明星，真的是裏裏外外一無是處，爛到爆，庸俗醜陋低能到極點，但這樣一些人卻竟然是大眾的偶像，萬人迷！真不可思議。<text:span text:style-name="T3"><text:s/><text:line-break/><text:line-break/></text:span>我要講的郭董，完全不在我所說的極端例子裏頭。事實上，我對他個人其實還算頗有好感，我自然也能想像為什麼那麼多人佩服他或仰慕他，畢竟成敗論英雄，人家有幾千億，你有嗎？人家有十一個零，我頂多只有五到六個零的實力。<text:span text:style-name="T3"><text:s/><text:line-break/><text:line-break/></text:span>話雖如此，但我每次看到郭董，心裏對他確實常有一份同情，我見猶憐，感覺就是個充滿根本不必要之自卑感的小人物，很沒自信。<text:span text:style-name="T3"><text:s/><text:line-break/><text:line-break/></text:span>剛剛吃晚餐，在電視上看到他，看到他去白宮找川普，在白宮面前拍照留念，接受台灣媒體訪問，一副雄糾糾氣昂昂的神色。對著記者說：<text:span text:style-name="T3">"</text:span>我進白宮，全程戴著中華民國國旗，這會沒有尊嚴嗎？你叫民進黨任何人來戴，戴一頂帽子進去看看<text:span text:style-name="T3">"</text:span>。並表示自己<text:span text:style-name="T3"><text:s/>"</text:span>此行真的是最高禮遇，走到了橢圓形辦公室，你告訴我哪個民進黨官員有辦法做到？<text:span text:style-name="T3">" <text:line-break/><text:line-break/></text:span>然後聽說郭董還出示<text:span text:style-name="T3"><text:s/>"</text:span>戰利品<text:span text:style-name="T3">" </text:span>炫耀，是川普當下送他的一個茶杯墊。最後郭台銘指出，<text:span text:style-name="T3">"</text:span>台灣領導人必須要了解全世界，因為台灣本身市場太小，若沒辦法走到全世界，格局只有台灣是不夠的<text:span text:style-name="T3">"</text:span>。<text:span text:style-name="T3"><text:s/><text:line-break/><text:line-break/></text:span>我平常去餐廳吃飯，也常撿一堆茶杯墊回來繼續使用，抽屜裏就有幾十個茶杯墊。哪天朋友們如果來我家玩，我也很樂意簽名相送。目前使用的這一個已經用了<text:span text:style-name="T3">20</text:span>年，是一小塊厚紙板做的，學姊嫌髒，常威脅說要把它丟到垃圾桶，但我其實一直保存得很乾淨。那是大約<text:span text:style-name="T3">1999</text:span>年時，劍橋學生會發起的一個<text:span text:style-name="T3"><text:s/>"</text:span>反高學費<text:span text:style-name="T3">" </text:span>抗議活動的小道具，上頭寫著：<text:span text:style-name="T3">"Admission Impossible"</text:span>，不是阿湯哥的<text:span text:style-name="T3"><text:s/>"</text:span>不可能的任務<text:span text:style-name="T3">" </text:span>哦，而是<text:span text:style-name="T3"><text:s/>"</text:span>不可能入學<text:span text:style-name="T3">"</text:span>，因為學費太高了。我覺得口號取得不錯，就把它拿來當茶杯墊。<text:span text:style-name="T3"><text:s/><text:line-break/><text:line-break/></text:span>我不知道該怎麼用敦厚卻又能傳神的句子寫出我對郭董的感覺與憐憫。你一定會以為我所謂的憐憫只是一種誇大用法，但其實不是。老實說，當我看到這新聞畫面時，心裏沉甸甸的，起了點惆悵，感覺人啊生命的，真的很可悲。憐憫郭董的同時，當然也包括憐憫我自己，在某個意義上，也許誰都不例外。我若是他的家人，一定會跟他說，<text:span text:style-name="T3">"</text:span>回家吧，別自我做賤了<text:span text:style-name="T3">"</text:span>。<text:span text:style-name="T3"><text:s/><text:line-break/><text:line-break/></text:span>大學念書時，常在各種筆記本的內頁寫下沈從文的一句話：<text:span text:style-name="T3">"</text:span>人生可憫<text:span text:style-name="T3">"</text:span>。這話深深打動我，成為我一生的座右銘。不過，我在此倒不是要講述這樣一個深沉的意義，而只是想說一點很通俗很形而下的東西。<text:span text:style-name="T3"><text:s/><text:line-break/><text:line-break/></text:span>晚餐時，看著電視上得意洋洋的郭董，我當下就跟學姊說：任何人，絕不會因為他擁有多少財富或權力而能使得他的氣質、氣度或心胸眼界有所提昇。郭董就是一個例子。每次看他講話或是和誰碰面，總是有一種不忍卒睹的感覺，很窩囊的感覺，讓人不忍心看。財富或地位與權力，顯然不可能改變一個人的基本性質。<text:span text:style-name="T3"><text:s/><text:line-break/><text:line-break/></text:span>人類社會根據某種現實需要，創造了衡量身價的各種指標，大多數人接受了這一套，把自己當成股票，一會兒漲一會兒跌，行情高高低低很不穩定。依照這類指標，我應該是屬於地雷股，基本面不佳，一路走長空，一路跌，乏人問津，應該很快就會下市。但有一點始終不變的是：面對這個世界，我總是夾著尾巴做人，但我從不害怕。</text:p>
      <text:p text:style-name="P1"><text:span text:style-name="T1">陳真</text:span><text:s/>  |  2019.05.03 00:53   |   <text:a xlink:type="simple" xlink:href="http://palinfo.habago.org/Entry?Command=Information_PrintForum&amp;iPage=18#FORUM37422"><text:span text:style-name="T2">#</text:span></text:a></text:p>
      <text:p text:style-name="P5">看吧！對於政治人物講的話，如果要當真看待，恐怕會<text:span text:style-name="T3"><text:s/>"</text:span>精神分裂<text:span text:style-name="T3">"</text:span>。<text:span text:style-name="T3"><text:s/><text:line-break/><text:line-break/></text:span>陳真<text:span text:style-name="T3"><text:s/>2019. 05. 02. <text:line-break/><text:line-break/>=============== <text:line-break/></text:span>宋楚瑜：我從沒講過「一國兩制」<text:span text:style-name="T3"><text:s/><text:line-break/><text:line-break/><text:line-break/></text:span>三立新聞網<text:span text:style-name="T3"><text:s/><text:line-break/><text:line-break/>2019</text:span>年<text:span text:style-name="T3">5</text:span>月<text:span text:style-name="T3">2</text:span>日<text:span text:style-name="T3"><text:s/><text:line-break/><text:line-break/></text:span>記者張之謙／台北報導<text:span text:style-name="T3"><text:s/><text:line-break/><text:line-break/></text:span>親民黨主席宋楚瑜近日率團赴中國粵港澳大灣區參訪，在接受中國官媒專訪時表示，「親民黨一向認同兩岸一中、反對『台獨』，主張用交流溝通的方法讓彼此更多了解」，強調親民黨的態度明確，就是堅持「兩岸一中」，還說台灣就是中國的一部分。說法一出引發爭議，被外界認為支持一國兩制，不但遭到輿論撻伐，連黨內人士都不盡認同，相繼去職。對此，宋楚瑜今（<text:span text:style-name="T3">2</text:span>）日親自出面說明，強調一切都是移花接木，他從來沒講過「一國兩制」這四個字。<text:span text:style-name="T3"><text:s/><text:line-break/><text:line-break/></text:span>宋楚瑜批評，這都是移花接木，大陸也有移花接木，這是兩岸雙方過去喜歡用的手法，但是這對台灣一點好處都沒有，他希望大家可以了解，雙方因為言語的誤解來移花接木，對兩岸的關係一點好處都沒有。<text:span text:style-name="T3"><text:s/><text:line-break/><text:line-break/></text:span>宋楚瑜重申，他堅持台灣自由民主的價值，維護目前自由民主生活的方式，保護中華民國的立場，從來沒有動搖過；堅持台灣人民當家作主，更是從<text:span text:style-name="T3">2000</text:span>年參選總統以來，從來沒有改變過的立場，絕對不妥協，也絕對不同意以香港模式定位兩岸關係。</text:p>
      <text:p text:style-name="P1"><text:span text:style-name="T1">陳真</text:span><text:s/>  |  2019.05.02 11:45   |   <text:a xlink:type="simple" xlink:href="http://palinfo.habago.org/Entry?Command=Information_PrintForum&amp;iPage=18#FORUM37421"><text:span text:style-name="T2">#</text:span></text:a></text:p>
      <text:p text:style-name="P2">阳阳，<text:span text:style-name="T3"><text:s/><text:line-break/><text:line-break/></text:span>你要這麼說，我也不能說錯。不過，一個人如果做了一輩子壞事，每天翻來覆去永遠講不一樣的話，假了一千次之後，你很難相信這一次是真的。月有陰晴圓缺，初一十五不一樣，但政客變化得更快，早上下午不一樣，人前人後不一樣。<text:span text:style-name="T3"><text:s/><text:line-break/><text:line-break/></text:span>特別是現在是選舉季節，<text:span text:style-name="T3">"</text:span>宋盼仔<text:span text:style-name="T3">"(</text:span>宋楚瑜在台的綽號。盼仔是騙子之意<text:span text:style-name="T3">)</text:span>是選舉動物，這時節跑出來覓食是可理解的。<text:span text:style-name="T3"><text:s/><text:line-break/><text:line-break/></text:span>況且，他在大陸說一套，回台灣就又否認了不是嗎？很多人渣黨或國民黨人都是這樣，去到大陸時，私下都是喊祖國、說咱中國人，回到台灣就說獨立萬歲、台灣主權不容侵犯或台灣人不是中國人之類。<text:span text:style-name="T3"><text:s/><text:line-break/><text:line-break/></text:span>統獨就像一種政治提款機。你到<text:span text:style-name="T3">ATM</text:span>機器面前領錢時不是都要先輸入帳號密碼嗎，去大陸就輸入九二共識、一個中國，回到台灣就輸入主權獨立。提款密碼不一樣。政客的現實感都非常好，但一般人卻傻傻的，還真以為這島上有什麼台獨志士。有是當然有，但頂多一個巴掌五根手指頭就能數完，其它都是看場合說話。不過就是個通關密碼嘛，能領到錢最重要。</text:p>
      <text:p text:style-name="P1"><text:span text:style-name="T1">欧阳阳</text:span><text:s/>  |  2019.05.02 07:42   |   <text:a xlink:type="simple" xlink:href="http://palinfo.habago.org/Entry?Command=Information_PrintForum&amp;iPage=18#FORUM37420"><text:span text:style-name="T2">#</text:span></text:a></text:p>
      <text:p text:style-name="P3"><text:span text:style-name="T3"><text:line-break/></text:span><text:span text:style-name="T1">宋楚瑜已经</text:span><text:span text:style-name="T3">77</text:span>岁了，他能够在晚年道出一些<text:span text:style-name="T3">“</text:span><text:span text:style-name="T1">真实</text:span><text:span text:style-name="T3">”</text:span><text:span text:style-name="T1">，</text:span>终归还是有意义的。<text:span text:style-name="T3"><text:s/><text:line-break/></text:span><text:span text:style-name="T1">普通大众的思</text:span>维大多时候都处于被社会舆论引导的状态，缺乏独立思考能力，所以台湾有太多的黃珊珊们，他们长期处于政客媒体舆论灌输给他们的<text:span text:style-name="T3">“</text:span><text:span text:style-name="T1">政治正确</text:span><text:span text:style-name="T3">”</text:span><text:span text:style-name="T1">之中。</text:span><text:span text:style-name="T3"><text:s/><text:line-break/><text:line-break/></text:span><text:span text:style-name="T1">宋楚瑜的</text:span>话就像黑暗里的一缕阳光，会在台湾人民心中激起一些波澜，引出一些反思。<text:span text:style-name="T3"><text:s/><text:line-break/><text:line-break/></text:span><text:span text:style-name="T1">当年的台湾党外活动的时候，不也是用一些</text:span><text:span text:style-name="T3">“</text:span><text:span text:style-name="T1">真实</text:span><text:span text:style-name="T3">”</text:span><text:span text:style-name="T1">在普通大众的</text:span><text:span text:style-name="T3">“</text:span><text:span text:style-name="T1">政治正确</text:span><text:span text:style-name="T3">”</text:span><text:span text:style-name="T1">之中</text:span>带去一缕阳光？<text:span text:style-name="T3"><text:s/><text:line-break/><text:line-break/></text:span><text:span text:style-name="T1">一个人在不同的时期会做不同的事情，我</text:span>认为可以分开来评价。<text:span text:style-name="T3"><text:s/><text:line-break/><text:line-break/></text:span><text:span text:style-name="T1">我相信，一个原本善良的有可能做坏事，一个原本不那么善良的人也有可能做好事。</text:span></text:p>
      <text:p text:style-name="P1"><text:span text:style-name="T1">陳真</text:span><text:s/>  |  2019.05.01 20:38   |   <text:a xlink:type="simple" xlink:href="http://palinfo.habago.org/Entry?Command=Information_PrintForum&amp;iPage=18#FORUM37419"><text:span text:style-name="T2">#</text:span></text:a></text:p>
      <text:p text:style-name="P2">宋楚瑜去大陸說他支持一國兩制，大陸聽了好開心。其實，這個人，就跟人渣黨一樣，不管他講什麼，就當成放屁就好，無法當真。他要的只是私人權力，誰給他權力，你要他支持什麼都行。<text:span text:style-name="T3"><text:s/><text:line-break/><text:line-break/></text:span>蔣家年代，宋楚瑜是最惡質無恥最下流的東廠打手，心眼很壞，很陰，外號<text:span text:style-name="T3"><text:s/>"</text:span>大內高手<text:span text:style-name="T3">"</text:span>。蔣家垮了，來到老賊李登輝及人渣黨的年代，他竟然又搖身一變，成為另一種顏色的支持者；只要誰給他權力，他就幫誰吹喇叭，幫誰打擊異己，相當無恥的一個人。大陸跟這樣一個人打交道，只是浪費時間。<text:span text:style-name="T3"><text:s/><text:line-break/><text:line-break/></text:span>不過，我要講的不是他，而是某種甚囂塵上、很奇怪的說法。例如底下這一位親民黨的立委<text:span text:style-name="T3"><text:s/>(</text:span>？<text:span text:style-name="T3">)</text:span>黃珊珊，甚至連韓國瑜也一樣，都是在鬼扯。當然，韓國瑜言詞比較狡滑，總喜歡加上一個時間軸，亦即<text:span text:style-name="T3">"</text:span>現在<text:span text:style-name="T3">"</text:span>，例如他說，<text:span text:style-name="T3">"</text:span>現在大多數台灣人不能接受一國兩制<text:span text:style-name="T3">"</text:span>。現在是指的幾點幾分到幾點幾分？很籠統，很曖昧，怎麼說怎麼對。像我<text:span text:style-name="T3"><text:s/>"</text:span>現在<text:span text:style-name="T3">" </text:span>就不想吃飯，但是等一下就不好說了，餓到十一點下班後，我應該能吃上一大碗泡麵，裏面肯定還會加上一顆蛋。<text:span text:style-name="T3"><text:s/><text:line-break/><text:line-break/></text:span>比較奇怪的是像黃珊珊這類甚囂塵上的傲慢說法，把某種見仁見智的政治見解，講得好像什麼天經地義的絕對道德原則似的。例如她說：<text:span text:style-name="T3"><text:s/><text:line-break/><text:line-break/></text:span>「再說一次，台灣人民既然不可能放棄台灣的民主自由與生活方式，任何想破壞現狀或將台灣社會拉回威權體制走回頭路的人或事，每一個台灣人都會拚命捍衛自己享有的民主與自由，包括我和你！我不會支持一國兩制，更不可能放棄台灣自己的主權！」<text:span text:style-name="T3"><text:s/><text:line-break/><text:line-break/></text:span>她要支持什麼反對什麼是她一個人的事，卻偏要把大家拉進來，什麼<text:span text:style-name="T3"><text:s/>"</text:span>每一個台灣人都會拼命捍衛自己享有的<text:span text:style-name="T3">" </text:span>什麼<text:span text:style-name="T3"><text:s/>"</text:span>民主自由<text:span text:style-name="T3">"</text:span>。實在有夠腦殘。但是，不可能<text:span text:style-name="T3"><text:s/>"</text:span>每一個台灣人<text:span text:style-name="T3">" </text:span>都這麼腦殘吧？<text:span text:style-name="T3"><text:s/><text:line-break/><text:line-break/></text:span>我並非要譴責，而是確實由衷感到不可思議，為什麼人會這麼<text:span text:style-name="T3"><text:s/>"</text:span>單純<text:span text:style-name="T3">"</text:span>？竟然會有這樣一種奇怪的思惟，竟然以為<text:span text:style-name="T3">"</text:span>每一個人<text:span text:style-name="T3">" </text:span>都跟自己一樣。<text:span text:style-name="T3"><text:s/><text:line-break/><text:line-break/></text:span>我能理解官方文件或官方說法往往會以這樣一種全稱式的說法來談事情，但是，如果竟然有人真心以為<text:span text:style-name="T3"><text:s/>"</text:span>每一個人<text:span text:style-name="T3">" </text:span>都跟自己一樣，那他真的是頭殼壞去了。<text:span text:style-name="T3"><text:s/><text:line-break/><text:line-break/></text:span>台灣戒嚴時期也曾經有過民調，比方說當年我們幾個人冒著戒嚴令下<text:span text:style-name="T3"><text:s/>"</text:span>唯一死刑<text:span text:style-name="T3">" </text:span>的危險，反對長達<text:span text:style-name="T3">38</text:span>年的戒嚴令時，國民黨也曾發佈民調，<text:span text:style-name="T3">"</text:span>證明<text:span text:style-name="T3">" </text:span>戒嚴是台灣人所支持的，<text:span text:style-name="T3">"</text:span>不容少數陰謀野心份子挑撥，企圖危害國家安全<text:span text:style-name="T3">"</text:span>。<text:span text:style-name="T3"><text:s/><text:line-break/><text:line-break/></text:span>那些<text:span text:style-name="T3"><text:s/>"</text:span>民調<text:span text:style-name="T3">"</text:span>，確實高達百分之九十九以上的人都支持戒嚴、讚美戒嚴，但也還不至於百分之百。當時就連蔣家也不好意思說<text:span text:style-name="T3"><text:s/>"</text:span>每一個台灣人<text:span text:style-name="T3">" </text:span>都如何如何，依舊承認仍然有<text:span text:style-name="T3"><text:s/>"</text:span>少數害群之馬<text:span text:style-name="T3">" </text:span>或<text:span text:style-name="T3"><text:s/>"</text:span>少數陰謀份子<text:span text:style-name="T3">"</text:span>，或<text:span text:style-name="T3"><text:s/>"</text:span>少數共匪的同路人<text:span text:style-name="T3">" </text:span>企圖如何如何。<text:span text:style-name="T3"><text:s/><text:line-break/><text:line-break/></text:span>大家懂我的意思吧？一個人究竟是要腦殘到什麼地步，才會真心把某種政治見解當成一種無可懷疑的先驗道德原則，進而以為<text:span text:style-name="T3">"</text:span>每一個人<text:span text:style-name="T3">" </text:span>都跟他一樣<text:span text:style-name="T3">(</text:span>腦殘<text:span text:style-name="T3">)</text:span>。當然，她這樣講，也有可能不是真心，例如韓國瑜我相信他絕非真心反對一國兩制，因為那根本說不通。他應該不至於那麼笨才對。<text:span text:style-name="T3"><text:s/><text:line-break/><text:line-break/></text:span>九二共識若不是一國兩制，便是一國一制，因為它的基本意涵就是一國，一國指的就是一個中國。不管是中華民國或中華人民共和國，統統屬於一個中國的政治架構，<text:span text:style-name="T3">"</text:span>現在<text:span text:style-name="T3">" </text:span>無法統而為一，但是目標就是要統，只是不是<text:span text:style-name="T3">"</text:span>現在<text:span text:style-name="T3">"</text:span>。也許明天，也許後年，也許五年八年，終究還是要往統一的方向走，那就是所謂九二共識一中各表。也就是說，一中是不變的，但<text:span text:style-name="T3">"</text:span>現在<text:span text:style-name="T3">" </text:span>還沒統，所以讓你各表。不管你怎麼表，都不能脫離一中的基本架構。<text:span text:style-name="T3"><text:s/><text:line-break/><text:line-break/></text:span>國民黨到底支不支持一中<text:span text:style-name="T3">(</text:span>亦即九二共識<text:span text:style-name="T3">)</text:span>，這話得講清楚。<text:span text:style-name="T3">"</text:span>現在<text:span text:style-name="T3">" </text:span>可以故意講不清，終究你還是得講清楚，因為世界不可能等你，時間也不會停止流動，不可能有無窮無盡的<text:span text:style-name="T3">"</text:span>現在<text:span text:style-name="T3">" </text:span>供你揮霍，讓你欺騙，好佔對岸便宜。<text:span text:style-name="T3"><text:s/><text:line-break/><text:line-break/></text:span>我<text:span text:style-name="T3"><text:s/>"</text:span>現在<text:span text:style-name="T3">" </text:span>不想吃東西，但學姊從剛剛七點就已經要我表態了，問我等一下下班到底是要吃什麼？花枝要不要先退冰？家裏沒有雞蛋了，若要加蛋，等一下下班得自己先去超市買菜再回家。面對學姐的逼問，我不可能一直回答<text:span text:style-name="T3"><text:s/>"</text:span>現在<text:span text:style-name="T3">" </text:span>不想吃，我總得為終究會到來的<text:span text:style-name="T3"><text:s/>"</text:span>未來<text:span text:style-name="T3">" </text:span>明確表態我到底晚餐是要吃什麼。<text:span text:style-name="T3"><text:s/><text:line-break/><text:line-break/></text:span>九二共識也一樣，要不要支持，早晚得清楚表態。若是支持，那麼，<text:span text:style-name="T3">"</text:span>一國<text:span text:style-name="T3">" </text:span>是一定要的，差別只是在於到底是要一制或兩制；如果不支持，那當然就是得宣佈獨立。只有這些選項。從半個多世紀前每天高喊的<text:span text:style-name="T3"><text:s/>"</text:span>反攻大陸解救同胞<text:span text:style-name="T3">"</text:span>，接著是<text:span text:style-name="T3"><text:s/>"</text:span>三民主義統一中國<text:span text:style-name="T3">"</text:span>，接著是<text:span text:style-name="T3">"</text:span>獨立建國<text:span text:style-name="T3">"</text:span>，其實都是一個騙字。<text:span text:style-name="T3">"</text:span>過去<text:span text:style-name="T3">" </text:span>可以騙，<text:span text:style-name="T3">"</text:span>現在<text:span text:style-name="T3">" </text:span>勉強還能騙，但不可能一直騙到天荒地老。<text:span text:style-name="T3"><text:s/><text:line-break/><text:line-break/></text:span>陳真<text:span text:style-name="T3"><text:s/>2019. 05. 01. <text:line-break/><text:line-break/>============== <text:line-break/></text:span>宋楚瑜發言惹議<text:span text:style-name="T3"><text:s/></text:span>黃珊珊怒辭文宣部主任<text:span text:style-name="T3"><text:s/><text:line-break/><text:line-break/>2019-05-01 <text:line-break/><text:line-break/></text:span>聯合報<text:span text:style-name="T3"><text:s/></text:span>記者陳熙文、邱瓊玉、張世杰／台北報導<text:span text:style-name="T3"><text:s/><text:line-break/><text:line-break/></text:span>對於新華社報導親民黨主席、總統府資政的宋楚瑜接受專訪時表示，台灣是中國的一部分，追求統一是兩岸共同責任，而且同意「一國兩制台灣方案」。親民黨昨天上午發出新聞稿解釋，稱部分媒體偏離事實，並強調宋楚瑜贊成的是「探索方案」；不過親民黨文宣部主任、台北市議員黃珊珊下午則在臉書發文，表示此事她未參與也無從說明，宣布請辭文宣部主任。<text:span text:style-name="T3"><text:s/><text:line-break/><text:line-break/></text:span>圖／取自黃珊珊臉書<text:span text:style-name="T3"><text:s/><text:line-break/><text:line-break/></text:span>黃珊珊隨後另發一文，內容是：「再說一次，台灣人民既然不可能放棄台灣的民主自由與生活方式，任何想破壞現狀或將台灣社會拉回威權體制走回頭路的人或事，每一個台灣人都會拚命捍衛自己享有的民主與自由，包括我和你！我不會支持一國兩制，更不可能放棄台灣自己的主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